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 Test" svg:font-family="'Awami Nastaliq Alpha Te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Alpha Test" fo:font-size="22pt" officeooo:rsid="000d1e9b" officeooo:paragraph-rsid="000d1e9b" style:font-size-asian="22pt" style:font-name-complex="Awami Nastaliq Alpha Test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ؤساں</text:p>
      <text:p text:style-name="P1">آؤسو</text:p>
      <text:p text:style-name="P1">آؤسِن</text:p>
      <text:p text:style-name="P1">آؤسی</text:p>
      <text:p text:style-name="P1">آؤسیں</text:p>
      <text:p text:style-name="P1">آؤُں</text:p>
      <text:p text:style-name="P1">آئن</text:p>
      <text:p text:style-name="P1">آئندہ</text:p>
      <text:p text:style-name="P1">آئِنٚدہ</text:p>
      <text:p text:style-name="P1">آئی</text:p>
      <text:p text:style-name="P1">آئیتیں</text:p>
      <text:p text:style-name="P1">آئین</text:p>
      <text:p text:style-name="P1">آئینٚدہ</text:p>
      <text:p text:style-name="P1"><text:soft-page-break/>آئیں</text:p>
      <text:p text:style-name="P1">آئے</text:p>
      <text:p text:style-name="P1">آباد</text:p>
      <text:p text:style-name="P1">آبادی</text:p>
      <text:p text:style-name="P1">آباواجداد</text:p>
      <text:p text:style-name="P1">آبِ</text:p>
      <text:p text:style-name="P1">آبِانٚگُور</text:p>
      <text:p text:style-name="P1">آبِاَنٚگُور</text:p>
      <text:p text:style-name="P1">آبِحیات</text:p>
      <text:p text:style-name="P1">آبِ​حیات</text:p>
      <text:p text:style-name="P1">آبِ‎انٚگُور</text:p>
      <text:p text:style-name="P1">آبِ﻿انَگور</text:p>
      <text:p text:style-name="P1">آبِ﻿انٚگُور</text:p>
      <text:p text:style-name="P1">آبِ﻿اَنٚگور</text:p>
      <text:p text:style-name="P1">آبِ﻿اَنٚگُور</text:p>
      <text:p text:style-name="P1"><text:soft-page-break/>آتِشدان</text:p>
      <text:p text:style-name="P1">آتھر</text:p>
      <text:p text:style-name="P1">آجڑِئیں</text:p>
      <text:p text:style-name="P1">آجڑی</text:p>
      <text:p text:style-name="P1">آحاز</text:p>
      <text:p text:style-name="P1">آخر</text:p>
      <text:p text:style-name="P1">آخرت</text:p>
      <text:p text:style-name="P1">آخرکار</text:p>
      <text:p text:style-name="P1">آخری</text:p>
      <text:p text:style-name="P1">آخِر</text:p>
      <text:p text:style-name="P1">آخِرکار</text:p>
      <text:p text:style-name="P1">آدم</text:p>
      <text:p text:style-name="P1">آدمؑ</text:p>
      <text:p text:style-name="P1">آدمِئیں</text:p>
      <text:p text:style-name="P1">آدمِیاں</text:p>
      <text:p text:style-name="P1"><text:soft-page-break/>آدمی</text:p>
      <text:p text:style-name="P1">آدمیں</text:p>
      <text:p text:style-name="P1">آدِھل</text:p>
      <text:p text:style-name="P1">آدھی</text:p>
      <text:p text:style-name="P1">آدی</text:p>
      <text:p text:style-name="P1">آرام</text:p>
      <text:p text:style-name="P1">آرامی</text:p>
      <text:p text:style-name="P1">آرد</text:p>
      <text:p text:style-name="P1">آرزُو</text:p>
      <text:p text:style-name="P1">آزاد</text:p>
      <text:p text:style-name="P1">آزادی</text:p>
      <text:p text:style-name="P1">آزمائشیں</text:p>
      <text:p text:style-name="P1">آزمائے</text:p>
      <text:p text:style-name="P1">آزماوَݨ</text:p>
      <text:p text:style-name="P1">آزمایا</text:p>
      <text:p text:style-name="P1"><text:soft-page-break/>آس</text:p>
      <text:p text:style-name="P1">آسا</text:p>
      <text:p text:style-name="P1">آسان</text:p>
      <text:p text:style-name="P1">آسانی</text:p>
      <text:p text:style-name="P1">آسمان</text:p>
      <text:p text:style-name="P1">آسناتھ</text:p>
      <text:p text:style-name="P1">آسیہ</text:p>
      <text:p text:style-name="P1">آسیہدے</text:p>
      <text:p text:style-name="P1">آسیہکنُوں</text:p>
      <text:p text:style-name="P1">آسے</text:p>
      <text:p text:style-name="P1">آسےپاسے</text:p>
      <text:p text:style-name="P1">آسے﻿پاسے</text:p>
      <text:p text:style-name="P1">آشر</text:p>
      <text:p text:style-name="P1">آشنا</text:p>
      <text:p text:style-name="P1">آغاب</text:p>
      <text:p text:style-name="P1"><text:soft-page-break/>آغاز</text:p>
      <text:p text:style-name="P1">آفت</text:p>
      <text:p text:style-name="P1">آفتاں</text:p>
      <text:p text:style-name="P1">آفتیں</text:p>
      <text:p text:style-name="P1">آفیسر</text:p>
      <text:p text:style-name="P1">آقا</text:p>
      <text:p text:style-name="P1">آلاَولاد</text:p>
      <text:p text:style-name="P1">آلِابراہیمؑ</text:p>
      <text:p text:style-name="P1">آلِداؤُدؑ</text:p>
      <text:p text:style-name="P1">آلھڑیں</text:p>
      <text:p text:style-name="P1">آلھݨاں</text:p>
      <text:p text:style-name="P1">آلھݨے</text:p>
      <text:p text:style-name="P1">آل​اولاد</text:p>
      <text:p text:style-name="P1">آل‎اولاد</text:p>
      <text:p text:style-name="P1">آل‎اَولاد</text:p>
      <text:p text:style-name="P1"><text:soft-page-break/>آل﻿اَولاد</text:p>
      <text:p text:style-name="P1">آمادہ</text:p>
      <text:p text:style-name="P1">آمد</text:p>
      <text:p text:style-name="P1">آمدن</text:p>
      <text:p text:style-name="P1">آمدِثانی</text:p>
      <text:p text:style-name="P1">آمدݨی</text:p>
      <text:p text:style-name="P1">آمون</text:p>
      <text:p text:style-name="P1">آمِین</text:p>
      <text:p text:style-name="P1">آمݨا​سامݨا</text:p>
      <text:p text:style-name="P1">آمݨے</text:p>
      <text:p text:style-name="P1">آمݨےسامݨے</text:p>
      <text:p text:style-name="P1">آمݨے﻿سامݨے</text:p>
      <text:p text:style-name="P1">آن</text:p>
      <text:p text:style-name="P1">آناہے</text:p>
      <text:p text:style-name="P1">آنو</text:p>
      <text:p text:style-name="P1"><text:soft-page-break/>آنَݨ</text:p>
      <text:p text:style-name="P1">آنِن</text:p>
      <text:p text:style-name="P1">آنِیں</text:p>
      <text:p text:style-name="P1">آنٚدا</text:p>
      <text:p text:style-name="P1">آنٚدراں</text:p>
      <text:p text:style-name="P1">آنٚدریں</text:p>
      <text:p text:style-name="P1">آنٚدونے</text:p>
      <text:p text:style-name="P1">آنٚدُس</text:p>
      <text:p text:style-name="P1">آنٚدی</text:p>
      <text:p text:style-name="P1">آنیا</text:p>
      <text:p text:style-name="P1">آنے</text:p>
      <text:p text:style-name="P1">آو</text:p>
      <text:p text:style-name="P1">آوارہ</text:p>
      <text:p text:style-name="P1">آواز</text:p>
      <text:p text:style-name="P1">آوازاں</text:p>
      <text:p text:style-name="P1"><text:soft-page-break/>آواں</text:p>
      <text:p text:style-name="P1">آواہے</text:p>
      <text:p text:style-name="P1">آور</text:p>
      <text:p text:style-name="P1">آوسِن</text:p>
      <text:p text:style-name="P1">آوسی</text:p>
      <text:p text:style-name="P1">آونَݨ</text:p>
      <text:p text:style-name="P1">آوو</text:p>
      <text:p text:style-name="P1">آوَڑِن</text:p>
      <text:p text:style-name="P1">آوَݨ</text:p>
      <text:p text:style-name="P1">آوَݨا</text:p>
      <text:p text:style-name="P1">آوَݨی</text:p>
      <text:p text:style-name="P1">آوَݨے</text:p>
      <text:p text:style-name="P1">آوِن</text:p>
      <text:p text:style-name="P1">آوِیں</text:p>
      <text:p text:style-name="P1">آویں</text:p>
      <text:p text:style-name="P1"><text:soft-page-break/>آوے</text:p>
      <text:p text:style-name="P1">آپ</text:p>
      <text:p text:style-name="P1">آپؑ</text:p>
      <text:p text:style-name="P1">آپس</text:p>
      <text:p text:style-name="P1">آپیں</text:p>
      <text:p text:style-name="P1">آکَھݨ</text:p>
      <text:p text:style-name="P1">آکُھوں</text:p>
      <text:p text:style-name="P1">آکِھئِس</text:p>
      <text:p text:style-name="P1">آکِھئے</text:p>
      <text:p text:style-name="P1">آکِھن</text:p>
      <text:p text:style-name="P1">آکِھیاں</text:p>
      <text:p text:style-name="P1">آکِھیں</text:p>
      <text:p text:style-name="P1">آکِھیے</text:p>
      <text:p text:style-name="P1">آکھ</text:p>
      <text:p text:style-name="P1">آکھاں</text:p>
      <text:p text:style-name="P1"><text:soft-page-break/>آکھساں</text:p>
      <text:p text:style-name="P1">آکھسو</text:p>
      <text:p text:style-name="P1">آکھسُوں</text:p>
      <text:p text:style-name="P1">آکھسِن</text:p>
      <text:p text:style-name="P1">آکھسی</text:p>
      <text:p text:style-name="P1">آکھسیں</text:p>
      <text:p text:style-name="P1">آکھو</text:p>
      <text:p text:style-name="P1">آکھَݨ</text:p>
      <text:p text:style-name="P1">آکھی</text:p>
      <text:p text:style-name="P1">آکھیا</text:p>
      <text:p text:style-name="P1">آکھیونے</text:p>
      <text:p text:style-name="P1">آکھیُس</text:p>
      <text:p text:style-name="P1">آکھیں</text:p>
      <text:p text:style-name="P1">آکھیے</text:p>
      <text:p text:style-name="P1">آکھے</text:p>
      <text:p text:style-name="P1"><text:soft-page-break/>آکھݨ</text:p>
      <text:p text:style-name="P1">آکھݨا</text:p>
      <text:p text:style-name="P1">آکھݨِیاں</text:p>
      <text:p text:style-name="P1">آکھݨے</text:p>
      <text:p text:style-name="P1">آگاہ</text:p>
      <text:p text:style-name="P1">آگاہی</text:p>
      <text:p text:style-name="P1">آگے</text:p>
      <text:p text:style-name="P1">آہداں</text:p>
      <text:p text:style-name="P1">آہدِئیں</text:p>
      <text:p text:style-name="P1">آہدِن</text:p>
      <text:p text:style-name="P1">آہدی</text:p>
      <text:p text:style-name="P1">آہدے</text:p>
      <text:p text:style-name="P1">آہستہ</text:p>
      <text:p text:style-name="P1">آہِیں</text:p>
      <text:p text:style-name="P1">آیا</text:p>
      <text:p text:style-name="P1"><text:soft-page-break/>آیاں</text:p>
      <text:p text:style-name="P1">آیت</text:p>
      <text:p text:style-name="P1">آیتاں</text:p>
      <text:p text:style-name="P1">آینٚدہ</text:p>
      <text:p text:style-name="P1">آیو</text:p>
      <text:p text:style-name="P1">آیوں</text:p>
      <text:p text:style-name="P1">آیُم</text:p>
      <text:p text:style-name="P1">آیہ</text:p>
      <text:p text:style-name="P1">ابرامؑ</text:p>
      <text:p text:style-name="P1">ابراہِیمؑ</text:p>
      <text:p text:style-name="P1">ابراہیمؑ</text:p>
      <text:p text:style-name="P1">ابلینے</text:p>
      <text:p text:style-name="P1">ابَد</text:p>
      <text:p text:style-name="P1">ابُو</text:p>
      <text:p text:style-name="P1">ابُوآصف</text:p>
      <text:p text:style-name="P1"><text:soft-page-break/>ابُویاتر</text:p>
      <text:p text:style-name="P1">ابُویاہ</text:p>
      <text:p text:style-name="P1">ابِیب</text:p>
      <text:p text:style-name="P1">ابِیبدے</text:p>
      <text:p text:style-name="P1">ابِیہُو</text:p>
      <text:p text:style-name="P1">ابّا</text:p>
      <text:p text:style-name="P1">ابّے</text:p>
      <text:p text:style-name="P1">ابھاریں</text:p>
      <text:p text:style-name="P1">ابیب</text:p>
      <text:p text:style-name="P1">ابیرام</text:p>
      <text:p text:style-name="P1">اتاو</text:p>
      <text:p text:style-name="P1">اتنی</text:p>
      <text:p text:style-name="P1">اتوار</text:p>
      <text:p text:style-name="P1">اتھاں</text:p>
      <text:p text:style-name="P1">اتے</text:p>
      <text:p text:style-name="P1"><text:soft-page-break/>اتےنہ</text:p>
      <text:p text:style-name="P1">اثر</text:p>
      <text:p text:style-name="P1">اثرانٚداز</text:p>
      <text:p text:style-name="P1">اثَر</text:p>
      <text:p text:style-name="P1">اجازت</text:p>
      <text:p text:style-name="P1">اجتماع</text:p>
      <text:p text:style-name="P1">اجتماعات</text:p>
      <text:p text:style-name="P1">اجرت</text:p>
      <text:p text:style-name="P1">اجنبَی</text:p>
      <text:p text:style-name="P1">اجنبی</text:p>
      <text:p text:style-name="P1">اجَر</text:p>
      <text:p text:style-name="P1">اجَڑ</text:p>
      <text:p text:style-name="P1">اجَڑیں</text:p>
      <text:p text:style-name="P1">اجڑ</text:p>
      <text:p text:style-name="P1">احترام</text:p>
      <text:p text:style-name="P1"><text:soft-page-break/>احتلام</text:p>
      <text:p text:style-name="P1">احتیاط</text:p>
      <text:p text:style-name="P1">احد</text:p>
      <text:p text:style-name="P1">احمَق</text:p>
      <text:p text:style-name="P1">احوال</text:p>
      <text:p text:style-name="P1">احکام</text:p>
      <text:p text:style-name="P1">احکامِاِلٰہی</text:p>
      <text:p text:style-name="P1">احکامِ‎اِلٰہی</text:p>
      <text:p text:style-name="P1">اخبار</text:p>
      <text:p text:style-name="P1">اختِیار</text:p>
      <text:p text:style-name="P1">اختیار</text:p>
      <text:p text:style-name="P1">اختیاط</text:p>
      <text:p text:style-name="P1">اخلاقی</text:p>
      <text:p text:style-name="P1">اخوزت</text:p>
      <text:p text:style-name="P1">اخِیر</text:p>
      <text:p text:style-name="P1"><text:soft-page-break/>اخِیسمک</text:p>
      <text:p text:style-name="P1">اخِیم</text:p>
      <text:p text:style-name="P1">اخی</text:p>
      <text:p text:style-name="P1">اخیہ</text:p>
      <text:p text:style-name="P1">اخیہدا</text:p>
      <text:p text:style-name="P1">اخیہصُوبِئیں</text:p>
      <text:p text:style-name="P1">ادا</text:p>
      <text:p text:style-name="P1">ادائیگی</text:p>
      <text:p text:style-name="P1">ادارے</text:p>
      <text:p text:style-name="P1">ادرعی</text:p>
      <text:p text:style-name="P1">ادرِیسؑ</text:p>
      <text:p text:style-name="P1">ادرِیسؑہا</text:p>
      <text:p text:style-name="P1">ادمہ</text:p>
      <text:p text:style-name="P1">ادنیٰ</text:p>
      <text:p text:style-name="P1">ادنیٰاعلیٰ</text:p>
      <text:p text:style-name="P1"><text:soft-page-break/>ادوم</text:p>
      <text:p text:style-name="P1">ادومِئیں</text:p>
      <text:p text:style-name="P1">ادَب</text:p>
      <text:p text:style-name="P1">ادّھا</text:p>
      <text:p text:style-name="P1">ادّھرات</text:p>
      <text:p text:style-name="P1">ادّھی</text:p>
      <text:p text:style-name="P1">ادّھے</text:p>
      <text:p text:style-name="P1">ادّی</text:p>
      <text:p text:style-name="P1">ادھا</text:p>
      <text:p text:style-name="P1">ادھے</text:p>
      <text:p text:style-name="P1">اذِیَّت</text:p>
      <text:p text:style-name="P1">اذیت</text:p>
      <text:p text:style-name="P1">اراباہ</text:p>
      <text:p text:style-name="P1">ارادِئیں</text:p>
      <text:p text:style-name="P1">ارادہ</text:p>
      <text:p text:style-name="P1"><text:soft-page-break/>ارادے</text:p>
      <text:p text:style-name="P1">ارام</text:p>
      <text:p text:style-name="P1">ارامی</text:p>
      <text:p text:style-name="P1">ارتمِس</text:p>
      <text:p text:style-name="P1">ارجوب</text:p>
      <text:p text:style-name="P1">اردلی</text:p>
      <text:p text:style-name="P1">اردو</text:p>
      <text:p text:style-name="P1">ارفَکشَد</text:p>
      <text:p text:style-name="P1">ارمان</text:p>
      <text:p text:style-name="P1">ارمانی</text:p>
      <text:p text:style-name="P1">ارمَتیہ</text:p>
      <text:p text:style-name="P1">ارنون</text:p>
      <text:p text:style-name="P1">ارنُون</text:p>
      <text:p text:style-name="P1">ارنی</text:p>
      <text:p text:style-name="P1">ارواح</text:p>
      <text:p text:style-name="P1"><text:soft-page-break/>اروی</text:p>
      <text:p text:style-name="P1">ارِسترخُس</text:p>
      <text:p text:style-name="P1">ارِیحا</text:p>
      <text:p text:style-name="P1">ارِیحاشہر</text:p>
      <text:p text:style-name="P1">ارکان</text:p>
      <text:p text:style-name="P1">اریحا</text:p>
      <text:p text:style-name="P1">اریلی</text:p>
      <text:p text:style-name="P1">اریوپگُس</text:p>
      <text:p text:style-name="P1">اریوپگُسدے</text:p>
      <text:p text:style-name="P1">از</text:p>
      <text:p text:style-name="P1">ازل</text:p>
      <text:p text:style-name="P1">ازمائش</text:p>
      <text:p text:style-name="P1">ازمائشیں</text:p>
      <text:p text:style-name="P1">ازمائے</text:p>
      <text:p text:style-name="P1">ازماوَݨ</text:p>
      <text:p text:style-name="P1"><text:soft-page-break/>ازماوے</text:p>
      <text:p text:style-name="P1">ازماہے</text:p>
      <text:p text:style-name="P1">ازَل</text:p>
      <text:p text:style-name="P1">استعمال</text:p>
      <text:p text:style-name="P1">استغفار</text:p>
      <text:p text:style-name="P1">استقبال</text:p>
      <text:p text:style-name="P1">استمعال</text:p>
      <text:p text:style-name="P1">اسحاقؑ</text:p>
      <text:p text:style-name="P1">اسلیاہ</text:p>
      <text:p text:style-name="P1">اسمان</text:p>
      <text:p text:style-name="P1">اسمانی</text:p>
      <text:p text:style-name="P1">اسّاں</text:p>
      <text:p text:style-name="P1">اسُّس</text:p>
      <text:p text:style-name="P1">اسّی</text:p>
      <text:p text:style-name="P1">اسٹیشن</text:p>
      <text:p text:style-name="P1"><text:soft-page-break/>اسکال</text:p>
      <text:p text:style-name="P1">اشارِئیں</text:p>
      <text:p text:style-name="P1">اشبان</text:p>
      <text:p text:style-name="P1">اشبیل</text:p>
      <text:p text:style-name="P1">اشدُود</text:p>
      <text:p text:style-name="P1">اشرفُالٛمخلُوقات</text:p>
      <text:p text:style-name="P1">اشکار</text:p>
      <text:p text:style-name="P1">اشیراہ</text:p>
      <text:p text:style-name="P1">اصبان</text:p>
      <text:p text:style-name="P1">اصغروی</text:p>
      <text:p text:style-name="P1">اصل</text:p>
      <text:p text:style-name="P1">اصلِیَّت</text:p>
      <text:p text:style-name="P1">اصلی</text:p>
      <text:p text:style-name="P1">اصول</text:p>
      <text:p text:style-name="P1">اصُول</text:p>
      <text:p text:style-name="P1"><text:soft-page-break/>اضافہ</text:p>
      <text:p text:style-name="P1">اضافے</text:p>
      <text:p text:style-name="P1">اطاد</text:p>
      <text:p text:style-name="P1">اطاعت</text:p>
      <text:p text:style-name="P1">اطلاع</text:p>
      <text:p text:style-name="P1">اظہار</text:p>
      <text:p text:style-name="P1">اعتبار</text:p>
      <text:p text:style-name="P1">اعتراض</text:p>
      <text:p text:style-name="P1">اعتراف</text:p>
      <text:p text:style-name="P1">اعتقاد</text:p>
      <text:p text:style-name="P1">اعتماد</text:p>
      <text:p text:style-name="P1">اعزاز</text:p>
      <text:p text:style-name="P1">اعظم</text:p>
      <text:p text:style-name="P1">اعلاج</text:p>
      <text:p text:style-name="P1">اعلان</text:p>
      <text:p text:style-name="P1"><text:soft-page-break/>اعلٰی</text:p>
      <text:p text:style-name="P1">اعلی</text:p>
      <text:p text:style-name="P1">اعلیٰ</text:p>
      <text:p text:style-name="P1">اعلیٰترِین</text:p>
      <text:p text:style-name="P1">اعلیٰقُربانی</text:p>
      <text:p text:style-name="P1">اعلیٰ﻿</text:p>
      <text:p text:style-name="P1">اعلیٰ﻿قُربانِئیں</text:p>
      <text:p text:style-name="P1">اعلیٰ﻿قُربانیاں</text:p>
      <text:p text:style-name="P1">اعمال</text:p>
      <text:p text:style-name="P1">اغرِپّا</text:p>
      <text:p text:style-name="P1">اغرِپّاس</text:p>
      <text:p text:style-name="P1">اغوا</text:p>
      <text:p text:style-name="P1">افاقہ</text:p>
      <text:p text:style-name="P1">افرائیم</text:p>
      <text:p text:style-name="P1">افراتفری</text:p>
      <text:p text:style-name="P1"><text:soft-page-break/>افراد</text:p>
      <text:p text:style-name="P1">افزائش</text:p>
      <text:p text:style-name="P1">افزائی</text:p>
      <text:p text:style-name="P1">افسر</text:p>
      <text:p text:style-name="P1">افسریں</text:p>
      <text:p text:style-name="P1">افسوس</text:p>
      <text:p text:style-name="P1">افسوسناک</text:p>
      <text:p text:style-name="P1">افضل</text:p>
      <text:p text:style-name="P1">افواہ</text:p>
      <text:p text:style-name="P1">افواہِیں</text:p>
      <text:p text:style-name="P1">افیس</text:p>
      <text:p text:style-name="P1">افیسِیئو</text:p>
      <text:p text:style-name="P1">اقتدار</text:p>
      <text:p text:style-name="P1">اقرار</text:p>
      <text:p text:style-name="P1">اقوامِ</text:p>
      <text:p text:style-name="P1"><text:soft-page-break/>الاوَݨ</text:p>
      <text:p text:style-name="P1">الاوے</text:p>
      <text:p text:style-name="P1">البتَّہ</text:p>
      <text:p text:style-name="P1">البتہ</text:p>
      <text:p text:style-name="P1">الحکِیم</text:p>
      <text:p text:style-name="P1">الخطّ</text:p>
      <text:p text:style-name="P1">الخَلِیل</text:p>
      <text:p text:style-name="P1">الرَّحِیٛم</text:p>
      <text:p text:style-name="P1">الرَّحٛمٰنِ</text:p>
      <text:p text:style-name="P1">الزام</text:p>
      <text:p text:style-name="P1">السَّلامُ</text:p>
      <text:p text:style-name="P1">الصفن</text:p>
      <text:p text:style-name="P1">الف</text:p>
      <text:p text:style-name="P1">الفاظ</text:p>
      <text:p text:style-name="P1">القاناہ</text:p>
      <text:p text:style-name="P1"><text:soft-page-break/>القتل</text:p>
      <text:p text:style-name="P1">اللّٰہ</text:p>
      <text:p text:style-name="P1">اللّٰہتعالیٰ</text:p>
      <text:p text:style-name="P1">اللّٰہسئِیں</text:p>
      <text:p text:style-name="P1">اللّٰہسائِیاں</text:p>
      <text:p text:style-name="P1">اللّٰہسائیاں</text:p>
      <text:p text:style-name="P1">اللّٰہساݙا</text:p>
      <text:p text:style-name="P1">اللّٰہسَئِیں</text:p>
      <text:p text:style-name="P1">اللّٰہُ</text:p>
      <text:p text:style-name="P1">اللّٰہ‎سئِیں</text:p>
      <text:p text:style-name="P1">اللّٰہ‎سائِیاں</text:p>
      <text:p text:style-name="P1">اللّٰہ﻿</text:p>
      <text:p text:style-name="P1">اللّٰہ﻿سئِیں</text:p>
      <text:p text:style-name="P1">اللّٰہ﻿سائِیاں</text:p>
      <text:p text:style-name="P1">اللّٰہ﻿سائیاں</text:p>
      <text:p text:style-name="P1"><text:soft-page-break/>اللّٰہ﻿سَئِیں</text:p>
      <text:p text:style-name="P1">اللّٰہ﻿سَئیں</text:p>
      <text:p text:style-name="P1">اللّٰہ﻿﻿سَئِیں</text:p>
      <text:p text:style-name="P1">اللّٰہ﻿﻿﻿سَئِیں</text:p>
      <text:p text:style-name="P1">المسائل</text:p>
      <text:p text:style-name="P1">المعرُوف</text:p>
      <text:p text:style-name="P1">المودام</text:p>
      <text:p text:style-name="P1">المُؤمِنِین</text:p>
      <text:p text:style-name="P1">المُنکر</text:p>
      <text:p text:style-name="P1">الِشبَع</text:p>
      <text:p text:style-name="P1">الِیشَعؑ</text:p>
      <text:p text:style-name="P1">الِیںٚدے</text:p>
      <text:p text:style-name="P1">الٛجَبَل</text:p>
      <text:p text:style-name="P1">الٛمَقدِس</text:p>
      <text:p text:style-name="P1">الٛوِداع</text:p>
      <text:p text:style-name="P1"><text:soft-page-break/>الیاب</text:p>
      <text:p text:style-name="P1">الیاسؑ</text:p>
      <text:p text:style-name="P1">الیاقیم</text:p>
      <text:p text:style-name="P1">الیعازر</text:p>
      <text:p text:style-name="P1">الیعزر</text:p>
      <text:p text:style-name="P1">الیمَلِک</text:p>
      <text:p text:style-name="P1">الینٚدےٻُلینٚدے</text:p>
      <text:p text:style-name="P1">امان</text:p>
      <text:p text:style-name="P1">امانت</text:p>
      <text:p text:style-name="P1">امانتدار</text:p>
      <text:p text:style-name="P1">امانتیں</text:p>
      <text:p text:style-name="P1">امتحانیں</text:p>
      <text:p text:style-name="P1">امربِالمعرُوف</text:p>
      <text:p text:style-name="P1">امفِیپُلُس</text:p>
      <text:p text:style-name="P1">امن</text:p>
      <text:p text:style-name="P1"><text:soft-page-break/>امنسکُون</text:p>
      <text:p text:style-name="P1">امن​و​سلامتی</text:p>
      <text:p text:style-name="P1">امورِئیں</text:p>
      <text:p text:style-name="P1">اموری</text:p>
      <text:p text:style-name="P1">امَر</text:p>
      <text:p text:style-name="P1">امُورِئیں</text:p>
      <text:p text:style-name="P1">امُوری</text:p>
      <text:p text:style-name="P1">امِیر</text:p>
      <text:p text:style-name="P1">امِیرغرِیب</text:p>
      <text:p text:style-name="P1">امّاں</text:p>
      <text:p text:style-name="P1">امیریں</text:p>
      <text:p text:style-name="P1">اناج</text:p>
      <text:p text:style-name="P1">انار</text:p>
      <text:p text:style-name="P1">اناریں</text:p>
      <text:p text:style-name="P1">اناہے</text:p>
      <text:p text:style-name="P1"><text:soft-page-break/>انبار</text:p>
      <text:p text:style-name="P1">انبیاء</text:p>
      <text:p text:style-name="P1">انبیأکرامؑ</text:p>
      <text:p text:style-name="P1">انتظام</text:p>
      <text:p text:style-name="P1">انتقام</text:p>
      <text:p text:style-name="P1">انتِپاس</text:p>
      <text:p text:style-name="P1">انتِپطرس</text:p>
      <text:p text:style-name="P1">انجام</text:p>
      <text:p text:style-name="P1">انجانے</text:p>
      <text:p text:style-name="P1">انصاف</text:p>
      <text:p text:style-name="P1">انطاکِیہ</text:p>
      <text:p text:style-name="P1">انطاکِیہبھیڄُوں</text:p>
      <text:p text:style-name="P1">انطاکِیہشہر</text:p>
      <text:p text:style-name="P1">انطاکِیہوِچ</text:p>
      <text:p text:style-name="P1">انوش</text:p>
      <text:p text:style-name="P1"><text:soft-page-break/>انون</text:p>
      <text:p text:style-name="P1">انوٹِھئیں</text:p>
      <text:p text:style-name="P1">انوٹھے</text:p>
      <text:p text:style-name="P1">انوکِھیاں</text:p>
      <text:p text:style-name="P1">انوکھے</text:p>
      <text:p text:style-name="P1">انٚبِیاء</text:p>
      <text:p text:style-name="P1">انٚبِیاءؑ</text:p>
      <text:p text:style-name="P1">انٚبِیاءِ</text:p>
      <text:p text:style-name="P1">انٚبِیاءِکرامؑ</text:p>
      <text:p text:style-name="P1">انٚجام</text:p>
      <text:p text:style-name="P1">انٚجیر</text:p>
      <text:p text:style-name="P1">انٚدئیں</text:p>
      <text:p text:style-name="P1">انٚدا</text:p>
      <text:p text:style-name="P1">انٚدار</text:p>
      <text:p text:style-name="P1">انٚداز</text:p>
      <text:p text:style-name="P1"><text:soft-page-break/>انٚدازًا</text:p>
      <text:p text:style-name="P1">انٚدازہ</text:p>
      <text:p text:style-name="P1">انٚدازی</text:p>
      <text:p text:style-name="P1">انٚداں</text:p>
      <text:p text:style-name="P1">انٚدر</text:p>
      <text:p text:style-name="P1">انٚدرلِئیں</text:p>
      <text:p text:style-name="P1">انٚدرلے</text:p>
      <text:p text:style-name="P1">انٚدرو</text:p>
      <text:p text:style-name="P1">انٚدروٻاہرو</text:p>
      <text:p text:style-name="P1">انٚدرُونی</text:p>
      <text:p text:style-name="P1">انٚدَر</text:p>
      <text:p text:style-name="P1">انٚدِئِن</text:p>
      <text:p text:style-name="P1">انٚدِئیں</text:p>
      <text:p text:style-name="P1">انٚدِن</text:p>
      <text:p text:style-name="P1">انٚدِھئیں</text:p>
      <text:p text:style-name="P1"><text:soft-page-break/>انٚدِیاں</text:p>
      <text:p text:style-name="P1">انٚدھا</text:p>
      <text:p text:style-name="P1">انٚدھارا</text:p>
      <text:p text:style-name="P1">انٚدھاراگُھپ</text:p>
      <text:p text:style-name="P1">انٚدھاری</text:p>
      <text:p text:style-name="P1">انٚدھارے</text:p>
      <text:p text:style-name="P1">انٚدھاپَن</text:p>
      <text:p text:style-name="P1">انٚدھے</text:p>
      <text:p text:style-name="P1">انٚدی</text:p>
      <text:p text:style-name="P1">انٚدیاں</text:p>
      <text:p text:style-name="P1">انٚدیشہ</text:p>
      <text:p text:style-name="P1">انٚدے</text:p>
      <text:p text:style-name="P1">انٚوٹھے</text:p>
      <text:p text:style-name="P1">انٚگوریں</text:p>
      <text:p text:style-name="P1">انٚگُور</text:p>
      <text:p text:style-name="P1"><text:soft-page-break/>انٚگُوریں</text:p>
      <text:p text:style-name="P1">انٚگُوٹھے</text:p>
      <text:p text:style-name="P1">انٚڳارے</text:p>
      <text:p text:style-name="P1">انٚڳل</text:p>
      <text:p text:style-name="P1">انٚڳلِیں</text:p>
      <text:p text:style-name="P1">انٚڳِل</text:p>
      <text:p text:style-name="P1">انڈا</text:p>
      <text:p text:style-name="P1">انکار</text:p>
      <text:p text:style-name="P1">انکاری</text:p>
      <text:p text:style-name="P1">انگُور</text:p>
      <text:p text:style-name="P1">انہیں</text:p>
      <text:p text:style-name="P1">انیسو</text:p>
      <text:p text:style-name="P1">انیسِن</text:p>
      <text:p text:style-name="P1">انیسی</text:p>
      <text:p text:style-name="P1">انیندا</text:p>
      <text:p text:style-name="P1"><text:soft-page-break/>انینٚدے</text:p>
      <text:p text:style-name="P1">انیںدے</text:p>
      <text:p text:style-name="P1">انیںٚدِیں</text:p>
      <text:p text:style-name="P1">انیںٚدے</text:p>
      <text:p text:style-name="P1">ان​پڑھ</text:p>
      <text:p text:style-name="P1">او</text:p>
      <text:p text:style-name="P1">اوئے</text:p>
      <text:p text:style-name="P1">اواز</text:p>
      <text:p text:style-name="P1">اواہے</text:p>
      <text:p text:style-name="P1">اوجھری</text:p>
      <text:p text:style-name="P1">اوجھل</text:p>
      <text:p text:style-name="P1">اور</text:p>
      <text:p text:style-name="P1">اوزار</text:p>
      <text:p text:style-name="P1">اوفِیر</text:p>
      <text:p text:style-name="P1">اولا</text:p>
      <text:p text:style-name="P1"><text:soft-page-break/>اولاد</text:p>
      <text:p text:style-name="P1">اولی</text:p>
      <text:p text:style-name="P1">اولے</text:p>
      <text:p text:style-name="P1">اونام</text:p>
      <text:p text:style-name="P1">اونان</text:p>
      <text:p text:style-name="P1">اونہیں</text:p>
      <text:p text:style-name="P1">اووں</text:p>
      <text:p text:style-name="P1">اوویں</text:p>
      <text:p text:style-name="P1">اوَّل</text:p>
      <text:p text:style-name="P1">اوٻے</text:p>
      <text:p text:style-name="P1">اوپر</text:p>
      <text:p text:style-name="P1">اوکُوں</text:p>
      <text:p text:style-name="P1">اوہا</text:p>
      <text:p text:style-name="P1">اوہو</text:p>
      <text:p text:style-name="P1">اوہے</text:p>
      <text:p text:style-name="P1"><text:soft-page-break/>اویوں</text:p>
      <text:p text:style-name="P1">اویں</text:p>
      <text:p text:style-name="P1">اَؤساں</text:p>
      <text:p text:style-name="P1">اَئِیں</text:p>
      <text:p text:style-name="P1">اَبدی</text:p>
      <text:p text:style-name="P1">اَبُومائیل</text:p>
      <text:p text:style-name="P1">اَبُومَلِک</text:p>
      <text:p text:style-name="P1">اَبِیداع</text:p>
      <text:p text:style-name="P1">اَجر</text:p>
      <text:p text:style-name="P1">اَجڑ</text:p>
      <text:p text:style-name="P1">اَجڑیں</text:p>
      <text:p text:style-name="P1">اَدبِئیل</text:p>
      <text:p text:style-name="P1">اَدرامِیت</text:p>
      <text:p text:style-name="P1">اَدمِین</text:p>
      <text:p text:style-name="P1">اَدَمَہ</text:p>
      <text:p text:style-name="P1"><text:soft-page-break/>اَدّھا</text:p>
      <text:p text:style-name="P1">اَدھ</text:p>
      <text:p text:style-name="P1">اَذِیَّت</text:p>
      <text:p text:style-name="P1">اَذِیَّتناک</text:p>
      <text:p text:style-name="P1">اَراراط</text:p>
      <text:p text:style-name="P1">اَران</text:p>
      <text:p text:style-name="P1">اَرباں</text:p>
      <text:p text:style-name="P1">اَرخِلاؤساپݨے</text:p>
      <text:p text:style-name="P1">اَرداس</text:p>
      <text:p text:style-name="P1">اَرفَکشَد</text:p>
      <text:p text:style-name="P1">اَروادی</text:p>
      <text:p text:style-name="P1">اَریوک</text:p>
      <text:p text:style-name="P1">اَزلی</text:p>
      <text:p text:style-name="P1">اَزمائش</text:p>
      <text:p text:style-name="P1">اَزماوے</text:p>
      <text:p text:style-name="P1"><text:soft-page-break/>اَزمیندے</text:p>
      <text:p text:style-name="P1">اَسانی</text:p>
      <text:p text:style-name="P1">اَسمان</text:p>
      <text:p text:style-name="P1">اَسمانی</text:p>
      <text:p text:style-name="P1">اَسُور</text:p>
      <text:p text:style-name="P1">اَسِیر</text:p>
      <text:p text:style-name="P1">اَسّی</text:p>
      <text:p text:style-name="P1">اَشُوری</text:p>
      <text:p text:style-name="P1">اَشکناز</text:p>
      <text:p text:style-name="P1">اَعضا</text:p>
      <text:p text:style-name="P1">اَفواہِیں</text:p>
      <text:p text:style-name="P1">اَلا</text:p>
      <text:p text:style-name="P1">اَلغائب</text:p>
      <text:p text:style-name="P1">اَلمُوداد</text:p>
      <text:p text:style-name="P1">اَلِیعَزَر</text:p>
      <text:p text:style-name="P1"><text:soft-page-break/>اَلِیفاز</text:p>
      <text:p text:style-name="P1">اَمان</text:p>
      <text:p text:style-name="P1">اَمرافِل</text:p>
      <text:p text:style-name="P1">اَمُوری</text:p>
      <text:p text:style-name="P1">اَن</text:p>
      <text:p text:style-name="P1">اَنجانے</text:p>
      <text:p text:style-name="P1">اَندرُونی</text:p>
      <text:p text:style-name="P1">اَندرِیاس</text:p>
      <text:p text:style-name="P1">اَندَر</text:p>
      <text:p text:style-name="P1">اَندِیاں</text:p>
      <text:p text:style-name="P1">اَندھاری</text:p>
      <text:p text:style-name="P1">اَندھِئیں</text:p>
      <text:p text:style-name="P1">اَندھے</text:p>
      <text:p text:style-name="P1">اَنوائے</text:p>
      <text:p text:style-name="P1">اَنوٹھے</text:p>
      <text:p text:style-name="P1"><text:soft-page-break/>اَنٚجام</text:p>
      <text:p text:style-name="P1">اَنٚجھ</text:p>
      <text:p text:style-name="P1">اَنٚدا</text:p>
      <text:p text:style-name="P1">اَنٚداں</text:p>
      <text:p text:style-name="P1">اَنٚدر</text:p>
      <text:p text:style-name="P1">اَنٚدرو</text:p>
      <text:p text:style-name="P1">اَنٚدِئِن</text:p>
      <text:p text:style-name="P1">اَنٚدِن</text:p>
      <text:p text:style-name="P1">اَنٚدھا</text:p>
      <text:p text:style-name="P1">اَنٚدھارے</text:p>
      <text:p text:style-name="P1">اَنٚدھیو</text:p>
      <text:p text:style-name="P1">اَنٚدھیں</text:p>
      <text:p text:style-name="P1">اَنٚدی</text:p>
      <text:p text:style-name="P1">اَنٚدیاں</text:p>
      <text:p text:style-name="P1">اَنٚدیشے</text:p>
      <text:p text:style-name="P1"><text:soft-page-break/>اَنٚدے</text:p>
      <text:p text:style-name="P1">اَنٚوٹھے</text:p>
      <text:p text:style-name="P1">اَنٚڈے</text:p>
      <text:p text:style-name="P1">اَنٚگوریں</text:p>
      <text:p text:style-name="P1">اَنٚگُور</text:p>
      <text:p text:style-name="P1">اَنٚگُوری</text:p>
      <text:p text:style-name="P1">اَنٚگُوریں</text:p>
      <text:p text:style-name="P1">اَنٚگُوٹھی</text:p>
      <text:p text:style-name="P1">اَنٚڳل</text:p>
      <text:p text:style-name="P1">اَنٚڳلِیں</text:p>
      <text:p text:style-name="P1">اَنٚڳِل</text:p>
      <text:p text:style-name="P1">اَنیسی</text:p>
      <text:p text:style-name="P1">اَنینٚدا</text:p>
      <text:p text:style-name="P1">اَنینٚداں</text:p>
      <text:p text:style-name="P1">اَنینٚدے</text:p>
      <text:p text:style-name="P1"><text:soft-page-break/>اَنیںداں</text:p>
      <text:p text:style-name="P1">اَنیںدِیں</text:p>
      <text:p text:style-name="P1">اَوامِر</text:p>
      <text:p text:style-name="P1">اَواہے</text:p>
      <text:p text:style-name="P1">اَوزار</text:p>
      <text:p text:style-name="P1">اَوساں</text:p>
      <text:p text:style-name="P1">اَوسُوں</text:p>
      <text:p text:style-name="P1">اَوسِن</text:p>
      <text:p text:style-name="P1">اَوسی</text:p>
      <text:p text:style-name="P1">اَوقات</text:p>
      <text:p text:style-name="P1">اَولاد</text:p>
      <text:p text:style-name="P1">اَولِیاءِکرام</text:p>
      <text:p text:style-name="P1">اَولِیاءِ﻿کرام</text:p>
      <text:p text:style-name="P1">اَوکھا</text:p>
      <text:p text:style-name="P1">اَوکھے</text:p>
      <text:p text:style-name="P1"><text:soft-page-break/>اَٹّا</text:p>
      <text:p text:style-name="P1">اَٹھ</text:p>
      <text:p text:style-name="P1">اَٹھویں</text:p>
      <text:p text:style-name="P1">اَٹے</text:p>
      <text:p text:style-name="P1">اَپݨے</text:p>
      <text:p text:style-name="P1">اَڄ</text:p>
      <text:p text:style-name="P1">اَڑ</text:p>
      <text:p text:style-name="P1">اَڑا</text:p>
      <text:p text:style-name="P1">اَڑدی</text:p>
      <text:p text:style-name="P1">اَڑیا</text:p>
      <text:p text:style-name="P1">اَکِّھیں</text:p>
      <text:p text:style-name="P1">اَکِھیں</text:p>
      <text:p text:style-name="P1">اَکّاد</text:p>
      <text:p text:style-name="P1">اَکھ</text:p>
      <text:p text:style-name="P1">اَکھاہے</text:p>
      <text:p text:style-name="P1"><text:soft-page-break/>اَکھوا</text:p>
      <text:p text:style-name="P1">اَگّو</text:p>
      <text:p text:style-name="P1">اَڳلی</text:p>
      <text:p text:style-name="P1">اَڳلے</text:p>
      <text:p text:style-name="P1">اَڳُواڑو</text:p>
      <text:p text:style-name="P1">اَڳّو</text:p>
      <text:p text:style-name="P1">اَڳُّوں</text:p>
      <text:p text:style-name="P1">اَڳُّوہِیاں</text:p>
      <text:p text:style-name="P1">اَںڳِل</text:p>
      <text:p text:style-name="P1">اَہدا</text:p>
      <text:p text:style-name="P1">اَہداں</text:p>
      <text:p text:style-name="P1">اَہدو</text:p>
      <text:p text:style-name="P1">اَہدِئیں</text:p>
      <text:p text:style-name="P1">اَہدِن</text:p>
      <text:p text:style-name="P1">اَہدِیاں</text:p>
      <text:p text:style-name="P1"><text:soft-page-break/>اَہدِیں</text:p>
      <text:p text:style-name="P1">اَہدی</text:p>
      <text:p text:style-name="P1">اَہدے</text:p>
      <text:p text:style-name="P1">اَہمِیَّت</text:p>
      <text:p text:style-name="P1">اَین</text:p>
      <text:p text:style-name="P1">اَے</text:p>
      <text:p text:style-name="P1">اَݙِّیں</text:p>
      <text:p text:style-name="P1">اَݨ</text:p>
      <text:p text:style-name="P1">اَݨبݨ</text:p>
      <text:p text:style-name="P1">اَݨسُݨی</text:p>
      <text:p text:style-name="P1">اَݨ​طہورے</text:p>
      <text:p text:style-name="P1">اَݨ​ڄاݨ</text:p>
      <text:p text:style-name="P1">اَݨ﻿طہورِئیں</text:p>
      <text:p text:style-name="P1">اَݨ﻿طہوریہ</text:p>
      <text:p text:style-name="P1">اُبَھردا</text:p>
      <text:p text:style-name="P1"><text:soft-page-break/>اُبَھردے</text:p>
      <text:p text:style-name="P1">اُبِھر</text:p>
      <text:p text:style-name="P1">اُبھاریا</text:p>
      <text:p text:style-name="P1">اُبھرِیے</text:p>
      <text:p text:style-name="P1">اُبھے</text:p>
      <text:p text:style-name="P1">اُترَݨ</text:p>
      <text:p text:style-name="P1">اُتلِئیں</text:p>
      <text:p text:style-name="P1">اُتلی</text:p>
      <text:p text:style-name="P1">اُتلے</text:p>
      <text:p text:style-name="P1">اُتنا</text:p>
      <text:p text:style-name="P1">اُتنِیاں</text:p>
      <text:p text:style-name="P1">اُتنی</text:p>
      <text:p text:style-name="P1">اُتنے</text:p>
      <text:p text:style-name="P1">اُتوں</text:p>
      <text:p text:style-name="P1">اُتُوں</text:p>
      <text:p text:style-name="P1"><text:soft-page-break/>اُتّو</text:p>
      <text:p text:style-name="P1">اُتُّوں</text:p>
      <text:p text:style-name="P1">اُتُّھوں</text:p>
      <text:p text:style-name="P1">اُتّھائِیں</text:p>
      <text:p text:style-name="P1">اُتّھاں</text:p>
      <text:p text:style-name="P1">اُتّھو</text:p>
      <text:p text:style-name="P1">اُتّے</text:p>
      <text:p text:style-name="P1">اُتھاؤُں</text:p>
      <text:p text:style-name="P1">اُتھائِیں</text:p>
      <text:p text:style-name="P1">اُتھائیں</text:p>
      <text:p text:style-name="P1">اُتھان</text:p>
      <text:p text:style-name="P1">اُتھاں</text:p>
      <text:p text:style-name="P1">اُتھوں</text:p>
      <text:p text:style-name="P1">اُتے</text:p>
      <text:p text:style-name="P1">اُجھری</text:p>
      <text:p text:style-name="P1"><text:soft-page-break/>اُداسی</text:p>
      <text:p text:style-name="P1">اُدھار</text:p>
      <text:p text:style-name="P1">اُدھڑینٚدے</text:p>
      <text:p text:style-name="P1">اُردن</text:p>
      <text:p text:style-name="P1">اُردَن</text:p>
      <text:p text:style-name="P1">اُردُو</text:p>
      <text:p text:style-name="P1">اُرلے</text:p>
      <text:p text:style-name="P1">اُسارَݨ</text:p>
      <text:p text:style-name="P1">اُستاد</text:p>
      <text:p text:style-name="P1">اُلجھن</text:p>
      <text:p text:style-name="P1">اُلُّو</text:p>
      <text:p text:style-name="P1">اُلٹا</text:p>
      <text:p text:style-name="P1">اُلٹَݨ</text:p>
      <text:p text:style-name="P1">اُلٹپُلٹ</text:p>
      <text:p text:style-name="P1">اُلٹے</text:p>
      <text:p text:style-name="P1"><text:soft-page-break/>اُمت</text:p>
      <text:p text:style-name="P1">اُمید</text:p>
      <text:p text:style-name="P1">اُن</text:p>
      <text:p text:style-name="P1">اُنوِیہہ</text:p>
      <text:p text:style-name="P1">اُنَترِیہہ</text:p>
      <text:p text:style-name="P1">اُنَہتَّر</text:p>
      <text:p text:style-name="P1">اُنٚدیاں</text:p>
      <text:p text:style-name="P1">اُنھائیں</text:p>
      <text:p text:style-name="P1">اُنہائیں</text:p>
      <text:p text:style-name="P1">اُنہیں</text:p>
      <text:p text:style-name="P1">اُنہیںؑ</text:p>
      <text:p text:style-name="P1">اُور</text:p>
      <text:p text:style-name="P1">اُورِیم</text:p>
      <text:p text:style-name="P1">اُورِیّاہ</text:p>
      <text:p text:style-name="P1">اُوری</text:p>
      <text:p text:style-name="P1"><text:soft-page-break/>اُوریم</text:p>
      <text:p text:style-name="P1">اُوزال</text:p>
      <text:p text:style-name="P1">اُولا</text:p>
      <text:p text:style-name="P1">اُولاد</text:p>
      <text:p text:style-name="P1">اُولوالعزم</text:p>
      <text:p text:style-name="P1">اُومر</text:p>
      <text:p text:style-name="P1">اُون</text:p>
      <text:p text:style-name="P1">اُوندا</text:p>
      <text:p text:style-name="P1">اُوندِئیں</text:p>
      <text:p text:style-name="P1">اُوندے</text:p>
      <text:p text:style-name="P1">اُونّدے</text:p>
      <text:p text:style-name="P1">اُونٚد</text:p>
      <text:p text:style-name="P1">اُونٚدا</text:p>
      <text:p text:style-name="P1">اُونٚدری</text:p>
      <text:p text:style-name="P1">اُونٚدو</text:p>
      <text:p text:style-name="P1"><text:soft-page-break/>اُونٚدِئیں</text:p>
      <text:p text:style-name="P1">اُونٚدِیاں</text:p>
      <text:p text:style-name="P1">اُونٚدی</text:p>
      <text:p text:style-name="P1">اُونٚدیا</text:p>
      <text:p text:style-name="P1">اُونٚدیاں</text:p>
      <text:p text:style-name="P1">اُونٚدے</text:p>
      <text:p text:style-name="P1">اُونی</text:p>
      <text:p text:style-name="P1">اُوویں</text:p>
      <text:p text:style-name="P1">اُوکوں</text:p>
      <text:p text:style-name="P1">اُوکُوں</text:p>
      <text:p text:style-name="P1">اُوں</text:p>
      <text:p text:style-name="P1">اُوہا</text:p>
      <text:p text:style-name="P1">اُوہو</text:p>
      <text:p text:style-name="P1">اُوہے</text:p>
      <text:p text:style-name="P1">اُوی</text:p>
      <text:p text:style-name="P1"><text:soft-page-break/>اُٹَھݨ</text:p>
      <text:p text:style-name="P1">اُٹِک</text:p>
      <text:p text:style-name="P1">اُٹِھئے</text:p>
      <text:p text:style-name="P1">اُٹِھن</text:p>
      <text:p text:style-name="P1">اُٹّـِھیا</text:p>
      <text:p text:style-name="P1">اُٹِّھیے</text:p>
      <text:p text:style-name="P1">اُٹّھ</text:p>
      <text:p text:style-name="P1">اُٹّھو</text:p>
      <text:p text:style-name="P1">اُٹّھکُوں</text:p>
      <text:p text:style-name="P1">اُٹّھی</text:p>
      <text:p text:style-name="P1">اُٹّھیں</text:p>
      <text:p text:style-name="P1">اُٹّھݨ</text:p>
      <text:p text:style-name="P1">اُٹھئے</text:p>
      <text:p text:style-name="P1">اُٹھا</text:p>
      <text:p text:style-name="P1">اُٹھاواں</text:p>
      <text:p text:style-name="P1"><text:soft-page-break/>اُٹھاں</text:p>
      <text:p text:style-name="P1">اُٹھایا</text:p>
      <text:p text:style-name="P1">اُٹھایونے</text:p>
      <text:p text:style-name="P1">اُٹھدا</text:p>
      <text:p text:style-name="P1">اُٹھدِن</text:p>
      <text:p text:style-name="P1">اُٹھدِیاں</text:p>
      <text:p text:style-name="P1">اُٹھدیاں</text:p>
      <text:p text:style-name="P1">اُٹھساں</text:p>
      <text:p text:style-name="P1">اُٹھسِن</text:p>
      <text:p text:style-name="P1">اُٹھسی</text:p>
      <text:p text:style-name="P1">اُٹھو</text:p>
      <text:p text:style-name="P1">اُٹھِن</text:p>
      <text:p text:style-name="P1">اُٹھی</text:p>
      <text:p text:style-name="P1">اُٹھیا</text:p>
      <text:p text:style-name="P1">اُٹھیسی</text:p>
      <text:p text:style-name="P1"><text:soft-page-break/>اُٹھینٚدِئیں</text:p>
      <text:p text:style-name="P1">اُٹھیے</text:p>
      <text:p text:style-name="P1">اُٹھے</text:p>
      <text:p text:style-name="P1">اُٹھݨ</text:p>
      <text:p text:style-name="P1">اُٻال</text:p>
      <text:p text:style-name="P1">اُٻالو</text:p>
      <text:p text:style-name="P1">اُٻالݨا</text:p>
      <text:p text:style-name="P1">اُٻلَݨ</text:p>
      <text:p text:style-name="P1">اُڄِّڑ</text:p>
      <text:p text:style-name="P1">اُچا</text:p>
      <text:p text:style-name="P1">اُچائی</text:p>
      <text:p text:style-name="P1">اُچِئیں</text:p>
      <text:p text:style-name="P1">اُچّا</text:p>
      <text:p text:style-name="P1">اُچِّئیں</text:p>
      <text:p text:style-name="P1">اُچِّھل</text:p>
      <text:p text:style-name="P1"><text:soft-page-break/>اُچّی</text:p>
      <text:p text:style-name="P1">اُچّے</text:p>
      <text:p text:style-name="P1">اُچھلینٚدی</text:p>
      <text:p text:style-name="P1">اُچی</text:p>
      <text:p text:style-name="P1">اُچیاں</text:p>
      <text:p text:style-name="P1">اُچے</text:p>
      <text:p text:style-name="P1">اُکرواوِیں</text:p>
      <text:p text:style-name="P1">اُکرَݨ</text:p>
      <text:p text:style-name="P1">اُکرِئے</text:p>
      <text:p text:style-name="P1">اُکرِیونے</text:p>
      <text:p text:style-name="P1">اُکِھڑ</text:p>
      <text:p text:style-name="P1">اُکھڑسی</text:p>
      <text:p text:style-name="P1">اُکھڑی</text:p>
      <text:p text:style-name="P1">اُگِھیُنسی</text:p>
      <text:p text:style-name="P1">اُگھیا</text:p>
      <text:p text:style-name="P1"><text:soft-page-break/>اُگھینٚدی</text:p>
      <text:p text:style-name="P1">اُگھینٚدے</text:p>
      <text:p text:style-name="P1">اُڳَل</text:p>
      <text:p text:style-name="P1">اُڳِل</text:p>
      <text:p text:style-name="P1">اُہجا</text:p>
      <text:p text:style-name="P1">اُہد</text:p>
      <text:p text:style-name="P1">اُہلِیباما</text:p>
      <text:p text:style-name="P1">اُہلِیبامہ</text:p>
      <text:p text:style-name="P1">اُہلیاب</text:p>
      <text:p text:style-name="P1">اُݙ</text:p>
      <text:p text:style-name="P1">اُݙا</text:p>
      <text:p text:style-name="P1">اُݙار</text:p>
      <text:p text:style-name="P1">اُݙاوَݨ</text:p>
      <text:p text:style-name="P1">اُݙاہُوں</text:p>
      <text:p text:style-name="P1">اُݙاہِیں</text:p>
      <text:p text:style-name="P1"><text:soft-page-break/>اُݙردا</text:p>
      <text:p text:style-name="P1">اُݙردے</text:p>
      <text:p text:style-name="P1">اُݙرَݨ</text:p>
      <text:p text:style-name="P1">اُݙرینٚدے</text:p>
      <text:p text:style-name="P1">اُݙو</text:p>
      <text:p text:style-name="P1">اُݙَردا</text:p>
      <text:p text:style-name="P1">اُݙَردے</text:p>
      <text:p text:style-name="P1">اُݙّو</text:p>
      <text:p text:style-name="P1">اُݙُّوں</text:p>
      <text:p text:style-name="P1">اُݙّے</text:p>
      <text:p text:style-name="P1">اُݙینٚدے</text:p>
      <text:p text:style-name="P1">اُݙے</text:p>
      <text:p text:style-name="P1">اُݙݨے</text:p>
      <text:p text:style-name="P1">اِبتدا</text:p>
      <text:p text:style-name="P1">اِبتِدائی</text:p>
      <text:p text:style-name="P1"><text:soft-page-break/>اِبلِیس</text:p>
      <text:p text:style-name="P1">اِبنِ</text:p>
      <text:p text:style-name="P1">اِتامار</text:p>
      <text:p text:style-name="P1">اِتفاقًا</text:p>
      <text:p text:style-name="P1">اِتمر</text:p>
      <text:p text:style-name="P1">اِتنا</text:p>
      <text:p text:style-name="P1">اِتنِیاں</text:p>
      <text:p text:style-name="P1">اِتنی</text:p>
      <text:p text:style-name="P1">اِتنے</text:p>
      <text:p text:style-name="P1">اِتّحاد</text:p>
      <text:p text:style-name="P1">اِتّحادی</text:p>
      <text:p text:style-name="P1">اِتّـِفاق</text:p>
      <text:p text:style-name="P1">اِتّفاق</text:p>
      <text:p text:style-name="P1">اِتُّھوں</text:p>
      <text:p text:style-name="P1">اِتّھاں</text:p>
      <text:p text:style-name="P1"><text:soft-page-break/>اِتّھو</text:p>
      <text:p text:style-name="P1">اِتھاؤُں</text:p>
      <text:p text:style-name="P1">اِتھائِیں</text:p>
      <text:p text:style-name="P1">اِتھائیں</text:p>
      <text:p text:style-name="P1">اِتھاں</text:p>
      <text:p text:style-name="P1">اِتھوں</text:p>
      <text:p text:style-name="P1">اِجازت</text:p>
      <text:p text:style-name="P1">اِجازَت</text:p>
      <text:p text:style-name="P1">اِجتماع</text:p>
      <text:p text:style-name="P1">اِجلاس</text:p>
      <text:p text:style-name="P1">اِجلاسِعام</text:p>
      <text:p text:style-name="P1">اِحاطے</text:p>
      <text:p text:style-name="P1">اِحترام</text:p>
      <text:p text:style-name="P1">اِحترامًا</text:p>
      <text:p text:style-name="P1">اِحساس</text:p>
      <text:p text:style-name="P1"><text:soft-page-break/>اِحسان</text:p>
      <text:p text:style-name="P1">اِحسانمنٚد</text:p>
      <text:p text:style-name="P1">اِختلاف</text:p>
      <text:p text:style-name="P1">اِختِلافات</text:p>
      <text:p text:style-name="P1">اِدٛلاف</text:p>
      <text:p text:style-name="P1">اِرادہ</text:p>
      <text:p text:style-name="P1">اِرادے</text:p>
      <text:p text:style-name="P1">اِراستُس</text:p>
      <text:p text:style-name="P1">اِرشاد</text:p>
      <text:p text:style-name="P1">اِرشادات</text:p>
      <text:p text:style-name="P1">اِرمیاہؑ</text:p>
      <text:p text:style-name="P1">اِرکیں</text:p>
      <text:p text:style-name="P1">اِستخارہ</text:p>
      <text:p text:style-name="P1">اِستعمال</text:p>
      <text:p text:style-name="P1">اِستَقبال</text:p>
      <text:p text:style-name="P1"><text:soft-page-break/>اِسحاق</text:p>
      <text:p text:style-name="P1">اِسحاقؑ</text:p>
      <text:p text:style-name="P1">اِسرائِیل</text:p>
      <text:p text:style-name="P1">اِسرائِیلِئیں</text:p>
      <text:p text:style-name="P1">اِسرائِیلی</text:p>
      <text:p text:style-name="P1">اِسرائیل</text:p>
      <text:p text:style-name="P1">اِسرائیلی</text:p>
      <text:p text:style-name="P1">اِسلامیہ</text:p>
      <text:p text:style-name="P1">اِسماعِیلؑ</text:p>
      <text:p text:style-name="P1">اِسواہ</text:p>
      <text:p text:style-name="P1">اِسوی</text:p>
      <text:p text:style-name="P1">اِسکہ</text:p>
      <text:p text:style-name="P1">اِشارہ</text:p>
      <text:p text:style-name="P1">اِشارے</text:p>
      <text:p text:style-name="P1">اِشباق</text:p>
      <text:p text:style-name="P1"><text:soft-page-break/>اِشتہاری</text:p>
      <text:p text:style-name="P1">اِشموئیلؑ</text:p>
      <text:p text:style-name="P1">اِشَعَیاہؑ</text:p>
      <text:p text:style-name="P1">اِشَعَیاہؑدے</text:p>
      <text:p text:style-name="P1">اِشّاہ</text:p>
      <text:p text:style-name="P1">اِشکار</text:p>
      <text:p text:style-name="P1">اِشکول</text:p>
      <text:p text:style-name="P1">اِضافہ</text:p>
      <text:p text:style-name="P1">اِطلاع</text:p>
      <text:p text:style-name="P1">اِطمِینانِ</text:p>
      <text:p text:style-name="P1">اِطُورِیہ</text:p>
      <text:p text:style-name="P1">اِظہار</text:p>
      <text:p text:style-name="P1">اِعتقادو</text:p>
      <text:p text:style-name="P1">اِعتماد</text:p>
      <text:p text:style-name="P1">اِعلانِیہ</text:p>
      <text:p text:style-name="P1"><text:soft-page-break/>اِفرائِیم</text:p>
      <text:p text:style-name="P1">اِفرات</text:p>
      <text:p text:style-name="P1">اِفراتہ</text:p>
      <text:p text:style-name="P1">اِفراتی</text:p>
      <text:p text:style-name="P1">اِفسِئیں</text:p>
      <text:p text:style-name="P1">اِقبال</text:p>
      <text:p text:style-name="P1">اِقبالمَنٚد</text:p>
      <text:p text:style-name="P1">اِقرار</text:p>
      <text:p text:style-name="P1">اِلتجا</text:p>
      <text:p text:style-name="P1">اِلدُوعا</text:p>
      <text:p text:style-name="P1">اِلزام</text:p>
      <text:p text:style-name="P1">اِلِیشا</text:p>
      <text:p text:style-name="P1">اِلِیہود</text:p>
      <text:p text:style-name="P1">اِلّاسَر</text:p>
      <text:p text:style-name="P1">اِلٰہی</text:p>
      <text:p text:style-name="P1"><text:soft-page-break/>اِلہام</text:p>
      <text:p text:style-name="P1">اِلیاقِیم</text:p>
      <text:p text:style-name="P1">اِمام</text:p>
      <text:p text:style-name="P1">اِمتحان</text:p>
      <text:p text:style-name="P1">اِمداد</text:p>
      <text:p text:style-name="P1">اِمّاؤُس</text:p>
      <text:p text:style-name="P1">اِنتخاب</text:p>
      <text:p text:style-name="P1">اِنتظار</text:p>
      <text:p text:style-name="P1">اِنتظام</text:p>
      <text:p text:style-name="P1">اِنتظامِ‎اِلٰہی</text:p>
      <text:p text:style-name="P1">اِنتقال</text:p>
      <text:p text:style-name="P1">اِنتِخاب</text:p>
      <text:p text:style-name="P1">اِنتہا</text:p>
      <text:p text:style-name="P1">اِنتہائی</text:p>
      <text:p text:style-name="P1">اِنجِیر</text:p>
      <text:p text:style-name="P1"><text:soft-page-break/>اِنجِیل</text:p>
      <text:p text:style-name="P1">اِنحصار</text:p>
      <text:p text:style-name="P1">اِنزال</text:p>
      <text:p text:style-name="P1">اِنسان</text:p>
      <text:p text:style-name="P1">اِنسانِیَّت</text:p>
      <text:p text:style-name="P1">اِنسانی</text:p>
      <text:p text:style-name="P1">اِنسانیں</text:p>
      <text:p text:style-name="P1">اِنشاءاللّٰہ</text:p>
      <text:p text:style-name="P1">اِنشاء​اللّٰہ</text:p>
      <text:p text:style-name="P1">اِنصاف</text:p>
      <text:p text:style-name="P1">اِنعام</text:p>
      <text:p text:style-name="P1">اِنٚجِیر</text:p>
      <text:p text:style-name="P1">اِنٚدرِیاس</text:p>
      <text:p text:style-name="P1">اِنٚدریاس</text:p>
      <text:p text:style-name="P1">اِنچ</text:p>
      <text:p text:style-name="P1"><text:soft-page-break/>اِنکار</text:p>
      <text:p text:style-name="P1">اِنکساری</text:p>
      <text:p text:style-name="P1">اِنھائیں</text:p>
      <text:p text:style-name="P1">اِنہائیں</text:p>
      <text:p text:style-name="P1">اِنہیں</text:p>
      <text:p text:style-name="P1">اِٹلی</text:p>
      <text:p text:style-name="P1">اِکوِیہوِیں</text:p>
      <text:p text:style-name="P1">اِہجا</text:p>
      <text:p text:style-name="P1">اِہجِئیں</text:p>
      <text:p text:style-name="P1">اِہجِیاں</text:p>
      <text:p text:style-name="P1">اِہجی</text:p>
      <text:p text:style-name="P1">اِہجیا</text:p>
      <text:p text:style-name="P1">اِہجیاں</text:p>
      <text:p text:style-name="P1">اِہجیں</text:p>
      <text:p text:style-name="P1">اِہجے</text:p>
      <text:p text:style-name="P1"><text:soft-page-break/>اِی</text:p>
      <text:p text:style-name="P1">اِیجِیئن</text:p>
      <text:p text:style-name="P1">اِیش</text:p>
      <text:p text:style-name="P1">اِیمان</text:p>
      <text:p text:style-name="P1">اِیماندار</text:p>
      <text:p text:style-name="P1">اِیمانداری</text:p>
      <text:p text:style-name="P1">اِیمانداریں</text:p>
      <text:p text:style-name="P1">اِیمانی</text:p>
      <text:p text:style-name="P1">اِینٚدا</text:p>
      <text:p text:style-name="P1">اِینٚدِئیں</text:p>
      <text:p text:style-name="P1">اِینٚدِیاں</text:p>
      <text:p text:style-name="P1">اِینٚدی</text:p>
      <text:p text:style-name="P1">اِینٚدے</text:p>
      <text:p text:style-name="P1">اِیویں</text:p>
      <text:p text:style-name="P1">اِیکُوں</text:p>
      <text:p text:style-name="P1"><text:soft-page-break/>اِیں</text:p>
      <text:p text:style-name="P1">اِیںٚدا</text:p>
      <text:p text:style-name="P1">اِیںٚدِئیں</text:p>
      <text:p text:style-name="P1">اِیہا</text:p>
      <text:p text:style-name="P1">اِیہو</text:p>
      <text:p text:style-name="P1">اِیہوکُجھ</text:p>
      <text:p text:style-name="P1">اِیہو﻿کُجھ</text:p>
      <text:p text:style-name="P1">اِیہے</text:p>
      <text:p text:style-name="P1">اِݙاہِیں</text:p>
      <text:p text:style-name="P1">اِݙو</text:p>
      <text:p text:style-name="P1">اِݙّو</text:p>
      <text:p text:style-name="P1">اِݙُّوں</text:p>
      <text:p text:style-name="P1">اِݙّے</text:p>
      <text:p text:style-name="P1">اِݙے</text:p>
      <text:p text:style-name="P1">اٹااتے</text:p>
      <text:p text:style-name="P1"><text:soft-page-break/>اٹّے</text:p>
      <text:p text:style-name="P1">اٹھاراں</text:p>
      <text:p text:style-name="P1">اٹھارَھاں</text:p>
      <text:p text:style-name="P1">اٹھترِیھ</text:p>
      <text:p text:style-name="P1">اٹھتری</text:p>
      <text:p text:style-name="P1">اٹھواں</text:p>
      <text:p text:style-name="P1">اٹھویں</text:p>
      <text:p text:style-name="P1">اپلُونِیہ</text:p>
      <text:p text:style-name="P1">اپمے</text:p>
      <text:p text:style-name="P1">اپنی</text:p>
      <text:p text:style-name="P1">اپُلّوس</text:p>
      <text:p text:style-name="P1">اپِیل</text:p>
      <text:p text:style-name="P1">اپِیکُوریفلسَفِئیں</text:p>
      <text:p text:style-name="P1">اپیُس</text:p>
      <text:p text:style-name="P1">اپݨا</text:p>
      <text:p text:style-name="P1"><text:soft-page-break/>اپݨایا</text:p>
      <text:p text:style-name="P1">اپݨِئیں</text:p>
      <text:p text:style-name="P1">اپݨِیاں</text:p>
      <text:p text:style-name="P1">اپݨی</text:p>
      <text:p text:style-name="P1">اپݨیاں</text:p>
      <text:p text:style-name="P1">اپݨے</text:p>
      <text:p text:style-name="P1">اپݨےآپ</text:p>
      <text:p text:style-name="P1">اپݨےسڄے</text:p>
      <text:p text:style-name="P1">اپݨے‎آپ</text:p>
      <text:p text:style-name="P1">اپݨے﻿</text:p>
      <text:p text:style-name="P1">اپݨے﻿آپ</text:p>
      <text:p text:style-name="P1">اڄ</text:p>
      <text:p text:style-name="P1">اڄاں</text:p>
      <text:p text:style-name="P1">اڄّاں</text:p>
      <text:p text:style-name="P1">اڄَّڑ</text:p>
      <text:p text:style-name="P1"><text:soft-page-break/>اڄڑ</text:p>
      <text:p text:style-name="P1">اچانَک</text:p>
      <text:p text:style-name="P1">اچانک</text:p>
      <text:p text:style-name="P1">اچّھا</text:p>
      <text:p text:style-name="P1">اڑا</text:p>
      <text:p text:style-name="P1">اڑی</text:p>
      <text:p text:style-name="P1">اڑیا</text:p>
      <text:p text:style-name="P1">اکبر</text:p>
      <text:p text:style-name="P1">اکثر</text:p>
      <text:p text:style-name="P1">اکثرِیّت</text:p>
      <text:p text:style-name="P1">اکثرِیَّت</text:p>
      <text:p text:style-name="P1">اکور</text:p>
      <text:p text:style-name="P1">اکِّھیں</text:p>
      <text:p text:style-name="P1">اکِّھیں</text:p>
      <text:p text:style-name="P1">اکّھ</text:p>
      <text:p text:style-name="P1"><text:soft-page-break/>اکڑِیج</text:p>
      <text:p text:style-name="P1">اکھاہے</text:p>
      <text:p text:style-name="P1">اکھوا</text:p>
      <text:p text:style-name="P1">اگر</text:p>
      <text:p text:style-name="P1">اگربتی</text:p>
      <text:p text:style-name="P1">اگربتیاں</text:p>
      <text:p text:style-name="P1">اگو</text:p>
      <text:p text:style-name="P1">اگَستُس</text:p>
      <text:p text:style-name="P1">اگُّوں</text:p>
      <text:p text:style-name="P1">اڳلا</text:p>
      <text:p text:style-name="P1">اڳلے</text:p>
      <text:p text:style-name="P1">اڳُوں</text:p>
      <text:p text:style-name="P1">اڳُوھِیاں</text:p>
      <text:p text:style-name="P1">اڳُوہِیاں</text:p>
      <text:p text:style-name="P1">اڳّو</text:p>
      <text:p text:style-name="P1"><text:soft-page-break/>اڳّوپِچّھو</text:p>
      <text:p text:style-name="P1">اڳُّوں</text:p>
      <text:p text:style-name="P1">اڳٚو</text:p>
      <text:p text:style-name="P1">اںگوریں</text:p>
      <text:p text:style-name="P1">اںگُور</text:p>
      <text:p text:style-name="P1">اںڳِل</text:p>
      <text:p text:style-name="P1">اہجا</text:p>
      <text:p text:style-name="P1">اہدا</text:p>
      <text:p text:style-name="P1">اہداں</text:p>
      <text:p text:style-name="P1">اہدِن</text:p>
      <text:p text:style-name="P1">اہدِیں</text:p>
      <text:p text:style-name="P1">اہدے</text:p>
      <text:p text:style-name="P1">اہم</text:p>
      <text:p text:style-name="P1">اہمِیَّت</text:p>
      <text:p text:style-name="P1">اہِدے</text:p>
      <text:p text:style-name="P1"><text:soft-page-break/>اہِم</text:p>
      <text:p text:style-name="P1">ای</text:p>
      <text:p text:style-name="P1">ایتام</text:p>
      <text:p text:style-name="P1">ایتِھنز</text:p>
      <text:p text:style-name="P1">ایصر</text:p>
      <text:p text:style-name="P1">ایفا</text:p>
      <text:p text:style-name="P1">ایل</text:p>
      <text:p text:style-name="P1">ایلا</text:p>
      <text:p text:style-name="P1">ایلون</text:p>
      <text:p text:style-name="P1">ایلی</text:p>
      <text:p text:style-name="P1">ایلیم</text:p>
      <text:p text:style-name="P1">ایل​بَیت​ایل</text:p>
      <text:p text:style-name="P1">ایل​فاران</text:p>
      <text:p text:style-name="P1">ایماندار</text:p>
      <text:p text:style-name="P1">ایمِئیں</text:p>
      <text:p text:style-name="P1"><text:soft-page-break/>ایمیم</text:p>
      <text:p text:style-name="P1">اینٚدا</text:p>
      <text:p text:style-name="P1">اینٚدے</text:p>
      <text:p text:style-name="P1">اینیاس</text:p>
      <text:p text:style-name="P1">ایوانِتعلِیم</text:p>
      <text:p text:style-name="P1">ایویں</text:p>
      <text:p text:style-name="P1">ایُوبؑ</text:p>
      <text:p text:style-name="P1">ایک</text:p>
      <text:p text:style-name="P1">ایکا</text:p>
      <text:p text:style-name="P1">ایکُوں</text:p>
      <text:p text:style-name="P1">ایں</text:p>
      <text:p text:style-name="P1">ایہ</text:p>
      <text:p text:style-name="P1">ایہا</text:p>
      <text:p text:style-name="P1">ایہو</text:p>
      <text:p text:style-name="P1">ایہے</text:p>
      <text:p text:style-name="P1"><text:soft-page-break/>اییں</text:p>
      <text:p text:style-name="P1">اے</text:p>
      <text:p text:style-name="P1">اݙّا</text:p>
      <text:p text:style-name="P1">بااثر</text:p>
      <text:p text:style-name="P1">بااثَر</text:p>
      <text:p text:style-name="P1">بااختِیار</text:p>
      <text:p text:style-name="P1">بابا</text:p>
      <text:p text:style-name="P1">بابل</text:p>
      <text:p text:style-name="P1">بابِجمِیل</text:p>
      <text:p text:style-name="P1">باد</text:p>
      <text:p text:style-name="P1">بادبان</text:p>
      <text:p text:style-name="P1">بادشاھی</text:p>
      <text:p text:style-name="P1">بادشاہ</text:p>
      <text:p text:style-name="P1">بادشاہِ</text:p>
      <text:p text:style-name="P1">بادشاہی</text:p>
      <text:p text:style-name="P1"><text:soft-page-break/>بادشاہیں</text:p>
      <text:p text:style-name="P1">بادل</text:p>
      <text:p text:style-name="P1">بادِل</text:p>
      <text:p text:style-name="P1">بار</text:p>
      <text:p text:style-name="P1">باراتِئیں</text:p>
      <text:p text:style-name="P1">بارش</text:p>
      <text:p text:style-name="P1">بارَع</text:p>
      <text:p text:style-name="P1">بارِد</text:p>
      <text:p text:style-name="P1">بارِش</text:p>
      <text:p text:style-name="P1">بارِیک</text:p>
      <text:p text:style-name="P1">بارگاہ</text:p>
      <text:p text:style-name="P1">بارگاہِ</text:p>
      <text:p text:style-name="P1">بارگاہِالٰہی</text:p>
      <text:p text:style-name="P1">بارگاہِاِلٰہی</text:p>
      <text:p text:style-name="P1">بارگاہِ‎اِلٰہی</text:p>
      <text:p text:style-name="P1"><text:soft-page-break/>بارگاہِ﻿اِلٰہی</text:p>
      <text:p text:style-name="P1">بارہِ﻿اِلٰہی</text:p>
      <text:p text:style-name="P1">باری</text:p>
      <text:p text:style-name="P1">باریک</text:p>
      <text:p text:style-name="P1">بارے</text:p>
      <text:p text:style-name="P1">باز</text:p>
      <text:p text:style-name="P1">بازار</text:p>
      <text:p text:style-name="P1">بازارو</text:p>
      <text:p text:style-name="P1">بازاری</text:p>
      <text:p text:style-name="P1">بازاریں</text:p>
      <text:p text:style-name="P1">باسعادت</text:p>
      <text:p text:style-name="P1">باسے</text:p>
      <text:p text:style-name="P1">باشِنٚدِئیں</text:p>
      <text:p text:style-name="P1">باشِنٚدے</text:p>
      <text:p text:style-name="P1">باضابطہ</text:p>
      <text:p text:style-name="P1"><text:soft-page-break/>باطن</text:p>
      <text:p text:style-name="P1">باطنی</text:p>
      <text:p text:style-name="P1">باطِل</text:p>
      <text:p text:style-name="P1">باعث</text:p>
      <text:p text:style-name="P1">باعِث</text:p>
      <text:p text:style-name="P1">باغ</text:p>
      <text:p text:style-name="P1">باغات</text:p>
      <text:p text:style-name="P1">باغبانی</text:p>
      <text:p text:style-name="P1">باغِ</text:p>
      <text:p text:style-name="P1">باغِئیں</text:p>
      <text:p text:style-name="P1">باغی</text:p>
      <text:p text:style-name="P1">باغیں</text:p>
      <text:p text:style-name="P1">باقاعدگی</text:p>
      <text:p text:style-name="P1">باقاعدہ</text:p>
      <text:p text:style-name="P1">باقِئیں</text:p>
      <text:p text:style-name="P1"><text:soft-page-break/>باقی</text:p>
      <text:p text:style-name="P1">بال</text:p>
      <text:p text:style-name="P1">بالا</text:p>
      <text:p text:style-name="P1">بالَع</text:p>
      <text:p text:style-name="P1">بالِغ</text:p>
      <text:p text:style-name="P1">بالکل</text:p>
      <text:p text:style-name="P1">بالیں</text:p>
      <text:p text:style-name="P1">بامحاورہ</text:p>
      <text:p text:style-name="P1">بانٚگ</text:p>
      <text:p text:style-name="P1">بانی</text:p>
      <text:p text:style-name="P1">بانے</text:p>
      <text:p text:style-name="P1">باوجود</text:p>
      <text:p text:style-name="P1">باوجُود</text:p>
      <text:p text:style-name="P1">باوَجُود</text:p>
      <text:p text:style-name="P1">باپاک</text:p>
      <text:p text:style-name="P1"><text:soft-page-break/>باڑی</text:p>
      <text:p text:style-name="P1">باہر</text:p>
      <text:p text:style-name="P1">باہمی</text:p>
      <text:p text:style-name="P1">ببرشیر</text:p>
      <text:p text:style-name="P1">بتی</text:p>
      <text:p text:style-name="P1">بتیاں</text:p>
      <text:p text:style-name="P1">بجائے</text:p>
      <text:p text:style-name="P1">بحال</text:p>
      <text:p text:style-name="P1">بحالی</text:p>
      <text:p text:style-name="P1">بحث</text:p>
      <text:p text:style-name="P1">بحثمُباحثہ</text:p>
      <text:p text:style-name="P1">بحثوتکرار</text:p>
      <text:p text:style-name="P1">بحر</text:p>
      <text:p text:style-name="P1">بحرحال</text:p>
      <text:p text:style-name="P1">بحرقلزم</text:p>
      <text:p text:style-name="P1"><text:soft-page-break/>بحرقُلزم</text:p>
      <text:p text:style-name="P1">بحرِقُلزم</text:p>
      <text:p text:style-name="P1">بحری</text:p>
      <text:p text:style-name="P1">بختاور</text:p>
      <text:p text:style-name="P1">بختاوَر</text:p>
      <text:p text:style-name="P1">بختیں</text:p>
      <text:p text:style-name="P1">بخش</text:p>
      <text:p text:style-name="P1">بخشاں</text:p>
      <text:p text:style-name="P1">بخشو</text:p>
      <text:p text:style-name="P1">بخشوا</text:p>
      <text:p text:style-name="P1">بخشَݨ</text:p>
      <text:p text:style-name="P1">بخشَݨہار</text:p>
      <text:p text:style-name="P1">بخشَݨ‎ہار</text:p>
      <text:p text:style-name="P1">بخشَݨ﻿ہار</text:p>
      <text:p text:style-name="P1">بخشِئیں</text:p>
      <text:p text:style-name="P1"><text:soft-page-break/>بخشِئے</text:p>
      <text:p text:style-name="P1">بخشِس</text:p>
      <text:p text:style-name="P1">بخشِش</text:p>
      <text:p text:style-name="P1">بخشِن</text:p>
      <text:p text:style-name="P1">بخشِیا</text:p>
      <text:p text:style-name="P1">بخشِیونے</text:p>
      <text:p text:style-name="P1">بخشی</text:p>
      <text:p text:style-name="P1">بخشیا</text:p>
      <text:p text:style-name="P1">بخشیساں</text:p>
      <text:p text:style-name="P1">بخشیسی</text:p>
      <text:p text:style-name="P1">بخشینٚدا</text:p>
      <text:p text:style-name="P1">بخشینٚدِن</text:p>
      <text:p text:style-name="P1">بخشینٚدے</text:p>
      <text:p text:style-name="P1">بخشیونے</text:p>
      <text:p text:style-name="P1">بخشے</text:p>
      <text:p text:style-name="P1"><text:soft-page-break/>بخور</text:p>
      <text:p text:style-name="P1">بخوردان</text:p>
      <text:p text:style-name="P1">بخوردانیں</text:p>
      <text:p text:style-name="P1">بخُور</text:p>
      <text:p text:style-name="P1">بدبو</text:p>
      <text:p text:style-name="P1">بددُعا</text:p>
      <text:p text:style-name="P1">بددِیانت</text:p>
      <text:p text:style-name="P1">بدسلوکی</text:p>
      <text:p text:style-name="P1">بدصُورت</text:p>
      <text:p text:style-name="P1">بدفعلی</text:p>
      <text:p text:style-name="P1">بدل</text:p>
      <text:p text:style-name="P1">بدلہ</text:p>
      <text:p text:style-name="P1">بدلیسی</text:p>
      <text:p text:style-name="P1">بدلے</text:p>
      <text:p text:style-name="P1">بدمست</text:p>
      <text:p text:style-name="P1"><text:soft-page-break/>بدن</text:p>
      <text:p text:style-name="P1">بدنامی</text:p>
      <text:p text:style-name="P1">بدنظری</text:p>
      <text:p text:style-name="P1">بدوش</text:p>
      <text:p text:style-name="P1">بدَن</text:p>
      <text:p text:style-name="P1">بدِل</text:p>
      <text:p text:style-name="P1">بدَّل</text:p>
      <text:p text:style-name="P1">بدکار</text:p>
      <text:p text:style-name="P1">بدکاری</text:p>
      <text:p text:style-name="P1">بدکاریاں</text:p>
      <text:p text:style-name="P1">بدکاریں</text:p>
      <text:p text:style-name="P1">بدکرداری</text:p>
      <text:p text:style-name="P1">بدکِردار</text:p>
      <text:p text:style-name="P1">بدگُمان</text:p>
      <text:p text:style-name="P1">بدگُمانی</text:p>
      <text:p text:style-name="P1"><text:soft-page-break/>بدگُوئی</text:p>
      <text:p text:style-name="P1">بذاتِ﻿خُود</text:p>
      <text:p text:style-name="P1">برآمدے</text:p>
      <text:p text:style-name="P1">برابر</text:p>
      <text:p text:style-name="P1">برات</text:p>
      <text:p text:style-name="P1">براتی</text:p>
      <text:p text:style-name="P1">برادری</text:p>
      <text:p text:style-name="P1">برامدہسݙیا</text:p>
      <text:p text:style-name="P1">برامدے</text:p>
      <text:p text:style-name="P1">برامدےوِچ</text:p>
      <text:p text:style-name="P1">برانٚڈے</text:p>
      <text:p text:style-name="P1">برباد</text:p>
      <text:p text:style-name="P1">بربادی</text:p>
      <text:p text:style-name="P1">بربیابان</text:p>
      <text:p text:style-name="P1">برتاؤ</text:p>
      <text:p text:style-name="P1"><text:soft-page-break/>برتن</text:p>
      <text:p text:style-name="P1">برتنیں</text:p>
      <text:p text:style-name="P1">برتُلُم</text:p>
      <text:p text:style-name="P1">برحق</text:p>
      <text:p text:style-name="P1">برحَق</text:p>
      <text:p text:style-name="P1">برخلاف</text:p>
      <text:p text:style-name="P1">برداشت</text:p>
      <text:p text:style-name="P1">برسبّاس</text:p>
      <text:p text:style-name="P1">برقرار</text:p>
      <text:p text:style-name="P1">برنَباس</text:p>
      <text:p text:style-name="P1">برنَباسکِیتی</text:p>
      <text:p text:style-name="P1">برنِیقہ</text:p>
      <text:p text:style-name="P1">برنیع</text:p>
      <text:p text:style-name="P1">بروقت</text:p>
      <text:p text:style-name="P1">برَبّاس</text:p>
      <text:p text:style-name="P1"><text:soft-page-break/>برکت</text:p>
      <text:p text:style-name="P1">برکتاں</text:p>
      <text:p text:style-name="P1">برکتیں</text:p>
      <text:p text:style-name="P1">برکَت</text:p>
      <text:p text:style-name="P1">برکیاہ</text:p>
      <text:p text:style-name="P1">بریک</text:p>
      <text:p text:style-name="P1">بزُرگ</text:p>
      <text:p text:style-name="P1">بزُرگانِدِین</text:p>
      <text:p text:style-name="P1">بزُرگانِ‎دِین</text:p>
      <text:p text:style-name="P1">بزُرگانِ﻿دِین</text:p>
      <text:p text:style-name="P1">بزُرگو</text:p>
      <text:p text:style-name="P1">بزُرگیں</text:p>
      <text:p text:style-name="P1">بس</text:p>
      <text:p text:style-name="P1">بسن</text:p>
      <text:p text:style-name="P1">بسَر</text:p>
      <text:p text:style-name="P1"><text:soft-page-break/>بسݨ</text:p>
      <text:p text:style-name="P1">بشارت</text:p>
      <text:p text:style-name="P1">بشارتاں</text:p>
      <text:p text:style-name="P1">بشامَتھ</text:p>
      <text:p text:style-name="P1">بشامہ</text:p>
      <text:p text:style-name="P1">بشر</text:p>
      <text:p text:style-name="P1">بشرطیکہ</text:p>
      <text:p text:style-name="P1">بصر</text:p>
      <text:p text:style-name="P1">بصلایل</text:p>
      <text:p text:style-name="P1">بصل﻿ایل</text:p>
      <text:p text:style-name="P1">بطور</text:p>
      <text:p text:style-name="P1">بطَور</text:p>
      <text:p text:style-name="P1">بعد</text:p>
      <text:p text:style-name="P1">بعض</text:p>
      <text:p text:style-name="P1">بعل</text:p>
      <text:p text:style-name="P1"><text:soft-page-break/>بعل​حنّان</text:p>
      <text:p text:style-name="P1">بعل﻿صفون</text:p>
      <text:p text:style-name="P1">بعور</text:p>
      <text:p text:style-name="P1">بعُور</text:p>
      <text:p text:style-name="P1">بغاوت</text:p>
      <text:p text:style-name="P1">بغاوَت</text:p>
      <text:p text:style-name="P1">بغاوَتیں</text:p>
      <text:p text:style-name="P1">بغَیر</text:p>
      <text:p text:style-name="P1">بغُض</text:p>
      <text:p text:style-name="P1">بغیر</text:p>
      <text:p text:style-name="P1">بغیرخمیر</text:p>
      <text:p text:style-name="P1">بقا</text:p>
      <text:p text:style-name="P1">بقایا</text:p>
      <text:p text:style-name="P1">بلاسطُس</text:p>
      <text:p text:style-name="P1">بلعام</text:p>
      <text:p text:style-name="P1"><text:soft-page-break/>بلقِیس</text:p>
      <text:p text:style-name="P1">بلوطیں</text:p>
      <text:p text:style-name="P1">بلکہ</text:p>
      <text:p text:style-name="P1">بنا</text:p>
      <text:p text:style-name="P1">بناوٹ</text:p>
      <text:p text:style-name="P1">بنُوحِتّ</text:p>
      <text:p text:style-name="P1">بنُو﻿حِتّ</text:p>
      <text:p text:style-name="P1">بنٚد</text:p>
      <text:p text:style-name="P1">بنٚدرگاہ</text:p>
      <text:p text:style-name="P1">بنٚدرگاہِجمِیل</text:p>
      <text:p text:style-name="P1">بنٚدرگاہی</text:p>
      <text:p text:style-name="P1">بنٚدوبست</text:p>
      <text:p text:style-name="P1">بنٚدَرگاہ</text:p>
      <text:p text:style-name="P1">بنٚدُر</text:p>
      <text:p text:style-name="P1">بنٚدگی</text:p>
      <text:p text:style-name="P1"><text:soft-page-break/>بنٚدے</text:p>
      <text:p text:style-name="P1">بنی</text:p>
      <text:p text:style-name="P1">بنیاسرائیلِئیں</text:p>
      <text:p text:style-name="P1">بنیاِسرائِیل</text:p>
      <text:p text:style-name="P1">بنیاِسرائِیلِئیں</text:p>
      <text:p text:style-name="P1">بنیاِسرائِیلی</text:p>
      <text:p text:style-name="P1">بنیاِسرائِیلیو</text:p>
      <text:p text:style-name="P1">بنیاِسرائیل</text:p>
      <text:p text:style-name="P1">بنیاِسرائیلِیو</text:p>
      <text:p text:style-name="P1">بنیاِسرائیلی</text:p>
      <text:p text:style-name="P1">بنیحمُور</text:p>
      <text:p text:style-name="P1">بنیشمعُون</text:p>
      <text:p text:style-name="P1">بنیعمون</text:p>
      <text:p text:style-name="P1">بنیعیسَو</text:p>
      <text:p text:style-name="P1">بنیلوط</text:p>
      <text:p text:style-name="P1"><text:soft-page-break/>بنیلیوی</text:p>
      <text:p text:style-name="P1">بنینوعِاِنسان</text:p>
      <text:p text:style-name="P1">بنینَوعِ</text:p>
      <text:p text:style-name="P1">بنینَوعِاِنسان</text:p>
      <text:p text:style-name="P1">بنی​ادوم</text:p>
      <text:p text:style-name="P1">بنی​اِسرائِیل</text:p>
      <text:p text:style-name="P1">بنی​اِسرائِیلی</text:p>
      <text:p text:style-name="P1">بنی​اِسماعِیل</text:p>
      <text:p text:style-name="P1">بنی​اِسماعِیلی</text:p>
      <text:p text:style-name="P1">بنی​عِیصَو</text:p>
      <text:p text:style-name="P1">بنی​نوعِ</text:p>
      <text:p text:style-name="P1">بنی‎اِسرائِیل</text:p>
      <text:p text:style-name="P1">بنی‎اِسرائِیلی</text:p>
      <text:p text:style-name="P1">بنی‎نَوعِ‎اِنسان</text:p>
      <text:p text:style-name="P1">بنی﻿اسرائِیلِئیں</text:p>
      <text:p text:style-name="P1"><text:soft-page-break/>بنی﻿اسرائیل</text:p>
      <text:p text:style-name="P1">بنی﻿اسرائیلی</text:p>
      <text:p text:style-name="P1">بنی﻿اِسرائِیل</text:p>
      <text:p text:style-name="P1">بنی﻿اِسرائِیلِئیں</text:p>
      <text:p text:style-name="P1">بنی﻿اِسرائِیلِیو</text:p>
      <text:p text:style-name="P1">بنی﻿اِسرائِیلی</text:p>
      <text:p text:style-name="P1">بنی﻿اِسرائِیلیو</text:p>
      <text:p text:style-name="P1">بنی﻿اِسرائیل</text:p>
      <text:p text:style-name="P1">بنی﻿اِسرائیلِئیں</text:p>
      <text:p text:style-name="P1">بنی﻿اِسرائیلِوو</text:p>
      <text:p text:style-name="P1">بنی﻿اِسرائیلِیو</text:p>
      <text:p text:style-name="P1">بنی﻿اِسرائیلی</text:p>
      <text:p text:style-name="P1">بنی﻿اِسماعِیل</text:p>
      <text:p text:style-name="P1">بنی﻿لیوی</text:p>
      <text:p text:style-name="P1">بنی﻿نوعِ</text:p>
      <text:p text:style-name="P1"><text:soft-page-break/>بنی﻿﻿اِسرائِیل</text:p>
      <text:p text:style-name="P1">بوتا</text:p>
      <text:p text:style-name="P1">بوتل</text:p>
      <text:p text:style-name="P1">بوسہ</text:p>
      <text:p text:style-name="P1">بوسی</text:p>
      <text:p text:style-name="P1">بوسے</text:p>
      <text:p text:style-name="P1">بول</text:p>
      <text:p text:style-name="P1">بونا</text:p>
      <text:p text:style-name="P1">بوڑ</text:p>
      <text:p text:style-name="P1">بَتُوئیل</text:p>
      <text:p text:style-name="P1">بَحالی</text:p>
      <text:p text:style-name="P1">بَخت</text:p>
      <text:p text:style-name="P1">بَختاور</text:p>
      <text:p text:style-name="P1">بَخشو</text:p>
      <text:p text:style-name="P1">بَخشِئے</text:p>
      <text:p text:style-name="P1"><text:soft-page-break/>بَخشِن</text:p>
      <text:p text:style-name="P1">بَخشِیاں</text:p>
      <text:p text:style-name="P1">بَخشِیسی</text:p>
      <text:p text:style-name="P1">بَخشیا</text:p>
      <text:p text:style-name="P1">بَخشیساں</text:p>
      <text:p text:style-name="P1">بَخشینٚدِیں</text:p>
      <text:p text:style-name="P1">بَخشینٚدی</text:p>
      <text:p text:style-name="P1">بَخشینٚدے</text:p>
      <text:p text:style-name="P1">بَد</text:p>
      <text:p text:style-name="P1">بَدترِین</text:p>
      <text:p text:style-name="P1">بَدتَر</text:p>
      <text:p text:style-name="P1">بَددُعا</text:p>
      <text:p text:style-name="P1">بَدرُوح</text:p>
      <text:p text:style-name="P1">بَدل</text:p>
      <text:p text:style-name="P1">بَدلا</text:p>
      <text:p text:style-name="P1"><text:soft-page-break/>بَدلَݨ</text:p>
      <text:p text:style-name="P1">بَدلہ</text:p>
      <text:p text:style-name="P1">بَدلیں</text:p>
      <text:p text:style-name="P1">بَدلے</text:p>
      <text:p text:style-name="P1">بَدمعاش</text:p>
      <text:p text:style-name="P1">بَدن</text:p>
      <text:p text:style-name="P1">بَدنام</text:p>
      <text:p text:style-name="P1">بَدنِیَّتی</text:p>
      <text:p text:style-name="P1">بَدَن</text:p>
      <text:p text:style-name="P1">بَدِل</text:p>
      <text:p text:style-name="P1">بَدّل</text:p>
      <text:p text:style-name="P1">بَدچلنی</text:p>
      <text:p text:style-name="P1">بَدچلَݨ</text:p>
      <text:p text:style-name="P1">بَدکاری</text:p>
      <text:p text:style-name="P1">بَدکاریاں</text:p>
      <text:p text:style-name="P1"><text:soft-page-break/>بَدگُمان</text:p>
      <text:p text:style-name="P1">بَدگُمانی</text:p>
      <text:p text:style-name="P1">بَدی</text:p>
      <text:p text:style-name="P1">بَد​اعمالیاں</text:p>
      <text:p text:style-name="P1">بَد​سلُوکی</text:p>
      <text:p text:style-name="P1">بَد​نامی</text:p>
      <text:p text:style-name="P1">بَد‎چلَݨ</text:p>
      <text:p text:style-name="P1">بَر</text:p>
      <text:p text:style-name="P1">بَرآمد</text:p>
      <text:p text:style-name="P1">بَربَرِیاں</text:p>
      <text:p text:style-name="P1">بَربَرے</text:p>
      <text:p text:style-name="P1">بَرتَر</text:p>
      <text:p text:style-name="P1">بَرتَن</text:p>
      <text:p text:style-name="P1">بَرحَق</text:p>
      <text:p text:style-name="P1">بَرداری</text:p>
      <text:p text:style-name="P1"><text:soft-page-break/>بَرداشت</text:p>
      <text:p text:style-name="P1">بَرِیعاہ</text:p>
      <text:p text:style-name="P1">بَرکتاں</text:p>
      <text:p text:style-name="P1">بَرکتیں</text:p>
      <text:p text:style-name="P1">بَری</text:p>
      <text:p text:style-name="P1">بَس</text:p>
      <text:p text:style-name="P1">بَشری</text:p>
      <text:p text:style-name="P1">بَشَرطِ</text:p>
      <text:p text:style-name="P1">بَصرہ</text:p>
      <text:p text:style-name="P1">بَصِیر</text:p>
      <text:p text:style-name="P1">بَطَور</text:p>
      <text:p text:style-name="P1">بَظاہِر</text:p>
      <text:p text:style-name="P1">بَعِید</text:p>
      <text:p text:style-name="P1">بَلا</text:p>
      <text:p text:style-name="P1">بَلائیں</text:p>
      <text:p text:style-name="P1"><text:soft-page-break/>بَلُوط</text:p>
      <text:p text:style-name="P1">بَلُوطیں</text:p>
      <text:p text:style-name="P1">بَند</text:p>
      <text:p text:style-name="P1">بَندہ</text:p>
      <text:p text:style-name="P1">بَنٚدُر</text:p>
      <text:p text:style-name="P1">بَنٚدِئیں</text:p>
      <text:p text:style-name="P1">بَنٚدہ</text:p>
      <text:p text:style-name="P1">بَنٚدیں</text:p>
      <text:p text:style-name="P1">بَٹّھی</text:p>
      <text:p text:style-name="P1">بَٹھی</text:p>
      <text:p text:style-name="P1">بَچاؤ</text:p>
      <text:p text:style-name="P1">بَچائے</text:p>
      <text:p text:style-name="P1">بَچدِن</text:p>
      <text:p text:style-name="P1">بَچسیں</text:p>
      <text:p text:style-name="P1">بَچّا</text:p>
      <text:p text:style-name="P1"><text:soft-page-break/>بَچّت</text:p>
      <text:p text:style-name="P1">بَچِّئے</text:p>
      <text:p text:style-name="P1">بَچپَن</text:p>
      <text:p text:style-name="P1">بَچیا</text:p>
      <text:p text:style-name="P1">بَچیسِن</text:p>
      <text:p text:style-name="P1">بَچیسی</text:p>
      <text:p text:style-name="P1">بَچیسیں</text:p>
      <text:p text:style-name="P1">بَچینٚدا</text:p>
      <text:p text:style-name="P1">بَکاہے</text:p>
      <text:p text:style-name="P1">بَکداہویا</text:p>
      <text:p text:style-name="P1">بَکدے</text:p>
      <text:p text:style-name="P1">بَکے</text:p>
      <text:p text:style-name="P1">بَگ</text:p>
      <text:p text:style-name="P1">بَھترِیجا</text:p>
      <text:p text:style-name="P1">بَھترِیجے</text:p>
      <text:p text:style-name="P1"><text:soft-page-break/>بَھر</text:p>
      <text:p text:style-name="P1">بَھرئے</text:p>
      <text:p text:style-name="P1">بَھرو</text:p>
      <text:p text:style-name="P1">بَھرِئے</text:p>
      <text:p text:style-name="P1">بَھریاں</text:p>
      <text:p text:style-name="P1">بَھریساں</text:p>
      <text:p text:style-name="P1">بَھرینٚدِن</text:p>
      <text:p text:style-name="P1">بَھرینٚدی</text:p>
      <text:p text:style-name="P1">بَھریُس</text:p>
      <text:p text:style-name="P1">بَھرݨے</text:p>
      <text:p text:style-name="P1">بَھل</text:p>
      <text:p text:style-name="P1">بَھلائی</text:p>
      <text:p text:style-name="P1">بَھلی</text:p>
      <text:p text:style-name="P1">بَھلیساں</text:p>
      <text:p text:style-name="P1">بَھلینٚدا</text:p>
      <text:p text:style-name="P1"><text:soft-page-break/>بَھن</text:p>
      <text:p text:style-name="P1">بَھنو</text:p>
      <text:p text:style-name="P1">بَھنَݨ</text:p>
      <text:p text:style-name="P1">بَھنِّیاں</text:p>
      <text:p text:style-name="P1">بَھنٚوا</text:p>
      <text:p text:style-name="P1">بَھنی</text:p>
      <text:p text:style-name="P1">بَھڄ</text:p>
      <text:p text:style-name="P1">بَھڄِّیا</text:p>
      <text:p text:style-name="P1">بَھڄِّیے</text:p>
      <text:p text:style-name="P1">بَھڄݨا</text:p>
      <text:p text:style-name="P1">بَھڑیں</text:p>
      <text:p text:style-name="P1">بَھݙُورا</text:p>
      <text:p text:style-name="P1">بَھݨیجا</text:p>
      <text:p text:style-name="P1">بَیتالمال</text:p>
      <text:p text:style-name="P1">بَیتحسدا</text:p>
      <text:p text:style-name="P1"><text:soft-page-break/>بَیتعنیاہ</text:p>
      <text:p text:style-name="P1">بَیتعِنیاہ</text:p>
      <text:p text:style-name="P1">بَیتفجہ</text:p>
      <text:p text:style-name="P1">بَیتُ</text:p>
      <text:p text:style-name="P1">بَیتُاللَّحم</text:p>
      <text:p text:style-name="P1">بَیتُالٛمَقدِس</text:p>
      <text:p text:style-name="P1">بَیتُ​الشَمٛس</text:p>
      <text:p text:style-name="P1">بَیتُ‎اللَّحم</text:p>
      <text:p text:style-name="P1">بَیتُ‎الٛمَدِس</text:p>
      <text:p text:style-name="P1">بَیتُ‎الٛمَقدِس</text:p>
      <text:p text:style-name="P1">بَیتُ﻿اللَّحم</text:p>
      <text:p text:style-name="P1">بَیتُ﻿الٛمَقدِس</text:p>
      <text:p text:style-name="P1">بَیتِ</text:p>
      <text:p text:style-name="P1">بَیتِصَیدا</text:p>
      <text:p text:style-name="P1">بَیت​ایل</text:p>
      <text:p text:style-name="P1"><text:soft-page-break/>بَیت​لَحَم</text:p>
      <text:p text:style-name="P1">بَیت‎عنیاہ</text:p>
      <text:p text:style-name="P1">بَیت‎فجہ</text:p>
      <text:p text:style-name="P1">بَیت﻿عنیاہ</text:p>
      <text:p text:style-name="P1">بَینُالمذاہِب</text:p>
      <text:p text:style-name="P1">بَینٚت</text:p>
      <text:p text:style-name="P1">بَݨ</text:p>
      <text:p text:style-name="P1">بَݨاؤ</text:p>
      <text:p text:style-name="P1">بَݨدی</text:p>
      <text:p text:style-name="P1">بَݨسو</text:p>
      <text:p text:style-name="P1">بَݨسِن</text:p>
      <text:p text:style-name="P1">بَݨسی</text:p>
      <text:p text:style-name="P1">بَݨو</text:p>
      <text:p text:style-name="P1">بَݨواہے</text:p>
      <text:p text:style-name="P1">بَݨِئن</text:p>
      <text:p text:style-name="P1"><text:soft-page-break/>بَݨِئے</text:p>
      <text:p text:style-name="P1">بَݨِن</text:p>
      <text:p text:style-name="P1">بَݨی</text:p>
      <text:p text:style-name="P1">بَݨیا</text:p>
      <text:p text:style-name="P1">بَݨیاں</text:p>
      <text:p text:style-name="P1">بَݨیسو</text:p>
      <text:p text:style-name="P1">بَݨیسیاں</text:p>
      <text:p text:style-name="P1">بَݨینٚداں</text:p>
      <text:p text:style-name="P1">بَݨینٚدِئیں</text:p>
      <text:p text:style-name="P1">بَݨیے</text:p>
      <text:p text:style-name="P1">بُؤا</text:p>
      <text:p text:style-name="P1">بُت</text:p>
      <text:p text:style-name="P1">بُتپرست</text:p>
      <text:p text:style-name="P1">بُتپرستی</text:p>
      <text:p text:style-name="P1">بُتیں</text:p>
      <text:p text:style-name="P1"><text:soft-page-break/>بُت﻿پرستی</text:p>
      <text:p text:style-name="P1">بُحیرہءِ</text:p>
      <text:p text:style-name="P1">بُحیرۂ</text:p>
      <text:p text:style-name="P1">بُحیرۂرُوم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ں</text:p>
      <text:p text:style-name="P1">بُرابھلا</text:p>
      <text:p text:style-name="P1">بُرج</text:p>
      <text:p text:style-name="P1">بُرجی</text:p>
      <text:p text:style-name="P1">بُرِئیں</text:p>
      <text:p text:style-name="P1"><text:soft-page-break/>بُری</text:p>
      <text:p text:style-name="P1">بُریاں</text:p>
      <text:p text:style-name="P1">بُریاںبُریاں</text:p>
      <text:p text:style-name="P1">بُرے</text:p>
      <text:p text:style-name="P1">بُزدِل</text:p>
      <text:p text:style-name="P1">بُزرگ</text:p>
      <text:p text:style-name="P1">بُزرگانِدِین</text:p>
      <text:p text:style-name="P1">بُزرگیں</text:p>
      <text:p text:style-name="P1">بُزرڳ</text:p>
      <text:p text:style-name="P1">بُغض</text:p>
      <text:p text:style-name="P1">بُلبُلے</text:p>
      <text:p text:style-name="P1">بُلنٚد</text:p>
      <text:p text:style-name="P1">بُنیاد</text:p>
      <text:p text:style-name="P1">بُنیاداں</text:p>
      <text:p text:style-name="P1">بُنیادی</text:p>
      <text:p text:style-name="P1"><text:soft-page-break/>بُنیادیں</text:p>
      <text:p text:style-name="P1">بُوانِرجِس</text:p>
      <text:p text:style-name="P1">بُوز</text:p>
      <text:p text:style-name="P1">بُڈھڑِئیں</text:p>
      <text:p text:style-name="P1">بُڑ</text:p>
      <text:p text:style-name="P1">بُڑبُڑ</text:p>
      <text:p text:style-name="P1">بُکّھ</text:p>
      <text:p text:style-name="P1">بُکّھا</text:p>
      <text:p text:style-name="P1">بُکّھے</text:p>
      <text:p text:style-name="P1">بُکھ</text:p>
      <text:p text:style-name="P1">بُکھا</text:p>
      <text:p text:style-name="P1">بُکھے</text:p>
      <text:p text:style-name="P1">بُھرڑینٚدے</text:p>
      <text:p text:style-name="P1">بُھل</text:p>
      <text:p text:style-name="P1">بُھلا</text:p>
      <text:p text:style-name="P1"><text:soft-page-break/>بُھلائم</text:p>
      <text:p text:style-name="P1">بُھلاہے</text:p>
      <text:p text:style-name="P1">بُھلسی</text:p>
      <text:p text:style-name="P1">بُھلوا</text:p>
      <text:p text:style-name="P1">بُھن</text:p>
      <text:p text:style-name="P1">بُھنا</text:p>
      <text:p text:style-name="P1">بُھنِیںٚدی</text:p>
      <text:p text:style-name="P1">بُھنّی</text:p>
      <text:p text:style-name="P1">بُھنیاں</text:p>
      <text:p text:style-name="P1">بُھنے</text:p>
      <text:p text:style-name="P1">بُھوت</text:p>
      <text:p text:style-name="P1">بُھوترِئیں</text:p>
      <text:p text:style-name="P1">بُھوتیں</text:p>
      <text:p text:style-name="P1">بُھوریاں</text:p>
      <text:p text:style-name="P1">بُھوں</text:p>
      <text:p text:style-name="P1"><text:soft-page-break/>بُھکا</text:p>
      <text:p text:style-name="P1">بُھکینٚدے</text:p>
      <text:p text:style-name="P1">بُھڳتَݨی</text:p>
      <text:p text:style-name="P1">بُھڳتیسو</text:p>
      <text:p text:style-name="P1">بُھڳتیسِن</text:p>
      <text:p text:style-name="P1">بِئرِ​شَبَع</text:p>
      <text:p text:style-name="P1">بِالٛخَیر</text:p>
      <text:p text:style-name="P1">بِالٛکُل</text:p>
      <text:p text:style-name="P1">بِالکل</text:p>
      <text:p text:style-name="P1">بِجلی</text:p>
      <text:p text:style-name="P1">بِدام</text:p>
      <text:p text:style-name="P1">بِدد</text:p>
      <text:p text:style-name="P1">بِدعَت</text:p>
      <text:p text:style-name="P1">بِرشَع</text:p>
      <text:p text:style-name="P1">بِرِیّہ</text:p>
      <text:p text:style-name="P1"><text:soft-page-break/>بِریا</text:p>
      <text:p text:style-name="P1">بِسترا</text:p>
      <text:p text:style-name="P1">بِسترے</text:p>
      <text:p text:style-name="P1">بِسٛمِاللّٰہِ</text:p>
      <text:p text:style-name="P1">بِسٛمِ‎اللّٰہِ</text:p>
      <text:p text:style-name="P1">بِلا</text:p>
      <text:p text:style-name="P1">بِلا﻿عُذر</text:p>
      <text:p text:style-name="P1">بِلہان</text:p>
      <text:p text:style-name="P1">بِلہہ</text:p>
      <text:p text:style-name="P1">بِن</text:p>
      <text:p text:style-name="P1">بِنا</text:p>
      <text:p text:style-name="P1">بِناء</text:p>
      <text:p text:style-name="P1">بِنّہیں</text:p>
      <text:p text:style-name="P1">بِنیامِین</text:p>
      <text:p text:style-name="P1">بِنیامین</text:p>
      <text:p text:style-name="P1"><text:soft-page-break/>بِنیمین</text:p>
      <text:p text:style-name="P1">بِن​اُونی</text:p>
      <text:p text:style-name="P1">بِن​یامِین</text:p>
      <text:p text:style-name="P1">بِن﻿یامِین</text:p>
      <text:p text:style-name="P1">بِن﻿یمین</text:p>
      <text:p text:style-name="P1">بِگَل</text:p>
      <text:p text:style-name="P1">بِھرا</text:p>
      <text:p text:style-name="P1">بِھرااُنہیں</text:p>
      <text:p text:style-name="P1">بِھراتاں</text:p>
      <text:p text:style-name="P1">بِھراوو</text:p>
      <text:p text:style-name="P1">بِھراوی</text:p>
      <text:p text:style-name="P1">بِھراویں</text:p>
      <text:p text:style-name="P1">بِھراویںدے</text:p>
      <text:p text:style-name="P1">بِھراٻاہر</text:p>
      <text:p text:style-name="P1">بِھڄیساں</text:p>
      <text:p text:style-name="P1"><text:soft-page-break/>بِھڄیسی</text:p>
      <text:p text:style-name="P1">بِھڄیسیں</text:p>
      <text:p text:style-name="P1">بِھڄینٚدا</text:p>
      <text:p text:style-name="P1">بِھڄینٚداں</text:p>
      <text:p text:style-name="P1">بِھڄینٚدے</text:p>
      <text:p text:style-name="P1">بِھڄیںٚدا</text:p>
      <text:p text:style-name="P1">بِھڄیںٚداں</text:p>
      <text:p text:style-name="P1">بِھڑدا</text:p>
      <text:p text:style-name="P1">بِھڑدِئیں</text:p>
      <text:p text:style-name="P1">بِھڑّی</text:p>
      <text:p text:style-name="P1">بِھڑّݨ</text:p>
      <text:p text:style-name="P1">بِھکوانٚگُوں</text:p>
      <text:p text:style-name="P1">بِھیک</text:p>
      <text:p text:style-name="P1">بِہتر</text:p>
      <text:p text:style-name="P1">بِیج</text:p>
      <text:p text:style-name="P1"><text:soft-page-break/>بِیجیں</text:p>
      <text:p text:style-name="P1">بِیری</text:p>
      <text:p text:style-name="P1">بِیمار</text:p>
      <text:p text:style-name="P1">بِیمارِئیں</text:p>
      <text:p text:style-name="P1">بِیمارِیاں</text:p>
      <text:p text:style-name="P1">بِیماری</text:p>
      <text:p text:style-name="P1">بِیماریاں</text:p>
      <text:p text:style-name="P1">بِیماریں</text:p>
      <text:p text:style-name="P1">بِیمایاں</text:p>
      <text:p text:style-name="P1">بِین</text:p>
      <text:p text:style-name="P1">بِینی</text:p>
      <text:p text:style-name="P1">بچ</text:p>
      <text:p text:style-name="P1">بچا</text:p>
      <text:p text:style-name="P1">بچاؤ</text:p>
      <text:p text:style-name="P1">بچائی</text:p>
      <text:p text:style-name="P1"><text:soft-page-break/>بچاوَݨ</text:p>
      <text:p text:style-name="P1">بچاوے</text:p>
      <text:p text:style-name="P1">بچاہے</text:p>
      <text:p text:style-name="P1">بچایا</text:p>
      <text:p text:style-name="P1">بچایُس</text:p>
      <text:p text:style-name="P1">بچدِیاں</text:p>
      <text:p text:style-name="P1">بچدے</text:p>
      <text:p text:style-name="P1">بچسی</text:p>
      <text:p text:style-name="P1">بچوائِس</text:p>
      <text:p text:style-name="P1">بچَݨ</text:p>
      <text:p text:style-name="P1">بچِئے</text:p>
      <text:p text:style-name="P1">بچّ</text:p>
      <text:p text:style-name="P1">بچَّݨ</text:p>
      <text:p text:style-name="P1">بچِّئے</text:p>
      <text:p text:style-name="P1">بچّے</text:p>
      <text:p text:style-name="P1"><text:soft-page-break/>بچّݨ</text:p>
      <text:p text:style-name="P1">بچپن</text:p>
      <text:p text:style-name="P1">بچپَن</text:p>
      <text:p text:style-name="P1">بچی</text:p>
      <text:p text:style-name="P1">بچیا</text:p>
      <text:p text:style-name="P1">بچیاں</text:p>
      <text:p text:style-name="P1">بچیسی</text:p>
      <text:p text:style-name="P1">بچینٚدا</text:p>
      <text:p text:style-name="P1">بچے</text:p>
      <text:p text:style-name="P1">بچݨ</text:p>
      <text:p text:style-name="P1">بچ‎بچا</text:p>
      <text:p text:style-name="P1">بڑدول</text:p>
      <text:p text:style-name="P1">بڑدولی</text:p>
      <text:p text:style-name="P1">بکدا</text:p>
      <text:p text:style-name="P1">بکداں</text:p>
      <text:p text:style-name="P1"><text:soft-page-break/>بکر</text:p>
      <text:p text:style-name="P1">بکرِئیں</text:p>
      <text:p text:style-name="P1">بکسی</text:p>
      <text:p text:style-name="P1">بکَدا</text:p>
      <text:p text:style-name="P1">بکَݨ</text:p>
      <text:p text:style-name="P1">بںڑیسی</text:p>
      <text:p text:style-name="P1">بھا</text:p>
      <text:p text:style-name="P1">بھائی</text:p>
      <text:p text:style-name="P1">بھائیوال</text:p>
      <text:p text:style-name="P1">بھابھی</text:p>
      <text:p text:style-name="P1">بھاری</text:p>
      <text:p text:style-name="P1">بھال</text:p>
      <text:p text:style-name="P1">بھالو</text:p>
      <text:p text:style-name="P1">بھالیا</text:p>
      <text:p text:style-name="P1">بھالݨ</text:p>
      <text:p text:style-name="P1"><text:soft-page-break/>بھاوَݨ</text:p>
      <text:p text:style-name="P1">بھاویں</text:p>
      <text:p text:style-name="P1">بھاوے</text:p>
      <text:p text:style-name="P1">بھاڄی</text:p>
      <text:p text:style-name="P1">بھاہ</text:p>
      <text:p text:style-name="P1">بھاݨے</text:p>
      <text:p text:style-name="P1">بھر</text:p>
      <text:p text:style-name="P1">بھراویں</text:p>
      <text:p text:style-name="P1">بھروسا</text:p>
      <text:p text:style-name="P1">بھروڑ</text:p>
      <text:p text:style-name="P1">بھرَݨ</text:p>
      <text:p text:style-name="P1">بھرِئے</text:p>
      <text:p text:style-name="P1">بھرِیج</text:p>
      <text:p text:style-name="P1">بھری</text:p>
      <text:p text:style-name="P1">بھریا</text:p>
      <text:p text:style-name="P1"><text:soft-page-break/>بھریاں</text:p>
      <text:p text:style-name="P1">بھریونے</text:p>
      <text:p text:style-name="P1">بھریںٚدے</text:p>
      <text:p text:style-name="P1">بھریے</text:p>
      <text:p text:style-name="P1">بھرے</text:p>
      <text:p text:style-name="P1">بھرݨ</text:p>
      <text:p text:style-name="P1">بھرݨے</text:p>
      <text:p text:style-name="P1">بھلا</text:p>
      <text:p text:style-name="P1">بھلائی</text:p>
      <text:p text:style-name="P1">بھلِیاں</text:p>
      <text:p text:style-name="P1">بھلے</text:p>
      <text:p text:style-name="P1">بھنوا</text:p>
      <text:p text:style-name="P1">بھنیسیں</text:p>
      <text:p text:style-name="P1">بھوا</text:p>
      <text:p text:style-name="P1">بھوت</text:p>
      <text:p text:style-name="P1"><text:soft-page-break/>بھوتیں</text:p>
      <text:p text:style-name="P1">بھولے</text:p>
      <text:p text:style-name="P1">بھوپِئیں</text:p>
      <text:p text:style-name="P1">بھَر</text:p>
      <text:p text:style-name="P1">بھَروا</text:p>
      <text:p text:style-name="P1">بھَرِیڄ</text:p>
      <text:p text:style-name="P1">بھَریسو</text:p>
      <text:p text:style-name="P1">بھَریونے</text:p>
      <text:p text:style-name="P1">بھَرے</text:p>
      <text:p text:style-name="P1">بھَرݨا</text:p>
      <text:p text:style-name="P1">بھَن</text:p>
      <text:p text:style-name="P1">بھِڄینٚداں</text:p>
      <text:p text:style-name="P1">بھٹکِئے</text:p>
      <text:p text:style-name="P1">بھڄ</text:p>
      <text:p text:style-name="P1">بھڄا</text:p>
      <text:p text:style-name="P1"><text:soft-page-break/>بھڄائی</text:p>
      <text:p text:style-name="P1">بھڄدے</text:p>
      <text:p text:style-name="P1">بھڄسِن</text:p>
      <text:p text:style-name="P1">بھڄِئے</text:p>
      <text:p text:style-name="P1">بھڄیا</text:p>
      <text:p text:style-name="P1">بھڄیساں</text:p>
      <text:p text:style-name="P1">بھڄیسی</text:p>
      <text:p text:style-name="P1">بھڄینٚدے</text:p>
      <text:p text:style-name="P1">بھڄے</text:p>
      <text:p text:style-name="P1">بھڈُورے</text:p>
      <text:p text:style-name="P1">بھڑِک</text:p>
      <text:p text:style-name="P1">بھڑکا</text:p>
      <text:p text:style-name="P1">بھڑکایا</text:p>
      <text:p text:style-name="P1">بھڑکدی</text:p>
      <text:p text:style-name="P1">بھڑکینٚدا</text:p>
      <text:p text:style-name="P1"><text:soft-page-break/>بھڑکینٚدے</text:p>
      <text:p text:style-name="P1">بھگت</text:p>
      <text:p text:style-name="P1">بھگوان</text:p>
      <text:p text:style-name="P1">بھیجِئے</text:p>
      <text:p text:style-name="P1">بھید</text:p>
      <text:p text:style-name="P1">بھیدیں</text:p>
      <text:p text:style-name="P1">بھینٚٹ</text:p>
      <text:p text:style-name="P1">بھیڄ</text:p>
      <text:p text:style-name="P1">بھیڄاں</text:p>
      <text:p text:style-name="P1">بھیڄو</text:p>
      <text:p text:style-name="P1">بھیڄوں</text:p>
      <text:p text:style-name="P1">بھیڄَݨ</text:p>
      <text:p text:style-name="P1">بھیڄُس</text:p>
      <text:p text:style-name="P1">بھیڄُوں</text:p>
      <text:p text:style-name="P1">بھیڄِئے</text:p>
      <text:p text:style-name="P1"><text:soft-page-break/>بھیڄِن</text:p>
      <text:p text:style-name="P1">بھیڄِیا</text:p>
      <text:p text:style-name="P1">بھیڄِیاں</text:p>
      <text:p text:style-name="P1">بھیڄِیونے</text:p>
      <text:p text:style-name="P1">بھیڄِیُس</text:p>
      <text:p text:style-name="P1">بھیڄِیے</text:p>
      <text:p text:style-name="P1">بھیڄی</text:p>
      <text:p text:style-name="P1">بھیڄیا</text:p>
      <text:p text:style-name="P1">بھیڄیاں</text:p>
      <text:p text:style-name="P1">بھیڄیساں</text:p>
      <text:p text:style-name="P1">بھیڄیسی</text:p>
      <text:p text:style-name="P1">بھیڄیسیاں</text:p>
      <text:p text:style-name="P1">بھیڄیُس</text:p>
      <text:p text:style-name="P1">بھیڄیں</text:p>
      <text:p text:style-name="P1">بھیڄے</text:p>
      <text:p text:style-name="P1"><text:soft-page-break/>بھیڑی</text:p>
      <text:p text:style-name="P1">بھیݙ</text:p>
      <text:p text:style-name="P1">بھیݙاں</text:p>
      <text:p text:style-name="P1">بھیݙٻَکرِئیں</text:p>
      <text:p text:style-name="P1">بھیݙیں</text:p>
      <text:p text:style-name="P1">بھیݙیں‎ٻَکرِئیں</text:p>
      <text:p text:style-name="P1">بھیݨ</text:p>
      <text:p text:style-name="P1">بھیݨدُور</text:p>
      <text:p text:style-name="P1">بھیݨِیں</text:p>
      <text:p text:style-name="P1">بھیݨِیںاِتھائِیں</text:p>
      <text:p text:style-name="P1">بھیݨِیںبِھراوو</text:p>
      <text:p text:style-name="P1">بھیݨِیںبِھراویں</text:p>
      <text:p text:style-name="P1">بھیݨیں</text:p>
      <text:p text:style-name="P1">بھݙورا</text:p>
      <text:p text:style-name="P1">بھݙورِئیں</text:p>
      <text:p text:style-name="P1"><text:soft-page-break/>بھݙوریاں</text:p>
      <text:p text:style-name="P1">بھݙورے</text:p>
      <text:p text:style-name="P1">بھݙُورا</text:p>
      <text:p text:style-name="P1">بھݙُورِیاں</text:p>
      <text:p text:style-name="P1">بھݙُورے</text:p>
      <text:p text:style-name="P1">بھݨیجے</text:p>
      <text:p text:style-name="P1">بہ</text:p>
      <text:p text:style-name="P1">بہار</text:p>
      <text:p text:style-name="P1">بہانہ</text:p>
      <text:p text:style-name="P1">بہانے</text:p>
      <text:p text:style-name="P1">بہاولپُور</text:p>
      <text:p text:style-name="P1">بہاوَلپُور</text:p>
      <text:p text:style-name="P1">بہتر</text:p>
      <text:p text:style-name="P1">بہترِین</text:p>
      <text:p text:style-name="P1">بہتری</text:p>
      <text:p text:style-name="P1"><text:soft-page-break/>بہترین</text:p>
      <text:p text:style-name="P1">بہرحال</text:p>
      <text:p text:style-name="P1">بہک</text:p>
      <text:p text:style-name="P1">بہکاوے</text:p>
      <text:p text:style-name="P1">بیابان</text:p>
      <text:p text:style-name="P1">بیان</text:p>
      <text:p text:style-name="P1">بیبی</text:p>
      <text:p text:style-name="P1">بیت</text:p>
      <text:p text:style-name="P1">بیتفعور</text:p>
      <text:p text:style-name="P1">بیتُ​المال</text:p>
      <text:p text:style-name="P1">بیتِ</text:p>
      <text:p text:style-name="P1">بیج</text:p>
      <text:p text:style-name="P1">بید</text:p>
      <text:p text:style-name="P1">بیشک</text:p>
      <text:p text:style-name="P1">بیلچے</text:p>
      <text:p text:style-name="P1"><text:soft-page-break/>بیمار</text:p>
      <text:p text:style-name="P1">بین</text:p>
      <text:p text:style-name="P1">بینٚڈے</text:p>
      <text:p text:style-name="P1">بیوائیں</text:p>
      <text:p text:style-name="P1">بیوَقُوفو</text:p>
      <text:p text:style-name="P1">بیوَہ</text:p>
      <text:p text:style-name="P1">بیوہ</text:p>
      <text:p text:style-name="P1">بیٹھا</text:p>
      <text:p text:style-name="P1">بیگانِئیں</text:p>
      <text:p text:style-name="P1">بیگانے</text:p>
      <text:p text:style-name="P1">بیہو</text:p>
      <text:p text:style-name="P1">بی​بی</text:p>
      <text:p text:style-name="P1">بی‎بی</text:p>
      <text:p text:style-name="P1">بی﻿بی</text:p>
      <text:p text:style-name="P1">بے</text:p>
      <text:p text:style-name="P1"><text:soft-page-break/>بےاختیار</text:p>
      <text:p text:style-name="P1">بےاعتقادی</text:p>
      <text:p text:style-name="P1">بےاولاد</text:p>
      <text:p text:style-name="P1">بےاَولاد</text:p>
      <text:p text:style-name="P1">بےاُولاد</text:p>
      <text:p text:style-name="P1">بےاِتّفاقی</text:p>
      <text:p text:style-name="P1">بےاِعتبارا</text:p>
      <text:p text:style-name="P1">بےاِعتقادو</text:p>
      <text:p text:style-name="P1">بےاِنصاف</text:p>
      <text:p text:style-name="P1">بےاِنصافی</text:p>
      <text:p text:style-name="P1">بےاِیمانیں</text:p>
      <text:p text:style-name="P1">بےبہا</text:p>
      <text:p text:style-name="P1">بےتاثِیر</text:p>
      <text:p text:style-name="P1">بےتحاشا</text:p>
      <text:p text:style-name="P1">بےتکلفی</text:p>
      <text:p text:style-name="P1"><text:soft-page-break/>بےجا</text:p>
      <text:p text:style-name="P1">بےجان</text:p>
      <text:p text:style-name="P1">بےحد</text:p>
      <text:p text:style-name="P1">بےحُرمت</text:p>
      <text:p text:style-name="P1">بےحُرمتی</text:p>
      <text:p text:style-name="P1">بےحِس</text:p>
      <text:p text:style-name="P1">بےحِسی</text:p>
      <text:p text:style-name="P1">بےخبر</text:p>
      <text:p text:style-name="P1">بےخبری</text:p>
      <text:p text:style-name="P1">بےخمِیری</text:p>
      <text:p text:style-name="P1">بےخمیری</text:p>
      <text:p text:style-name="P1">بےداغ</text:p>
      <text:p text:style-name="P1">بےدھڑک</text:p>
      <text:p text:style-name="P1">بےدینی</text:p>
      <text:p text:style-name="P1">بےزبان</text:p>
      <text:p text:style-name="P1"><text:soft-page-break/>بےسہارا</text:p>
      <text:p text:style-name="P1">بےشَک</text:p>
      <text:p text:style-name="P1">بےشُمار</text:p>
      <text:p text:style-name="P1">بےشک</text:p>
      <text:p text:style-name="P1">بےعزتی</text:p>
      <text:p text:style-name="P1">بےعقل</text:p>
      <text:p text:style-name="P1">بےعملی</text:p>
      <text:p text:style-name="P1">بےعَیب</text:p>
      <text:p text:style-name="P1">بےعِزتی</text:p>
      <text:p text:style-name="P1">بےعِزَّت</text:p>
      <text:p text:style-name="P1">بےعِزَّتی</text:p>
      <text:p text:style-name="P1">بےعیب</text:p>
      <text:p text:style-name="P1">بےفائدہ</text:p>
      <text:p text:style-name="P1">بےفِکر</text:p>
      <text:p text:style-name="P1">بےقابُو</text:p>
      <text:p text:style-name="P1"><text:soft-page-break/>بےقرار</text:p>
      <text:p text:style-name="P1">بےقصُور</text:p>
      <text:p text:style-name="P1">بےقصُوریں</text:p>
      <text:p text:style-name="P1">بےلَوث</text:p>
      <text:p text:style-name="P1">بےمِثال</text:p>
      <text:p text:style-name="P1">بےوفا</text:p>
      <text:p text:style-name="P1">بےوفائی</text:p>
      <text:p text:style-name="P1">بےوقوف</text:p>
      <text:p text:style-name="P1">بےوقُوف</text:p>
      <text:p text:style-name="P1">بےوقُوفی</text:p>
      <text:p text:style-name="P1">بےپردہ</text:p>
      <text:p text:style-name="P1">بےپَھل</text:p>
      <text:p text:style-name="P1">بےچَین</text:p>
      <text:p text:style-name="P1">بےچَینی</text:p>
      <text:p text:style-name="P1">بےچھٹے</text:p>
      <text:p text:style-name="P1"><text:soft-page-break/>بےکار</text:p>
      <text:p text:style-name="P1">بےکَس</text:p>
      <text:p text:style-name="P1">بےگُناہ</text:p>
      <text:p text:style-name="P1">بےہودہ</text:p>
      <text:p text:style-name="P1">بے​آسرا</text:p>
      <text:p text:style-name="P1">بے​اختِیار</text:p>
      <text:p text:style-name="P1">بے​اعتقادی</text:p>
      <text:p text:style-name="P1">بے​اَولاد</text:p>
      <text:p text:style-name="P1">بے​اِنصافی</text:p>
      <text:p text:style-name="P1">بے​بہا</text:p>
      <text:p text:style-name="P1">بے​حدّ</text:p>
      <text:p text:style-name="P1">بے​حیائی</text:p>
      <text:p text:style-name="P1">بے​خبری</text:p>
      <text:p text:style-name="P1">بے​دھڑک</text:p>
      <text:p text:style-name="P1">بے​راہ​روی</text:p>
      <text:p text:style-name="P1"><text:soft-page-break/>بے​زبان</text:p>
      <text:p text:style-name="P1">بے​شَک</text:p>
      <text:p text:style-name="P1">بے​شُمار</text:p>
      <text:p text:style-name="P1">بے​شک</text:p>
      <text:p text:style-name="P1">بے​عِزتی</text:p>
      <text:p text:style-name="P1">بے​فِکر</text:p>
      <text:p text:style-name="P1">بے​فِکری</text:p>
      <text:p text:style-name="P1">بے​قراری</text:p>
      <text:p text:style-name="P1">بے​قصُور</text:p>
      <text:p text:style-name="P1">بے​گُناہ</text:p>
      <text:p text:style-name="P1">بے​ہوشی</text:p>
      <text:p text:style-name="P1">بے‎اِیمان</text:p>
      <text:p text:style-name="P1">بے‎شک</text:p>
      <text:p text:style-name="P1">بے‎وقوفا</text:p>
      <text:p text:style-name="P1">بے‎چَین</text:p>
      <text:p text:style-name="P1"><text:soft-page-break/>بے﻿اَولاد</text:p>
      <text:p text:style-name="P1">بے﻿اِلزام</text:p>
      <text:p text:style-name="P1">بے﻿حیائی</text:p>
      <text:p text:style-name="P1">بے﻿خبر</text:p>
      <text:p text:style-name="P1">بے﻿خمِیری</text:p>
      <text:p text:style-name="P1">بے﻿خمِیریاں</text:p>
      <text:p text:style-name="P1">بے﻿خمِیرے</text:p>
      <text:p text:style-name="P1">بے﻿دردی</text:p>
      <text:p text:style-name="P1">بے﻿شَک</text:p>
      <text:p text:style-name="P1">بے﻿شک</text:p>
      <text:p text:style-name="P1">بے﻿عَیب</text:p>
      <text:p text:style-name="P1">بے﻿عِزَّت</text:p>
      <text:p text:style-name="P1">بے﻿عِزَّتی</text:p>
      <text:p text:style-name="P1">بے﻿قابُو</text:p>
      <text:p text:style-name="P1">بے﻿قصُور</text:p>
      <text:p text:style-name="P1"><text:soft-page-break/>بے﻿لگام</text:p>
      <text:p text:style-name="P1">بے﻿مِثال</text:p>
      <text:p text:style-name="P1">بے﻿گُناہ</text:p>
      <text:p text:style-name="P1">بݨ</text:p>
      <text:p text:style-name="P1">بݨئے</text:p>
      <text:p text:style-name="P1">بݨا</text:p>
      <text:p text:style-name="P1">بݨاؤ</text:p>
      <text:p text:style-name="P1">بݨاؤُں</text:p>
      <text:p text:style-name="P1">بݨائی</text:p>
      <text:p text:style-name="P1">بݨائے</text:p>
      <text:p text:style-name="P1">بݨاواں</text:p>
      <text:p text:style-name="P1">بݨاوَݨ</text:p>
      <text:p text:style-name="P1">بݨاوَݨے</text:p>
      <text:p text:style-name="P1">بݨاوِن</text:p>
      <text:p text:style-name="P1">بݨاوِیں</text:p>
      <text:p text:style-name="P1"><text:soft-page-break/>بݨاوے</text:p>
      <text:p text:style-name="P1">بݨاوݨے</text:p>
      <text:p text:style-name="P1">بݨاں</text:p>
      <text:p text:style-name="P1">بݨاہے</text:p>
      <text:p text:style-name="P1">بݨایا</text:p>
      <text:p text:style-name="P1">بݨایاں</text:p>
      <text:p text:style-name="P1">بݨایونے</text:p>
      <text:p text:style-name="P1">بݨایُس</text:p>
      <text:p text:style-name="P1">بݨدا</text:p>
      <text:p text:style-name="P1">بݨدی</text:p>
      <text:p text:style-name="P1">بݨدے</text:p>
      <text:p text:style-name="P1">بݨساں</text:p>
      <text:p text:style-name="P1">بݨسو</text:p>
      <text:p text:style-name="P1">بݨسِن</text:p>
      <text:p text:style-name="P1">بݨسی</text:p>
      <text:p text:style-name="P1"><text:soft-page-break/>بݨسیں</text:p>
      <text:p text:style-name="P1">بݨو</text:p>
      <text:p text:style-name="P1">بݨوا</text:p>
      <text:p text:style-name="P1">بݨوائی</text:p>
      <text:p text:style-name="P1">بݨواوَݨ</text:p>
      <text:p text:style-name="P1">بݨواوِن</text:p>
      <text:p text:style-name="P1">بݨواوِیں</text:p>
      <text:p text:style-name="P1">بݨوایا</text:p>
      <text:p text:style-name="P1">بݨوایونے</text:p>
      <text:p text:style-name="P1">بݨوایُس</text:p>
      <text:p text:style-name="P1">بݨوینٚداں</text:p>
      <text:p text:style-name="P1">بݨوینٚدے</text:p>
      <text:p text:style-name="P1">بݨَݨ</text:p>
      <text:p text:style-name="P1">بݨُوں</text:p>
      <text:p text:style-name="P1">بݨِئیں</text:p>
      <text:p text:style-name="P1"><text:soft-page-break/>بݨِئے</text:p>
      <text:p text:style-name="P1">بݨِن</text:p>
      <text:p text:style-name="P1">بݨی</text:p>
      <text:p text:style-name="P1">بݨیا</text:p>
      <text:p text:style-name="P1">بݨیاں</text:p>
      <text:p text:style-name="P1">بݨیساں</text:p>
      <text:p text:style-name="P1">بݨیسِن</text:p>
      <text:p text:style-name="P1">بݨیسی</text:p>
      <text:p text:style-name="P1">بݨینٚدا</text:p>
      <text:p text:style-name="P1">بݨینٚداں</text:p>
      <text:p text:style-name="P1">بݨینٚدِن</text:p>
      <text:p text:style-name="P1">بݨینٚدے</text:p>
      <text:p text:style-name="P1">بݨیں</text:p>
      <text:p text:style-name="P1">بݨیے</text:p>
      <text:p text:style-name="P1">بݨے</text:p>
      <text:p text:style-name="P1"><text:soft-page-break/>بݨݨ</text:p>
      <text:p text:style-name="P1">بݨݨی</text:p>
      <text:p text:style-name="P1">تااں</text:p>
      <text:p text:style-name="P1">تابعدار</text:p>
      <text:p text:style-name="P1">تابُوت</text:p>
      <text:p text:style-name="P1">تابِع</text:p>
      <text:p text:style-name="P1">تابِعداری</text:p>
      <text:p text:style-name="P1">تاثِیر</text:p>
      <text:p text:style-name="P1">تاج</text:p>
      <text:p text:style-name="P1">تار</text:p>
      <text:p text:style-name="P1">تارا</text:p>
      <text:p text:style-name="P1">تاراں</text:p>
      <text:p text:style-name="P1">تارخ</text:p>
      <text:p text:style-name="P1">تارَح</text:p>
      <text:p text:style-name="P1">تارِئیں</text:p>
      <text:p text:style-name="P1"><text:soft-page-break/>تارِیخ</text:p>
      <text:p text:style-name="P1">تاریخ</text:p>
      <text:p text:style-name="P1">تاریک</text:p>
      <text:p text:style-name="P1">تاریں</text:p>
      <text:p text:style-name="P1">تارے</text:p>
      <text:p text:style-name="P1">تازِئیں</text:p>
      <text:p text:style-name="P1">تازِیاں</text:p>
      <text:p text:style-name="P1">تازہ</text:p>
      <text:p text:style-name="P1">تازہ﻿دم</text:p>
      <text:p text:style-name="P1">تازے</text:p>
      <text:p text:style-name="P1">تالے</text:p>
      <text:p text:style-name="P1">تانبے</text:p>
      <text:p text:style-name="P1">تانٚبا</text:p>
      <text:p text:style-name="P1">تانے</text:p>
      <text:p text:style-name="P1">تاوقتیکہ</text:p>
      <text:p text:style-name="P1"><text:soft-page-break/>تاڑ</text:p>
      <text:p text:style-name="P1">تاڑی</text:p>
      <text:p text:style-name="P1">تاک</text:p>
      <text:p text:style-name="P1">تاکِید</text:p>
      <text:p text:style-name="P1">تاکِیدی</text:p>
      <text:p text:style-name="P1">تاکید</text:p>
      <text:p text:style-name="P1">تاں</text:p>
      <text:p text:style-name="P1">تاہُوں</text:p>
      <text:p text:style-name="P1">تایخ</text:p>
      <text:p text:style-name="P1">تبارک</text:p>
      <text:p text:style-name="P1">تبارکوتعالیٰ</text:p>
      <text:p text:style-name="P1">تباہ</text:p>
      <text:p text:style-name="P1">تباہوبرباد</text:p>
      <text:p text:style-name="P1">تباہی</text:p>
      <text:p text:style-name="P1">تباہ​و​برباد</text:p>
      <text:p text:style-name="P1"><text:soft-page-break/>تباہ‎وبرباد</text:p>
      <text:p text:style-name="P1">تباہ﻿و﻿برباد</text:p>
      <text:p text:style-name="P1">تبا﻿و﻿برباد</text:p>
      <text:p text:style-name="P1">تبدِیل</text:p>
      <text:p text:style-name="P1">تبدِیلی</text:p>
      <text:p text:style-name="P1">تبدیل</text:p>
      <text:p text:style-name="P1">تبدیلی</text:p>
      <text:p text:style-name="P1">تبعیرہ</text:p>
      <text:p text:style-name="P1">تبلِیغ</text:p>
      <text:p text:style-name="P1">تبلِیغِ</text:p>
      <text:p text:style-name="P1">تبلِیغی</text:p>
      <text:p text:style-name="P1">تبلیغ</text:p>
      <text:p text:style-name="P1">تب﻿دِق</text:p>
      <text:p text:style-name="P1">تتے</text:p>
      <text:p text:style-name="P1">تجربہ</text:p>
      <text:p text:style-name="P1"><text:soft-page-break/>تجزِیَّہ</text:p>
      <text:p text:style-name="P1">تجوِیز</text:p>
      <text:p text:style-name="P1">تجویز</text:p>
      <text:p text:style-name="P1">تجَلّی</text:p>
      <text:p text:style-name="P1">تجَّلی</text:p>
      <text:p text:style-name="P1">تحت</text:p>
      <text:p text:style-name="P1">تحرِیر</text:p>
      <text:p text:style-name="P1">تحرِیک</text:p>
      <text:p text:style-name="P1">تحریری</text:p>
      <text:p text:style-name="P1">تحقِیق</text:p>
      <text:p text:style-name="P1">تحقِیقات</text:p>
      <text:p text:style-name="P1">تحقیقات</text:p>
      <text:p text:style-name="P1">تحَمُّل</text:p>
      <text:p text:style-name="P1">تخت</text:p>
      <text:p text:style-name="P1">تختِ</text:p>
      <text:p text:style-name="P1"><text:soft-page-break/>تختِئیں</text:p>
      <text:p text:style-name="P1">تختِعدالت</text:p>
      <text:p text:style-name="P1">تختِیاں</text:p>
      <text:p text:style-name="P1">تختہ</text:p>
      <text:p text:style-name="P1">تختی</text:p>
      <text:p text:style-name="P1">تختیاں</text:p>
      <text:p text:style-name="P1">تختیں</text:p>
      <text:p text:style-name="P1">تخصیص</text:p>
      <text:p text:style-name="P1">تخصیصی</text:p>
      <text:p text:style-name="P1">تخلِیق</text:p>
      <text:p text:style-name="P1">تخلِیقِ</text:p>
      <text:p text:style-name="P1">تخلِیقِ​کائنات</text:p>
      <text:p text:style-name="P1">تدبِیر</text:p>
      <text:p text:style-name="P1">تدّائی</text:p>
      <text:p text:style-name="P1">تذکرہ</text:p>
      <text:p text:style-name="P1"><text:soft-page-break/>ترائے</text:p>
      <text:p text:style-name="P1">تراشِئے</text:p>
      <text:p text:style-name="P1">تراشی</text:p>
      <text:p text:style-name="P1">تراشے</text:p>
      <text:p text:style-name="P1">ترامے</text:p>
      <text:p text:style-name="P1">تربِیَّت</text:p>
      <text:p text:style-name="P1">تربیت</text:p>
      <text:p text:style-name="P1">ترتُلّس</text:p>
      <text:p text:style-name="P1">ترتِیب</text:p>
      <text:p text:style-name="P1">ترتیب</text:p>
      <text:p text:style-name="P1">ترجمان</text:p>
      <text:p text:style-name="P1">ترجمہ</text:p>
      <text:p text:style-name="P1">تردی</text:p>
      <text:p text:style-name="P1">ترس</text:p>
      <text:p text:style-name="P1">ترسلّا</text:p>
      <text:p text:style-name="P1"><text:soft-page-break/>ترسلَّا</text:p>
      <text:p text:style-name="P1">ترسلّہ</text:p>
      <text:p text:style-name="P1">ترسلّے</text:p>
      <text:p text:style-name="P1">ترسَلّا</text:p>
      <text:p text:style-name="P1">ترسّا</text:p>
      <text:p text:style-name="P1">ترسینٚدا</text:p>
      <text:p text:style-name="P1">ترغیت</text:p>
      <text:p text:style-name="P1">ترقّی</text:p>
      <text:p text:style-name="P1">ترلے</text:p>
      <text:p text:style-name="P1">تروآس</text:p>
      <text:p text:style-name="P1">تروآسجزِیرے</text:p>
      <text:p text:style-name="P1">تروآسوِچ</text:p>
      <text:p text:style-name="P1">تروتازہ</text:p>
      <text:p text:style-name="P1">تروڑ</text:p>
      <text:p text:style-name="P1">تروڑاہے</text:p>
      <text:p text:style-name="P1"><text:soft-page-break/>تروڑمروڑ</text:p>
      <text:p text:style-name="P1">تروڑَݨ</text:p>
      <text:p text:style-name="P1">تروڑِئے</text:p>
      <text:p text:style-name="P1">تروڑی</text:p>
      <text:p text:style-name="P1">ترُوفِمُس</text:p>
      <text:p text:style-name="P1">ترُوڑ</text:p>
      <text:p text:style-name="P1">ترُٹِن</text:p>
      <text:p text:style-name="P1">ترُٹّا</text:p>
      <text:p text:style-name="P1">ترُٹَّݨ</text:p>
      <text:p text:style-name="P1">ترُٹّے</text:p>
      <text:p text:style-name="P1">ترُٻّی</text:p>
      <text:p text:style-name="P1">ترِسّا</text:p>
      <text:p text:style-name="P1">ترِیئے</text:p>
      <text:p text:style-name="P1">ترِیجھا</text:p>
      <text:p text:style-name="P1">ترِیجھِئیں</text:p>
      <text:p text:style-name="P1"><text:soft-page-break/>ترِیجھی</text:p>
      <text:p text:style-name="P1">ترِیجھے</text:p>
      <text:p text:style-name="P1">ترِین</text:p>
      <text:p text:style-name="P1">ترِیّے</text:p>
      <text:p text:style-name="P1">ترِیں</text:p>
      <text:p text:style-name="P1">ترِیہہ</text:p>
      <text:p text:style-name="P1">ترک</text:p>
      <text:p text:style-name="P1">ترکِیب</text:p>
      <text:p text:style-name="P1">ترکے</text:p>
      <text:p text:style-name="P1">تریجھی</text:p>
      <text:p text:style-name="P1">تریجھے</text:p>
      <text:p text:style-name="P1">ترین</text:p>
      <text:p text:style-name="P1">تساں</text:p>
      <text:p text:style-name="P1">تسخیر</text:p>
      <text:p text:style-name="P1">تسلِیم</text:p>
      <text:p text:style-name="P1"><text:soft-page-break/>تسلّیبخش</text:p>
      <text:p text:style-name="P1">تسلیم</text:p>
      <text:p text:style-name="P1">تسّاں</text:p>
      <text:p text:style-name="P1">تشبِیہہ</text:p>
      <text:p text:style-name="P1">تشخُّص</text:p>
      <text:p text:style-name="P1">تشدُّد</text:p>
      <text:p text:style-name="P1">تشرِیف</text:p>
      <text:p text:style-name="P1">تشویش</text:p>
      <text:p text:style-name="P1">تشکیل</text:p>
      <text:p text:style-name="P1">تصدِیق</text:p>
      <text:p text:style-name="P1">تصوُّر</text:p>
      <text:p text:style-name="P1">تصوُّرات</text:p>
      <text:p text:style-name="P1">تصَوُّر</text:p>
      <text:p text:style-name="P1">تطہِیر</text:p>
      <text:p text:style-name="P1">تطہِیروالی</text:p>
      <text:p text:style-name="P1"><text:soft-page-break/>تعارُف</text:p>
      <text:p text:style-name="P1">تعالیٰ</text:p>
      <text:p text:style-name="P1">تعالے</text:p>
      <text:p text:style-name="P1">تعبیر</text:p>
      <text:p text:style-name="P1">تعبیراں</text:p>
      <text:p text:style-name="P1">تعجب</text:p>
      <text:p text:style-name="P1">تعجُب</text:p>
      <text:p text:style-name="P1">تعجّب</text:p>
      <text:p text:style-name="P1">تعداد</text:p>
      <text:p text:style-name="P1">تعرِیف</text:p>
      <text:p text:style-name="P1">تعریف</text:p>
      <text:p text:style-name="P1">تعظِیم</text:p>
      <text:p text:style-name="P1">تعلق</text:p>
      <text:p text:style-name="P1">تعلقا</text:p>
      <text:p text:style-name="P1">تعلقات</text:p>
      <text:p text:style-name="P1"><text:soft-page-break/>تعلِیم</text:p>
      <text:p text:style-name="P1">تعلِیمات</text:p>
      <text:p text:style-name="P1">تعلِیموتربِیَّت</text:p>
      <text:p text:style-name="P1">تعلیم</text:p>
      <text:p text:style-name="P1">تعمِیر</text:p>
      <text:p text:style-name="P1">تعمِیل</text:p>
      <text:p text:style-name="P1">تعمیر</text:p>
      <text:p text:style-name="P1">تعمیل</text:p>
      <text:p text:style-name="P1">تعَلُّق</text:p>
      <text:p text:style-name="P1">تعَلُّقات</text:p>
      <text:p text:style-name="P1">تغاری</text:p>
      <text:p text:style-name="P1">تغاریاں</text:p>
      <text:p text:style-name="P1">تفتِیش</text:p>
      <text:p text:style-name="P1">تفرِیق</text:p>
      <text:p text:style-name="P1">تفسِیرِ</text:p>
      <text:p text:style-name="P1"><text:soft-page-break/>تفسیر</text:p>
      <text:p text:style-name="P1">تفصِیل</text:p>
      <text:p text:style-name="P1">تفصیل</text:p>
      <text:p text:style-name="P1">تفہِیمی</text:p>
      <text:p text:style-name="P1">تقاضا</text:p>
      <text:p text:style-name="P1">تقاضِئیں</text:p>
      <text:p text:style-name="P1">تقاضے</text:p>
      <text:p text:style-name="P1">تقدس</text:p>
      <text:p text:style-name="P1">تقدِیر</text:p>
      <text:p text:style-name="P1">تقدیس</text:p>
      <text:p text:style-name="P1">تقرر</text:p>
      <text:p text:style-name="P1">تقرری</text:p>
      <text:p text:style-name="P1">تقرِیبًا</text:p>
      <text:p text:style-name="P1">تقریبًا</text:p>
      <text:p text:style-name="P1">تقریر</text:p>
      <text:p text:style-name="P1"><text:soft-page-break/>تقریِباً</text:p>
      <text:p text:style-name="P1">تقسِیم</text:p>
      <text:p text:style-name="P1">تقسیم</text:p>
      <text:p text:style-name="P1">تقصِیر</text:p>
      <text:p text:style-name="P1">تقلید</text:p>
      <text:p text:style-name="P1">تلاب</text:p>
      <text:p text:style-name="P1">تلابیں</text:p>
      <text:p text:style-name="P1">تلاش</text:p>
      <text:p text:style-name="P1">تلاشی</text:p>
      <text:p text:style-name="P1">تلقِین</text:p>
      <text:p text:style-name="P1">تلو</text:p>
      <text:p text:style-name="P1">تلوار</text:p>
      <text:p text:style-name="P1">تلواراں</text:p>
      <text:p text:style-name="P1">تلوارِیں</text:p>
      <text:p text:style-name="P1">تلواریں</text:p>
      <text:p text:style-name="P1"><text:soft-page-break/>تلوں</text:p>
      <text:p text:style-name="P1">تلویں</text:p>
      <text:p text:style-name="P1">تلَفُّظ</text:p>
      <text:p text:style-name="P1">تلُوں</text:p>
      <text:p text:style-name="P1">تلِئیں</text:p>
      <text:p text:style-name="P1">تلّو</text:p>
      <text:p text:style-name="P1">تلّی</text:p>
      <text:p text:style-name="P1">تلّے</text:p>
      <text:p text:style-name="P1">تلی</text:p>
      <text:p text:style-name="P1">تلیں</text:p>
      <text:p text:style-name="P1">تلے</text:p>
      <text:p text:style-name="P1">تماشاگاہ</text:p>
      <text:p text:style-name="P1">تمام</text:p>
      <text:p text:style-name="P1">تمجید</text:p>
      <text:p text:style-name="P1">تمَر</text:p>
      <text:p text:style-name="P1"><text:soft-page-break/>تمَّت</text:p>
      <text:p text:style-name="P1">تمیز</text:p>
      <text:p text:style-name="P1">تمیم</text:p>
      <text:p text:style-name="P1">تن</text:p>
      <text:p text:style-name="P1">تنازِعئیں</text:p>
      <text:p text:style-name="P1">تنازِعِیں</text:p>
      <text:p text:style-name="P1">تناسُب</text:p>
      <text:p text:style-name="P1">تنبَدن</text:p>
      <text:p text:style-name="P1">تنخواہ</text:p>
      <text:p text:style-name="P1">تندرست</text:p>
      <text:p text:style-name="P1">تندرُست</text:p>
      <text:p text:style-name="P1">تنقِید</text:p>
      <text:p text:style-name="P1">تنور</text:p>
      <text:p text:style-name="P1">تنُور</text:p>
      <text:p text:style-name="P1">تنُوریں</text:p>
      <text:p text:style-name="P1"><text:soft-page-break/>تنٚبہہ</text:p>
      <text:p text:style-name="P1">تنٚدرُست</text:p>
      <text:p text:style-name="P1">تنٚڑِیج</text:p>
      <text:p text:style-name="P1">تنٚگ</text:p>
      <text:p text:style-name="P1">تنٚگی</text:p>
      <text:p text:style-name="P1">تنہائی</text:p>
      <text:p text:style-name="P1">تن﻿بَدن</text:p>
      <text:p text:style-name="P1">توازُن</text:p>
      <text:p text:style-name="P1">توبہ</text:p>
      <text:p text:style-name="P1">توبہاستغفار</text:p>
      <text:p text:style-name="P1">توبہ﻿استغفار</text:p>
      <text:p text:style-name="P1">توجہ</text:p>
      <text:p text:style-name="P1">تورات</text:p>
      <text:p text:style-name="P1">توراتشرِیف</text:p>
      <text:p text:style-name="P1">تورات﻿شرِیف</text:p>
      <text:p text:style-name="P1"><text:soft-page-break/>توفیق</text:p>
      <text:p text:style-name="P1">تول</text:p>
      <text:p text:style-name="P1">تولَع</text:p>
      <text:p text:style-name="P1">تولَݨ</text:p>
      <text:p text:style-name="P1">تولے</text:p>
      <text:p text:style-name="P1">توما</text:p>
      <text:p text:style-name="P1">توھاݙے</text:p>
      <text:p text:style-name="P1">توہِین</text:p>
      <text:p text:style-name="P1">توہین</text:p>
      <text:p text:style-name="P1">تَئِں</text:p>
      <text:p text:style-name="P1">تَئِیں</text:p>
      <text:p text:style-name="P1">تَئِیںجِنہیں</text:p>
      <text:p text:style-name="P1">تَئیں</text:p>
      <text:p text:style-name="P1">تَبلِیغ</text:p>
      <text:p text:style-name="P1">تَتّی</text:p>
      <text:p text:style-name="P1"><text:soft-page-break/>تَحٚتُ﻿الثّریٰ</text:p>
      <text:p text:style-name="P1">تَحٛتُالثَّریٰ</text:p>
      <text:p text:style-name="P1">تَحٛتُ﻿الثَّریٰ</text:p>
      <text:p text:style-name="P1">تَخلِیقِ</text:p>
      <text:p text:style-name="P1">تَخَص</text:p>
      <text:p text:style-name="P1">تَر</text:p>
      <text:p text:style-name="P1">تَرائے</text:p>
      <text:p text:style-name="P1">تَرتِیبوار</text:p>
      <text:p text:style-name="P1">تَرخونِیتِس</text:p>
      <text:p text:style-name="P1">تَرس</text:p>
      <text:p text:style-name="P1">تَرسِیس</text:p>
      <text:p text:style-name="P1">تَروڑ</text:p>
      <text:p text:style-name="P1">تَروڑے</text:p>
      <text:p text:style-name="P1">تَرَݨ</text:p>
      <text:p text:style-name="P1">تَرُوڑ</text:p>
      <text:p text:style-name="P1"><text:soft-page-break/>تَرُٹِئے</text:p>
      <text:p text:style-name="P1">تَرِسے</text:p>
      <text:p text:style-name="P1">تَرِیہہ</text:p>
      <text:p text:style-name="P1">تَرکڑی</text:p>
      <text:p text:style-name="P1">تَریہہ</text:p>
      <text:p text:style-name="P1">تَشرِیح</text:p>
      <text:p text:style-name="P1">تَقسِیم</text:p>
      <text:p text:style-name="P1">تَل</text:p>
      <text:p text:style-name="P1">تَلوں</text:p>
      <text:p text:style-name="P1">تَلِئیں</text:p>
      <text:p text:style-name="P1">تَلّا</text:p>
      <text:p text:style-name="P1">تَلّو</text:p>
      <text:p text:style-name="P1">تَلّی</text:p>
      <text:p text:style-name="P1">تَلی</text:p>
      <text:p text:style-name="P1">تَلیا</text:p>
      <text:p text:style-name="P1"><text:soft-page-break/>تَلیں</text:p>
      <text:p text:style-name="P1">تَلے</text:p>
      <text:p text:style-name="P1">تَمبُو</text:p>
      <text:p text:style-name="P1">تَن</text:p>
      <text:p text:style-name="P1">تَوبہ</text:p>
      <text:p text:style-name="P1">تَوبہاستغفار</text:p>
      <text:p text:style-name="P1">تَوبہتائب</text:p>
      <text:p text:style-name="P1">تَوبہ‎استغفار</text:p>
      <text:p text:style-name="P1">تَوبہ‎تائب</text:p>
      <text:p text:style-name="P1">تَوبہ﻿تائب</text:p>
      <text:p text:style-name="P1">تَوحِید</text:p>
      <text:p text:style-name="P1">تَورات</text:p>
      <text:p text:style-name="P1">تَوضِیحُ</text:p>
      <text:p text:style-name="P1">تَوضِیحُ‎الٛمسائل</text:p>
      <text:p text:style-name="P1">تَوفِیق</text:p>
      <text:p text:style-name="P1"><text:soft-page-break/>تَوفِیقِاِلٰہی</text:p>
      <text:p text:style-name="P1">تَولِئہ</text:p>
      <text:p text:style-name="P1">تَولِئے</text:p>
      <text:p text:style-name="P1">تَوَقُّع</text:p>
      <text:p text:style-name="P1">تَوے</text:p>
      <text:p text:style-name="P1">تَڑپا</text:p>
      <text:p text:style-name="P1">تَڑپدا</text:p>
      <text:p text:style-name="P1">تَڑھا</text:p>
      <text:p text:style-name="P1">تَکمِیل</text:p>
      <text:p text:style-name="P1">تَھئن</text:p>
      <text:p text:style-name="P1">تَھئی</text:p>
      <text:p text:style-name="P1">تَھئے</text:p>
      <text:p text:style-name="P1">تَھرتَھر</text:p>
      <text:p text:style-name="P1">تَھلِئیں</text:p>
      <text:p text:style-name="P1">تَھلّا</text:p>
      <text:p text:style-name="P1"><text:soft-page-break/>تَھلّے</text:p>
      <text:p text:style-name="P1">تَھمبِئیں</text:p>
      <text:p text:style-name="P1">تَھمبے</text:p>
      <text:p text:style-name="P1">تَھن</text:p>
      <text:p text:style-name="P1">تَھپوا</text:p>
      <text:p text:style-name="P1">تَھک</text:p>
      <text:p text:style-name="P1">تَھی</text:p>
      <text:p text:style-name="P1">تَھین</text:p>
      <text:p text:style-name="P1">تَھیں</text:p>
      <text:p text:style-name="P1">تَھے</text:p>
      <text:p text:style-name="P1">تَیما</text:p>
      <text:p text:style-name="P1">تَیکُوں</text:p>
      <text:p text:style-name="P1">تَیں</text:p>
      <text:p text:style-name="P1">تَیݙا</text:p>
      <text:p text:style-name="P1">تَیݙی</text:p>
      <text:p text:style-name="P1"><text:soft-page-break/>تَیݙیاں</text:p>
      <text:p text:style-name="P1">تَیݙے</text:p>
      <text:p text:style-name="P1">تَݨوایونے</text:p>
      <text:p text:style-name="P1">تُؑوں</text:p>
      <text:p text:style-name="P1">تُحفِئیں</text:p>
      <text:p text:style-name="P1">تُحفہ</text:p>
      <text:p text:style-name="P1">تُحفے</text:p>
      <text:p text:style-name="P1">تُخِکَس</text:p>
      <text:p text:style-name="P1">تُرش</text:p>
      <text:p text:style-name="P1">تُرنَّس</text:p>
      <text:p text:style-name="P1">تُرَٹّا</text:p>
      <text:p text:style-name="P1">تُرٹ</text:p>
      <text:p text:style-name="P1">تُرٹّا</text:p>
      <text:p text:style-name="P1">تُرٹیاں</text:p>
      <text:p text:style-name="P1">تُرڑینٚدِن</text:p>
      <text:p text:style-name="P1"><text:soft-page-break/>تُرڑینٚدے</text:p>
      <text:p text:style-name="P1">تُرکی</text:p>
      <text:p text:style-name="P1">تُساں</text:p>
      <text:p text:style-name="P1">تُسُاں</text:p>
      <text:p text:style-name="P1">تُسّاں</text:p>
      <text:p text:style-name="P1">تُلئے</text:p>
      <text:p text:style-name="P1">تُلِئے</text:p>
      <text:p text:style-name="P1">تُمیم</text:p>
      <text:p text:style-name="P1">تُوبَل</text:p>
      <text:p text:style-name="P1">تُوبَل​قائِن</text:p>
      <text:p text:style-name="P1">تُوجَرمہ</text:p>
      <text:p text:style-name="P1">تُوں</text:p>
      <text:p text:style-name="P1">تُٹ</text:p>
      <text:p text:style-name="P1">تُکمِئیں</text:p>
      <text:p text:style-name="P1">تُکمے</text:p>
      <text:p text:style-name="P1"><text:soft-page-break/>تُھک</text:p>
      <text:p text:style-name="P1">تُھکاں</text:p>
      <text:p text:style-name="P1">تُھکَݨ</text:p>
      <text:p text:style-name="P1">تُھکّاں</text:p>
      <text:p text:style-name="P1">تُھکینٚدے</text:p>
      <text:p text:style-name="P1">تُھݙا</text:p>
      <text:p text:style-name="P1">تُھݙّا</text:p>
      <text:p text:style-name="P1">تُھݙے</text:p>
      <text:p text:style-name="P1">تُہاٰݙے</text:p>
      <text:p text:style-name="P1">تُہاچی</text:p>
      <text:p text:style-name="P1">تُہاچے</text:p>
      <text:p text:style-name="P1">تُہاکوں</text:p>
      <text:p text:style-name="P1">تُہاکُوں</text:p>
      <text:p text:style-name="P1">تُہاݙا</text:p>
      <text:p text:style-name="P1">تُہاݙو</text:p>
      <text:p text:style-name="P1"><text:soft-page-break/>تُہاݙِئیں</text:p>
      <text:p text:style-name="P1">تُہاݙِیاں</text:p>
      <text:p text:style-name="P1">تُہاݙی</text:p>
      <text:p text:style-name="P1">تُہاݙیاں</text:p>
      <text:p text:style-name="P1">تُہاݙیوِن</text:p>
      <text:p text:style-name="P1">تُہاݙے</text:p>
      <text:p text:style-name="P1">تُہمَت</text:p>
      <text:p text:style-name="P1">تِبرِیاس</text:p>
      <text:p text:style-name="P1">تِبرِیُس</text:p>
      <text:p text:style-name="P1">تِبریاس</text:p>
      <text:p text:style-name="P1">تِجارت</text:p>
      <text:p text:style-name="P1">تِجارتی</text:p>
      <text:p text:style-name="P1">تِدعال</text:p>
      <text:p text:style-name="P1">تِرسّا</text:p>
      <text:p text:style-name="P1">تِرسّی</text:p>
      <text:p text:style-name="P1"><text:soft-page-break/>تِرنھائیں</text:p>
      <text:p text:style-name="P1">تِروَںجھہ</text:p>
      <text:p text:style-name="P1">تِرھائی</text:p>
      <text:p text:style-name="P1">تِریاسی</text:p>
      <text:p text:style-name="P1">تِلاش</text:p>
      <text:p text:style-name="P1">تِلاوَت</text:p>
      <text:p text:style-name="P1">تِلِک</text:p>
      <text:p text:style-name="P1">تِمائی</text:p>
      <text:p text:style-name="P1">تِمنَع</text:p>
      <text:p text:style-name="P1">تِن﻿سرائے</text:p>
      <text:p text:style-name="P1">تِڑِک</text:p>
      <text:p text:style-name="P1">تِکّھا</text:p>
      <text:p text:style-name="P1">تِھسَّلُنِیکے</text:p>
      <text:p text:style-name="P1">تِھسی</text:p>
      <text:p text:style-name="P1">تِھواہے</text:p>
      <text:p text:style-name="P1"><text:soft-page-break/>تِھیا</text:p>
      <text:p text:style-name="P1">تِھیاں</text:p>
      <text:p text:style-name="P1">تِھیساں</text:p>
      <text:p text:style-name="P1">تِھیسو</text:p>
      <text:p text:style-name="P1">تِھیسُوں</text:p>
      <text:p text:style-name="P1">تِھیسِن</text:p>
      <text:p text:style-name="P1">تِھیسی</text:p>
      <text:p text:style-name="P1">تِھیسیں</text:p>
      <text:p text:style-name="P1">تِھیندِئیں</text:p>
      <text:p text:style-name="P1">تِھینٚدا</text:p>
      <text:p text:style-name="P1">تِھینٚداں</text:p>
      <text:p text:style-name="P1">تِھینٚدِئِن</text:p>
      <text:p text:style-name="P1">تِھینٚدِئیں</text:p>
      <text:p text:style-name="P1">تِھینٚدِن</text:p>
      <text:p text:style-name="P1">تِھینٚدِیاں</text:p>
      <text:p text:style-name="P1"><text:soft-page-break/>تِھینٚدِیں</text:p>
      <text:p text:style-name="P1">تِھینٚدی</text:p>
      <text:p text:style-name="P1">تِھینٚدیاں</text:p>
      <text:p text:style-name="P1">تِھینٚدے</text:p>
      <text:p text:style-name="P1">تِھیواں</text:p>
      <text:p text:style-name="P1">تِھیوسے</text:p>
      <text:p text:style-name="P1">تِھیوو</text:p>
      <text:p text:style-name="P1">تِھیووے</text:p>
      <text:p text:style-name="P1">تِھیوَنِیں</text:p>
      <text:p text:style-name="P1">تِھیوَݨ</text:p>
      <text:p text:style-name="P1">تِھیوَݨا</text:p>
      <text:p text:style-name="P1">تِھیوَݨاں</text:p>
      <text:p text:style-name="P1">تِھیوَݨی</text:p>
      <text:p text:style-name="P1">تِھیوَݨیاں</text:p>
      <text:p text:style-name="P1">تِھیوَݨے</text:p>
      <text:p text:style-name="P1"><text:soft-page-break/>تِھیوُوں</text:p>
      <text:p text:style-name="P1">تِھیوِن</text:p>
      <text:p text:style-name="P1">تِھیوِیں</text:p>
      <text:p text:style-name="P1">تِھیویں</text:p>
      <text:p text:style-name="P1">تِھیوے</text:p>
      <text:p text:style-name="P1">تِھیوݨ</text:p>
      <text:p text:style-name="P1">تِھیوݨا</text:p>
      <text:p text:style-name="P1">تِھیُوداس</text:p>
      <text:p text:style-name="P1">تِیر</text:p>
      <text:p text:style-name="P1">تِیراس</text:p>
      <text:p text:style-name="P1">تِیریں</text:p>
      <text:p text:style-name="P1">تِیر​انٚداز</text:p>
      <text:p text:style-name="P1">تِیمان</text:p>
      <text:p text:style-name="P1">تِیمانِئیں</text:p>
      <text:p text:style-name="P1">تِیمُتِھیُس</text:p>
      <text:p text:style-name="P1"><text:soft-page-break/>تِݙے</text:p>
      <text:p text:style-name="P1">تپاوݨ</text:p>
      <text:p text:style-name="P1">تپِّش</text:p>
      <text:p text:style-name="P1">تک</text:p>
      <text:p text:style-name="P1">تکبُّر</text:p>
      <text:p text:style-name="P1">تکرار</text:p>
      <text:p text:style-name="P1">تکلِیف</text:p>
      <text:p text:style-name="P1">تکلِیفاں</text:p>
      <text:p text:style-name="P1">تکلِیفیں</text:p>
      <text:p text:style-name="P1">تکلیف</text:p>
      <text:p text:style-name="P1">تکلیفیں</text:p>
      <text:p text:style-name="P1">تکلیف﻿دہ</text:p>
      <text:p text:style-name="P1">تکمِیل</text:p>
      <text:p text:style-name="P1">تکَّݨ</text:p>
      <text:p text:style-name="P1">تکّی</text:p>
      <text:p text:style-name="P1"><text:soft-page-break/>تکیا</text:p>
      <text:p text:style-name="P1">تھئی</text:p>
      <text:p text:style-name="P1">تھئے</text:p>
      <text:p text:style-name="P1">تھال</text:p>
      <text:p text:style-name="P1">تھالِئیں</text:p>
      <text:p text:style-name="P1">تھالیاں</text:p>
      <text:p text:style-name="P1">تھالیں</text:p>
      <text:p text:style-name="P1">تھاویں</text:p>
      <text:p text:style-name="P1">تھاں</text:p>
      <text:p text:style-name="P1">تھتھار</text:p>
      <text:p text:style-name="P1">تھر</text:p>
      <text:p text:style-name="P1">تھلا</text:p>
      <text:p text:style-name="P1">تھلّی</text:p>
      <text:p text:style-name="P1">تھلے</text:p>
      <text:p text:style-name="P1">تھمبِئیں</text:p>
      <text:p text:style-name="P1"><text:soft-page-break/>تھمبھا</text:p>
      <text:p text:style-name="P1">تھمبے</text:p>
      <text:p text:style-name="P1">تھواتِیرہشہر</text:p>
      <text:p text:style-name="P1">تھوڑا</text:p>
      <text:p text:style-name="P1">تھوڑی</text:p>
      <text:p text:style-name="P1">تھوڑیاں</text:p>
      <text:p text:style-name="P1">تھوڑے</text:p>
      <text:p text:style-name="P1">تھوݙیں</text:p>
      <text:p text:style-name="P1">تھَئن</text:p>
      <text:p text:style-name="P1">تھِینٚدے</text:p>
      <text:p text:style-name="P1">تھٻّی</text:p>
      <text:p text:style-name="P1">تھپَّݨ</text:p>
      <text:p text:style-name="P1">تھک</text:p>
      <text:p text:style-name="P1">تھکِئے</text:p>
      <text:p text:style-name="P1">تھکّا</text:p>
      <text:p text:style-name="P1"><text:soft-page-break/>تھکیڑا</text:p>
      <text:p text:style-name="P1">تھکے</text:p>
      <text:p text:style-name="P1">تھی</text:p>
      <text:p text:style-name="P1">تھیسو</text:p>
      <text:p text:style-name="P1">تھیسی</text:p>
      <text:p text:style-name="P1">تھیلا</text:p>
      <text:p text:style-name="P1">تھیلی</text:p>
      <text:p text:style-name="P1">تھیلے</text:p>
      <text:p text:style-name="P1">تھینٚدی</text:p>
      <text:p text:style-name="P1">تھیوَݨ</text:p>
      <text:p text:style-name="P1">تھیوے</text:p>
      <text:p text:style-name="P1">تھے</text:p>
      <text:p text:style-name="P1">تہاکُوں</text:p>
      <text:p text:style-name="P1">تہاݙے</text:p>
      <text:p text:style-name="P1">تہدِلوں</text:p>
      <text:p text:style-name="P1"><text:soft-page-break/>تہہ</text:p>
      <text:p text:style-name="P1">تہہدِلو</text:p>
      <text:p text:style-name="P1">تہہدِلوں</text:p>
      <text:p text:style-name="P1">تہہدِلُوں</text:p>
      <text:p text:style-name="P1">تہہ‎دِلوں</text:p>
      <text:p text:style-name="P1">تہ​دِلُوں</text:p>
      <text:p text:style-name="P1">تہ﻿دِلُوں</text:p>
      <text:p text:style-name="P1">تیار</text:p>
      <text:p text:style-name="P1">تیاری</text:p>
      <text:p text:style-name="P1">تیترِیہہ</text:p>
      <text:p text:style-name="P1">تیر</text:p>
      <text:p text:style-name="P1">تیرھاں</text:p>
      <text:p text:style-name="P1">تیرھویں</text:p>
      <text:p text:style-name="P1">تیریں</text:p>
      <text:p text:style-name="P1">تیز</text:p>
      <text:p text:style-name="P1"><text:soft-page-break/>تیزی</text:p>
      <text:p text:style-name="P1">تیل</text:p>
      <text:p text:style-name="P1">تیّار</text:p>
      <text:p text:style-name="P1">تیّاری</text:p>
      <text:p text:style-name="P1">تیکُوں</text:p>
      <text:p text:style-name="P1">تیݙا</text:p>
      <text:p text:style-name="P1">تیݙو</text:p>
      <text:p text:style-name="P1">تیݙِئیں</text:p>
      <text:p text:style-name="P1">تیݙِیاں</text:p>
      <text:p text:style-name="P1">تیݙی</text:p>
      <text:p text:style-name="P1">تیݙے</text:p>
      <text:p text:style-name="P1">تے</text:p>
      <text:p text:style-name="P1">تݙاھُوں</text:p>
      <text:p text:style-name="P1">تݙاہُوں</text:p>
      <text:p text:style-name="P1">ثابت</text:p>
      <text:p text:style-name="P1"><text:soft-page-break/>ثابِت</text:p>
      <text:p text:style-name="P1">ثبوت</text:p>
      <text:p text:style-name="P1">ثبُوت</text:p>
      <text:p text:style-name="P1">ثمر</text:p>
      <text:p text:style-name="P1">ثنا</text:p>
      <text:p text:style-name="P1">ثواب</text:p>
      <text:p text:style-name="P1">ثُمَّ</text:p>
      <text:p text:style-name="P1">جئی</text:p>
      <text:p text:style-name="P1">جائداد</text:p>
      <text:p text:style-name="P1">جائز</text:p>
      <text:p text:style-name="P1">جائزہ</text:p>
      <text:p text:style-name="P1">جائِداداں</text:p>
      <text:p text:style-name="P1">جائیداد</text:p>
      <text:p text:style-name="P1">جائیداداں</text:p>
      <text:p text:style-name="P1">جابر</text:p>
      <text:p text:style-name="P1"><text:soft-page-break/>جابِر</text:p>
      <text:p text:style-name="P1">جابِریں</text:p>
      <text:p text:style-name="P1">جاتَر</text:p>
      <text:p text:style-name="P1">جاحَم</text:p>
      <text:p text:style-name="P1">جاد</text:p>
      <text:p text:style-name="P1">جادو</text:p>
      <text:p text:style-name="P1">جادُو</text:p>
      <text:p text:style-name="P1">جادُوگر</text:p>
      <text:p text:style-name="P1">جادُوگری</text:p>
      <text:p text:style-name="P1">جادُوگریں</text:p>
      <text:p text:style-name="P1">جادُوگرݨی</text:p>
      <text:p text:style-name="P1">جاری</text:p>
      <text:p text:style-name="P1">جاریوساری</text:p>
      <text:p text:style-name="P1">جاسوسی</text:p>
      <text:p text:style-name="P1">جاسوسیں</text:p>
      <text:p text:style-name="P1"><text:soft-page-break/>جاسُوس</text:p>
      <text:p text:style-name="P1">جاسُوسی</text:p>
      <text:p text:style-name="P1">جاسُوسیں</text:p>
      <text:p text:style-name="P1">جام</text:p>
      <text:p text:style-name="P1">جامنی</text:p>
      <text:p text:style-name="P1">جامہ</text:p>
      <text:p text:style-name="P1">جان</text:p>
      <text:p text:style-name="P1">جاناں</text:p>
      <text:p text:style-name="P1">جانبدار</text:p>
      <text:p text:style-name="P1">جاندار</text:p>
      <text:p text:style-name="P1">جانداریں</text:p>
      <text:p text:style-name="P1">جانشین</text:p>
      <text:p text:style-name="P1">جانو</text:p>
      <text:p text:style-name="P1">جانور</text:p>
      <text:p text:style-name="P1">جانوریں</text:p>
      <text:p text:style-name="P1"><text:soft-page-break/>جانوَر</text:p>
      <text:p text:style-name="P1">جانوَریں</text:p>
      <text:p text:style-name="P1">جانوں</text:p>
      <text:p text:style-name="P1">جانَشِین</text:p>
      <text:p text:style-name="P1">جانُوں</text:p>
      <text:p text:style-name="P1">جانٚچ</text:p>
      <text:p text:style-name="P1">جانی</text:p>
      <text:p text:style-name="P1">جانیں</text:p>
      <text:p text:style-name="P1">جاڑا</text:p>
      <text:p text:style-name="P1">جاڑے</text:p>
      <text:p text:style-name="P1">جاگِیر</text:p>
      <text:p text:style-name="P1">جاڳ</text:p>
      <text:p text:style-name="P1">جاڳدا</text:p>
      <text:p text:style-name="P1">جاڳدے</text:p>
      <text:p text:style-name="P1">جاڳی</text:p>
      <text:p text:style-name="P1"><text:soft-page-break/>جاھِیں</text:p>
      <text:p text:style-name="P1">جاہ</text:p>
      <text:p text:style-name="P1">جاہبَجاہ</text:p>
      <text:p text:style-name="P1">جاہجاہ</text:p>
      <text:p text:style-name="P1">جاہل</text:p>
      <text:p text:style-name="P1">جاہِلا</text:p>
      <text:p text:style-name="P1">جاہِیں</text:p>
      <text:p text:style-name="P1">جاہیں</text:p>
      <text:p text:style-name="P1">جاہ﻿جاہ</text:p>
      <text:p text:style-name="P1">جبر</text:p>
      <text:p text:style-name="P1">جبرائیلؑ</text:p>
      <text:p text:style-name="P1">جتسِمنی</text:p>
      <text:p text:style-name="P1">جتنا</text:p>
      <text:p text:style-name="P1">جتنی</text:p>
      <text:p text:style-name="P1">جتنیاں</text:p>
      <text:p text:style-name="P1"><text:soft-page-break/>جتنے</text:p>
      <text:p text:style-name="P1">جتھاں</text:p>
      <text:p text:style-name="P1">جج</text:p>
      <text:p text:style-name="P1">جد</text:p>
      <text:p text:style-name="P1">جدجودہ</text:p>
      <text:p text:style-name="P1">جدِئیں</text:p>
      <text:p text:style-name="P1">جدّ</text:p>
      <text:p text:style-name="P1">جدِّئیں</text:p>
      <text:p text:style-name="P1">جدّی</text:p>
      <text:p text:style-name="P1">جذبات</text:p>
      <text:p text:style-name="P1">جرار</text:p>
      <text:p text:style-name="P1">جراسا</text:p>
      <text:p text:style-name="P1">جراسِین</text:p>
      <text:p text:style-name="P1">جرجاسِئیں</text:p>
      <text:p text:style-name="P1">جرجاشی</text:p>
      <text:p text:style-name="P1"><text:soft-page-break/>جریان</text:p>
      <text:p text:style-name="P1">جزا</text:p>
      <text:p text:style-name="P1">جزِیرِئیں</text:p>
      <text:p text:style-name="P1">جزِیرۂ</text:p>
      <text:p text:style-name="P1">جزِیرے</text:p>
      <text:p text:style-name="P1">جسد</text:p>
      <text:p text:style-name="P1">جسم</text:p>
      <text:p text:style-name="P1">جسمانی</text:p>
      <text:p text:style-name="P1">جشن</text:p>
      <text:p text:style-name="P1">جعتام</text:p>
      <text:p text:style-name="P1">جلاد</text:p>
      <text:p text:style-name="P1">جلال</text:p>
      <text:p text:style-name="P1">جلاوطن</text:p>
      <text:p text:style-name="P1">جلاوَݨ</text:p>
      <text:p text:style-name="P1">جلجال</text:p>
      <text:p text:style-name="P1"><text:soft-page-break/>جلدی</text:p>
      <text:p text:style-name="P1">جلدیجلدی</text:p>
      <text:p text:style-name="P1">جلدی﻿جلدی</text:p>
      <text:p text:style-name="P1">جلعاد</text:p>
      <text:p text:style-name="P1">جلنٚدر</text:p>
      <text:p text:style-name="P1">جلوَہ</text:p>
      <text:p text:style-name="P1">جلوَہءِ</text:p>
      <text:p text:style-name="P1">جلوَۂ</text:p>
      <text:p text:style-name="P1">جلوہ</text:p>
      <text:p text:style-name="P1">جلُوس</text:p>
      <text:p text:style-name="P1">جلِیل</text:p>
      <text:p text:style-name="P1">جلِیلِئیں</text:p>
      <text:p text:style-name="P1">جلِیلی</text:p>
      <text:p text:style-name="P1">جلیون</text:p>
      <text:p text:style-name="P1">جماعت</text:p>
      <text:p text:style-name="P1"><text:soft-page-break/>جماعتاں</text:p>
      <text:p text:style-name="P1">جماعتُ</text:p>
      <text:p text:style-name="P1">جماعتُالمومنِین</text:p>
      <text:p text:style-name="P1">جماعتُالٛمومنِین</text:p>
      <text:p text:style-name="P1">جماعتُ﻿الٛمومنِین</text:p>
      <text:p text:style-name="P1">جماعتیں</text:p>
      <text:p text:style-name="P1">جمع</text:p>
      <text:p text:style-name="P1">جملی﻿ایل</text:p>
      <text:p text:style-name="P1">جمَع</text:p>
      <text:p text:style-name="P1">جناب</text:p>
      <text:p text:style-name="P1">جنابِ</text:p>
      <text:p text:style-name="P1">جنازہ</text:p>
      <text:p text:style-name="P1">جنوب</text:p>
      <text:p text:style-name="P1">جنوبی</text:p>
      <text:p text:style-name="P1">جنُوب</text:p>
      <text:p text:style-name="P1"><text:soft-page-break/>جنُوبی</text:p>
      <text:p text:style-name="P1">جنُوبیہَوا</text:p>
      <text:p text:style-name="P1">جنُوپی</text:p>
      <text:p text:style-name="P1">جنَّت</text:p>
      <text:p text:style-name="P1">جنَّتُ‎الٛفِردَوس</text:p>
      <text:p text:style-name="P1">جنَّتی</text:p>
      <text:p text:style-name="P1">جنٚدرِئیں</text:p>
      <text:p text:style-name="P1">جنٚدرے</text:p>
      <text:p text:style-name="P1">جنٚگ</text:p>
      <text:p text:style-name="P1">جنٚگاں</text:p>
      <text:p text:style-name="P1">جنٚگجُو</text:p>
      <text:p text:style-name="P1">جنٚگل</text:p>
      <text:p text:style-name="P1">جنٚگلی</text:p>
      <text:p text:style-name="P1">جنٚگی</text:p>
      <text:p text:style-name="P1">جنٚگیں</text:p>
      <text:p text:style-name="P1"><text:soft-page-break/>جنٚڳلی</text:p>
      <text:p text:style-name="P1">جو</text:p>
      <text:p text:style-name="P1">جوئی</text:p>
      <text:p text:style-name="P1">جواب</text:p>
      <text:p text:style-name="P1">جواز</text:p>
      <text:p text:style-name="P1">جوان</text:p>
      <text:p text:style-name="P1">جوانو</text:p>
      <text:p text:style-name="P1">جوانیں</text:p>
      <text:p text:style-name="P1">جواہر</text:p>
      <text:p text:style-name="P1">جوایلات</text:p>
      <text:p text:style-name="P1">جوش</text:p>
      <text:p text:style-name="P1">جوشن</text:p>
      <text:p text:style-name="P1">جوشوجذبے</text:p>
      <text:p text:style-name="P1">جوشِیلا</text:p>
      <text:p text:style-name="P1">جولان</text:p>
      <text:p text:style-name="P1"><text:soft-page-break/>جونی</text:p>
      <text:p text:style-name="P1">جوڑ</text:p>
      <text:p text:style-name="P1">جوڑا</text:p>
      <text:p text:style-name="P1">جوڑَݨ</text:p>
      <text:p text:style-name="P1">جوڑِئے</text:p>
      <text:p text:style-name="P1">جوڑی</text:p>
      <text:p text:style-name="P1">جوڑیاں</text:p>
      <text:p text:style-name="P1">جوڑیں</text:p>
      <text:p text:style-name="P1">جوڑے</text:p>
      <text:p text:style-name="P1">جوکُجھ</text:p>
      <text:p text:style-name="P1">جو‏</text:p>
      <text:p text:style-name="P1">جَئیں</text:p>
      <text:p text:style-name="P1">جَتِّھئیں</text:p>
      <text:p text:style-name="P1">جَتّھے</text:p>
      <text:p text:style-name="P1">جَجّیں</text:p>
      <text:p text:style-name="P1"><text:soft-page-break/>جَد</text:p>
      <text:p text:style-name="P1">جَرب</text:p>
      <text:p text:style-name="P1">جَسَد</text:p>
      <text:p text:style-name="P1">جَشّن</text:p>
      <text:p text:style-name="P1">جَلوَہءِ</text:p>
      <text:p text:style-name="P1">جَلوَہءِخُداوَنٚدی</text:p>
      <text:p text:style-name="P1">جَلّادیں</text:p>
      <text:p text:style-name="P1">جَناسرَت</text:p>
      <text:p text:style-name="P1">جَنتی</text:p>
      <text:p text:style-name="P1">جَنَّتی</text:p>
      <text:p text:style-name="P1">جَنٚگجُو</text:p>
      <text:p text:style-name="P1">جَنٚگلی</text:p>
      <text:p text:style-name="P1">جَنگ</text:p>
      <text:p text:style-name="P1">جَو</text:p>
      <text:p text:style-name="P1">جَوان</text:p>
      <text:p text:style-name="P1"><text:soft-page-break/>جَوانیں</text:p>
      <text:p text:style-name="P1">جَوزا</text:p>
      <text:p text:style-name="P1">جَوّیں</text:p>
      <text:p text:style-name="P1">جَڑ</text:p>
      <text:p text:style-name="P1">جَڑئے</text:p>
      <text:p text:style-name="P1">جَڑاہے</text:p>
      <text:p text:style-name="P1">جَڑّݨ</text:p>
      <text:p text:style-name="P1">جَڑیا</text:p>
      <text:p text:style-name="P1">جَڑیاں</text:p>
      <text:p text:style-name="P1">جَکڑِئے</text:p>
      <text:p text:style-name="P1">جَڳ</text:p>
      <text:p text:style-name="P1">جَڳا</text:p>
      <text:p text:style-name="P1">جَڳایا</text:p>
      <text:p text:style-name="P1">جَھتّیں</text:p>
      <text:p text:style-name="P1">جَھل</text:p>
      <text:p text:style-name="P1"><text:soft-page-break/>جَھلّو</text:p>
      <text:p text:style-name="P1">جَھلَّݨ</text:p>
      <text:p text:style-name="P1">جَھلّی</text:p>
      <text:p text:style-name="P1">جَھلکَݨ</text:p>
      <text:p text:style-name="P1">جَھنٚجھوڑیا</text:p>
      <text:p text:style-name="P1">جَہِیں</text:p>
      <text:p text:style-name="P1">جَیحُون</text:p>
      <text:p text:style-name="P1">جَیرشوم</text:p>
      <text:p text:style-name="P1">جَیندے</text:p>
      <text:p text:style-name="P1">جَینٚدا</text:p>
      <text:p text:style-name="P1">جَینٚدِئیں</text:p>
      <text:p text:style-name="P1">جَینٚدی</text:p>
      <text:p text:style-name="P1">جَینٚدے</text:p>
      <text:p text:style-name="P1">جَیویں</text:p>
      <text:p text:style-name="P1">جَیکُوں</text:p>
      <text:p text:style-name="P1"><text:soft-page-break/>جَیں</text:p>
      <text:p text:style-name="P1">جَیںجَیں</text:p>
      <text:p text:style-name="P1">جَیں﻿</text:p>
      <text:p text:style-name="P1">جُبَّہ</text:p>
      <text:p text:style-name="P1">جُبِّئیں</text:p>
      <text:p text:style-name="P1">جُبّے</text:p>
      <text:p text:style-name="P1">جُبہ</text:p>
      <text:p text:style-name="P1">جُتِئیں</text:p>
      <text:p text:style-name="P1">جُتّی</text:p>
      <text:p text:style-name="P1">جُتی</text:p>
      <text:p text:style-name="P1">جُتیاں</text:p>
      <text:p text:style-name="P1">جُدا</text:p>
      <text:p text:style-name="P1">جُرأت</text:p>
      <text:p text:style-name="P1">جُرأت</text:p>
      <text:p text:style-name="P1">جُرم</text:p>
      <text:p text:style-name="P1"><text:soft-page-break/>جُرمانہ</text:p>
      <text:p text:style-name="P1">جُرمانے</text:p>
      <text:p text:style-name="P1">جُرٲت</text:p>
      <text:p text:style-name="P1">جُستجُو</text:p>
      <text:p text:style-name="P1">جُستَجُو</text:p>
      <text:p text:style-name="P1">جُلجُتا</text:p>
      <text:p text:style-name="P1">جُلدِئیں</text:p>
      <text:p text:style-name="P1">جُلدِیاں</text:p>
      <text:p text:style-name="P1">جُمعہ</text:p>
      <text:p text:style-name="P1">جُملیایل</text:p>
      <text:p text:style-name="P1">جُوانیں</text:p>
      <text:p text:style-name="P1">جُولِیُس</text:p>
      <text:p text:style-name="P1">جُومَر</text:p>
      <text:p text:style-name="P1">جُوں</text:p>
      <text:p text:style-name="P1">جُڑ</text:p>
      <text:p text:style-name="P1"><text:soft-page-break/>جُڑِّیا</text:p>
      <text:p text:style-name="P1">جُڑِّیے</text:p>
      <text:p text:style-name="P1">جُڑیا</text:p>
      <text:p text:style-name="P1">جُھم</text:p>
      <text:p text:style-name="P1">جُھمَّر</text:p>
      <text:p text:style-name="P1">جُھوٹ</text:p>
      <text:p text:style-name="P1">جُھوٹا</text:p>
      <text:p text:style-name="P1">جُھوٹِئیں</text:p>
      <text:p text:style-name="P1">جُھوٹی</text:p>
      <text:p text:style-name="P1">جُھوٹے</text:p>
      <text:p text:style-name="P1">جُھک</text:p>
      <text:p text:style-name="P1">جُھکجُھک</text:p>
      <text:p text:style-name="P1">جُھکدا</text:p>
      <text:p text:style-name="P1">جُھکسِن</text:p>
      <text:p text:style-name="P1">جُھکِّئے</text:p>
      <text:p text:style-name="P1"><text:soft-page-break/>جُھکِّن</text:p>
      <text:p text:style-name="P1">جُھکیسِن</text:p>
      <text:p text:style-name="P1">جُھکینٚدِن</text:p>
      <text:p text:style-name="P1">جُھکینٚدے</text:p>
      <text:p text:style-name="P1">جُھکے</text:p>
      <text:p text:style-name="P1">جُھک‎جُھک</text:p>
      <text:p text:style-name="P1">جِبرائِیلؑ</text:p>
      <text:p text:style-name="P1">جِتنا</text:p>
      <text:p text:style-name="P1">جِتنِئیں</text:p>
      <text:p text:style-name="P1">جِتنِیاں</text:p>
      <text:p text:style-name="P1">جِتنی</text:p>
      <text:p text:style-name="P1">جِتنے</text:p>
      <text:p text:style-name="P1">جِتُّھوں</text:p>
      <text:p text:style-name="P1">جِتّھاں</text:p>
      <text:p text:style-name="P1">جِتّھاںجِتّھاں</text:p>
      <text:p text:style-name="P1"><text:soft-page-break/>جِتّھاں﻿جِتّھاں</text:p>
      <text:p text:style-name="P1">جِتّھو</text:p>
      <text:p text:style-name="P1">جِتھان</text:p>
      <text:p text:style-name="P1">جِتھاں</text:p>
      <text:p text:style-name="P1">جِتھوں</text:p>
      <text:p text:style-name="P1">جِد</text:p>
      <text:p text:style-name="P1">جِدئیں</text:p>
      <text:p text:style-name="P1">جِدرِئیںدے</text:p>
      <text:p text:style-name="P1">جِدِئیں</text:p>
      <text:p text:style-name="P1">جِرجاسی</text:p>
      <text:p text:style-name="P1">جِسم</text:p>
      <text:p text:style-name="P1">جِسمانی</text:p>
      <text:p text:style-name="P1">جِلاوطن</text:p>
      <text:p text:style-name="P1">جِلد</text:p>
      <text:p text:style-name="P1">جِلدی</text:p>
      <text:p text:style-name="P1"><text:soft-page-break/>جِلعاد</text:p>
      <text:p text:style-name="P1">جِن</text:p>
      <text:p text:style-name="P1">جِنات</text:p>
      <text:p text:style-name="P1">جِنس</text:p>
      <text:p text:style-name="P1">جِنسی</text:p>
      <text:p text:style-name="P1">جِنّ</text:p>
      <text:p text:style-name="P1">جِنّات</text:p>
      <text:p text:style-name="P1">جِنّاں</text:p>
      <text:p text:style-name="P1">جِنّبُھوت</text:p>
      <text:p text:style-name="P1">جِنّبُھوتیں</text:p>
      <text:p text:style-name="P1">جِنّھیں</text:p>
      <text:p text:style-name="P1">جِنّیں</text:p>
      <text:p text:style-name="P1">جِنّیںبُھوتیں</text:p>
      <text:p text:style-name="P1">جِنّیں﻿بُھوتیں</text:p>
      <text:p text:style-name="P1">جِنّ‎بُھوت</text:p>
      <text:p text:style-name="P1"><text:soft-page-break/>جِنّ﻿بُھوت</text:p>
      <text:p text:style-name="P1">جِنٚد</text:p>
      <text:p text:style-name="P1">جِنہں</text:p>
      <text:p text:style-name="P1">جِنہیں</text:p>
      <text:p text:style-name="P1">جِنیسرت</text:p>
      <text:p text:style-name="P1">جِکر</text:p>
      <text:p text:style-name="P1">جِگر</text:p>
      <text:p text:style-name="P1">جِھجکدِئیں</text:p>
      <text:p text:style-name="P1">جِھجکیا</text:p>
      <text:p text:style-name="P1">جِھلی</text:p>
      <text:p text:style-name="P1">جِھکا</text:p>
      <text:p text:style-name="P1">جِھکائی</text:p>
      <text:p text:style-name="P1">جِھکّی</text:p>
      <text:p text:style-name="P1">جِھکیاں</text:p>
      <text:p text:style-name="P1">جِھکے</text:p>
      <text:p text:style-name="P1"><text:soft-page-break/>جِھیل</text:p>
      <text:p text:style-name="P1">جِھیڑا</text:p>
      <text:p text:style-name="P1">جِھݨکینٚدے</text:p>
      <text:p text:style-name="P1">جِہاں</text:p>
      <text:p text:style-name="P1">جِہجا</text:p>
      <text:p text:style-name="P1">جِہجے</text:p>
      <text:p text:style-name="P1">جِہیں</text:p>
      <text:p text:style-name="P1">جِیت</text:p>
      <text:p text:style-name="P1">جِینٚدا</text:p>
      <text:p text:style-name="P1">جِینٚدِئیں</text:p>
      <text:p text:style-name="P1">جِینٚدیجاڳدی</text:p>
      <text:p text:style-name="P1">جِینٚدے</text:p>
      <text:p text:style-name="P1">جِیوو</text:p>
      <text:p text:style-name="P1">جِیوَݨ</text:p>
      <text:p text:style-name="P1">جِیوں</text:p>
      <text:p text:style-name="P1"><text:soft-page-break/>جِیویں</text:p>
      <text:p text:style-name="P1">جِیںدِئیں</text:p>
      <text:p text:style-name="P1">جِݙے</text:p>
      <text:p text:style-name="P1">جڑ</text:p>
      <text:p text:style-name="P1">جڑی​ٻُوٹِئیں</text:p>
      <text:p text:style-name="P1">جڑی​ٻُوٹِیاں</text:p>
      <text:p text:style-name="P1">جکِّڑ</text:p>
      <text:p text:style-name="P1">جکڑوا</text:p>
      <text:p text:style-name="P1">جکڑَݨ</text:p>
      <text:p text:style-name="P1">جکڑِئے</text:p>
      <text:p text:style-name="P1">جکڑے</text:p>
      <text:p text:style-name="P1">جڳ</text:p>
      <text:p text:style-name="P1">جڳا</text:p>
      <text:p text:style-name="P1">جڳاوَݨ</text:p>
      <text:p text:style-name="P1">جڳایا</text:p>
      <text:p text:style-name="P1"><text:soft-page-break/>جھاتی</text:p>
      <text:p text:style-name="P1">جھالر</text:p>
      <text:p text:style-name="P1">جھاڑِئیں</text:p>
      <text:p text:style-name="P1">جھاڑی</text:p>
      <text:p text:style-name="P1">جھلِیج</text:p>
      <text:p text:style-name="P1">جھلی</text:p>
      <text:p text:style-name="P1">جھولی</text:p>
      <text:p text:style-name="P1">جھوٹ</text:p>
      <text:p text:style-name="P1">جھوٹی</text:p>
      <text:p text:style-name="P1">جھوپَڑِئیں</text:p>
      <text:p text:style-name="P1">جھَنٚڈے</text:p>
      <text:p text:style-name="P1">جھُمر</text:p>
      <text:p text:style-name="P1">جھٹّاں</text:p>
      <text:p text:style-name="P1">جھڑ</text:p>
      <text:p text:style-name="P1">جھڳ</text:p>
      <text:p text:style-name="P1"><text:soft-page-break/>جھڳڑا</text:p>
      <text:p text:style-name="P1">جھڳڑے</text:p>
      <text:p text:style-name="P1">جھیڑا</text:p>
      <text:p text:style-name="P1">جھیڑے</text:p>
      <text:p text:style-name="P1">جہاز</text:p>
      <text:p text:style-name="P1">جہازیں</text:p>
      <text:p text:style-name="P1">جہان</text:p>
      <text:p text:style-name="P1">جہاں</text:p>
      <text:p text:style-name="P1">جہنم</text:p>
      <text:p text:style-name="P1">جہنَّم</text:p>
      <text:p text:style-name="P1">جہَنمی</text:p>
      <text:p text:style-name="P1">جہَنَّم</text:p>
      <text:p text:style-name="P1">جہِیں</text:p>
      <text:p text:style-name="P1">جہیں</text:p>
      <text:p text:style-name="P1">جی</text:p>
      <text:p text:style-name="P1"><text:soft-page-break/>جیرا</text:p>
      <text:p text:style-name="P1">جیرسون</text:p>
      <text:p text:style-name="P1">جیرِھئیں</text:p>
      <text:p text:style-name="P1">جیرِھیاں</text:p>
      <text:p text:style-name="P1">جیرِہئیں</text:p>
      <text:p text:style-name="P1">جیرھا</text:p>
      <text:p text:style-name="P1">جیرھاشہادت</text:p>
      <text:p text:style-name="P1">جیرھِئیں</text:p>
      <text:p text:style-name="P1">جیرھی</text:p>
      <text:p text:style-name="P1">جیرھیاں</text:p>
      <text:p text:style-name="P1">جیرھے</text:p>
      <text:p text:style-name="P1">جیرے</text:p>
      <text:p text:style-name="P1">جیسے</text:p>
      <text:p text:style-name="P1">جیل</text:p>
      <text:p text:style-name="P1">جیلر</text:p>
      <text:p text:style-name="P1"><text:soft-page-break/>جینٚدا</text:p>
      <text:p text:style-name="P1">جینٚدی</text:p>
      <text:p text:style-name="P1">جینٚدے</text:p>
      <text:p text:style-name="P1">جیویں</text:p>
      <text:p text:style-name="P1">جیکُوں</text:p>
      <text:p text:style-name="P1">جیݙا</text:p>
      <text:p text:style-name="P1">جی‎ہا</text:p>
      <text:p text:style-name="P1">جے</text:p>
      <text:p text:style-name="P1">جےاُوں</text:p>
      <text:p text:style-name="P1">جےتک</text:p>
      <text:p text:style-name="P1">جݙاں</text:p>
      <text:p text:style-name="P1">جݙّاں</text:p>
      <text:p text:style-name="P1">حاجتمنٚدیں</text:p>
      <text:p text:style-name="P1">حادثِئیں</text:p>
      <text:p text:style-name="P1">حادثہ</text:p>
      <text:p text:style-name="P1"><text:soft-page-break/>حاران</text:p>
      <text:p text:style-name="P1">حاصل</text:p>
      <text:p text:style-name="P1">حاصِل</text:p>
      <text:p text:style-name="P1">حاضر</text:p>
      <text:p text:style-name="P1">حاضرِین</text:p>
      <text:p text:style-name="P1">حاضری</text:p>
      <text:p text:style-name="P1">حاضِر</text:p>
      <text:p text:style-name="P1">حافظ</text:p>
      <text:p text:style-name="P1">حال</text:p>
      <text:p text:style-name="P1">حالات</text:p>
      <text:p text:style-name="P1">حالانٚکہ</text:p>
      <text:p text:style-name="P1">حالاںکہ</text:p>
      <text:p text:style-name="P1">حالت</text:p>
      <text:p text:style-name="P1">حالحوال</text:p>
      <text:p text:style-name="P1">حالی</text:p>
      <text:p text:style-name="P1"><text:soft-page-break/>حال​حوال</text:p>
      <text:p text:style-name="P1">حال﻿حوال</text:p>
      <text:p text:style-name="P1">حام</text:p>
      <text:p text:style-name="P1">حاملہ</text:p>
      <text:p text:style-name="P1">حامی</text:p>
      <text:p text:style-name="P1">حاوی</text:p>
      <text:p text:style-name="P1">حاکم</text:p>
      <text:p text:style-name="P1">حاکمِیَّتِ</text:p>
      <text:p text:style-name="P1">حاکمِیَّتِاعلیٰ</text:p>
      <text:p text:style-name="P1">حاکمِیَّتِ‎اعلیٰ</text:p>
      <text:p text:style-name="P1">حاکمِیَّتِ﻿اعلیٰ</text:p>
      <text:p text:style-name="P1">حاکمِیَّت‎اعلیٰ</text:p>
      <text:p text:style-name="P1">حاکمیں</text:p>
      <text:p text:style-name="P1">حاکِم</text:p>
      <text:p text:style-name="P1">حاکِمِ</text:p>
      <text:p text:style-name="P1"><text:soft-page-break/>حاکِمِاعلیٰ</text:p>
      <text:p text:style-name="P1">حاکِمِجلِیل</text:p>
      <text:p text:style-name="P1">حاکِمِ‎اعلیٰ</text:p>
      <text:p text:style-name="P1">حبر</text:p>
      <text:p text:style-name="P1">حبرون</text:p>
      <text:p text:style-name="P1">حبشِئیں</text:p>
      <text:p text:style-name="P1">حبشی</text:p>
      <text:p text:style-name="P1">حبِیب</text:p>
      <text:p text:style-name="P1">حبِیبخُدا</text:p>
      <text:p text:style-name="P1">حبِیبِ</text:p>
      <text:p text:style-name="P1">حبِیبِخُدا</text:p>
      <text:p text:style-name="P1">حبِیبِ‎خُدا</text:p>
      <text:p text:style-name="P1">حبِیبِ‎کِبرِیا</text:p>
      <text:p text:style-name="P1">حبِیبِ﻿خُدا</text:p>
      <text:p text:style-name="P1">حتّی</text:p>
      <text:p text:style-name="P1"><text:soft-page-break/>حد</text:p>
      <text:p text:style-name="P1">حداں</text:p>
      <text:p text:style-name="P1">حدُود</text:p>
      <text:p text:style-name="P1">حدّ</text:p>
      <text:p text:style-name="P1">حدّاں</text:p>
      <text:p text:style-name="P1">حدیں</text:p>
      <text:p text:style-name="P1">حرام</text:p>
      <text:p text:style-name="P1">حربہ</text:p>
      <text:p text:style-name="P1">حرف</text:p>
      <text:p text:style-name="P1">حرمون</text:p>
      <text:p text:style-name="P1">حرکت</text:p>
      <text:p text:style-name="P1">حزقِیّاہ</text:p>
      <text:p text:style-name="P1">حساب</text:p>
      <text:p text:style-name="P1">حساب‎کِتاب</text:p>
      <text:p text:style-name="P1">حساس</text:p>
      <text:p text:style-name="P1"><text:soft-page-break/>حسبون</text:p>
      <text:p text:style-name="P1">حسبُون</text:p>
      <text:p text:style-name="P1">حسد</text:p>
      <text:p text:style-name="P1">حسدا</text:p>
      <text:p text:style-name="P1">حسرت</text:p>
      <text:p text:style-name="P1">حسرَت</text:p>
      <text:p text:style-name="P1">حسین</text:p>
      <text:p text:style-name="P1">حشر</text:p>
      <text:p text:style-name="P1">حشَر</text:p>
      <text:p text:style-name="P1">حشیم</text:p>
      <text:p text:style-name="P1">حصرون</text:p>
      <text:p text:style-name="P1">حصِیرات</text:p>
      <text:p text:style-name="P1">حصِّئیں</text:p>
      <text:p text:style-name="P1">حصّہ</text:p>
      <text:p text:style-name="P1">حصّے</text:p>
      <text:p text:style-name="P1"><text:soft-page-break/>حصّےدار</text:p>
      <text:p text:style-name="P1">حصے</text:p>
      <text:p text:style-name="P1">حضرت</text:p>
      <text:p text:style-name="P1">حضرتِ</text:p>
      <text:p text:style-name="P1">حضُور</text:p>
      <text:p text:style-name="P1">حضُوری</text:p>
      <text:p text:style-name="P1">حفاظت</text:p>
      <text:p text:style-name="P1">حق</text:p>
      <text:p text:style-name="P1">حقارت</text:p>
      <text:p text:style-name="P1">حقدار</text:p>
      <text:p text:style-name="P1">حقل</text:p>
      <text:p text:style-name="P1">حقِیت</text:p>
      <text:p text:style-name="P1">حقِیقت</text:p>
      <text:p text:style-name="P1">حقِیقتًا</text:p>
      <text:p text:style-name="P1">حقِیقتِحال</text:p>
      <text:p text:style-name="P1"><text:soft-page-break/>حقِیقَتِ</text:p>
      <text:p text:style-name="P1">حقِیقی</text:p>
      <text:p text:style-name="P1">حقّ</text:p>
      <text:p text:style-name="P1">حقّتعالیٰ</text:p>
      <text:p text:style-name="P1">حقّدار</text:p>
      <text:p text:style-name="P1">حقّ﻿مَہر</text:p>
      <text:p text:style-name="P1">حقیقت</text:p>
      <text:p text:style-name="P1">حقیقی</text:p>
      <text:p text:style-name="P1">حل</text:p>
      <text:p text:style-name="P1">حلال</text:p>
      <text:p text:style-name="P1">حلفَئی</text:p>
      <text:p text:style-name="P1">حلوے</text:p>
      <text:p text:style-name="P1">حمد</text:p>
      <text:p text:style-name="P1">حمدان</text:p>
      <text:p text:style-name="P1">حمدوثنا</text:p>
      <text:p text:style-name="P1"><text:soft-page-break/>حمدوثناء</text:p>
      <text:p text:style-name="P1">حمد﻿و﻿ثنا</text:p>
      <text:p text:style-name="P1">حمد﻿و﻿ثناء</text:p>
      <text:p text:style-name="P1">حمل</text:p>
      <text:p text:style-name="P1">حملہ</text:p>
      <text:p text:style-name="P1">حمول</text:p>
      <text:p text:style-name="P1">حمُور</text:p>
      <text:p text:style-name="P1">حنَنیاس</text:p>
      <text:p text:style-name="P1">حنُوکؑ</text:p>
      <text:p text:style-name="P1">حنّاس</text:p>
      <text:p text:style-name="P1">حنّان</text:p>
      <text:p text:style-name="P1">حنّانمرقس</text:p>
      <text:p text:style-name="P1">حنّانہ</text:p>
      <text:p text:style-name="P1">حنّان﻿مرقس</text:p>
      <text:p text:style-name="P1">حنّہ</text:p>
      <text:p text:style-name="P1"><text:soft-page-break/>حوارِئیں</text:p>
      <text:p text:style-name="P1">حوارِیو</text:p>
      <text:p text:style-name="P1">حواری</text:p>
      <text:p text:style-name="P1">حوال</text:p>
      <text:p text:style-name="P1">حوالات</text:p>
      <text:p text:style-name="P1">حوالہ</text:p>
      <text:p text:style-name="P1">حوالے</text:p>
      <text:p text:style-name="P1">حورب</text:p>
      <text:p text:style-name="P1">حوری</text:p>
      <text:p text:style-name="P1">حوصلہ</text:p>
      <text:p text:style-name="P1">حوصلے</text:p>
      <text:p text:style-name="P1">حوض</text:p>
      <text:p text:style-name="P1">حوِئیں</text:p>
      <text:p text:style-name="P1">حَجی</text:p>
      <text:p text:style-name="P1">حَدَد</text:p>
      <text:p text:style-name="P1"><text:soft-page-break/>حَرماں</text:p>
      <text:p text:style-name="P1">حَرمیں</text:p>
      <text:p text:style-name="P1">حَرَم</text:p>
      <text:p text:style-name="P1">حَسنہ</text:p>
      <text:p text:style-name="P1">حَصیصون</text:p>
      <text:p text:style-name="P1">حَضَرمَوت</text:p>
      <text:p text:style-name="P1">حَضُو</text:p>
      <text:p text:style-name="P1">حَقِیقَت</text:p>
      <text:p text:style-name="P1">حَقّ</text:p>
      <text:p text:style-name="P1">حَماتی</text:p>
      <text:p text:style-name="P1">حَنُوک</text:p>
      <text:p text:style-name="P1">حَوصلہ</text:p>
      <text:p text:style-name="P1">حَوصلہافزائی</text:p>
      <text:p text:style-name="P1">حَوصلہ﻿افزائی</text:p>
      <text:p text:style-name="P1">حَوض</text:p>
      <text:p text:style-name="P1"><text:soft-page-break/>حَوضیں</text:p>
      <text:p text:style-name="P1">حَوِیلَہ</text:p>
      <text:p text:style-name="P1">حَوّا</text:p>
      <text:p text:style-name="P1">حَوِّی</text:p>
      <text:p text:style-name="P1">حَویلا</text:p>
      <text:p text:style-name="P1">حَیثِیَّت</text:p>
      <text:p text:style-name="P1">حَیران</text:p>
      <text:p text:style-name="P1">حَیرانپریشان</text:p>
      <text:p text:style-name="P1">حَیرانی</text:p>
      <text:p text:style-name="P1">حَیران‎کُن</text:p>
      <text:p text:style-name="P1">حَیران﻿پریشان</text:p>
      <text:p text:style-name="P1">حَیرت</text:p>
      <text:p text:style-name="P1">حَیرَت</text:p>
      <text:p text:style-name="P1">حَیرَت​انٛگیز</text:p>
      <text:p text:style-name="P1">حَیرَت﻿انٚگیز</text:p>
      <text:p text:style-name="P1"><text:soft-page-break/>حَیوان</text:p>
      <text:p text:style-name="P1">حَیوانیں</text:p>
      <text:p text:style-name="P1">حُر</text:p>
      <text:p text:style-name="P1">حُرمتی</text:p>
      <text:p text:style-name="P1">حُرمہ</text:p>
      <text:p text:style-name="P1">حُسن</text:p>
      <text:p text:style-name="P1">حُسنِ</text:p>
      <text:p text:style-name="P1">حُشام</text:p>
      <text:p text:style-name="P1">حُفیم</text:p>
      <text:p text:style-name="P1">حُقُوقُالعِباد</text:p>
      <text:p text:style-name="P1">حُقُوقُاللّٰہ</text:p>
      <text:p text:style-name="P1">حُقّہپاݨی</text:p>
      <text:p text:style-name="P1">حُورِئیں</text:p>
      <text:p text:style-name="P1">حُوری</text:p>
      <text:p text:style-name="P1">حُول</text:p>
      <text:p text:style-name="P1"><text:soft-page-break/>حُکام</text:p>
      <text:p text:style-name="P1">حُکم</text:p>
      <text:p text:style-name="P1">حُکمران</text:p>
      <text:p text:style-name="P1">حُکمرانی</text:p>
      <text:p text:style-name="P1">حُکمیں</text:p>
      <text:p text:style-name="P1">حِتّ</text:p>
      <text:p text:style-name="P1">حِتّئیں</text:p>
      <text:p text:style-name="P1">حِتِّئیں</text:p>
      <text:p text:style-name="P1">حِتّی</text:p>
      <text:p text:style-name="P1">حِرص</text:p>
      <text:p text:style-name="P1">حِساب</text:p>
      <text:p text:style-name="P1">حِساب‎کِتاب</text:p>
      <text:p text:style-name="P1">حِصرون</text:p>
      <text:p text:style-name="P1">حِصِّئیں</text:p>
      <text:p text:style-name="P1">حِصّئیں</text:p>
      <text:p text:style-name="P1"><text:soft-page-break/>حِصَّہ</text:p>
      <text:p text:style-name="P1">حِصِّئیں</text:p>
      <text:p text:style-name="P1">حِصّہ</text:p>
      <text:p text:style-name="P1">حِصّے</text:p>
      <text:p text:style-name="P1">حِصے</text:p>
      <text:p text:style-name="P1">حِفاظت</text:p>
      <text:p text:style-name="P1">حِفظ</text:p>
      <text:p text:style-name="P1">حِلال</text:p>
      <text:p text:style-name="P1">حِمائتی</text:p>
      <text:p text:style-name="P1">حِوِّئیں</text:p>
      <text:p text:style-name="P1">حِوِّی</text:p>
      <text:p text:style-name="P1">حِکمت</text:p>
      <text:p text:style-name="P1">حِکمَت</text:p>
      <text:p text:style-name="P1">حکمت</text:p>
      <text:p text:style-name="P1">حکومت</text:p>
      <text:p text:style-name="P1"><text:soft-page-break/>حکُومت</text:p>
      <text:p text:style-name="P1">حکِیمیں</text:p>
      <text:p text:style-name="P1">حیات</text:p>
      <text:p text:style-name="P1">حیاتی</text:p>
      <text:p text:style-name="P1">حیران</text:p>
      <text:p text:style-name="P1">حیرانی</text:p>
      <text:p text:style-name="P1">حیوان</text:p>
      <text:p text:style-name="P1">حیّوقَیُّوم</text:p>
      <text:p text:style-name="P1">حیُّ</text:p>
      <text:p text:style-name="P1">حیّیوقیُّوم</text:p>
      <text:p text:style-name="P1">خاتمہ</text:p>
      <text:p text:style-name="P1">خادم</text:p>
      <text:p text:style-name="P1">خادمِیں</text:p>
      <text:p text:style-name="P1">خادمہ</text:p>
      <text:p text:style-name="P1">خادمیں</text:p>
      <text:p text:style-name="P1"><text:soft-page-break/>خادِم</text:p>
      <text:p text:style-name="P1">خادِمیں</text:p>
      <text:p text:style-name="P1">خاران</text:p>
      <text:p text:style-name="P1">خارج</text:p>
      <text:p text:style-name="P1">خارش</text:p>
      <text:p text:style-name="P1">خارِج</text:p>
      <text:p text:style-name="P1">خارِش</text:p>
      <text:p text:style-name="P1">خاص</text:p>
      <text:p text:style-name="P1">خاضری</text:p>
      <text:p text:style-name="P1">خاطر</text:p>
      <text:p text:style-name="P1">خاطرتواضُع</text:p>
      <text:p text:style-name="P1">خاطرداری</text:p>
      <text:p text:style-name="P1">خاطِر</text:p>
      <text:p text:style-name="P1">خاطِر﻿داری</text:p>
      <text:p text:style-name="P1">خالص</text:p>
      <text:p text:style-name="P1"><text:soft-page-break/>خالق</text:p>
      <text:p text:style-name="P1">خالِص</text:p>
      <text:p text:style-name="P1">خالِق</text:p>
      <text:p text:style-name="P1">خالی</text:p>
      <text:p text:style-name="P1">خاموش</text:p>
      <text:p text:style-name="P1">خامی</text:p>
      <text:p text:style-name="P1">خاندان</text:p>
      <text:p text:style-name="P1">خاندانی</text:p>
      <text:p text:style-name="P1">خاندانیں</text:p>
      <text:p text:style-name="P1">خانسامِئیں</text:p>
      <text:p text:style-name="P1">خانسامے</text:p>
      <text:p text:style-name="P1">خانِئیں</text:p>
      <text:p text:style-name="P1">خانٚدان</text:p>
      <text:p text:style-name="P1">خانہ</text:p>
      <text:p text:style-name="P1">خانہجنٚگی</text:p>
      <text:p text:style-name="P1"><text:soft-page-break/>خانے</text:p>
      <text:p text:style-name="P1">خاونٚد</text:p>
      <text:p text:style-name="P1">خاک</text:p>
      <text:p text:style-name="P1">خاکسار</text:p>
      <text:p text:style-name="P1">خاکساری</text:p>
      <text:p text:style-name="P1">خاکساریں</text:p>
      <text:p text:style-name="P1">خباثت</text:p>
      <text:p text:style-name="P1">خبر</text:p>
      <text:p text:style-name="P1">خبرار</text:p>
      <text:p text:style-name="P1">خبراں</text:p>
      <text:p text:style-name="P1">خبردار</text:p>
      <text:p text:style-name="P1">خبرگِیری</text:p>
      <text:p text:style-name="P1">ختم</text:p>
      <text:p text:style-name="P1">ختنہ</text:p>
      <text:p text:style-name="P1">خدمات</text:p>
      <text:p text:style-name="P1"><text:soft-page-break/>خدمت</text:p>
      <text:p text:style-name="P1">خراب</text:p>
      <text:p text:style-name="P1">خراش</text:p>
      <text:p text:style-name="P1">خرچ</text:p>
      <text:p text:style-name="P1">خرچہ</text:p>
      <text:p text:style-name="P1">خرگوش</text:p>
      <text:p text:style-name="P1">خزانِئیں</text:p>
      <text:p text:style-name="P1">خزانچی</text:p>
      <text:p text:style-name="P1">خزانہ</text:p>
      <text:p text:style-name="P1">خزانے</text:p>
      <text:p text:style-name="P1">خسخاس</text:p>
      <text:p text:style-name="P1">خشک</text:p>
      <text:p text:style-name="P1">خصوصی</text:p>
      <text:p text:style-name="P1">خصُوصًا</text:p>
      <text:p text:style-name="P1">خصُوصی</text:p>
      <text:p text:style-name="P1"><text:soft-page-break/>خط</text:p>
      <text:p text:style-name="P1">خطا</text:p>
      <text:p text:style-name="P1">خطائِیں</text:p>
      <text:p text:style-name="P1">خطائیں</text:p>
      <text:p text:style-name="P1">خطاب</text:p>
      <text:p text:style-name="P1">خطر</text:p>
      <text:p text:style-name="P1">خطرناک</text:p>
      <text:p text:style-name="P1">خطرہ</text:p>
      <text:p text:style-name="P1">خطرے</text:p>
      <text:p text:style-name="P1">خطّ</text:p>
      <text:p text:style-name="P1">خفا</text:p>
      <text:p text:style-name="P1">خلق</text:p>
      <text:p text:style-name="P1">خلقت</text:p>
      <text:p text:style-name="P1">خلِیجِ</text:p>
      <text:p text:style-name="P1">خلِیفہ</text:p>
      <text:p text:style-name="P1"><text:soft-page-break/>خلِیلُاللّٰہ</text:p>
      <text:p text:style-name="P1">خلیج</text:p>
      <text:p text:style-name="P1">خمِیر</text:p>
      <text:p text:style-name="P1">خمِیرہِک</text:p>
      <text:p text:style-name="P1">خمِیری</text:p>
      <text:p text:style-name="P1">خمِیرے</text:p>
      <text:p text:style-name="P1">خمیر</text:p>
      <text:p text:style-name="P1">خمیری</text:p>
      <text:p text:style-name="P1">خنزِیر</text:p>
      <text:p text:style-name="P1">خواب</text:p>
      <text:p text:style-name="P1">خوابیں</text:p>
      <text:p text:style-name="P1">خواب‎و‎خیال</text:p>
      <text:p text:style-name="P1">خواجہسرا</text:p>
      <text:p text:style-name="P1">خواہ</text:p>
      <text:p text:style-name="P1">خواہش</text:p>
      <text:p text:style-name="P1"><text:soft-page-break/>خواہشاں</text:p>
      <text:p text:style-name="P1">خواہِش</text:p>
      <text:p text:style-name="P1">خواہِشیں</text:p>
      <text:p text:style-name="P1">خوا‎مخواہ</text:p>
      <text:p text:style-name="P1">خوب</text:p>
      <text:p text:style-name="P1">خود</text:p>
      <text:p text:style-name="P1">خور</text:p>
      <text:p text:style-name="P1">خوراک</text:p>
      <text:p text:style-name="P1">خوزہ</text:p>
      <text:p text:style-name="P1">خوش</text:p>
      <text:p text:style-name="P1">خوشبو</text:p>
      <text:p text:style-name="P1">خوشبوئِیں</text:p>
      <text:p text:style-name="P1">خوشبودار</text:p>
      <text:p text:style-name="P1">خوشحالی</text:p>
      <text:p text:style-name="P1">خوشنُما</text:p>
      <text:p text:style-name="P1"><text:soft-page-break/>خوشی</text:p>
      <text:p text:style-name="P1">خوف</text:p>
      <text:p text:style-name="P1">خوفذہ</text:p>
      <text:p text:style-name="P1">خوفزدہ</text:p>
      <text:p text:style-name="P1">خوفناک</text:p>
      <text:p text:style-name="P1">خوفِخُدا</text:p>
      <text:p text:style-name="P1">خوفِ﻿خُدا</text:p>
      <text:p text:style-name="P1">خوف﻿ذدہ</text:p>
      <text:p text:style-name="P1">خوف﻿زدہ</text:p>
      <text:p text:style-name="P1">خون</text:p>
      <text:p text:style-name="P1">خوّی</text:p>
      <text:p text:style-name="P1">خَبِیث</text:p>
      <text:p text:style-name="P1">خَلق</text:p>
      <text:p text:style-name="P1">خَلقِ</text:p>
      <text:p text:style-name="P1">خَمِیرا</text:p>
      <text:p text:style-name="P1"><text:soft-page-break/>خَوف</text:p>
      <text:p text:style-name="P1">خَوفزَدہ</text:p>
      <text:p text:style-name="P1">خَوفِ</text:p>
      <text:p text:style-name="P1">خَوفِخُدا</text:p>
      <text:p text:style-name="P1">خَوفِ‎خُدا</text:p>
      <text:p text:style-name="P1">خَوفِ﻿خُدا</text:p>
      <text:p text:style-name="P1">خَوف​زَدہ</text:p>
      <text:p text:style-name="P1">خَوف﻿زَدہ</text:p>
      <text:p text:style-name="P1">خَیر</text:p>
      <text:p text:style-name="P1">خَیرات</text:p>
      <text:p text:style-name="P1">خَیراتاں</text:p>
      <text:p text:style-name="P1">خَیرخواہ</text:p>
      <text:p text:style-name="P1">خَیرِیَّت</text:p>
      <text:p text:style-name="P1">خَیرپُور</text:p>
      <text:p text:style-name="P1">خَیریت</text:p>
      <text:p text:style-name="P1"><text:soft-page-break/>خَیر​سَلّا</text:p>
      <text:p text:style-name="P1">خَیمِئیں</text:p>
      <text:p text:style-name="P1">خَیمہ</text:p>
      <text:p text:style-name="P1">خَیمہ﻿گاہ</text:p>
      <text:p text:style-name="P1">خَیمے</text:p>
      <text:p text:style-name="P1">خُدا</text:p>
      <text:p text:style-name="P1">خُداءِ</text:p>
      <text:p text:style-name="P1">خُداؤُں</text:p>
      <text:p text:style-name="P1">خُدائی</text:p>
      <text:p text:style-name="P1">خُدائے</text:p>
      <text:p text:style-name="P1">خُدائےذُوالجلال</text:p>
      <text:p text:style-name="P1">خُداساکُوں</text:p>
      <text:p text:style-name="P1">خُداوَنٚدی</text:p>
      <text:p text:style-name="P1">خُداوَنٚدیݙِٹّھا</text:p>
      <text:p text:style-name="P1">خُداپرست</text:p>
      <text:p text:style-name="P1"><text:soft-page-break/>خُدا﻿پرست</text:p>
      <text:p text:style-name="P1">خُدمت</text:p>
      <text:p text:style-name="P1">خُشک</text:p>
      <text:p text:style-name="P1">خُشکی</text:p>
      <text:p text:style-name="P1">خُطبہ</text:p>
      <text:p text:style-name="P1">خُطبے</text:p>
      <text:p text:style-name="P1">خُطٛبَةُ</text:p>
      <text:p text:style-name="P1">خُفیہ</text:p>
      <text:p text:style-name="P1">خُلاصہ</text:p>
      <text:p text:style-name="P1">خُوار</text:p>
      <text:p text:style-name="P1">خُواہ</text:p>
      <text:p text:style-name="P1">خُواہِش</text:p>
      <text:p text:style-name="P1">خُوب</text:p>
      <text:p text:style-name="P1">خُوبصُورت</text:p>
      <text:p text:style-name="P1">خُوبَہ</text:p>
      <text:p text:style-name="P1"><text:soft-page-break/>خُوبی</text:p>
      <text:p text:style-name="P1">خُود</text:p>
      <text:p text:style-name="P1">خُوداپݨِئیں</text:p>
      <text:p text:style-name="P1">خُودبخُود</text:p>
      <text:p text:style-name="P1">خُودبَخُود</text:p>
      <text:p text:style-name="P1">خُودغرضی</text:p>
      <text:p text:style-name="P1">خُود﻿بَخُود</text:p>
      <text:p text:style-name="P1">خُود﻿غرضی</text:p>
      <text:p text:style-name="P1">خُوراک</text:p>
      <text:p text:style-name="P1">خُوش</text:p>
      <text:p text:style-name="P1">خُوشبو</text:p>
      <text:p text:style-name="P1">خُوشبوں</text:p>
      <text:p text:style-name="P1">خُوشبُو</text:p>
      <text:p text:style-name="P1">خُوشبُودار</text:p>
      <text:p text:style-name="P1">خُوشحال</text:p>
      <text:p text:style-name="P1"><text:soft-page-break/>خُوشحالی</text:p>
      <text:p text:style-name="P1">خُوشخبری</text:p>
      <text:p text:style-name="P1">خُوشخَبری</text:p>
      <text:p text:style-name="P1">خُوشنصِیب</text:p>
      <text:p text:style-name="P1">خُوشنُودی</text:p>
      <text:p text:style-name="P1">خُوشِئیں</text:p>
      <text:p text:style-name="P1">خُوشِیاں</text:p>
      <text:p text:style-name="P1">خُوشی</text:p>
      <text:p text:style-name="P1">خُوشیاں</text:p>
      <text:p text:style-name="P1">خُوش‎آمدید</text:p>
      <text:p text:style-name="P1">خُوف</text:p>
      <text:p text:style-name="P1">خُوفِ‎خُدا</text:p>
      <text:p text:style-name="P1">خُون</text:p>
      <text:p text:style-name="P1">خُونریزیاں</text:p>
      <text:p text:style-name="P1">خُونِئیں</text:p>
      <text:p text:style-name="P1"><text:soft-page-break/>خُونی</text:p>
      <text:p text:style-name="P1">خُوں</text:p>
      <text:p text:style-name="P1">خُچ</text:p>
      <text:p text:style-name="P1">خُچّاں</text:p>
      <text:p text:style-name="P1">خِدمات</text:p>
      <text:p text:style-name="P1">خِدمت</text:p>
      <text:p text:style-name="P1">خِدمتگار</text:p>
      <text:p text:style-name="P1">خِدمتگاریں</text:p>
      <text:p text:style-name="P1">خِدمتیں</text:p>
      <text:p text:style-name="P1">خِدمت​گُزار</text:p>
      <text:p text:style-name="P1">خِدمَت</text:p>
      <text:p text:style-name="P1">خِدمَت﻿گُزاری</text:p>
      <text:p text:style-name="P1">خِراج</text:p>
      <text:p text:style-name="P1">خِلاف</text:p>
      <text:p text:style-name="P1">خِلافورزی</text:p>
      <text:p text:style-name="P1"><text:soft-page-break/>خِلافِ</text:p>
      <text:p text:style-name="P1">خِلافِعقل</text:p>
      <text:p text:style-name="P1">خِلافی</text:p>
      <text:p text:style-name="P1">خِلاف​ورزی</text:p>
      <text:p text:style-name="P1">خِلاف﻿ورزی</text:p>
      <text:p text:style-name="P1">خِیمئیں</text:p>
      <text:p text:style-name="P1">خِیمِئیں</text:p>
      <text:p text:style-name="P1">خیال</text:p>
      <text:p text:style-name="P1">خیالات</text:p>
      <text:p text:style-name="P1">خیانت</text:p>
      <text:p text:style-name="P1">خیانَت</text:p>
      <text:p text:style-name="P1">خیر</text:p>
      <text:p text:style-name="P1">خیرخواہ</text:p>
      <text:p text:style-name="P1">خیرخواہیں</text:p>
      <text:p text:style-name="P1">خیرخَیرِیّت</text:p>
      <text:p text:style-name="P1"><text:soft-page-break/>خیمِئیں</text:p>
      <text:p text:style-name="P1">خیمہءِمُقَدَّس</text:p>
      <text:p text:style-name="P1">خیمے</text:p>
      <text:p text:style-name="P1">خیُوس</text:p>
      <text:p text:style-name="P1">دا</text:p>
      <text:p text:style-name="P1">داؤُدؑ</text:p>
      <text:p text:style-name="P1">دائر</text:p>
      <text:p text:style-name="P1">دائمی</text:p>
      <text:p text:style-name="P1">دائی</text:p>
      <text:p text:style-name="P1">دائیں</text:p>
      <text:p text:style-name="P1">دائیںشِفرہ</text:p>
      <text:p text:style-name="P1">داتن</text:p>
      <text:p text:style-name="P1">داخل</text:p>
      <text:p text:style-name="P1">داخلہ</text:p>
      <text:p text:style-name="P1">داخلی</text:p>
      <text:p text:style-name="P1"><text:soft-page-break/>داخلے</text:p>
      <text:p text:style-name="P1">داخِل</text:p>
      <text:p text:style-name="P1">دار</text:p>
      <text:p text:style-name="P1">دارُالخِلافہ</text:p>
      <text:p text:style-name="P1">دارچینی</text:p>
      <text:p text:style-name="P1">داریں</text:p>
      <text:p text:style-name="P1">دال</text:p>
      <text:p text:style-name="P1">دامن</text:p>
      <text:p text:style-name="P1">دان</text:p>
      <text:p text:style-name="P1">دانا</text:p>
      <text:p text:style-name="P1">داناءِ﻿کُل</text:p>
      <text:p text:style-name="P1">دانائی</text:p>
      <text:p text:style-name="P1">دانشمنٚدی</text:p>
      <text:p text:style-name="P1">دانشور</text:p>
      <text:p text:style-name="P1">دانشوَر</text:p>
      <text:p text:style-name="P1"><text:soft-page-break/>دانِشمَنٚدی</text:p>
      <text:p text:style-name="P1">دانِشمَنٚدیں</text:p>
      <text:p text:style-name="P1">دانٚگ</text:p>
      <text:p text:style-name="P1">دانٚڳ</text:p>
      <text:p text:style-name="P1">دانیال</text:p>
      <text:p text:style-name="P1">داݨا</text:p>
      <text:p text:style-name="P1">داݨِئیں</text:p>
      <text:p text:style-name="P1">داݨہ</text:p>
      <text:p text:style-name="P1">داݨے</text:p>
      <text:p text:style-name="P1">دبُورہ</text:p>
      <text:p text:style-name="P1">دجلہ</text:p>
      <text:p text:style-name="P1">دجّال</text:p>
      <text:p text:style-name="P1">در</text:p>
      <text:p text:style-name="P1">دراز</text:p>
      <text:p text:style-name="P1">دراصل</text:p>
      <text:p text:style-name="P1"><text:soft-page-break/>دراصَّل</text:p>
      <text:p text:style-name="P1">دربان</text:p>
      <text:p text:style-name="P1">دربہ</text:p>
      <text:p text:style-name="P1">دربہشہر</text:p>
      <text:p text:style-name="P1">درجہ</text:p>
      <text:p text:style-name="P1">درحقِیت</text:p>
      <text:p text:style-name="P1">درحقِیقت</text:p>
      <text:p text:style-name="P1">درحقِیقَت</text:p>
      <text:p text:style-name="P1">درحقیقت</text:p>
      <text:p text:style-name="P1">درخت</text:p>
      <text:p text:style-name="P1">درختیں</text:p>
      <text:p text:style-name="P1">درخواست</text:p>
      <text:p text:style-name="P1">درد</text:p>
      <text:p text:style-name="P1">دردناک</text:p>
      <text:p text:style-name="P1">دردیں</text:p>
      <text:p text:style-name="P1"><text:soft-page-break/>درزیں</text:p>
      <text:p text:style-name="P1">درس</text:p>
      <text:p text:style-name="P1">درست</text:p>
      <text:p text:style-name="P1">درمِیانی</text:p>
      <text:p text:style-name="P1">درمیان</text:p>
      <text:p text:style-name="P1">درمیانی</text:p>
      <text:p text:style-name="P1">درنٚدے</text:p>
      <text:p text:style-name="P1">دروازِئیں</text:p>
      <text:p text:style-name="P1">دروازہ</text:p>
      <text:p text:style-name="P1">دروازے</text:p>
      <text:p text:style-name="P1">درُست</text:p>
      <text:p text:style-name="P1">درُوسلہ</text:p>
      <text:p text:style-name="P1">درُک</text:p>
      <text:p text:style-name="P1">درُکدا</text:p>
      <text:p text:style-name="P1">درُکدابھڄدا</text:p>
      <text:p text:style-name="P1"><text:soft-page-break/>درُکدرُک</text:p>
      <text:p text:style-name="P1">درُکدے</text:p>
      <text:p text:style-name="P1">درُکسِن</text:p>
      <text:p text:style-name="P1">درُک﻿درُک</text:p>
      <text:p text:style-name="P1">درِنٚدِئیں</text:p>
      <text:p text:style-name="P1">درِنٚدہ</text:p>
      <text:p text:style-name="P1">درٻار</text:p>
      <text:p text:style-name="P1">درٻارِئیں</text:p>
      <text:p text:style-name="P1">درٻاری</text:p>
      <text:p text:style-name="P1">درکار</text:p>
      <text:p text:style-name="P1">درکھاݨ</text:p>
      <text:p text:style-name="P1">دریا</text:p>
      <text:p text:style-name="P1">دریائے</text:p>
      <text:p text:style-name="P1">دریاویں</text:p>
      <text:p text:style-name="P1">دریغ</text:p>
      <text:p text:style-name="P1"><text:soft-page-break/>دستاربَنٚدی</text:p>
      <text:p text:style-name="P1">دسترخوان</text:p>
      <text:p text:style-name="P1">دسترخُوان</text:p>
      <text:p text:style-name="P1">دستُور</text:p>
      <text:p text:style-name="P1">دستُوردے</text:p>
      <text:p text:style-name="P1">دستِ</text:p>
      <text:p text:style-name="P1">دستِشِفا</text:p>
      <text:p text:style-name="P1">دستِ‎شفا</text:p>
      <text:p text:style-name="P1">دشتِصین</text:p>
      <text:p text:style-name="P1">دشتِقدیمات</text:p>
      <text:p text:style-name="P1">دعوت</text:p>
      <text:p text:style-name="P1">دعوَت</text:p>
      <text:p text:style-name="P1">دعویدار</text:p>
      <text:p text:style-name="P1">دعویداریں</text:p>
      <text:p text:style-name="P1">دعویٰ</text:p>
      <text:p text:style-name="P1"><text:soft-page-break/>دعوے</text:p>
      <text:p text:style-name="P1">دغا</text:p>
      <text:p text:style-name="P1">دغابازی</text:p>
      <text:p text:style-name="P1">دفعہ</text:p>
      <text:p text:style-name="P1">دفن</text:p>
      <text:p text:style-name="P1">دفنا</text:p>
      <text:p text:style-name="P1">دفنایا</text:p>
      <text:p text:style-name="P1">دفنایُس</text:p>
      <text:p text:style-name="P1">دفنِیجَݨ</text:p>
      <text:p text:style-name="P1">دفنِیجݨ</text:p>
      <text:p text:style-name="P1">دفنیساں</text:p>
      <text:p text:style-name="P1">دفَن</text:p>
      <text:p text:style-name="P1">دلمنُوتہ</text:p>
      <text:p text:style-name="P1">دلِیلاں</text:p>
      <text:p text:style-name="P1">دلپسنٚد</text:p>
      <text:p text:style-name="P1"><text:soft-page-break/>دلیر</text:p>
      <text:p text:style-name="P1">دلیری</text:p>
      <text:p text:style-name="P1">دلیل</text:p>
      <text:p text:style-name="P1">دماغ</text:p>
      <text:p text:style-name="P1">دمامیں</text:p>
      <text:p text:style-name="P1">دماں</text:p>
      <text:p text:style-name="P1">دمریُس</text:p>
      <text:p text:style-name="P1">دمِشق</text:p>
      <text:p text:style-name="P1">دنٚگ</text:p>
      <text:p text:style-name="P1">دو</text:p>
      <text:p text:style-name="P1">دوآبے</text:p>
      <text:p text:style-name="P1">دوبارہ</text:p>
      <text:p text:style-name="P1">دوتائِین</text:p>
      <text:p text:style-name="P1">دور</text:p>
      <text:p text:style-name="P1">دوران</text:p>
      <text:p text:style-name="P1"><text:soft-page-break/>دوست</text:p>
      <text:p text:style-name="P1">دوستو</text:p>
      <text:p text:style-name="P1">دوستی</text:p>
      <text:p text:style-name="P1">دوستیں</text:p>
      <text:p text:style-name="P1">دول</text:p>
      <text:p text:style-name="P1">دولت</text:p>
      <text:p text:style-name="P1">دوم</text:p>
      <text:p text:style-name="P1">دوگُنا</text:p>
      <text:p text:style-name="P1">دوہرا</text:p>
      <text:p text:style-name="P1">دوہرے</text:p>
      <text:p text:style-name="P1">دَر</text:p>
      <text:p text:style-name="P1">دَربَدر</text:p>
      <text:p text:style-name="P1">دَروازِئیں</text:p>
      <text:p text:style-name="P1">دَرِنٚدِئیں</text:p>
      <text:p text:style-name="P1">دَرکھاݨ</text:p>
      <text:p text:style-name="P1"><text:soft-page-break/>دَرگُزر</text:p>
      <text:p text:style-name="P1">دَشتِ</text:p>
      <text:p text:style-name="P1">دَعوَت</text:p>
      <text:p text:style-name="P1">دَعوَتیں</text:p>
      <text:p text:style-name="P1">دَعویدار</text:p>
      <text:p text:style-name="P1">دَعویداریں</text:p>
      <text:p text:style-name="P1">دَعویٰ</text:p>
      <text:p text:style-name="P1">دَعوےدار</text:p>
      <text:p text:style-name="P1">دَف</text:p>
      <text:p text:style-name="P1">دَفع</text:p>
      <text:p text:style-name="P1">دَفنا</text:p>
      <text:p text:style-name="P1">دَفناؤ</text:p>
      <text:p text:style-name="P1">دَفنائیں</text:p>
      <text:p text:style-name="P1">دَفنایا</text:p>
      <text:p text:style-name="P1">دَفنِیج</text:p>
      <text:p text:style-name="P1"><text:soft-page-break/>دَلیلاں</text:p>
      <text:p text:style-name="P1">دَمِشٛق</text:p>
      <text:p text:style-name="P1">دَمِشٛقی</text:p>
      <text:p text:style-name="P1">دَور</text:p>
      <text:p text:style-name="P1">دَوران</text:p>
      <text:p text:style-name="P1">دَورہ</text:p>
      <text:p text:style-name="P1">دَورے</text:p>
      <text:p text:style-name="P1">دَولت</text:p>
      <text:p text:style-name="P1">دَولتمنٚد</text:p>
      <text:p text:style-name="P1">دَولتمنٚدیں</text:p>
      <text:p text:style-name="P1">دَولتِ</text:p>
      <text:p text:style-name="P1">دَولَت</text:p>
      <text:p text:style-name="P1">دَولَتمنٚد</text:p>
      <text:p text:style-name="P1">دَولَتمَنٚد</text:p>
      <text:p text:style-name="P1">دَولَتمَنٚدو</text:p>
      <text:p text:style-name="P1"><text:soft-page-break/>دَولَتمَنٚدیں</text:p>
      <text:p text:style-name="P1">دَڑّے</text:p>
      <text:p text:style-name="P1">دَںٚگ</text:p>
      <text:p text:style-name="P1">دَھر</text:p>
      <text:p text:style-name="P1">دَھندَولَت</text:p>
      <text:p text:style-name="P1">دَھن‎دَولَت</text:p>
      <text:p text:style-name="P1">دَہشت</text:p>
      <text:p text:style-name="P1">دَہشَت</text:p>
      <text:p text:style-name="P1">دَہِل</text:p>
      <text:p text:style-name="P1">دَین</text:p>
      <text:p text:style-name="P1">دُرک</text:p>
      <text:p text:style-name="P1">دُرکا</text:p>
      <text:p text:style-name="P1">دُرکدے</text:p>
      <text:p text:style-name="P1">دُشمن</text:p>
      <text:p text:style-name="P1">دُشمنی</text:p>
      <text:p text:style-name="P1"><text:soft-page-break/>دُشمنیں</text:p>
      <text:p text:style-name="P1">دُشمَن</text:p>
      <text:p text:style-name="P1">دُشمَنی</text:p>
      <text:p text:style-name="P1">دُشمَنیں</text:p>
      <text:p text:style-name="P1">دُشمَینیں</text:p>
      <text:p text:style-name="P1">دُشمَیں</text:p>
      <text:p text:style-name="P1">دُعا</text:p>
      <text:p text:style-name="P1">دُعائِیں</text:p>
      <text:p text:style-name="P1">دُمبڑِئیں</text:p>
      <text:p text:style-name="P1">دُمبڑیاں</text:p>
      <text:p text:style-name="P1">دُنٚب</text:p>
      <text:p text:style-name="P1">دُنٚبِئیں</text:p>
      <text:p text:style-name="P1">دُنٚبہ</text:p>
      <text:p text:style-name="P1">دُنٚبے</text:p>
      <text:p text:style-name="P1">دُنیا</text:p>
      <text:p text:style-name="P1"><text:soft-page-break/>دُنیادار</text:p>
      <text:p text:style-name="P1">دُنیاوی</text:p>
      <text:p text:style-name="P1">دُور</text:p>
      <text:p text:style-name="P1">دُورانٚدیشی</text:p>
      <text:p text:style-name="P1">دُور‘دے</text:p>
      <text:p text:style-name="P1">دُومَہ</text:p>
      <text:p text:style-name="P1">دُٻِّئیں</text:p>
      <text:p text:style-name="P1">دُٻّے</text:p>
      <text:p text:style-name="P1">دُکان</text:p>
      <text:p text:style-name="P1">دُکھاوَݨ</text:p>
      <text:p text:style-name="P1">دُکھاوِن</text:p>
      <text:p text:style-name="P1">دُکھاوے</text:p>
      <text:p text:style-name="P1">دُکھاہے</text:p>
      <text:p text:style-name="P1">دُکھایونے</text:p>
      <text:p text:style-name="P1">دُکھیسی</text:p>
      <text:p text:style-name="P1"><text:soft-page-break/>دُکھینٚدا</text:p>
      <text:p text:style-name="P1">دُکھینٚدیاں</text:p>
      <text:p text:style-name="P1">دُکھینٚدے</text:p>
      <text:p text:style-name="P1">دُگنا</text:p>
      <text:p text:style-name="P1">دُگنی</text:p>
      <text:p text:style-name="P1">دُگنے</text:p>
      <text:p text:style-name="P1">دُھنٚد</text:p>
      <text:p text:style-name="P1">دُھو</text:p>
      <text:p text:style-name="P1">دُھواں</text:p>
      <text:p text:style-name="P1">دُھوایونے</text:p>
      <text:p text:style-name="P1">دُھوویسیں</text:p>
      <text:p text:style-name="P1">دُھوِیج</text:p>
      <text:p text:style-name="P1">دُھوّیسو</text:p>
      <text:p text:style-name="P1">دُھوّینٚدے</text:p>
      <text:p text:style-name="P1">دُھوڑ</text:p>
      <text:p text:style-name="P1"><text:soft-page-break/>دُھوکہ</text:p>
      <text:p text:style-name="P1">دُھوکے</text:p>
      <text:p text:style-name="P1">دُھوں</text:p>
      <text:p text:style-name="P1">دُھوینٚدے</text:p>
      <text:p text:style-name="P1">دُھپ</text:p>
      <text:p text:style-name="P1">دُہرائی</text:p>
      <text:p text:style-name="P1">دِئیں</text:p>
      <text:p text:style-name="P1">دِئییں</text:p>
      <text:p text:style-name="P1">دِبری</text:p>
      <text:p text:style-name="P1">دِدان</text:p>
      <text:p text:style-name="P1">دِفاعی</text:p>
      <text:p text:style-name="P1">دِقلَہ</text:p>
      <text:p text:style-name="P1">دِقّت</text:p>
      <text:p text:style-name="P1">دِل</text:p>
      <text:p text:style-name="P1">دِلا</text:p>
      <text:p text:style-name="P1"><text:soft-page-break/>دِلاسا</text:p>
      <text:p text:style-name="P1">دِلوجان</text:p>
      <text:p text:style-name="P1">دِلودِماغ</text:p>
      <text:p text:style-name="P1">دِلّے</text:p>
      <text:p text:style-name="P1">دِلپسنٚد</text:p>
      <text:p text:style-name="P1">دِلگِیر</text:p>
      <text:p text:style-name="P1">دِلی</text:p>
      <text:p text:style-name="P1">دِلیں</text:p>
      <text:p text:style-name="P1">دِل​پسنٚد</text:p>
      <text:p text:style-name="P1">دِل﻿وجان</text:p>
      <text:p text:style-name="P1">دِل﻿و﻿جان</text:p>
      <text:p text:style-name="P1">دِل﻿و﻿دماغ</text:p>
      <text:p text:style-name="P1">دِماغ</text:p>
      <text:p text:style-name="P1">دِماغی</text:p>
      <text:p text:style-name="P1">دِنہابہ</text:p>
      <text:p text:style-name="P1"><text:soft-page-break/>دِکَپُلِس</text:p>
      <text:p text:style-name="P1">دِھکا</text:p>
      <text:p text:style-name="P1">دِھکّے</text:p>
      <text:p text:style-name="P1">دِھی</text:p>
      <text:p text:style-name="P1">دِھیا</text:p>
      <text:p text:style-name="P1">دِھیان</text:p>
      <text:p text:style-name="P1">دِھیرِیں</text:p>
      <text:p text:style-name="P1">دِھیرں</text:p>
      <text:p text:style-name="P1">دِھیریں</text:p>
      <text:p text:style-name="P1">دِھیّا</text:p>
      <text:p text:style-name="P1">دِی</text:p>
      <text:p text:style-name="P1">دِیئیں</text:p>
      <text:p text:style-name="P1">دِیال</text:p>
      <text:p text:style-name="P1">دِیانتدار</text:p>
      <text:p text:style-name="P1">دِیانتداری</text:p>
      <text:p text:style-name="P1"><text:soft-page-break/>دِیاں</text:p>
      <text:p text:style-name="P1">دِید</text:p>
      <text:p text:style-name="P1">دِیدار</text:p>
      <text:p text:style-name="P1">دِیدارِ</text:p>
      <text:p text:style-name="P1">دِین</text:p>
      <text:p text:style-name="P1">دِیندار</text:p>
      <text:p text:style-name="P1">دِینداری</text:p>
      <text:p text:style-name="P1">دِینِعِیسوی</text:p>
      <text:p text:style-name="P1">دِینہ</text:p>
      <text:p text:style-name="P1">دِینی</text:p>
      <text:p text:style-name="P1">دِیوار</text:p>
      <text:p text:style-name="P1">دِیواریں</text:p>
      <text:p text:style-name="P1">دِیوان</text:p>
      <text:p text:style-name="P1">دِیوانخانے</text:p>
      <text:p text:style-name="P1">دِیہاتیں</text:p>
      <text:p text:style-name="P1"><text:soft-page-break/>دپِھیج</text:p>
      <text:p text:style-name="P1">دڑَئِیں</text:p>
      <text:p text:style-name="P1">دڑکا</text:p>
      <text:p text:style-name="P1">دڑکے</text:p>
      <text:p text:style-name="P1">دکَپُلُس</text:p>
      <text:p text:style-name="P1">دھا</text:p>
      <text:p text:style-name="P1">دھات</text:p>
      <text:p text:style-name="P1">دھار</text:p>
      <text:p text:style-name="P1">دھانٚوِن</text:p>
      <text:p text:style-name="P1">دھانٚوے</text:p>
      <text:p text:style-name="P1">دھاوا</text:p>
      <text:p text:style-name="P1">دھاوَݨ</text:p>
      <text:p text:style-name="P1">دھاڑ</text:p>
      <text:p text:style-name="P1">دھاڳِئیں</text:p>
      <text:p text:style-name="P1">دھاڳے</text:p>
      <text:p text:style-name="P1"><text:soft-page-break/>دھاں</text:p>
      <text:p text:style-name="P1">دھاݨِئیں</text:p>
      <text:p text:style-name="P1">دھلوانیں</text:p>
      <text:p text:style-name="P1">دھمال</text:p>
      <text:p text:style-name="P1">دھمکِیاں</text:p>
      <text:p text:style-name="P1">دھمکِیاںشمکِیاں</text:p>
      <text:p text:style-name="P1">دھمکی</text:p>
      <text:p text:style-name="P1">دھمکیاں</text:p>
      <text:p text:style-name="P1">دھنٚدا</text:p>
      <text:p text:style-name="P1">دھو</text:p>
      <text:p text:style-name="P1">دھوئے</text:p>
      <text:p text:style-name="P1">دھواہے</text:p>
      <text:p text:style-name="P1">دھوایا</text:p>
      <text:p text:style-name="P1">دھوبی</text:p>
      <text:p text:style-name="P1">دھوتا</text:p>
      <text:p text:style-name="P1"><text:soft-page-break/>دھوتِن</text:p>
      <text:p text:style-name="P1">دھوتِیاں</text:p>
      <text:p text:style-name="P1">دھوتے</text:p>
      <text:p text:style-name="P1">دھوتےبغیر</text:p>
      <text:p text:style-name="P1">دھوو</text:p>
      <text:p text:style-name="P1">دھووو</text:p>
      <text:p text:style-name="P1">دھووَݨ</text:p>
      <text:p text:style-name="P1">دھووَݨا</text:p>
      <text:p text:style-name="P1">دھووَݨے</text:p>
      <text:p text:style-name="P1">دھووِن</text:p>
      <text:p text:style-name="P1">دھووے</text:p>
      <text:p text:style-name="P1">دھووݨ</text:p>
      <text:p text:style-name="P1">دھوَݨ</text:p>
      <text:p text:style-name="P1">دھوکا</text:p>
      <text:p text:style-name="P1">دھوکہ</text:p>
      <text:p text:style-name="P1"><text:soft-page-break/>دھوکے</text:p>
      <text:p text:style-name="P1">دھوکےباز</text:p>
      <text:p text:style-name="P1">دھوکے​باز</text:p>
      <text:p text:style-name="P1">دھوں</text:p>
      <text:p text:style-name="P1">دھڑ</text:p>
      <text:p text:style-name="P1">دھکا</text:p>
      <text:p text:style-name="P1">دھہہ</text:p>
      <text:p text:style-name="P1">دھی</text:p>
      <text:p text:style-name="P1">دھیان</text:p>
      <text:p text:style-name="P1">دھیتِئیں</text:p>
      <text:p text:style-name="P1">دہشت</text:p>
      <text:p text:style-name="P1">دہشتزدہ</text:p>
      <text:p text:style-name="P1">دہشتناک</text:p>
      <text:p text:style-name="P1">دہنٚدہ</text:p>
      <text:p text:style-name="P1">دہِل</text:p>
      <text:p text:style-name="P1"><text:soft-page-break/>دی</text:p>
      <text:p text:style-name="P1">دیال</text:p>
      <text:p text:style-name="P1">دیانتداری</text:p>
      <text:p text:style-name="P1">دیاں</text:p>
      <text:p text:style-name="P1">دیذہب</text:p>
      <text:p text:style-name="P1">دیر</text:p>
      <text:p text:style-name="P1">دیرہ</text:p>
      <text:p text:style-name="P1">دیرے</text:p>
      <text:p text:style-name="P1">دیسی</text:p>
      <text:p text:style-name="P1">دیشان</text:p>
      <text:p text:style-name="P1">دیشون</text:p>
      <text:p text:style-name="P1">دیمیتر</text:p>
      <text:p text:style-name="P1">دیمیترِیُس</text:p>
      <text:p text:style-name="P1">دینے</text:p>
      <text:p text:style-name="P1">دیوار</text:p>
      <text:p text:style-name="P1"><text:soft-page-break/>دیواراں</text:p>
      <text:p text:style-name="P1">دیواریں</text:p>
      <text:p text:style-name="P1">دیوانخانے</text:p>
      <text:p text:style-name="P1">دیوانہ</text:p>
      <text:p text:style-name="P1">دیوتا</text:p>
      <text:p text:style-name="P1">دیوتائیں</text:p>
      <text:p text:style-name="P1">دیوتریف</text:p>
      <text:p text:style-name="P1">دیودار</text:p>
      <text:p text:style-name="P1">دیونِیسیُس</text:p>
      <text:p text:style-name="P1">دیوَتا</text:p>
      <text:p text:style-name="P1">دیوَتِئیں</text:p>
      <text:p text:style-name="P1">دیوَتیں</text:p>
      <text:p text:style-name="P1">دیوی</text:p>
      <text:p text:style-name="P1">دیکھیے</text:p>
      <text:p text:style-name="P1">دیڳڑِئیں</text:p>
      <text:p text:style-name="P1"><text:soft-page-break/>دیہات</text:p>
      <text:p text:style-name="P1">دیہاتی</text:p>
      <text:p text:style-name="P1">دیہاتیں</text:p>
      <text:p text:style-name="P1">دے</text:p>
      <text:p text:style-name="P1">دےے</text:p>
      <text:p text:style-name="P1">ذائقہ</text:p>
      <text:p text:style-name="P1">ذات</text:p>
      <text:p text:style-name="P1">ذاتِبرحَقّ</text:p>
      <text:p text:style-name="P1">ذاتہووَݨ</text:p>
      <text:p text:style-name="P1">ذاتی</text:p>
      <text:p text:style-name="P1">ذال</text:p>
      <text:p text:style-name="P1">ذالِیں</text:p>
      <text:p text:style-name="P1">ذالپَے</text:p>
      <text:p text:style-name="P1">ذالیں</text:p>
      <text:p text:style-name="P1">ذال﻿پَے</text:p>
      <text:p text:style-name="P1"><text:soft-page-break/>ذبح</text:p>
      <text:p text:style-name="P1">ذخیرِیں</text:p>
      <text:p text:style-name="P1">ذخیرے</text:p>
      <text:p text:style-name="P1">ذرا</text:p>
      <text:p text:style-name="P1">ذرِیعہ</text:p>
      <text:p text:style-name="P1">ذرِیعے</text:p>
      <text:p text:style-name="P1">ذرَّہ</text:p>
      <text:p text:style-name="P1">ذرِّئیں</text:p>
      <text:p text:style-name="P1">ذرّے</text:p>
      <text:p text:style-name="P1">ذریعے</text:p>
      <text:p text:style-name="P1">ذلالت</text:p>
      <text:p text:style-name="P1">ذلِیل</text:p>
      <text:p text:style-name="P1">ذلیل</text:p>
      <text:p text:style-name="P1">ذلیل﻿و﻿خوار</text:p>
      <text:p text:style-name="P1">ذمہداری</text:p>
      <text:p text:style-name="P1"><text:soft-page-break/>ذمہ‎داری</text:p>
      <text:p text:style-name="P1">ذمے</text:p>
      <text:p text:style-name="P1">ذمےدار</text:p>
      <text:p text:style-name="P1">ذَیل</text:p>
      <text:p text:style-name="P1">ذِبح</text:p>
      <text:p text:style-name="P1">ذِبَح</text:p>
      <text:p text:style-name="P1">ذِمَّہدار</text:p>
      <text:p text:style-name="P1">ذِمَّہداری</text:p>
      <text:p text:style-name="P1">ذِمَّہ​دار</text:p>
      <text:p text:style-name="P1">ذِمَّہ‎داری</text:p>
      <text:p text:style-name="P1">ذِمَّہ﻿داری</text:p>
      <text:p text:style-name="P1">ذِمّہ</text:p>
      <text:p text:style-name="P1">ذِمّہ​داری</text:p>
      <text:p text:style-name="P1">ذِمّہ﻿دار</text:p>
      <text:p text:style-name="P1">ذِمّے</text:p>
      <text:p text:style-name="P1"><text:soft-page-break/>ذِمّےدار</text:p>
      <text:p text:style-name="P1">ذِمّےدارِیاں</text:p>
      <text:p text:style-name="P1">ذِمہداری</text:p>
      <text:p text:style-name="P1">ذِکر</text:p>
      <text:p text:style-name="P1">ذِکرِ</text:p>
      <text:p text:style-name="P1">ذِہنیں</text:p>
      <text:p text:style-name="P1">ذِہِن</text:p>
      <text:p text:style-name="P1">ذکر</text:p>
      <text:p text:style-name="P1">ذہن</text:p>
      <text:p text:style-name="P1">ذہِن</text:p>
      <text:p text:style-name="P1">ذی</text:p>
      <text:p text:style-name="P1">رؤمہ</text:p>
      <text:p text:style-name="P1">رئیسیں</text:p>
      <text:p text:style-name="P1">رائج</text:p>
      <text:p text:style-name="P1">رائی</text:p>
      <text:p text:style-name="P1"><text:soft-page-break/>رائے</text:p>
      <text:p text:style-name="P1">رات</text:p>
      <text:p text:style-name="P1">راتاِیرات</text:p>
      <text:p text:style-name="P1">راتِیں</text:p>
      <text:p text:style-name="P1">راتیں</text:p>
      <text:p text:style-name="P1">راتݙِینٚہہ</text:p>
      <text:p text:style-name="P1">راج</text:p>
      <text:p text:style-name="P1">راحبہ</text:p>
      <text:p text:style-name="P1">راحِیلہ</text:p>
      <text:p text:style-name="P1">راحِیلہاپݨی</text:p>
      <text:p text:style-name="P1">راخسیں</text:p>
      <text:p text:style-name="P1">رادھا</text:p>
      <text:p text:style-name="P1">رادھی</text:p>
      <text:p text:style-name="P1">راز</text:p>
      <text:p text:style-name="P1">رازِق</text:p>
      <text:p text:style-name="P1"><text:soft-page-break/>راسَن</text:p>
      <text:p text:style-name="P1">راضی</text:p>
      <text:p text:style-name="P1">راضی﻿نامے</text:p>
      <text:p text:style-name="P1">راعِیّہ</text:p>
      <text:p text:style-name="P1">راغِب</text:p>
      <text:p text:style-name="P1">رامات</text:p>
      <text:p text:style-name="P1">رامہشہر</text:p>
      <text:p text:style-name="P1">ران</text:p>
      <text:p text:style-name="P1">راہ</text:p>
      <text:p text:style-name="P1">راہنُما</text:p>
      <text:p text:style-name="P1">راہنُمائی</text:p>
      <text:p text:style-name="P1">راہنُماوو</text:p>
      <text:p text:style-name="P1">راہنُماویں</text:p>
      <text:p text:style-name="P1">راہِاِلٰہی</text:p>
      <text:p text:style-name="P1">راہِخُدا</text:p>
      <text:p text:style-name="P1"><text:soft-page-break/>راہ‎نُما</text:p>
      <text:p text:style-name="P1">راہ﻿نُما</text:p>
      <text:p text:style-name="P1">راہ﻿نُمائی</text:p>
      <text:p text:style-name="P1">راہ﻿نُماویں</text:p>
      <text:p text:style-name="P1">رب</text:p>
      <text:p text:style-name="P1">ربّ</text:p>
      <text:p text:style-name="P1">ربّا</text:p>
      <text:p text:style-name="P1">ربُّالعرش</text:p>
      <text:p text:style-name="P1">ربُّالعزَت</text:p>
      <text:p text:style-name="P1">ربُّالعِزَّت</text:p>
      <text:p text:style-name="P1">ربُّونی</text:p>
      <text:p text:style-name="P1">ربُّ‎العِزَّت</text:p>
      <text:p text:style-name="P1">ربُّ‎الٛعالمِین</text:p>
      <text:p text:style-name="P1">ربُّ‎الٛعِزَّت</text:p>
      <text:p text:style-name="P1">ربُّ﻿العِزَّت</text:p>
      <text:p text:style-name="P1"><text:soft-page-break/>ربّہ</text:p>
      <text:p text:style-name="P1">ربّ﻿العِزَّت</text:p>
      <text:p text:style-name="P1">رتا</text:p>
      <text:p text:style-name="P1">رتّی</text:p>
      <text:p text:style-name="P1">رتّے</text:p>
      <text:p text:style-name="P1">رتّےلال</text:p>
      <text:p text:style-name="P1">رتھ</text:p>
      <text:p text:style-name="P1">رتھیں</text:p>
      <text:p text:style-name="P1">رتی</text:p>
      <text:p text:style-name="P1">رتے</text:p>
      <text:p text:style-name="P1">رجوع</text:p>
      <text:p text:style-name="P1">رجُوع</text:p>
      <text:p text:style-name="P1">رحم</text:p>
      <text:p text:style-name="P1">رحمان</text:p>
      <text:p text:style-name="P1">رحمانِیّت</text:p>
      <text:p text:style-name="P1"><text:soft-page-break/>رحمت</text:p>
      <text:p text:style-name="P1">رحمتاں</text:p>
      <text:p text:style-name="P1">رحمتِ</text:p>
      <text:p text:style-name="P1">رحمدل</text:p>
      <text:p text:style-name="P1">رحمدِل</text:p>
      <text:p text:style-name="P1">رحمدِلی</text:p>
      <text:p text:style-name="P1">رحمَت</text:p>
      <text:p text:style-name="P1">رحوبوت</text:p>
      <text:p text:style-name="P1">رحِیم</text:p>
      <text:p text:style-name="P1">رحیم</text:p>
      <text:p text:style-name="P1">ردّ</text:p>
      <text:p text:style-name="P1">ردِّعمل</text:p>
      <text:p text:style-name="P1">رستئیں</text:p>
      <text:p text:style-name="P1">رستِئیں</text:p>
      <text:p text:style-name="P1">رستہ</text:p>
      <text:p text:style-name="P1"><text:soft-page-break/>رستے</text:p>
      <text:p text:style-name="P1">رسم</text:p>
      <text:p text:style-name="P1">رسماں</text:p>
      <text:p text:style-name="P1">رسمُ</text:p>
      <text:p text:style-name="P1">رسمُالٛخَطّ</text:p>
      <text:p text:style-name="P1">رسمِ</text:p>
      <text:p text:style-name="P1">رسمی</text:p>
      <text:p text:style-name="P1">رسمیں</text:p>
      <text:p text:style-name="P1">رسم﻿و﻿رواج</text:p>
      <text:p text:style-name="P1">رسم﻿و﻿رِواج</text:p>
      <text:p text:style-name="P1">رسولی</text:p>
      <text:p text:style-name="P1">رسُولیں</text:p>
      <text:p text:style-name="P1">رسّا</text:p>
      <text:p text:style-name="P1">رسّے</text:p>
      <text:p text:style-name="P1">رسیاں</text:p>
      <text:p text:style-name="P1"><text:soft-page-break/>رسیاہ</text:p>
      <text:p text:style-name="P1">رشتے</text:p>
      <text:p text:style-name="P1">رشتےدار</text:p>
      <text:p text:style-name="P1">رشتےداریں</text:p>
      <text:p text:style-name="P1">رشوَت</text:p>
      <text:p text:style-name="P1">رضا</text:p>
      <text:p text:style-name="P1">رضاءِاِلٰہی</text:p>
      <text:p text:style-name="P1">رضاءِ﻿اِلٰہی</text:p>
      <text:p text:style-name="P1">رضائےاِلٰہی</text:p>
      <text:p text:style-name="P1">رضامنٚد</text:p>
      <text:p text:style-name="P1">رضامَنٚدی</text:p>
      <text:p text:style-name="P1">رضاکارانہ</text:p>
      <text:p text:style-name="P1">رعایا</text:p>
      <text:p text:style-name="P1">رغبت</text:p>
      <text:p text:style-name="P1">رغبتیں</text:p>
      <text:p text:style-name="P1"><text:soft-page-break/>رفائیم</text:p>
      <text:p text:style-name="P1">رفان</text:p>
      <text:p text:style-name="P1">رفتار</text:p>
      <text:p text:style-name="P1">رفِیق</text:p>
      <text:p text:style-name="P1">رفیدیم</text:p>
      <text:p text:style-name="P1">رقم</text:p>
      <text:p text:style-name="P1">رقماں</text:p>
      <text:p text:style-name="P1">رلا</text:p>
      <text:p text:style-name="P1">رنٚگ</text:p>
      <text:p text:style-name="P1">رنٚگیاں</text:p>
      <text:p text:style-name="P1">رنٚڳ</text:p>
      <text:p text:style-name="P1">رنٚڳَݨ</text:p>
      <text:p text:style-name="P1">رنٚڳِ</text:p>
      <text:p text:style-name="P1">رنٚڳِئے</text:p>
      <text:p text:style-name="P1">رنٚڳِاِلٰہی</text:p>
      <text:p text:style-name="P1"><text:soft-page-break/>رنٚڳِیج</text:p>
      <text:p text:style-name="P1">رنٚڳِیجو</text:p>
      <text:p text:style-name="P1">رنٚڳِیجَݨ</text:p>
      <text:p text:style-name="P1">رنٚڳِینٚدے</text:p>
      <text:p text:style-name="P1">رنٚڳِ‎اِلٰہی</text:p>
      <text:p text:style-name="P1">رنٚڳِ﻿اِلٰہی</text:p>
      <text:p text:style-name="P1">رنٚڳیا</text:p>
      <text:p text:style-name="P1">رنٚڳیسی</text:p>
      <text:p text:style-name="P1">رنٚڳینٚدا</text:p>
      <text:p text:style-name="P1">رنٚڳینٚدے</text:p>
      <text:p text:style-name="P1">رنگِاِلٰہی</text:p>
      <text:p text:style-name="P1">رنگِیڄ</text:p>
      <text:p text:style-name="P1">رنڳِ</text:p>
      <text:p text:style-name="P1">رنڳیا</text:p>
      <text:p text:style-name="P1">رو</text:p>
      <text:p text:style-name="P1"><text:soft-page-break/>روا</text:p>
      <text:p text:style-name="P1">روانہ</text:p>
      <text:p text:style-name="P1">روب</text:p>
      <text:p text:style-name="P1">روبَن</text:p>
      <text:p text:style-name="P1">روبِن</text:p>
      <text:p text:style-name="P1">روبِنیئں</text:p>
      <text:p text:style-name="P1">روبینِئیں</text:p>
      <text:p text:style-name="P1">روح</text:p>
      <text:p text:style-name="P1">رودانی</text:p>
      <text:p text:style-name="P1">رودَہ</text:p>
      <text:p text:style-name="P1">رودُس</text:p>
      <text:p text:style-name="P1">روز</text:p>
      <text:p text:style-name="P1">روزانہ</text:p>
      <text:p text:style-name="P1">روزبروز</text:p>
      <text:p text:style-name="P1">روزبَروز</text:p>
      <text:p text:style-name="P1"><text:soft-page-break/>روزمرہ</text:p>
      <text:p text:style-name="P1">روزِمحشر</text:p>
      <text:p text:style-name="P1">روزہ</text:p>
      <text:p text:style-name="P1">روزہدار</text:p>
      <text:p text:style-name="P1">روزی</text:p>
      <text:p text:style-name="P1">روزے</text:p>
      <text:p text:style-name="P1">روز﻿بروز</text:p>
      <text:p text:style-name="P1">روسو</text:p>
      <text:p text:style-name="P1">روسِن</text:p>
      <text:p text:style-name="P1">روش</text:p>
      <text:p text:style-name="P1">روشن</text:p>
      <text:p text:style-name="P1">روشنی</text:p>
      <text:p text:style-name="P1">روشن​دان</text:p>
      <text:p text:style-name="P1">رومال</text:p>
      <text:p text:style-name="P1">رونٚدا</text:p>
      <text:p text:style-name="P1"><text:soft-page-break/>رونٚدِئیں</text:p>
      <text:p text:style-name="P1">رونٚدِیاں</text:p>
      <text:p text:style-name="P1">رونٚدی</text:p>
      <text:p text:style-name="P1">رونٚدے</text:p>
      <text:p text:style-name="P1">رونٚدےپِٹینٚدے</text:p>
      <text:p text:style-name="P1">رونٚدے﻿پِٹینٚدے</text:p>
      <text:p text:style-name="P1">رووو</text:p>
      <text:p text:style-name="P1">رووَݨ</text:p>
      <text:p text:style-name="P1">رووَݨا</text:p>
      <text:p text:style-name="P1">رووَݨپِٹَّݨ</text:p>
      <text:p text:style-name="P1">رووَݨ﻿پِٹَّݨ</text:p>
      <text:p text:style-name="P1">روِیّہ</text:p>
      <text:p text:style-name="P1">روٹِئیں</text:p>
      <text:p text:style-name="P1">روٹِیاں</text:p>
      <text:p text:style-name="P1">روٹی</text:p>
      <text:p text:style-name="P1"><text:soft-page-break/>روٹیاں</text:p>
      <text:p text:style-name="P1">روٹیپاݨی</text:p>
      <text:p text:style-name="P1">روٹیکپڑے</text:p>
      <text:p text:style-name="P1">روک</text:p>
      <text:p text:style-name="P1">روکاں</text:p>
      <text:p text:style-name="P1">روکو</text:p>
      <text:p text:style-name="P1">روکَݨ</text:p>
      <text:p text:style-name="P1">روکی</text:p>
      <text:p text:style-name="P1">روکیا</text:p>
      <text:p text:style-name="P1">روک﻿ٹوک</text:p>
      <text:p text:style-name="P1">روڳ</text:p>
      <text:p text:style-name="P1">روںٚدِیں</text:p>
      <text:p text:style-name="P1">روہ</text:p>
      <text:p text:style-name="P1">رَئِیس</text:p>
      <text:p text:style-name="P1">رَئِیسیں</text:p>
      <text:p text:style-name="P1"><text:soft-page-break/>رَئیسیں</text:p>
      <text:p text:style-name="P1">رَبّ</text:p>
      <text:p text:style-name="P1">رَبّا</text:p>
      <text:p text:style-name="P1">رَبُّالعالمِین</text:p>
      <text:p text:style-name="P1">رَبُّالعرش</text:p>
      <text:p text:style-name="P1">رَبُّالعِزَّت</text:p>
      <text:p text:style-name="P1">رَبُّالٛعرش</text:p>
      <text:p text:style-name="P1">رَبُّالٛعِزَّت</text:p>
      <text:p text:style-name="P1">رَبُّالٛعِزَّتٛ</text:p>
      <text:p text:style-name="P1">رَبُّ​العالمِین</text:p>
      <text:p text:style-name="P1">رَبُّ​العِزَّت</text:p>
      <text:p text:style-name="P1">رَبُّ​العِزَّتا</text:p>
      <text:p text:style-name="P1">رَبُّ​الٛعرش</text:p>
      <text:p text:style-name="P1">رَبُّ‎الٛعرش</text:p>
      <text:p text:style-name="P1">رَبُّ﻿الٛعِزَّت</text:p>
      <text:p text:style-name="P1"><text:soft-page-break/>رَت</text:p>
      <text:p text:style-name="P1">رَتّا</text:p>
      <text:p text:style-name="P1">رَتّالال</text:p>
      <text:p text:style-name="P1">رَتّا﻿لال</text:p>
      <text:p text:style-name="P1">رَتِّئیں</text:p>
      <text:p text:style-name="P1">رَتِّیاں</text:p>
      <text:p text:style-name="P1">رَتّی</text:p>
      <text:p text:style-name="P1">رَتّے</text:p>
      <text:p text:style-name="P1">رَحمَت</text:p>
      <text:p text:style-name="P1">رَحَبٛعام</text:p>
      <text:p text:style-name="P1">رَس</text:p>
      <text:p text:style-name="P1">رَستہ</text:p>
      <text:p text:style-name="P1">رَسمیں</text:p>
      <text:p text:style-name="P1">رَسّی</text:p>
      <text:p text:style-name="P1">رَش</text:p>
      <text:p text:style-name="P1"><text:soft-page-break/>رَعما</text:p>
      <text:p text:style-name="P1">رَعمسِیس</text:p>
      <text:p text:style-name="P1">رَعُو</text:p>
      <text:p text:style-name="P1">رَعُوایل</text:p>
      <text:p text:style-name="P1">رَل</text:p>
      <text:p text:style-name="P1">رَلا</text:p>
      <text:p text:style-name="P1">رَلائی</text:p>
      <text:p text:style-name="P1">رَلایا</text:p>
      <text:p text:style-name="P1">رَنٚگ</text:p>
      <text:p text:style-name="P1">رَنٚگیں</text:p>
      <text:p text:style-name="P1">رَنٚگ​بَرَنٚگا</text:p>
      <text:p text:style-name="P1">رَنٚگ​بَرَنٚگے</text:p>
      <text:p text:style-name="P1">رَنٚگ​ڈَھنٚگ</text:p>
      <text:p text:style-name="P1">رَنٚڳِئیں</text:p>
      <text:p text:style-name="P1">رَنٚڳیاں</text:p>
      <text:p text:style-name="P1"><text:soft-page-break/>رَنٚڳݨ</text:p>
      <text:p text:style-name="P1">رَنڳَݨ</text:p>
      <text:p text:style-name="P1">رَنڳِ</text:p>
      <text:p text:style-name="P1">رَنڳِیج</text:p>
      <text:p text:style-name="P1">رَو</text:p>
      <text:p text:style-name="P1">رَوادار</text:p>
      <text:p text:style-name="P1">رَوشن</text:p>
      <text:p text:style-name="P1">رَوشنی</text:p>
      <text:p text:style-name="P1">رَوِیّہ</text:p>
      <text:p text:style-name="P1">رَوِیّے</text:p>
      <text:p text:style-name="P1">رَٹائیں</text:p>
      <text:p text:style-name="P1">رَٹِّئیں</text:p>
      <text:p text:style-name="P1">رَڄ</text:p>
      <text:p text:style-name="P1">رَڄا</text:p>
      <text:p text:style-name="P1">رَڄِئے</text:p>
      <text:p text:style-name="P1"><text:soft-page-break/>رَڄیڄ</text:p>
      <text:p text:style-name="P1">رَڑ</text:p>
      <text:p text:style-name="P1">رَڑدا</text:p>
      <text:p text:style-name="P1">رَڑدِئیں</text:p>
      <text:p text:style-name="P1">رَڑدے</text:p>
      <text:p text:style-name="P1">رَڑو</text:p>
      <text:p text:style-name="P1">رَڑِّیے</text:p>
      <text:p text:style-name="P1">رَڑّی</text:p>
      <text:p text:style-name="P1">رَڑھ</text:p>
      <text:p text:style-name="P1">رَکِھیا</text:p>
      <text:p text:style-name="P1">رَکِّھئے</text:p>
      <text:p text:style-name="P1">رَکھ</text:p>
      <text:p text:style-name="P1">رَکھیسو</text:p>
      <text:p text:style-name="P1">رَکھینٚدِیں</text:p>
      <text:p text:style-name="P1">رَکھݨ</text:p>
      <text:p text:style-name="P1"><text:soft-page-break/>رَکھݨِیاں</text:p>
      <text:p text:style-name="P1">رَڳِڑ</text:p>
      <text:p text:style-name="P1">رَڳڑے</text:p>
      <text:p text:style-name="P1">رَںڳو</text:p>
      <text:p text:style-name="P1">رَھݨے</text:p>
      <text:p text:style-name="P1">رَہا</text:p>
      <text:p text:style-name="P1">رَہاؤ</text:p>
      <text:p text:style-name="P1">رَہائی</text:p>
      <text:p text:style-name="P1">رَہائے</text:p>
      <text:p text:style-name="P1">رَہاوے</text:p>
      <text:p text:style-name="P1">رَہاہے</text:p>
      <text:p text:style-name="P1">رَہایا</text:p>
      <text:p text:style-name="P1">رَہبری</text:p>
      <text:p text:style-name="P1">رَہساں</text:p>
      <text:p text:style-name="P1">رَہسِن</text:p>
      <text:p text:style-name="P1"><text:soft-page-break/>رَہسی</text:p>
      <text:p text:style-name="P1">رَہسیں</text:p>
      <text:p text:style-name="P1">رَہندا</text:p>
      <text:p text:style-name="P1">رَہنُماؤ</text:p>
      <text:p text:style-name="P1">رَہنُمائیں</text:p>
      <text:p text:style-name="P1">رَہو</text:p>
      <text:p text:style-name="P1">رَہوَݨ</text:p>
      <text:p text:style-name="P1">رَہَݨا</text:p>
      <text:p text:style-name="P1">رَہِن</text:p>
      <text:p text:style-name="P1">رَہیسو</text:p>
      <text:p text:style-name="P1">رَہیسیں</text:p>
      <text:p text:style-name="P1">رَہینٚدا</text:p>
      <text:p text:style-name="P1">رَہیں</text:p>
      <text:p text:style-name="P1">رَہیںٚدے</text:p>
      <text:p text:style-name="P1">رَہݨے</text:p>
      <text:p text:style-name="P1"><text:soft-page-break/>رُتبہ</text:p>
      <text:p text:style-name="P1">رُتبے</text:p>
      <text:p text:style-name="P1">رُجوع</text:p>
      <text:p text:style-name="P1">رُخ</text:p>
      <text:p text:style-name="P1">رُخصت</text:p>
      <text:p text:style-name="P1">رُعب</text:p>
      <text:p text:style-name="P1">رُل</text:p>
      <text:p text:style-name="P1">رُلدا</text:p>
      <text:p text:style-name="P1">رُلدے</text:p>
      <text:p text:style-name="P1">رُلَݨ</text:p>
      <text:p text:style-name="P1">رُلَّݨ</text:p>
      <text:p text:style-name="P1">رُلِّئے</text:p>
      <text:p text:style-name="P1">رُلّی</text:p>
      <text:p text:style-name="P1">رُلّیا</text:p>
      <text:p text:style-name="P1">رُلی</text:p>
      <text:p text:style-name="P1"><text:soft-page-break/>رُلیا</text:p>
      <text:p text:style-name="P1">رُلیے</text:p>
      <text:p text:style-name="P1">رُنّے</text:p>
      <text:p text:style-name="P1">رُوئے</text:p>
      <text:p text:style-name="P1">رُوئےزمِین</text:p>
      <text:p text:style-name="P1">رُواٹ﻿ٻَکاٹ</text:p>
      <text:p text:style-name="P1">رُوبرُو</text:p>
      <text:p text:style-name="P1">رُوبنِئیں</text:p>
      <text:p text:style-name="P1">رُوبِن</text:p>
      <text:p text:style-name="P1">رُوح</text:p>
      <text:p text:style-name="P1">رُوحانی</text:p>
      <text:p text:style-name="P1">رُوفس</text:p>
      <text:p text:style-name="P1">رُوم</text:p>
      <text:p text:style-name="P1">رُومال</text:p>
      <text:p text:style-name="P1">رُومِئیں</text:p>
      <text:p text:style-name="P1"><text:soft-page-break/>رُومی</text:p>
      <text:p text:style-name="P1">رُوپ</text:p>
      <text:p text:style-name="P1">رُوپے</text:p>
      <text:p text:style-name="P1">رُوںدِئیں</text:p>
      <text:p text:style-name="P1">رُوںدی</text:p>
      <text:p text:style-name="P1">رُک</text:p>
      <text:p text:style-name="P1">رُکئے</text:p>
      <text:p text:style-name="P1">رُکاوٹ</text:p>
      <text:p text:style-name="P1">رُکاہے</text:p>
      <text:p text:style-name="P1">رُکن</text:p>
      <text:p text:style-name="P1">رُکو</text:p>
      <text:p text:style-name="P1">رُکِئے</text:p>
      <text:p text:style-name="P1">رُکّیا</text:p>
      <text:p text:style-name="P1">رُکیا</text:p>
      <text:p text:style-name="P1">رُکینٚدِئیں</text:p>
      <text:p text:style-name="P1"><text:soft-page-break/>رُکینٚدے</text:p>
      <text:p text:style-name="P1">رُکے</text:p>
      <text:p text:style-name="P1">رِزق</text:p>
      <text:p text:style-name="P1">رِسالے</text:p>
      <text:p text:style-name="P1">رِسَّݨ</text:p>
      <text:p text:style-name="P1">رِسّے</text:p>
      <text:p text:style-name="P1">رِشتِئیں</text:p>
      <text:p text:style-name="P1">رِشتہ</text:p>
      <text:p text:style-name="P1">رِشتے</text:p>
      <text:p text:style-name="P1">رِشتےدار</text:p>
      <text:p text:style-name="P1">رِشتےداریں</text:p>
      <text:p text:style-name="P1">رِشتے​داری</text:p>
      <text:p text:style-name="P1">رِشتے﻿دار</text:p>
      <text:p text:style-name="P1">رِشتے﻿داریں</text:p>
      <text:p text:style-name="P1">رِشوت</text:p>
      <text:p text:style-name="P1"><text:soft-page-break/>رِشوَت</text:p>
      <text:p text:style-name="P1">رِفائیں</text:p>
      <text:p text:style-name="P1">رِفقہ</text:p>
      <text:p text:style-name="P1">رِم﻿جِھم</text:p>
      <text:p text:style-name="P1">رِوائتاں</text:p>
      <text:p text:style-name="P1">رِوائتیں</text:p>
      <text:p text:style-name="P1">رِواج</text:p>
      <text:p text:style-name="P1">رِوایات</text:p>
      <text:p text:style-name="P1">رِوایت</text:p>
      <text:p text:style-name="P1">رِڑھوا</text:p>
      <text:p text:style-name="P1">رِہا</text:p>
      <text:p text:style-name="P1">رِہائش</text:p>
      <text:p text:style-name="P1">رِہائی</text:p>
      <text:p text:style-name="P1">رِیت</text:p>
      <text:p text:style-name="P1">رِیتیں</text:p>
      <text:p text:style-name="P1"><text:soft-page-break/>رِیتیں﻿رَسمیں</text:p>
      <text:p text:style-name="P1">رِیفات</text:p>
      <text:p text:style-name="P1">رِیہا</text:p>
      <text:p text:style-name="P1">رِیہے</text:p>
      <text:p text:style-name="P1">رڄ</text:p>
      <text:p text:style-name="P1">رڑ</text:p>
      <text:p text:style-name="P1">رڑداپِٹینٚدا</text:p>
      <text:p text:style-name="P1">رڑدِئیں</text:p>
      <text:p text:style-name="P1">رڑدے</text:p>
      <text:p text:style-name="P1">رڑَّݨ</text:p>
      <text:p text:style-name="P1">رڑیا</text:p>
      <text:p text:style-name="P1">رڑݨ</text:p>
      <text:p text:style-name="P1">رکَھنٚدے</text:p>
      <text:p text:style-name="P1">رکَھݨ</text:p>
      <text:p text:style-name="P1">رکِھئے</text:p>
      <text:p text:style-name="P1"><text:soft-page-break/>رکِھن</text:p>
      <text:p text:style-name="P1">رکِھیا</text:p>
      <text:p text:style-name="P1">رکِھیں</text:p>
      <text:p text:style-name="P1">رکَّھݨ</text:p>
      <text:p text:style-name="P1">رکُّھوں</text:p>
      <text:p text:style-name="P1">رکِّھئے</text:p>
      <text:p text:style-name="P1">رکِّھن</text:p>
      <text:p text:style-name="P1">رکِّھیں</text:p>
      <text:p text:style-name="P1">رکِّھیے</text:p>
      <text:p text:style-name="P1">رکّھ</text:p>
      <text:p text:style-name="P1">رکّھو</text:p>
      <text:p text:style-name="P1">رکّھی</text:p>
      <text:p text:style-name="P1">رکّھے</text:p>
      <text:p text:style-name="P1">رکّھݨ</text:p>
      <text:p text:style-name="P1">رکھ</text:p>
      <text:p text:style-name="P1"><text:soft-page-break/>رکھئے</text:p>
      <text:p text:style-name="P1">رکھا</text:p>
      <text:p text:style-name="P1">رکھاں</text:p>
      <text:p text:style-name="P1">رکھاہے</text:p>
      <text:p text:style-name="P1">رکھدیڑ</text:p>
      <text:p text:style-name="P1">رکھو</text:p>
      <text:p text:style-name="P1">رکھوا</text:p>
      <text:p text:style-name="P1">رکھوائے</text:p>
      <text:p text:style-name="P1">رکھوالا</text:p>
      <text:p text:style-name="P1">رکھوالی</text:p>
      <text:p text:style-name="P1">رکھوالے</text:p>
      <text:p text:style-name="P1">رکھوایونے</text:p>
      <text:p text:style-name="P1">رکھَݨ</text:p>
      <text:p text:style-name="P1">رکھِئے</text:p>
      <text:p text:style-name="P1">رکھِن</text:p>
      <text:p text:style-name="P1"><text:soft-page-break/>رکھّینٚداں</text:p>
      <text:p text:style-name="P1">رکھی</text:p>
      <text:p text:style-name="P1">رکھیا</text:p>
      <text:p text:style-name="P1">رکھیاں</text:p>
      <text:p text:style-name="P1">رکھیساں</text:p>
      <text:p text:style-name="P1">رکھیسو</text:p>
      <text:p text:style-name="P1">رکھیسِن</text:p>
      <text:p text:style-name="P1">رکھیسی</text:p>
      <text:p text:style-name="P1">رکھیسیں</text:p>
      <text:p text:style-name="P1">رکھیل</text:p>
      <text:p text:style-name="P1">رکھینٚدا</text:p>
      <text:p text:style-name="P1">رکھینٚداں</text:p>
      <text:p text:style-name="P1">رکھینٚدِئیں</text:p>
      <text:p text:style-name="P1">رکھینٚدِن</text:p>
      <text:p text:style-name="P1">رکھینٚدِیاں</text:p>
      <text:p text:style-name="P1"><text:soft-page-break/>رکھینٚدِیں</text:p>
      <text:p text:style-name="P1">رکھینٚدی</text:p>
      <text:p text:style-name="P1">رکھینٚدیں</text:p>
      <text:p text:style-name="P1">رکھینٚدے</text:p>
      <text:p text:style-name="P1">رکھیونے</text:p>
      <text:p text:style-name="P1">رکھیُس</text:p>
      <text:p text:style-name="P1">رکھیں</text:p>
      <text:p text:style-name="P1">رکھیںٚدِیں</text:p>
      <text:p text:style-name="P1">رکھیے</text:p>
      <text:p text:style-name="P1">رکھے</text:p>
      <text:p text:style-name="P1">رکھݨ</text:p>
      <text:p text:style-name="P1">رکھݨا</text:p>
      <text:p text:style-name="P1">رکھݨی</text:p>
      <text:p text:style-name="P1">رڳ</text:p>
      <text:p text:style-name="P1">رڳڑے</text:p>
      <text:p text:style-name="P1"><text:soft-page-break/>رںڳ</text:p>
      <text:p text:style-name="P1">رںڳِیجݨاں</text:p>
      <text:p text:style-name="P1">رںڳیسی</text:p>
      <text:p text:style-name="P1">رہ</text:p>
      <text:p text:style-name="P1">رہا</text:p>
      <text:p text:style-name="P1">رہاؤ</text:p>
      <text:p text:style-name="P1">رہائش</text:p>
      <text:p text:style-name="P1">رہائشی</text:p>
      <text:p text:style-name="P1">رہائی</text:p>
      <text:p text:style-name="P1">رہاوَݨ</text:p>
      <text:p text:style-name="P1">رہاویں</text:p>
      <text:p text:style-name="P1">رہاہے</text:p>
      <text:p text:style-name="P1">رہایا</text:p>
      <text:p text:style-name="P1">رہبر</text:p>
      <text:p text:style-name="P1">رہبرِ</text:p>
      <text:p text:style-name="P1"><text:soft-page-break/>رہبرِاِ</text:p>
      <text:p text:style-name="P1">رہبرِاِنسانِیَّت</text:p>
      <text:p text:style-name="P1">رہبرِ‎اِنسانِیَّت</text:p>
      <text:p text:style-name="P1">رہبرِ﻿اِنسانِیَّت</text:p>
      <text:p text:style-name="P1">رہبری</text:p>
      <text:p text:style-name="P1">رہبَرِاِنسانِیَّت</text:p>
      <text:p text:style-name="P1">رہساں</text:p>
      <text:p text:style-name="P1">رہسو</text:p>
      <text:p text:style-name="P1">رہسی</text:p>
      <text:p text:style-name="P1">رہنما</text:p>
      <text:p text:style-name="P1">رہنُما</text:p>
      <text:p text:style-name="P1">رہنُمائی</text:p>
      <text:p text:style-name="P1">رہنُماویں</text:p>
      <text:p text:style-name="P1">رہنٚدا</text:p>
      <text:p text:style-name="P1">رہنٚداں</text:p>
      <text:p text:style-name="P1"><text:soft-page-break/>رہنٚدَڑ</text:p>
      <text:p text:style-name="P1">رہنٚدِئِن</text:p>
      <text:p text:style-name="P1">رہنٚدِئیں</text:p>
      <text:p text:style-name="P1">رہنٚدِن</text:p>
      <text:p text:style-name="P1">رہنٚدی</text:p>
      <text:p text:style-name="P1">رہنٚدیاں</text:p>
      <text:p text:style-name="P1">رہنٚدے</text:p>
      <text:p text:style-name="P1">رہو</text:p>
      <text:p text:style-name="P1">رہَݨ</text:p>
      <text:p text:style-name="P1">رہَݨسہَݨ</text:p>
      <text:p text:style-name="P1">رہُوں</text:p>
      <text:p text:style-name="P1">رہِن</text:p>
      <text:p text:style-name="P1">رہی</text:p>
      <text:p text:style-name="P1">رہیسو</text:p>
      <text:p text:style-name="P1">رہیسوں</text:p>
      <text:p text:style-name="P1"><text:soft-page-break/>رہینٚدا</text:p>
      <text:p text:style-name="P1">رہینٚدے</text:p>
      <text:p text:style-name="P1">رہے</text:p>
      <text:p text:style-name="P1">رہݨ</text:p>
      <text:p text:style-name="P1">رہݨا</text:p>
      <text:p text:style-name="P1">ریاست</text:p>
      <text:p text:style-name="P1">ریت</text:p>
      <text:p text:style-name="P1">ریجِیُم</text:p>
      <text:p text:style-name="P1">رینٚگَݨ</text:p>
      <text:p text:style-name="P1">رینٚڳَݨ</text:p>
      <text:p text:style-name="P1">ریڈو</text:p>
      <text:p text:style-name="P1">ریڑِھیاں</text:p>
      <text:p text:style-name="P1">ریڑِہئیں</text:p>
      <text:p text:style-name="P1">ریڑھ</text:p>
      <text:p text:style-name="P1">ریکارڈ</text:p>
      <text:p text:style-name="P1"><text:soft-page-break/>ریہا</text:p>
      <text:p text:style-name="P1">زائد</text:p>
      <text:p text:style-name="P1">زاد</text:p>
      <text:p text:style-name="P1">زادہ</text:p>
      <text:p text:style-name="P1">زارح</text:p>
      <text:p text:style-name="P1">زارِح</text:p>
      <text:p text:style-name="P1">زاری</text:p>
      <text:p text:style-name="P1">زبان</text:p>
      <text:p text:style-name="P1">زباناں</text:p>
      <text:p text:style-name="P1">زبانی</text:p>
      <text:p text:style-name="P1">زبانیں</text:p>
      <text:p text:style-name="P1">زبدی</text:p>
      <text:p text:style-name="P1">زبردستی</text:p>
      <text:p text:style-name="P1">زبولون</text:p>
      <text:p text:style-name="P1">زبولُون</text:p>
      <text:p text:style-name="P1"><text:soft-page-break/>زبُور</text:p>
      <text:p text:style-name="P1">زبُولُون</text:p>
      <text:p text:style-name="P1">زخم</text:p>
      <text:p text:style-name="P1">زخمی</text:p>
      <text:p text:style-name="P1">زخمیں</text:p>
      <text:p text:style-name="P1">زد</text:p>
      <text:p text:style-name="P1">زدہ</text:p>
      <text:p text:style-name="P1">زرخیز</text:p>
      <text:p text:style-name="P1">زرخیزی</text:p>
      <text:p text:style-name="P1">زرد</text:p>
      <text:p text:style-name="P1">زرضمانت</text:p>
      <text:p text:style-name="P1">زرُبابُل</text:p>
      <text:p text:style-name="P1">زعوان</text:p>
      <text:p text:style-name="P1">زلزلے</text:p>
      <text:p text:style-name="P1">زلزَلہ</text:p>
      <text:p text:style-name="P1"><text:soft-page-break/>زمانِئیں</text:p>
      <text:p text:style-name="P1">زمانہ</text:p>
      <text:p text:style-name="P1">زمانے</text:p>
      <text:p text:style-name="P1">زمرد</text:p>
      <text:p text:style-name="P1">زمزمیم</text:p>
      <text:p text:style-name="P1">زمِین</text:p>
      <text:p text:style-name="P1">زمِیناں</text:p>
      <text:p text:style-name="P1">زمِینٚدار</text:p>
      <text:p text:style-name="P1">زمِینی</text:p>
      <text:p text:style-name="P1">زمِینیں</text:p>
      <text:p text:style-name="P1">زمین</text:p>
      <text:p text:style-name="P1">زمینٚدار</text:p>
      <text:p text:style-name="P1">زمینی</text:p>
      <text:p text:style-name="P1">زمینیں</text:p>
      <text:p text:style-name="P1">زنا</text:p>
      <text:p text:style-name="P1"><text:soft-page-break/>زناکار</text:p>
      <text:p text:style-name="P1">زناکاری</text:p>
      <text:p text:style-name="P1">زناکاریاں</text:p>
      <text:p text:style-name="P1">زنٚجِیر</text:p>
      <text:p text:style-name="P1">زنٚجِیراں</text:p>
      <text:p text:style-name="P1">زنٚجِیریں</text:p>
      <text:p text:style-name="P1">زنٚجیریں</text:p>
      <text:p text:style-name="P1">زوآور</text:p>
      <text:p text:style-name="P1">زور</text:p>
      <text:p text:style-name="P1">زورآور</text:p>
      <text:p text:style-name="P1">زوراوری</text:p>
      <text:p text:style-name="P1">زورشور</text:p>
      <text:p text:style-name="P1">زور​آزمائی</text:p>
      <text:p text:style-name="P1">زور﻿شور</text:p>
      <text:p text:style-name="P1">زوفے</text:p>
      <text:p text:style-name="P1"><text:soft-page-break/>زَبرجَد</text:p>
      <text:p text:style-name="P1">زَبردَست</text:p>
      <text:p text:style-name="P1">زَرخرِید</text:p>
      <text:p text:style-name="P1">زَنٚجِیراں</text:p>
      <text:p text:style-name="P1">زَنٚجِیرِیاں</text:p>
      <text:p text:style-name="P1">زَنٚگ</text:p>
      <text:p text:style-name="P1">زَہر</text:p>
      <text:p text:style-name="P1">زَہَر</text:p>
      <text:p text:style-name="P1">زَیتُون</text:p>
      <text:p text:style-name="P1">زَیتُونیں</text:p>
      <text:p text:style-name="P1">زُبلُون</text:p>
      <text:p text:style-name="P1">زُرگ</text:p>
      <text:p text:style-name="P1">زُمرے</text:p>
      <text:p text:style-name="P1">زُوزِئیں</text:p>
      <text:p text:style-name="P1">زُوفہ</text:p>
      <text:p text:style-name="P1"><text:soft-page-break/>زِرَّہ</text:p>
      <text:p text:style-name="P1">زِلفہ</text:p>
      <text:p text:style-name="P1">زِمران</text:p>
      <text:p text:style-name="P1">زِمَّہ‎داری</text:p>
      <text:p text:style-name="P1">زِنا</text:p>
      <text:p text:style-name="P1">زِنٚدِئیں</text:p>
      <text:p text:style-name="P1">زِنٚدگی</text:p>
      <text:p text:style-name="P1">زِنٚدہ</text:p>
      <text:p text:style-name="P1">زِکرِیا</text:p>
      <text:p text:style-name="P1">زِیادہ</text:p>
      <text:p text:style-name="P1">زِیارت</text:p>
      <text:p text:style-name="P1">زِیرے</text:p>
      <text:p text:style-name="P1">زِین</text:p>
      <text:p text:style-name="P1">زکائی</text:p>
      <text:p text:style-name="P1">زکرِیاؑ</text:p>
      <text:p text:style-name="P1"><text:soft-page-break/>زکری</text:p>
      <text:p text:style-name="P1">زکریاؑ</text:p>
      <text:p text:style-name="P1">زںدگی</text:p>
      <text:p text:style-name="P1">زہر</text:p>
      <text:p text:style-name="P1">زہرِیلا</text:p>
      <text:p text:style-name="P1">زہریلی</text:p>
      <text:p text:style-name="P1">زہریلے</text:p>
      <text:p text:style-name="P1">زہَر</text:p>
      <text:p text:style-name="P1">زیؤُس</text:p>
      <text:p text:style-name="P1">زیؤُسسݙَّݨ</text:p>
      <text:p text:style-name="P1">زیادتی</text:p>
      <text:p text:style-name="P1">زیادہ</text:p>
      <text:p text:style-name="P1">زیادہتر</text:p>
      <text:p text:style-name="P1">زیارت</text:p>
      <text:p text:style-name="P1">زیتوں</text:p>
      <text:p text:style-name="P1"><text:soft-page-break/>زیتُون</text:p>
      <text:p text:style-name="P1">زیرِسایا</text:p>
      <text:p text:style-name="P1">زینت</text:p>
      <text:p text:style-name="P1">زیوَر</text:p>
      <text:p text:style-name="P1">سئِیں</text:p>
      <text:p text:style-name="P1">سا</text:p>
      <text:p text:style-name="P1">ساؤُل</text:p>
      <text:p text:style-name="P1">سائرہ</text:p>
      <text:p text:style-name="P1">سائِیاں</text:p>
      <text:p text:style-name="P1">سائیاں</text:p>
      <text:p text:style-name="P1">سابقہ</text:p>
      <text:p text:style-name="P1">ساتِھئیں</text:p>
      <text:p text:style-name="P1">ساتھ</text:p>
      <text:p text:style-name="P1">ساتھی</text:p>
      <text:p text:style-name="P1">ساحل</text:p>
      <text:p text:style-name="P1"><text:soft-page-break/>ساحلِ</text:p>
      <text:p text:style-name="P1">ساحلِسمنٚدر</text:p>
      <text:p text:style-name="P1">ساحلی</text:p>
      <text:p text:style-name="P1">ساحِل</text:p>
      <text:p text:style-name="P1">ساحِلدار</text:p>
      <text:p text:style-name="P1">سادہ</text:p>
      <text:p text:style-name="P1">سارا</text:p>
      <text:p text:style-name="P1">سارائی</text:p>
      <text:p text:style-name="P1">سارد</text:p>
      <text:p text:style-name="P1">سارَہ</text:p>
      <text:p text:style-name="P1">سارِئیں</text:p>
      <text:p text:style-name="P1">سارِیاں</text:p>
      <text:p text:style-name="P1">ساری</text:p>
      <text:p text:style-name="P1">ساریاں</text:p>
      <text:p text:style-name="P1">سارے</text:p>
      <text:p text:style-name="P1"><text:soft-page-break/>ساز</text:p>
      <text:p text:style-name="P1">سازشاں</text:p>
      <text:p text:style-name="P1">سازشیں</text:p>
      <text:p text:style-name="P1">سازِش</text:p>
      <text:p text:style-name="P1">سازِشاں</text:p>
      <text:p text:style-name="P1">ساقِئیں</text:p>
      <text:p text:style-name="P1">ساقی</text:p>
      <text:p text:style-name="P1">سال</text:p>
      <text:p text:style-name="P1">سالانہ</text:p>
      <text:p text:style-name="P1">سالم</text:p>
      <text:p text:style-name="P1">سالِم</text:p>
      <text:p text:style-name="P1">سالگرہ</text:p>
      <text:p text:style-name="P1">سالہ</text:p>
      <text:p text:style-name="P1">سالی</text:p>
      <text:p text:style-name="P1">سالیں</text:p>
      <text:p text:style-name="P1"><text:soft-page-break/>سامؑ</text:p>
      <text:p text:style-name="P1">سامان</text:p>
      <text:p text:style-name="P1">ساموس</text:p>
      <text:p text:style-name="P1">سامݨا</text:p>
      <text:p text:style-name="P1">سامݨے</text:p>
      <text:p text:style-name="P1">سانٚبھ</text:p>
      <text:p text:style-name="P1">سانٚبھیا</text:p>
      <text:p text:style-name="P1">سانٚڈھے</text:p>
      <text:p text:style-name="P1">سانڈھ</text:p>
      <text:p text:style-name="P1">ساوا</text:p>
      <text:p text:style-name="P1">ساوَل</text:p>
      <text:p text:style-name="P1">ساوَݨ</text:p>
      <text:p text:style-name="P1">ساوِیاں</text:p>
      <text:p text:style-name="P1">ساوی</text:p>
      <text:p text:style-name="P1">ساوے</text:p>
      <text:p text:style-name="P1"><text:soft-page-break/>ساڈھے</text:p>
      <text:p text:style-name="P1">ساڑ</text:p>
      <text:p text:style-name="P1">ساڑَݨ</text:p>
      <text:p text:style-name="P1">ساڑی</text:p>
      <text:p text:style-name="P1">ساڑیونے</text:p>
      <text:p text:style-name="P1">ساڑے</text:p>
      <text:p text:style-name="P1">ساکُوں</text:p>
      <text:p text:style-name="P1">ساہ</text:p>
      <text:p text:style-name="P1">ساہن</text:p>
      <text:p text:style-name="P1">ساہ​دار</text:p>
      <text:p text:style-name="P1">ساہ​داریں</text:p>
      <text:p text:style-name="P1">ساہ﻿داریں</text:p>
      <text:p text:style-name="P1">سایہ</text:p>
      <text:p text:style-name="P1">ساݙا</text:p>
      <text:p text:style-name="P1">ساݙو</text:p>
      <text:p text:style-name="P1"><text:soft-page-break/>ساݙِئیں</text:p>
      <text:p text:style-name="P1">ساݙِیاں</text:p>
      <text:p text:style-name="P1">ساݙی</text:p>
      <text:p text:style-name="P1">ساݙے</text:p>
      <text:p text:style-name="P1">سب</text:p>
      <text:p text:style-name="P1">سبا</text:p>
      <text:p text:style-name="P1">سبت</text:p>
      <text:p text:style-name="P1">سبتیں</text:p>
      <text:p text:style-name="P1">سبز</text:p>
      <text:p text:style-name="P1">سبزِئیں</text:p>
      <text:p text:style-name="P1">سبزی</text:p>
      <text:p text:style-name="P1">سبق</text:p>
      <text:p text:style-name="P1">سبَب</text:p>
      <text:p text:style-name="P1">سبَق</text:p>
      <text:p text:style-name="P1">سبٛت</text:p>
      <text:p text:style-name="P1"><text:soft-page-break/>سبکُجھ</text:p>
      <text:p text:style-name="P1">سب‎کُجھ</text:p>
      <text:p text:style-name="P1">سب﻿کُجھ</text:p>
      <text:p text:style-name="P1">ست</text:p>
      <text:p text:style-name="P1">ستائے</text:p>
      <text:p text:style-name="P1">ستارَھاں</text:p>
      <text:p text:style-name="P1">ستارھوِیں</text:p>
      <text:p text:style-name="P1">ستارھویں</text:p>
      <text:p text:style-name="P1">ستاسی</text:p>
      <text:p text:style-name="P1">ستاوِیہہ</text:p>
      <text:p text:style-name="P1">ستاوݨ</text:p>
      <text:p text:style-name="P1">ستاہے</text:p>
      <text:p text:style-name="P1">ستتَّر</text:p>
      <text:p text:style-name="P1">ستر</text:p>
      <text:p text:style-name="P1">سترُو</text:p>
      <text:p text:style-name="P1"><text:soft-page-break/>ستواں</text:p>
      <text:p text:style-name="P1">ستوِیں</text:p>
      <text:p text:style-name="P1">ستویں</text:p>
      <text:p text:style-name="P1">ستَترِیہہ</text:p>
      <text:p text:style-name="P1">ستِفنُس</text:p>
      <text:p text:style-name="P1">ستّو​واڑہ</text:p>
      <text:p text:style-name="P1">ستَّر</text:p>
      <text:p text:style-name="P1">ستّھل</text:p>
      <text:p text:style-name="P1">ستّے</text:p>
      <text:p text:style-name="P1">ستھل</text:p>
      <text:p text:style-name="P1">ستھلاں</text:p>
      <text:p text:style-name="P1">ستیسِن</text:p>
      <text:p text:style-name="P1">ستے</text:p>
      <text:p text:style-name="P1">سجا</text:p>
      <text:p text:style-name="P1">سجاوٹ</text:p>
      <text:p text:style-name="P1"><text:soft-page-break/>سجایا</text:p>
      <text:p text:style-name="P1">سجدہ</text:p>
      <text:p text:style-name="P1">سجدہءِ</text:p>
      <text:p text:style-name="P1">سجدے</text:p>
      <text:p text:style-name="P1">سجیا</text:p>
      <text:p text:style-name="P1">سحر</text:p>
      <text:p text:style-name="P1">سخاوت</text:p>
      <text:p text:style-name="P1">سخت</text:p>
      <text:p text:style-name="P1">سختدِل</text:p>
      <text:p text:style-name="P1">سختی</text:p>
      <text:p text:style-name="P1">سخیہِوّے</text:p>
      <text:p text:style-name="P1">سدُوم</text:p>
      <text:p text:style-name="P1">سر</text:p>
      <text:p text:style-name="P1">سرا</text:p>
      <text:p text:style-name="P1">سرائِیکی</text:p>
      <text:p text:style-name="P1"><text:soft-page-break/>سرائیکی</text:p>
      <text:p text:style-name="P1">سراں</text:p>
      <text:p text:style-name="P1">سربراہ</text:p>
      <text:p text:style-name="P1">سربَراہ</text:p>
      <text:p text:style-name="P1">سربُلنٚد</text:p>
      <text:p text:style-name="P1">سرجِیُسپَولُس</text:p>
      <text:p text:style-name="P1">سرحد</text:p>
      <text:p text:style-name="P1">سرحداں</text:p>
      <text:p text:style-name="P1">سردار</text:p>
      <text:p text:style-name="P1">سردارشیطان</text:p>
      <text:p text:style-name="P1">سرداریں</text:p>
      <text:p text:style-name="P1">سردِئیں</text:p>
      <text:p text:style-name="P1">سردی</text:p>
      <text:p text:style-name="P1">سرزد</text:p>
      <text:p text:style-name="P1">سرزمِین</text:p>
      <text:p text:style-name="P1"><text:soft-page-break/>سرزمین</text:p>
      <text:p text:style-name="P1">سرزور</text:p>
      <text:p text:style-name="P1">سرسبز</text:p>
      <text:p text:style-name="P1">سرسبزے</text:p>
      <text:p text:style-name="P1">سرشار</text:p>
      <text:p text:style-name="P1">سرشاری</text:p>
      <text:p text:style-name="P1">سرغنہ</text:p>
      <text:p text:style-name="P1">سرفراز</text:p>
      <text:p text:style-name="P1">سرِ</text:p>
      <text:p text:style-name="P1">سرِعام</text:p>
      <text:p text:style-name="P1">سرپرست</text:p>
      <text:p text:style-name="P1">سرپوش</text:p>
      <text:p text:style-name="P1">سرچشمہ</text:p>
      <text:p text:style-name="P1">سرکاری</text:p>
      <text:p text:style-name="P1">سری</text:p>
      <text:p text:style-name="P1"><text:soft-page-break/>سریں</text:p>
      <text:p text:style-name="P1">سرے</text:p>
      <text:p text:style-name="P1">سزا</text:p>
      <text:p text:style-name="P1">سزائِیں</text:p>
      <text:p text:style-name="P1">سزائیں</text:p>
      <text:p text:style-name="P1">سزائے</text:p>
      <text:p text:style-name="P1">سزائےمَوت</text:p>
      <text:p text:style-name="P1">سزاوار</text:p>
      <text:p text:style-name="P1">سطح</text:p>
      <text:p text:style-name="P1">سعادت</text:p>
      <text:p text:style-name="P1">سفارش</text:p>
      <text:p text:style-name="P1">سفر</text:p>
      <text:p text:style-name="P1">سفوف</text:p>
      <text:p text:style-name="P1">سفِیرہ</text:p>
      <text:p text:style-name="P1">سفُّو</text:p>
      <text:p text:style-name="P1"><text:soft-page-break/>سفید</text:p>
      <text:p text:style-name="P1">سلام</text:p>
      <text:p text:style-name="P1">سلامت</text:p>
      <text:p text:style-name="P1">سلامتی</text:p>
      <text:p text:style-name="P1">سلامہُ</text:p>
      <text:p text:style-name="P1">سلسلے</text:p>
      <text:p text:style-name="P1">سلطنت</text:p>
      <text:p text:style-name="P1">سلطنَت</text:p>
      <text:p text:style-name="P1">سلمون</text:p>
      <text:p text:style-name="P1">سلمُونہ</text:p>
      <text:p text:style-name="P1">سلمِیسشہر</text:p>
      <text:p text:style-name="P1">سلومی</text:p>
      <text:p text:style-name="P1">سلومیت</text:p>
      <text:p text:style-name="P1">سلوک</text:p>
      <text:p text:style-name="P1">سلُومی</text:p>
      <text:p text:style-name="P1"><text:soft-page-break/>سلُوک</text:p>
      <text:p text:style-name="P1">سلُوݨا</text:p>
      <text:p text:style-name="P1">سلُوݨاپن</text:p>
      <text:p text:style-name="P1">سلیم</text:p>
      <text:p text:style-name="P1">سلیمانؑ</text:p>
      <text:p text:style-name="P1">سلیمانی</text:p>
      <text:p text:style-name="P1">سما</text:p>
      <text:p text:style-name="P1">سمارا</text:p>
      <text:p text:style-name="P1">سمارِیہ</text:p>
      <text:p text:style-name="P1">سماری</text:p>
      <text:p text:style-name="P1">سمجَھݨ</text:p>
      <text:p text:style-name="P1">سمجِھئے</text:p>
      <text:p text:style-name="P1">سمجِھن</text:p>
      <text:p text:style-name="P1">سمجِھیا</text:p>
      <text:p text:style-name="P1">سمجِھیں</text:p>
      <text:p text:style-name="P1"><text:soft-page-break/>سمجھ</text:p>
      <text:p text:style-name="P1">سمجھا</text:p>
      <text:p text:style-name="P1">سمجھاؤ</text:p>
      <text:p text:style-name="P1">سمجھاوَݨ</text:p>
      <text:p text:style-name="P1">سمجھاوِن</text:p>
      <text:p text:style-name="P1">سمجھاں</text:p>
      <text:p text:style-name="P1">سمجھاہے</text:p>
      <text:p text:style-name="P1">سمجھایا</text:p>
      <text:p text:style-name="P1">سمجھایونے</text:p>
      <text:p text:style-name="P1">سمجھدار</text:p>
      <text:p text:style-name="P1">سمجھدِئیں</text:p>
      <text:p text:style-name="P1">سمجھدے</text:p>
      <text:p text:style-name="P1">سمجھنٚدیں</text:p>
      <text:p text:style-name="P1">سمجھو</text:p>
      <text:p text:style-name="P1">سمجھی</text:p>
      <text:p text:style-name="P1"><text:soft-page-break/>سمجھیا</text:p>
      <text:p text:style-name="P1">سمجھیاں</text:p>
      <text:p text:style-name="P1">سمجھیساں</text:p>
      <text:p text:style-name="P1">سمجھیسِن</text:p>
      <text:p text:style-name="P1">سمجھیسی</text:p>
      <text:p text:style-name="P1">سمجھینٚدا</text:p>
      <text:p text:style-name="P1">سمجھینٚدِئیں</text:p>
      <text:p text:style-name="P1">سمجھینٚدِیں</text:p>
      <text:p text:style-name="P1">سمجھینٚدے</text:p>
      <text:p text:style-name="P1">سمجھیونے</text:p>
      <text:p text:style-name="P1">سمجھیں</text:p>
      <text:p text:style-name="P1">سمجھے</text:p>
      <text:p text:style-name="P1">سمرون</text:p>
      <text:p text:style-name="P1">سمنٚدر</text:p>
      <text:p text:style-name="P1">سمنٚدری</text:p>
      <text:p text:style-name="P1"><text:soft-page-break/>سمَجھ</text:p>
      <text:p text:style-name="P1">سمَجھدا</text:p>
      <text:p text:style-name="P1">سمَجھداں</text:p>
      <text:p text:style-name="P1">سمَجھدِن</text:p>
      <text:p text:style-name="P1">سمَجھدِیں</text:p>
      <text:p text:style-name="P1">سمَجھدے</text:p>
      <text:p text:style-name="P1">سمَجھسو</text:p>
      <text:p text:style-name="P1">سمَجھسِن</text:p>
      <text:p text:style-name="P1">سمَجھسی</text:p>
      <text:p text:style-name="P1">سمُنٚدر</text:p>
      <text:p text:style-name="P1">سمُنٚدری</text:p>
      <text:p text:style-name="P1">سمُنٚدریں</text:p>
      <text:p text:style-name="P1">سمڄھے</text:p>
      <text:p text:style-name="P1">سمیت</text:p>
      <text:p text:style-name="P1">سن</text:p>
      <text:p text:style-name="P1"><text:soft-page-break/>سنتالِیہہ</text:p>
      <text:p text:style-name="P1">سنّ</text:p>
      <text:p text:style-name="P1">سنٚبھال</text:p>
      <text:p text:style-name="P1">سنٚبھالَݨ</text:p>
      <text:p text:style-name="P1">سنٚبھالی</text:p>
      <text:p text:style-name="P1">سنٚبھالیا</text:p>
      <text:p text:style-name="P1">سنٚبھالے</text:p>
      <text:p text:style-name="P1">سنٚجِیدگی</text:p>
      <text:p text:style-name="P1">سنٚوار</text:p>
      <text:p text:style-name="P1">سنٚڈھ</text:p>
      <text:p text:style-name="P1">سنٚگدلی</text:p>
      <text:p text:style-name="P1">سنٚگدِلی</text:p>
      <text:p text:style-name="P1">سنٚگسار</text:p>
      <text:p text:style-name="P1">سنٚگِ</text:p>
      <text:p text:style-name="P1">سنٚگِبُنیاد</text:p>
      <text:p text:style-name="P1"><text:soft-page-break/>سنٚگِمَرمَر</text:p>
      <text:p text:style-name="P1">سنٚگِ‎بُنیاد</text:p>
      <text:p text:style-name="P1">سنٚگِ‎مَرمَر</text:p>
      <text:p text:style-name="P1">سنگسار</text:p>
      <text:p text:style-name="P1">سو</text:p>
      <text:p text:style-name="P1">سوائے</text:p>
      <text:p text:style-name="P1">سوار</text:p>
      <text:p text:style-name="P1">سواری</text:p>
      <text:p text:style-name="P1">سواریں</text:p>
      <text:p text:style-name="P1">سوال</text:p>
      <text:p text:style-name="P1">سوالِئیں</text:p>
      <text:p text:style-name="P1">سوالی</text:p>
      <text:p text:style-name="P1">سوالیں</text:p>
      <text:p text:style-name="P1">سوبل</text:p>
      <text:p text:style-name="P1">سوتریں</text:p>
      <text:p text:style-name="P1"><text:soft-page-break/>سوتّر</text:p>
      <text:p text:style-name="P1">سوتی</text:p>
      <text:p text:style-name="P1">سوجھلا</text:p>
      <text:p text:style-name="P1">سوجھلے</text:p>
      <text:p text:style-name="P1">سود</text:p>
      <text:p text:style-name="P1">سودا</text:p>
      <text:p text:style-name="P1">سوداگر</text:p>
      <text:p text:style-name="P1">سوداگری</text:p>
      <text:p text:style-name="P1">سوداگریں</text:p>
      <text:p text:style-name="P1">سورج</text:p>
      <text:p text:style-name="P1">سوزِش</text:p>
      <text:p text:style-name="P1">سوسَناہ</text:p>
      <text:p text:style-name="P1">سوغات</text:p>
      <text:p text:style-name="P1">سوغاتاں</text:p>
      <text:p text:style-name="P1">سولھاں</text:p>
      <text:p text:style-name="P1"><text:soft-page-break/>سونا</text:p>
      <text:p text:style-name="P1">سونے</text:p>
      <text:p text:style-name="P1">سوٹِیاں</text:p>
      <text:p text:style-name="P1">سوٹی</text:p>
      <text:p text:style-name="P1">سوٹے</text:p>
      <text:p text:style-name="P1">سوپطرس</text:p>
      <text:p text:style-name="P1">سوڄ</text:p>
      <text:p text:style-name="P1">سوچ</text:p>
      <text:p text:style-name="P1">سوچاں</text:p>
      <text:p text:style-name="P1">سوچو</text:p>
      <text:p text:style-name="P1">سوچَݨ</text:p>
      <text:p text:style-name="P1">سوچِئے</text:p>
      <text:p text:style-name="P1">سوچِیا</text:p>
      <text:p text:style-name="P1">سوچیا</text:p>
      <text:p text:style-name="P1">سوچیُس</text:p>
      <text:p text:style-name="P1"><text:soft-page-break/>سوچیں</text:p>
      <text:p text:style-name="P1">سوچے</text:p>
      <text:p text:style-name="P1">سوچݨ</text:p>
      <text:p text:style-name="P1">سوچݨا</text:p>
      <text:p text:style-name="P1">سوڳ</text:p>
      <text:p text:style-name="P1">سوہھݨے</text:p>
      <text:p text:style-name="P1">سوہݨا</text:p>
      <text:p text:style-name="P1">سوہݨاں</text:p>
      <text:p text:style-name="P1">سوہݨِیاں</text:p>
      <text:p text:style-name="P1">سوہݨی</text:p>
      <text:p text:style-name="P1">سوہݨے</text:p>
      <text:p text:style-name="P1">سویر</text:p>
      <text:p text:style-name="P1">سویرے</text:p>
      <text:p text:style-name="P1">سویرےسویرے</text:p>
      <text:p text:style-name="P1">سویرے﻿سویرے</text:p>
      <text:p text:style-name="P1"><text:soft-page-break/>سَئیݨ</text:p>
      <text:p text:style-name="P1">سَبا</text:p>
      <text:p text:style-name="P1">سَبتا</text:p>
      <text:p text:style-name="P1">سَبتِکا</text:p>
      <text:p text:style-name="P1">سَت</text:p>
      <text:p text:style-name="P1">سَتوِیہوِیں</text:p>
      <text:p text:style-name="P1">سَتَّر</text:p>
      <text:p text:style-name="P1">سَتّے</text:p>
      <text:p text:style-name="P1">سَتھل</text:p>
      <text:p text:style-name="P1">سَتھلیں</text:p>
      <text:p text:style-name="P1">سَتینٚدِن</text:p>
      <text:p text:style-name="P1">سَتیں</text:p>
      <text:p text:style-name="P1">سَجی</text:p>
      <text:p text:style-name="P1">سَجیںٚدے</text:p>
      <text:p text:style-name="P1">سَراں</text:p>
      <text:p text:style-name="P1"><text:soft-page-break/>سَرسَبز</text:p>
      <text:p text:style-name="P1">سَرسَبزوشاداب</text:p>
      <text:p text:style-name="P1">سَرشار</text:p>
      <text:p text:style-name="P1">سَروج</text:p>
      <text:p text:style-name="P1">سَرُوج</text:p>
      <text:p text:style-name="P1">سَرکَش</text:p>
      <text:p text:style-name="P1">سَر﻿انٚجام</text:p>
      <text:p text:style-name="P1">سَس</text:p>
      <text:p text:style-name="P1">سَفار</text:p>
      <text:p text:style-name="P1">سَمارِئیں</text:p>
      <text:p text:style-name="P1">سَماریہ</text:p>
      <text:p text:style-name="P1">سَمجِھن</text:p>
      <text:p text:style-name="P1">سَمجھاؤ</text:p>
      <text:p text:style-name="P1">سَمجھی</text:p>
      <text:p text:style-name="P1">سَمجھیے</text:p>
      <text:p text:style-name="P1"><text:soft-page-break/>سَمَجھدِن</text:p>
      <text:p text:style-name="P1">سَمھسی</text:p>
      <text:p text:style-name="P1">سَنٚبھال</text:p>
      <text:p text:style-name="P1">سَنٚبھل</text:p>
      <text:p text:style-name="P1">سَنٚدھ</text:p>
      <text:p text:style-name="P1">سَنٚڈھ</text:p>
      <text:p text:style-name="P1">سَنٚگدِل</text:p>
      <text:p text:style-name="P1">سَنٚگدِلی</text:p>
      <text:p text:style-name="P1">سَنٚگوڑو</text:p>
      <text:p text:style-name="P1">سَنڈھ</text:p>
      <text:p text:style-name="P1">سَو</text:p>
      <text:p text:style-name="P1">سَونٚف</text:p>
      <text:p text:style-name="P1">سَوّا</text:p>
      <text:p text:style-name="P1">سَوکھے</text:p>
      <text:p text:style-name="P1">سَوہرا</text:p>
      <text:p text:style-name="P1"><text:soft-page-break/>سَوہرے</text:p>
      <text:p text:style-name="P1">سَٹ</text:p>
      <text:p text:style-name="P1">سَٹاہے</text:p>
      <text:p text:style-name="P1">سَٹو</text:p>
      <text:p text:style-name="P1">سَٹِئے</text:p>
      <text:p text:style-name="P1">سَٹِن</text:p>
      <text:p text:style-name="P1">سَٹَّݨ</text:p>
      <text:p text:style-name="P1">سَٹُّوں</text:p>
      <text:p text:style-name="P1">سَٹِّیں</text:p>
      <text:p text:style-name="P1">سَٹّے</text:p>
      <text:p text:style-name="P1">سَٹھ</text:p>
      <text:p text:style-name="P1">سَٹی</text:p>
      <text:p text:style-name="P1">سَٹیا</text:p>
      <text:p text:style-name="P1">سَٹینٚدا</text:p>
      <text:p text:style-name="P1">سَٹینٚدِن</text:p>
      <text:p text:style-name="P1"><text:soft-page-break/>سَٹینٚدے</text:p>
      <text:p text:style-name="P1">سَٹینٚڈ</text:p>
      <text:p text:style-name="P1">سَٹیونی</text:p>
      <text:p text:style-name="P1">سَٹیونے</text:p>
      <text:p text:style-name="P1">سَٹیُس</text:p>
      <text:p text:style-name="P1">سَٹیں</text:p>
      <text:p text:style-name="P1">سَٹیے</text:p>
      <text:p text:style-name="P1">سَٹے</text:p>
      <text:p text:style-name="P1">سَڄا</text:p>
      <text:p text:style-name="P1">سَڄے</text:p>
      <text:p text:style-name="P1">سَچّے</text:p>
      <text:p text:style-name="P1">سَڑاہے</text:p>
      <text:p text:style-name="P1">سَڑدا</text:p>
      <text:p text:style-name="P1">سَڑدے</text:p>
      <text:p text:style-name="P1">سَڑکدی</text:p>
      <text:p text:style-name="P1"><text:soft-page-break/>سَکّا</text:p>
      <text:p text:style-name="P1">سَکّی</text:p>
      <text:p text:style-name="P1">سَکّے</text:p>
      <text:p text:style-name="P1">سَگسیں</text:p>
      <text:p text:style-name="P1">سَڳاں</text:p>
      <text:p text:style-name="P1">سَڳدا</text:p>
      <text:p text:style-name="P1">سَڳداں</text:p>
      <text:p text:style-name="P1">سَڳدو</text:p>
      <text:p text:style-name="P1">سَڳدِن</text:p>
      <text:p text:style-name="P1">سَڳدِیاں</text:p>
      <text:p text:style-name="P1">سَڳدی</text:p>
      <text:p text:style-name="P1">سَڳدیاں</text:p>
      <text:p text:style-name="P1">سَڳدے</text:p>
      <text:p text:style-name="P1">سَڳسو</text:p>
      <text:p text:style-name="P1">سَڳسُوں</text:p>
      <text:p text:style-name="P1"><text:soft-page-break/>سَڳسِن</text:p>
      <text:p text:style-name="P1">سَڳسی</text:p>
      <text:p text:style-name="P1">سَڳسیں</text:p>
      <text:p text:style-name="P1">سَڳو</text:p>
      <text:p text:style-name="P1">سَڳِن</text:p>
      <text:p text:style-name="P1">سَڳِّئے</text:p>
      <text:p text:style-name="P1">سَڳِّن</text:p>
      <text:p text:style-name="P1">سَڳِّیے</text:p>
      <text:p text:style-name="P1">سَڳّݨ</text:p>
      <text:p text:style-name="P1">سَڳیا</text:p>
      <text:p text:style-name="P1">سَڳیے</text:p>
      <text:p text:style-name="P1">سَڳے</text:p>
      <text:p text:style-name="P1">سَںٚبھالَݨ</text:p>
      <text:p text:style-name="P1">سَہاں</text:p>
      <text:p text:style-name="P1">سَہے</text:p>
      <text:p text:style-name="P1"><text:soft-page-break/>سَہݨیاں</text:p>
      <text:p text:style-name="P1">سَہݨے</text:p>
      <text:p text:style-name="P1">سَیر</text:p>
      <text:p text:style-name="P1">سَݙئے</text:p>
      <text:p text:style-name="P1">سَݙواوَݨ</text:p>
      <text:p text:style-name="P1">سَݙوایا</text:p>
      <text:p text:style-name="P1">سَݙوِیسیں</text:p>
      <text:p text:style-name="P1">سَݙوینٚدے</text:p>
      <text:p text:style-name="P1">سَݙِیجَݨ</text:p>
      <text:p text:style-name="P1">سَݙِینٚدی</text:p>
      <text:p text:style-name="P1">سَݙّو</text:p>
      <text:p text:style-name="P1">سَݙَّݨ</text:p>
      <text:p text:style-name="P1">سَݙِّن</text:p>
      <text:p text:style-name="P1">سَݙّے</text:p>
      <text:p text:style-name="P1">سَݙیسِن</text:p>
      <text:p text:style-name="P1"><text:soft-page-break/>سَݙینٚدے</text:p>
      <text:p text:style-name="P1">سُؤا</text:p>
      <text:p text:style-name="P1">سُؤَر</text:p>
      <text:p text:style-name="P1">سُؤَریں</text:p>
      <text:p text:style-name="P1">سُتاری</text:p>
      <text:p text:style-name="P1">سُتر</text:p>
      <text:p text:style-name="P1">سُترے</text:p>
      <text:p text:style-name="P1">سُتّا</text:p>
      <text:p text:style-name="P1">سُتّے</text:p>
      <text:p text:style-name="P1">سُتٛر</text:p>
      <text:p text:style-name="P1">سُتھری</text:p>
      <text:p text:style-name="P1">سُتھرے</text:p>
      <text:p text:style-name="P1">سُتے</text:p>
      <text:p text:style-name="P1">سُجھے</text:p>
      <text:p text:style-name="P1">سُدھرو</text:p>
      <text:p text:style-name="P1"><text:soft-page-break/>سُر</text:p>
      <text:p text:style-name="P1">سُست</text:p>
      <text:p text:style-name="P1">سُفیدہ</text:p>
      <text:p text:style-name="P1">سُفیدی</text:p>
      <text:p text:style-name="P1">سُلیمانی</text:p>
      <text:p text:style-name="P1">سُمسو</text:p>
      <text:p text:style-name="P1">سُمَّھݨ</text:p>
      <text:p text:style-name="P1">سُمُّھوں</text:p>
      <text:p text:style-name="P1">سُمّھے</text:p>
      <text:p text:style-name="P1">سُمھ</text:p>
      <text:p text:style-name="P1">سُمھا</text:p>
      <text:p text:style-name="P1">سُمھدے</text:p>
      <text:p text:style-name="P1">سُمھسی</text:p>
      <text:p text:style-name="P1">سُمھے</text:p>
      <text:p text:style-name="P1">سُنارا</text:p>
      <text:p text:style-name="P1"><text:soft-page-break/>سُنارے</text:p>
      <text:p text:style-name="P1">سُنَݨ</text:p>
      <text:p text:style-name="P1">سُنّت</text:p>
      <text:p text:style-name="P1">سُنَّتِمُوسوی</text:p>
      <text:p text:style-name="P1">سُنٚڄ</text:p>
      <text:p text:style-name="P1">سُنٚڄاتا</text:p>
      <text:p text:style-name="P1">سُنٚڄاتے</text:p>
      <text:p text:style-name="P1">سُنٚڄاݨ</text:p>
      <text:p text:style-name="P1">سُنٚڄاݨدِیاں</text:p>
      <text:p text:style-name="P1">سُنٚڄاݨدے</text:p>
      <text:p text:style-name="P1">سُنٚڄاݨو</text:p>
      <text:p text:style-name="P1">سُنٚڄاݨیا</text:p>
      <text:p text:style-name="P1">سُنڄاݨ</text:p>
      <text:p text:style-name="P1">سُنہری</text:p>
      <text:p text:style-name="P1">سُوأ</text:p>
      <text:p text:style-name="P1"><text:soft-page-break/>سُوئی</text:p>
      <text:p text:style-name="P1">سُوئے</text:p>
      <text:p text:style-name="P1">سُواء</text:p>
      <text:p text:style-name="P1">سُوتی</text:p>
      <text:p text:style-name="P1">سُوخ</text:p>
      <text:p text:style-name="P1">سُوخار</text:p>
      <text:p text:style-name="P1">سُود</text:p>
      <text:p text:style-name="P1">سُودخور</text:p>
      <text:p text:style-name="P1">سُوراخ</text:p>
      <text:p text:style-name="P1">سُوراخیں</text:p>
      <text:p text:style-name="P1">سُورة</text:p>
      <text:p text:style-name="P1">سُورةُالحبِیب</text:p>
      <text:p text:style-name="P1">سُورةُالٛخِدمت</text:p>
      <text:p text:style-name="P1">سُورةُالہادی</text:p>
      <text:p text:style-name="P1">سُورةِ</text:p>
      <text:p text:style-name="P1"><text:soft-page-break/>سُورتیں</text:p>
      <text:p text:style-name="P1">سُورتیںدی</text:p>
      <text:p text:style-name="P1">سُورَة</text:p>
      <text:p text:style-name="P1">سُورَةُالحواریِین</text:p>
      <text:p text:style-name="P1">سُورَةُالمُعجِز</text:p>
      <text:p text:style-name="P1">سُورَةُالٛحَق</text:p>
      <text:p text:style-name="P1">سُورَةُالٛحَقّ</text:p>
      <text:p text:style-name="P1">سُورَةُالٛخِدٛمَة</text:p>
      <text:p text:style-name="P1">سُورَةُالٛمَحَبَّة</text:p>
      <text:p text:style-name="P1">سُورَةُالٛمَحَبَّةِ</text:p>
      <text:p text:style-name="P1">سُورَةُالٛہادی</text:p>
      <text:p text:style-name="P1">سُورَةُ‎الٛاِمامَت</text:p>
      <text:p text:style-name="P1">سُورَةُ‎الٛحُرِیَّت</text:p>
      <text:p text:style-name="P1">سُورِیہ</text:p>
      <text:p text:style-name="P1">سُوستِھنیُس</text:p>
      <text:p text:style-name="P1"><text:soft-page-break/>سُوف</text:p>
      <text:p text:style-name="P1">سُولاں</text:p>
      <text:p text:style-name="P1">سُولی</text:p>
      <text:p text:style-name="P1">سُونے</text:p>
      <text:p text:style-name="P1">سُڄ</text:p>
      <text:p text:style-name="P1">سُڄاکا</text:p>
      <text:p text:style-name="P1">سُڄِن</text:p>
      <text:p text:style-name="P1">سُڄی</text:p>
      <text:p text:style-name="P1">سُڄیا</text:p>
      <text:p text:style-name="P1">سُچاہے</text:p>
      <text:p text:style-name="P1">سُچیسی</text:p>
      <text:p text:style-name="P1">سُچینٚدا</text:p>
      <text:p text:style-name="P1">سُچینٚدِئیںسُچینٚدِئیں</text:p>
      <text:p text:style-name="P1">سُچینٚدِن</text:p>
      <text:p text:style-name="P1">سُچینٚدی</text:p>
      <text:p text:style-name="P1"><text:soft-page-break/>سُچینٚدے</text:p>
      <text:p text:style-name="P1">سُچینٚدےسمجھینٚدے</text:p>
      <text:p text:style-name="P1">سُک</text:p>
      <text:p text:style-name="P1">سُکا</text:p>
      <text:p text:style-name="P1">سُکات</text:p>
      <text:p text:style-name="P1">سُکسڑ</text:p>
      <text:p text:style-name="P1">سُکِئے</text:p>
      <text:p text:style-name="P1">سُکّا</text:p>
      <text:p text:style-name="P1">سُکَّݨ</text:p>
      <text:p text:style-name="P1">سُکّی</text:p>
      <text:p text:style-name="P1">سُکّے</text:p>
      <text:p text:style-name="P1">سُکھ</text:p>
      <text:p text:style-name="P1">سُکھچَین</text:p>
      <text:p text:style-name="P1">سُکھی</text:p>
      <text:p text:style-name="P1">سُکی</text:p>
      <text:p text:style-name="P1"><text:soft-page-break/>سُکیا</text:p>
      <text:p text:style-name="P1">سُکیاں</text:p>
      <text:p text:style-name="P1">سُکے</text:p>
      <text:p text:style-name="P1">سُک‎سڑ</text:p>
      <text:p text:style-name="P1">سُںٚگڑَݨ</text:p>
      <text:p text:style-name="P1">سُںڄاتے</text:p>
      <text:p text:style-name="P1">سُںڄاݨ</text:p>
      <text:p text:style-name="P1">سُہاڳݨِیں</text:p>
      <text:p text:style-name="P1">سُݨ</text:p>
      <text:p text:style-name="P1">سُݨئے</text:p>
      <text:p text:style-name="P1">سُݨا</text:p>
      <text:p text:style-name="P1">سُݨاؤ</text:p>
      <text:p text:style-name="P1">سُݨائی</text:p>
      <text:p text:style-name="P1">سُݨائے</text:p>
      <text:p text:style-name="P1">سُݨاواں</text:p>
      <text:p text:style-name="P1"><text:soft-page-break/>سُݨاوَݨ</text:p>
      <text:p text:style-name="P1">سُݨاوِن</text:p>
      <text:p text:style-name="P1">سُݨاویں</text:p>
      <text:p text:style-name="P1">سُݨاوے</text:p>
      <text:p text:style-name="P1">سُݨاہے</text:p>
      <text:p text:style-name="P1">سُݨایا</text:p>
      <text:p text:style-name="P1">سُݨایاں</text:p>
      <text:p text:style-name="P1">سُݨایونے</text:p>
      <text:p text:style-name="P1">سُݨایُس</text:p>
      <text:p text:style-name="P1">سُݨدا</text:p>
      <text:p text:style-name="P1">سُݨداں</text:p>
      <text:p text:style-name="P1">سُݨدِئیں</text:p>
      <text:p text:style-name="P1">سُݨدِن</text:p>
      <text:p text:style-name="P1">سُݨدی</text:p>
      <text:p text:style-name="P1">سُݨدیاں</text:p>
      <text:p text:style-name="P1"><text:soft-page-break/>سُݨدے</text:p>
      <text:p text:style-name="P1">سُݨساں</text:p>
      <text:p text:style-name="P1">سُݨسو</text:p>
      <text:p text:style-name="P1">سُݨسُوں</text:p>
      <text:p text:style-name="P1">سُݨسِن</text:p>
      <text:p text:style-name="P1">سُݨسی</text:p>
      <text:p text:style-name="P1">سُݨو</text:p>
      <text:p text:style-name="P1">سُݨوائی</text:p>
      <text:p text:style-name="P1">سُݨوں</text:p>
      <text:p text:style-name="P1">سُݨویسو</text:p>
      <text:p text:style-name="P1">سُݨوینٚداں</text:p>
      <text:p text:style-name="P1">سُݨَݨ</text:p>
      <text:p text:style-name="P1">سُݨُوں</text:p>
      <text:p text:style-name="P1">سُݨِئن</text:p>
      <text:p text:style-name="P1">سُݨِئے</text:p>
      <text:p text:style-name="P1"><text:soft-page-break/>سُݨِن</text:p>
      <text:p text:style-name="P1">سُݨِینٚدی</text:p>
      <text:p text:style-name="P1">سُݨی</text:p>
      <text:p text:style-name="P1">سُݨیا</text:p>
      <text:p text:style-name="P1">سُݨیاں</text:p>
      <text:p text:style-name="P1">سُݨیدِئیں</text:p>
      <text:p text:style-name="P1">سُݨیسِن</text:p>
      <text:p text:style-name="P1">سُݨیسی</text:p>
      <text:p text:style-name="P1">سُݨینٚدا</text:p>
      <text:p text:style-name="P1">سُݨینٚدِئیں</text:p>
      <text:p text:style-name="P1">سُݨینٚدے</text:p>
      <text:p text:style-name="P1">سُݨیونے</text:p>
      <text:p text:style-name="P1">سُݨیُس</text:p>
      <text:p text:style-name="P1">سُݨیں</text:p>
      <text:p text:style-name="P1">سُݨیںٚداں</text:p>
      <text:p text:style-name="P1"><text:soft-page-break/>سُݨیںٚدِئیں</text:p>
      <text:p text:style-name="P1">سُݨیے</text:p>
      <text:p text:style-name="P1">سُݨے</text:p>
      <text:p text:style-name="P1">سُݨݨی</text:p>
      <text:p text:style-name="P1">سِبا</text:p>
      <text:p text:style-name="P1">سِتفنُس</text:p>
      <text:p text:style-name="P1">سِجدے</text:p>
      <text:p text:style-name="P1">سِجھ</text:p>
      <text:p text:style-name="P1">سِدِّیم</text:p>
      <text:p text:style-name="P1">سِدّھا</text:p>
      <text:p text:style-name="P1">سِدّھی</text:p>
      <text:p text:style-name="P1">سِدّھے</text:p>
      <text:p text:style-name="P1">سِدھی</text:p>
      <text:p text:style-name="P1">سِدھے</text:p>
      <text:p text:style-name="P1">سِر</text:p>
      <text:p text:style-name="P1"><text:soft-page-break/>سِرئیں</text:p>
      <text:p text:style-name="P1">سِرا</text:p>
      <text:p text:style-name="P1">سِراَندی</text:p>
      <text:p text:style-name="P1">سِراکُوسہ</text:p>
      <text:p text:style-name="P1">سِرُوں</text:p>
      <text:p text:style-name="P1">سِرکے</text:p>
      <text:p text:style-name="P1">سِرہاݨے</text:p>
      <text:p text:style-name="P1">سِری</text:p>
      <text:p text:style-name="P1">سِریون</text:p>
      <text:p text:style-name="P1">سِریں</text:p>
      <text:p text:style-name="P1">سِرے</text:p>
      <text:p text:style-name="P1">سِسلی</text:p>
      <text:p text:style-name="P1">سِلائی</text:p>
      <text:p text:style-name="P1">سِلسلہ</text:p>
      <text:p text:style-name="P1">سِلسلے</text:p>
      <text:p text:style-name="P1"><text:soft-page-break/>سِلُوقیہبنٚدرگاہ</text:p>
      <text:p text:style-name="P1">سِلِّھیں</text:p>
      <text:p text:style-name="P1">سِلّھاں</text:p>
      <text:p text:style-name="P1">سِلّھیں</text:p>
      <text:p text:style-name="P1">سِلکہ</text:p>
      <text:p text:style-name="P1">سِلھ</text:p>
      <text:p text:style-name="P1">سِناب</text:p>
      <text:p text:style-name="P1">سِنّی</text:p>
      <text:p text:style-name="P1">سِنٚگھ</text:p>
      <text:p text:style-name="P1">سِنٚڳ</text:p>
      <text:p text:style-name="P1">سِنٚڳیں</text:p>
      <text:p text:style-name="P1">سِنٚڳے</text:p>
      <text:p text:style-name="P1">سِنی</text:p>
      <text:p text:style-name="P1">سِوا</text:p>
      <text:p text:style-name="P1">سِوائے</text:p>
      <text:p text:style-name="P1"><text:soft-page-break/>سِوال</text:p>
      <text:p text:style-name="P1">سِٹئیں</text:p>
      <text:p text:style-name="P1">سِٹِئیں</text:p>
      <text:p text:style-name="P1">سِٹّے</text:p>
      <text:p text:style-name="P1">سِٹے</text:p>
      <text:p text:style-name="P1">سِپاہِئیں</text:p>
      <text:p text:style-name="P1">سِپاہِیں</text:p>
      <text:p text:style-name="P1">سِپاہی</text:p>
      <text:p text:style-name="P1">سِپاہیں</text:p>
      <text:p text:style-name="P1">سِک</text:p>
      <text:p text:style-name="P1">سِکا</text:p>
      <text:p text:style-name="P1">سِکنٚدرِیہ</text:p>
      <text:p text:style-name="P1">سِکَنٚدَر</text:p>
      <text:p text:style-name="P1">سِکُنٚدُس</text:p>
      <text:p text:style-name="P1">سِکِئیں</text:p>
      <text:p text:style-name="P1"><text:soft-page-break/>سِکِّئیں</text:p>
      <text:p text:style-name="P1">سِکِّھئِن</text:p>
      <text:p text:style-name="P1">سِکّھو</text:p>
      <text:p text:style-name="P1">سِکّہ</text:p>
      <text:p text:style-name="P1">سِکّے</text:p>
      <text:p text:style-name="P1">سِکھ</text:p>
      <text:p text:style-name="P1">سِکھئے</text:p>
      <text:p text:style-name="P1">سِکھا</text:p>
      <text:p text:style-name="P1">سِکھاؤ</text:p>
      <text:p text:style-name="P1">سِکھائی</text:p>
      <text:p text:style-name="P1">سِکھاواں</text:p>
      <text:p text:style-name="P1">سِکھاوَݨ</text:p>
      <text:p text:style-name="P1">سِکھاوَݨے</text:p>
      <text:p text:style-name="P1">سِکھاوِن</text:p>
      <text:p text:style-name="P1">سِکھاوِیں</text:p>
      <text:p text:style-name="P1"><text:soft-page-break/>سِکھاوے</text:p>
      <text:p text:style-name="P1">سِکھاہے</text:p>
      <text:p text:style-name="P1">سِکھایا</text:p>
      <text:p text:style-name="P1">سِکھایونے</text:p>
      <text:p text:style-name="P1">سِکھدا</text:p>
      <text:p text:style-name="P1">سِکھو</text:p>
      <text:p text:style-name="P1">سِکھِݨ</text:p>
      <text:p text:style-name="P1">سِکھیاں</text:p>
      <text:p text:style-name="P1">سِکھیسِن</text:p>
      <text:p text:style-name="P1">سِکھیسی</text:p>
      <text:p text:style-name="P1">سِکھینٚدے</text:p>
      <text:p text:style-name="P1">سِکہ</text:p>
      <text:p text:style-name="P1">سِکینٚدِئیں</text:p>
      <text:p text:style-name="P1">سِکینٚدے</text:p>
      <text:p text:style-name="P1">سِکیںٚدے</text:p>
      <text:p text:style-name="P1"><text:soft-page-break/>سِکے</text:p>
      <text:p text:style-name="P1">سِہرے</text:p>
      <text:p text:style-name="P1">سِی</text:p>
      <text:p text:style-name="P1">سِیالا</text:p>
      <text:p text:style-name="P1">سِیاݨا</text:p>
      <text:p text:style-name="P1">سِیاݨے</text:p>
      <text:p text:style-name="P1">سِیتا</text:p>
      <text:p text:style-name="P1">سِیتے</text:p>
      <text:p text:style-name="P1">سِیخاں</text:p>
      <text:p text:style-name="P1">سِیرت</text:p>
      <text:p text:style-name="P1">سِیلاس</text:p>
      <text:p text:style-name="P1">سِین</text:p>
      <text:p text:style-name="P1">سِینا</text:p>
      <text:p text:style-name="P1">سِینادے</text:p>
      <text:p text:style-name="P1">سِینہ</text:p>
      <text:p text:style-name="P1"><text:soft-page-break/>سِینی</text:p>
      <text:p text:style-name="P1">سِینے</text:p>
      <text:p text:style-name="P1">سٹ</text:p>
      <text:p text:style-name="P1">سٹئے</text:p>
      <text:p text:style-name="P1">سٹاہے</text:p>
      <text:p text:style-name="P1">سٹو</text:p>
      <text:p text:style-name="P1">سٹوایُس</text:p>
      <text:p text:style-name="P1">سٹَݨ</text:p>
      <text:p text:style-name="P1">سٹُوں</text:p>
      <text:p text:style-name="P1">سٹِئے</text:p>
      <text:p text:style-name="P1">سٹِّن</text:p>
      <text:p text:style-name="P1">سٹِیا</text:p>
      <text:p text:style-name="P1">سٹِیُس</text:p>
      <text:p text:style-name="P1">سٹّو</text:p>
      <text:p text:style-name="P1">سٹَّݨ</text:p>
      <text:p text:style-name="P1"><text:soft-page-break/>سٹِّئے</text:p>
      <text:p text:style-name="P1">سٹِّیا</text:p>
      <text:p text:style-name="P1">سٹّھ</text:p>
      <text:p text:style-name="P1">سٹّی</text:p>
      <text:p text:style-name="P1">سٹھ</text:p>
      <text:p text:style-name="P1">سٹی</text:p>
      <text:p text:style-name="P1">سٹیا</text:p>
      <text:p text:style-name="P1">سٹیساں</text:p>
      <text:p text:style-name="P1">سٹیسُوں</text:p>
      <text:p text:style-name="P1">سٹیسِن</text:p>
      <text:p text:style-name="P1">سٹیسی</text:p>
      <text:p text:style-name="P1">سٹینٚدو</text:p>
      <text:p text:style-name="P1">سٹینٚدِن</text:p>
      <text:p text:style-name="P1">سٹینٚدے</text:p>
      <text:p text:style-name="P1">سٹیونے</text:p>
      <text:p text:style-name="P1"><text:soft-page-break/>سٹیُنسی</text:p>
      <text:p text:style-name="P1">سٹے</text:p>
      <text:p text:style-name="P1">سٻالہ</text:p>
      <text:p text:style-name="P1">سپاہی</text:p>
      <text:p text:style-name="P1">سپُرد</text:p>
      <text:p text:style-name="P1">سپہسالار</text:p>
      <text:p text:style-name="P1">سپہ​سالار</text:p>
      <text:p text:style-name="P1">سپہ﻿سالار</text:p>
      <text:p text:style-name="P1">سپین</text:p>
      <text:p text:style-name="P1">سڄّا</text:p>
      <text:p text:style-name="P1">سڄّی</text:p>
      <text:p text:style-name="P1">سڄّے</text:p>
      <text:p text:style-name="P1">سڄی</text:p>
      <text:p text:style-name="P1">سڄیاں</text:p>
      <text:p text:style-name="P1">سڄے</text:p>
      <text:p text:style-name="P1"><text:soft-page-break/>سچ</text:p>
      <text:p text:style-name="P1">سچا</text:p>
      <text:p text:style-name="P1">سچائی</text:p>
      <text:p text:style-name="P1">سچمُچ</text:p>
      <text:p text:style-name="P1">سچِئیں</text:p>
      <text:p text:style-name="P1">سچِیاں</text:p>
      <text:p text:style-name="P1">سچّ</text:p>
      <text:p text:style-name="P1">سچّا</text:p>
      <text:p text:style-name="P1">سچّائی</text:p>
      <text:p text:style-name="P1">سچِّئیں</text:p>
      <text:p text:style-name="P1">سچّی</text:p>
      <text:p text:style-name="P1">سچّے</text:p>
      <text:p text:style-name="P1">سچی</text:p>
      <text:p text:style-name="P1">سچیاں</text:p>
      <text:p text:style-name="P1">سچے</text:p>
      <text:p text:style-name="P1"><text:soft-page-break/>سڑ</text:p>
      <text:p text:style-name="P1">سڑاہے</text:p>
      <text:p text:style-name="P1">سڑدی</text:p>
      <text:p text:style-name="P1">سڑدے</text:p>
      <text:p text:style-name="P1">سڑدےبُھڄدے</text:p>
      <text:p text:style-name="P1">سڑسی</text:p>
      <text:p text:style-name="P1">سڑَݨ</text:p>
      <text:p text:style-name="P1">سڑِئے</text:p>
      <text:p text:style-name="P1">سڑَّݨ</text:p>
      <text:p text:style-name="P1">سڑکیں</text:p>
      <text:p text:style-name="P1">سڑی</text:p>
      <text:p text:style-name="P1">سڑیا</text:p>
      <text:p text:style-name="P1">سڑیاں</text:p>
      <text:p text:style-name="P1">سڑے</text:p>
      <text:p text:style-name="P1">سکا</text:p>
      <text:p text:style-name="P1"><text:soft-page-break/>سکتہ</text:p>
      <text:p text:style-name="P1">سکُون</text:p>
      <text:p text:style-name="P1">سکُونِ</text:p>
      <text:p text:style-name="P1">سکُونِ﻿قلب</text:p>
      <text:p text:style-name="P1">سکِیوا</text:p>
      <text:p text:style-name="P1">سگدے</text:p>
      <text:p text:style-name="P1">سڳاں</text:p>
      <text:p text:style-name="P1">سڳدا</text:p>
      <text:p text:style-name="P1">سڳداں</text:p>
      <text:p text:style-name="P1">سڳدو</text:p>
      <text:p text:style-name="P1">سڳدِن</text:p>
      <text:p text:style-name="P1">سڳدِیاں</text:p>
      <text:p text:style-name="P1">سڳدِیں</text:p>
      <text:p text:style-name="P1">سڳدی</text:p>
      <text:p text:style-name="P1">سڳدیاں</text:p>
      <text:p text:style-name="P1"><text:soft-page-break/>سڳدے</text:p>
      <text:p text:style-name="P1">سڳسو</text:p>
      <text:p text:style-name="P1">سڳسُوں</text:p>
      <text:p text:style-name="P1">سڳسِن</text:p>
      <text:p text:style-name="P1">سڳسی</text:p>
      <text:p text:style-name="P1">سڳسیں</text:p>
      <text:p text:style-name="P1">سڳسے</text:p>
      <text:p text:style-name="P1">سڳو</text:p>
      <text:p text:style-name="P1">سڳُوں</text:p>
      <text:p text:style-name="P1">سڳِئے</text:p>
      <text:p text:style-name="P1">سڳِن</text:p>
      <text:p text:style-name="P1">سڳِیا</text:p>
      <text:p text:style-name="P1">سڳِیاں</text:p>
      <text:p text:style-name="P1">سڳِیے</text:p>
      <text:p text:style-name="P1">سڳّاں</text:p>
      <text:p text:style-name="P1"><text:soft-page-break/>سڳَّݨ</text:p>
      <text:p text:style-name="P1">سڳُّوں</text:p>
      <text:p text:style-name="P1">سڳِّن</text:p>
      <text:p text:style-name="P1">سڳّی</text:p>
      <text:p text:style-name="P1">سڳی</text:p>
      <text:p text:style-name="P1">سڳیا</text:p>
      <text:p text:style-name="P1">سڳیں</text:p>
      <text:p text:style-name="P1">سڳے</text:p>
      <text:p text:style-name="P1">سڳݨ</text:p>
      <text:p text:style-name="P1">سںبھال</text:p>
      <text:p text:style-name="P1">سںواریا</text:p>
      <text:p text:style-name="P1">سہارا</text:p>
      <text:p text:style-name="P1">سہارے</text:p>
      <text:p text:style-name="P1">سہرے</text:p>
      <text:p text:style-name="P1">سہو</text:p>
      <text:p text:style-name="P1"><text:soft-page-break/>سہہسہہ</text:p>
      <text:p text:style-name="P1">سہی</text:p>
      <text:p text:style-name="P1">سہیلِئیں</text:p>
      <text:p text:style-name="P1">سہیلِیاں</text:p>
      <text:p text:style-name="P1">سیالتی</text:p>
      <text:p text:style-name="P1">سیالتیایل</text:p>
      <text:p text:style-name="P1">سیاہ</text:p>
      <text:p text:style-name="P1">سیاہی</text:p>
      <text:p text:style-name="P1">سیحون</text:p>
      <text:p text:style-name="P1">سیر</text:p>
      <text:p text:style-name="P1">سیراب</text:p>
      <text:p text:style-name="P1">سیلاب</text:p>
      <text:p text:style-name="P1">سینِئیں</text:p>
      <text:p text:style-name="P1">سینہ</text:p>
      <text:p text:style-name="P1">سینے</text:p>
      <text:p text:style-name="P1"><text:soft-page-break/>سیکَݨ</text:p>
      <text:p text:style-name="P1">سیکݨ</text:p>
      <text:p text:style-name="P1">سے</text:p>
      <text:p text:style-name="P1">سݙ</text:p>
      <text:p text:style-name="P1">سݙوا</text:p>
      <text:p text:style-name="P1">سݙواؤ</text:p>
      <text:p text:style-name="P1">سݙوائے</text:p>
      <text:p text:style-name="P1">سݙواواں</text:p>
      <text:p text:style-name="P1">سݙوایا</text:p>
      <text:p text:style-name="P1">سݙوینٚدے</text:p>
      <text:p text:style-name="P1">سݙِّیا</text:p>
      <text:p text:style-name="P1">سݙِیسی</text:p>
      <text:p text:style-name="P1">سݙِینٚدُوں</text:p>
      <text:p text:style-name="P1">سݙِیے</text:p>
      <text:p text:style-name="P1">سݙّ</text:p>
      <text:p text:style-name="P1"><text:soft-page-break/>سݙّو</text:p>
      <text:p text:style-name="P1">سݙِّیں</text:p>
      <text:p text:style-name="P1">سݙیا</text:p>
      <text:p text:style-name="P1">سݙیجاں</text:p>
      <text:p text:style-name="P1">سݙیساں</text:p>
      <text:p text:style-name="P1">سݙیسِن</text:p>
      <text:p text:style-name="P1">سݙیسی</text:p>
      <text:p text:style-name="P1">سݙینٚدِن</text:p>
      <text:p text:style-name="P1">سݙینٚدے</text:p>
      <text:p text:style-name="P1">سݙیونے</text:p>
      <text:p text:style-name="P1">سݙیُس</text:p>
      <text:p text:style-name="P1">سݙیے</text:p>
      <text:p text:style-name="P1">شئِیں</text:p>
      <text:p text:style-name="P1">شاؤُل</text:p>
      <text:p text:style-name="P1">شائد</text:p>
      <text:p text:style-name="P1"><text:soft-page-break/>شاباش</text:p>
      <text:p text:style-name="P1">شاخ</text:p>
      <text:p text:style-name="P1">شاخاں</text:p>
      <text:p text:style-name="P1">شاخیں</text:p>
      <text:p text:style-name="P1">شادمانی</text:p>
      <text:p text:style-name="P1">شادِیاں</text:p>
      <text:p text:style-name="P1">شادی</text:p>
      <text:p text:style-name="P1">شارُون</text:p>
      <text:p text:style-name="P1">شارِع​عام</text:p>
      <text:p text:style-name="P1">شاعر</text:p>
      <text:p text:style-name="P1">شال</text:p>
      <text:p text:style-name="P1">شالا</text:p>
      <text:p text:style-name="P1">شالِف</text:p>
      <text:p text:style-name="P1">شالِیم</text:p>
      <text:p text:style-name="P1">شام</text:p>
      <text:p text:style-name="P1"><text:soft-page-break/>شامل</text:p>
      <text:p text:style-name="P1">شامِل</text:p>
      <text:p text:style-name="P1">شامِیانہ</text:p>
      <text:p text:style-name="P1">شامِیانہءِمُقَدَّس</text:p>
      <text:p text:style-name="P1">شامِیانۂ</text:p>
      <text:p text:style-name="P1">شامِیانے</text:p>
      <text:p text:style-name="P1">شامیانہِمقدّس</text:p>
      <text:p text:style-name="P1">شامیانہِمُقدس</text:p>
      <text:p text:style-name="P1">شامیانہِمُقدَس</text:p>
      <text:p text:style-name="P1">شامیانہِمُقدّس</text:p>
      <text:p text:style-name="P1">شامیانہِ﻿مُقدس</text:p>
      <text:p text:style-name="P1">شامیانہِ﻿مُقدّس</text:p>
      <text:p text:style-name="P1">شان</text:p>
      <text:p text:style-name="P1">شاندار</text:p>
      <text:p text:style-name="P1">شانوشوکت</text:p>
      <text:p text:style-name="P1"><text:soft-page-break/>شانوشَوکت</text:p>
      <text:p text:style-name="P1">شانیں</text:p>
      <text:p text:style-name="P1">شان‎وشَوکت</text:p>
      <text:p text:style-name="P1">شان﻿و﻿شَوکت</text:p>
      <text:p text:style-name="P1">شاہ</text:p>
      <text:p text:style-name="P1">شاہِئیں</text:p>
      <text:p text:style-name="P1">شاہی</text:p>
      <text:p text:style-name="P1">شاید</text:p>
      <text:p text:style-name="P1">شبچراغ</text:p>
      <text:p text:style-name="P1">شب﻿چراغ</text:p>
      <text:p text:style-name="P1">شجرہ</text:p>
      <text:p text:style-name="P1">شجرہِ</text:p>
      <text:p text:style-name="P1">شخص</text:p>
      <text:p text:style-name="P1">شخصا</text:p>
      <text:p text:style-name="P1">شخصِیَّت</text:p>
      <text:p text:style-name="P1"><text:soft-page-break/>شخصیں</text:p>
      <text:p text:style-name="P1">شخض</text:p>
      <text:p text:style-name="P1">شدِید</text:p>
      <text:p text:style-name="P1">شدید</text:p>
      <text:p text:style-name="P1">شراب</text:p>
      <text:p text:style-name="P1">شرابِئیں</text:p>
      <text:p text:style-name="P1">شرابہ</text:p>
      <text:p text:style-name="P1">شرابی</text:p>
      <text:p text:style-name="P1">شرارت</text:p>
      <text:p text:style-name="P1">شرط</text:p>
      <text:p text:style-name="P1">شرطاں</text:p>
      <text:p text:style-name="P1">شرطیں</text:p>
      <text:p text:style-name="P1">شرع</text:p>
      <text:p text:style-name="P1">شرعی</text:p>
      <text:p text:style-name="P1">شرف</text:p>
      <text:p text:style-name="P1"><text:soft-page-break/>شرفِ</text:p>
      <text:p text:style-name="P1">شرم</text:p>
      <text:p text:style-name="P1">شرمناک</text:p>
      <text:p text:style-name="P1">شرمِنٚدگی</text:p>
      <text:p text:style-name="P1">شرمِنٚدہ</text:p>
      <text:p text:style-name="P1">شرمگاہ</text:p>
      <text:p text:style-name="P1">شرمیسی</text:p>
      <text:p text:style-name="P1">شروع</text:p>
      <text:p text:style-name="P1">شرِیعت</text:p>
      <text:p text:style-name="P1">شرِیعتِ</text:p>
      <text:p text:style-name="P1">شرِیعتِمُوسوی</text:p>
      <text:p text:style-name="P1">شرِیعتِ​مُوسوی</text:p>
      <text:p text:style-name="P1">شرِیعتِ‎مُوسوی</text:p>
      <text:p text:style-name="P1">شرِیعتِ﻿مُوسوی</text:p>
      <text:p text:style-name="P1">شرِیف</text:p>
      <text:p text:style-name="P1"><text:soft-page-break/>شرِیک</text:p>
      <text:p text:style-name="P1">شرِیکِکار</text:p>
      <text:p text:style-name="P1">شریعت</text:p>
      <text:p text:style-name="P1">شریعتِ</text:p>
      <text:p text:style-name="P1">شریف</text:p>
      <text:p text:style-name="P1">شریک</text:p>
      <text:p text:style-name="P1">شعِیر</text:p>
      <text:p text:style-name="P1">شعیر</text:p>
      <text:p text:style-name="P1">شفا</text:p>
      <text:p text:style-name="P1">شفاء</text:p>
      <text:p text:style-name="P1">شفاعت</text:p>
      <text:p text:style-name="P1">شفایاب</text:p>
      <text:p text:style-name="P1">شفقت</text:p>
      <text:p text:style-name="P1">شفِیعِ</text:p>
      <text:p text:style-name="P1">شفّاف</text:p>
      <text:p text:style-name="P1"><text:soft-page-break/>شمعن</text:p>
      <text:p text:style-name="P1">شمعون</text:p>
      <text:p text:style-name="P1">شمعُون</text:p>
      <text:p text:style-name="P1">شمعِ</text:p>
      <text:p text:style-name="P1">شمعی</text:p>
      <text:p text:style-name="P1">شمّہ</text:p>
      <text:p text:style-name="P1">شناخت</text:p>
      <text:p text:style-name="P1">شودہ</text:p>
      <text:p text:style-name="P1">شودی</text:p>
      <text:p text:style-name="P1">شودے</text:p>
      <text:p text:style-name="P1">شور</text:p>
      <text:p text:style-name="P1">شورشرابا</text:p>
      <text:p text:style-name="P1">شورشرابے</text:p>
      <text:p text:style-name="P1">شور﻿شرابے</text:p>
      <text:p text:style-name="P1">شوّی</text:p>
      <text:p text:style-name="P1"><text:soft-page-break/>شَبَقَتنی</text:p>
      <text:p text:style-name="P1">شَرناء</text:p>
      <text:p text:style-name="P1">شَفقَت</text:p>
      <text:p text:style-name="P1">شَملے</text:p>
      <text:p text:style-name="P1">شَوق</text:p>
      <text:p text:style-name="P1">شَوقِین</text:p>
      <text:p text:style-name="P1">شَوکت</text:p>
      <text:p text:style-name="P1">شَک</text:p>
      <text:p text:style-name="P1">شَیطانا</text:p>
      <text:p text:style-name="P1">شَیطاناں</text:p>
      <text:p text:style-name="P1">شَیطانِیّت</text:p>
      <text:p text:style-name="P1">شَیطانی</text:p>
      <text:p text:style-name="P1">شَیلُوخ</text:p>
      <text:p text:style-name="P1">شَیلہ</text:p>
      <text:p text:style-name="P1">شَے</text:p>
      <text:p text:style-name="P1"><text:soft-page-break/>شُد</text:p>
      <text:p text:style-name="P1">شُدہ</text:p>
      <text:p text:style-name="P1">شُروع</text:p>
      <text:p text:style-name="P1">شُعبے</text:p>
      <text:p text:style-name="P1">شُعلِئیں</text:p>
      <text:p text:style-name="P1">شُعلہ</text:p>
      <text:p text:style-name="P1">شُعلے</text:p>
      <text:p text:style-name="P1">شُمار</text:p>
      <text:p text:style-name="P1">شُماری</text:p>
      <text:p text:style-name="P1">شُمال</text:p>
      <text:p text:style-name="P1">شُمالی</text:p>
      <text:p text:style-name="P1">شُور</text:p>
      <text:p text:style-name="P1">شُونی</text:p>
      <text:p text:style-name="P1">شُکاٹ</text:p>
      <text:p text:style-name="P1">شُکر</text:p>
      <text:p text:style-name="P1"><text:soft-page-break/>شُکرانے</text:p>
      <text:p text:style-name="P1">شُکراݨے</text:p>
      <text:p text:style-name="P1">شُکرگُزار</text:p>
      <text:p text:style-name="P1">شُکریہ</text:p>
      <text:p text:style-name="P1">شِدّت</text:p>
      <text:p text:style-name="P1">شِرک</text:p>
      <text:p text:style-name="P1">شِرکت</text:p>
      <text:p text:style-name="P1">شِفاء</text:p>
      <text:p text:style-name="P1">شِمیبَر</text:p>
      <text:p text:style-name="P1">شِکائت</text:p>
      <text:p text:style-name="P1">شِکائیتاں</text:p>
      <text:p text:style-name="P1">شِکار</text:p>
      <text:p text:style-name="P1">شِکاری</text:p>
      <text:p text:style-name="P1">شِکایت</text:p>
      <text:p text:style-name="P1">شِکرا</text:p>
      <text:p text:style-name="P1"><text:soft-page-break/>شِکست</text:p>
      <text:p text:style-name="P1">شِکستِفاش</text:p>
      <text:p text:style-name="P1">شِکستِ‎فاش</text:p>
      <text:p text:style-name="P1">شِکَست</text:p>
      <text:p text:style-name="P1">شِکَنٚجے</text:p>
      <text:p text:style-name="P1">شِیثؑ</text:p>
      <text:p text:style-name="P1">شِیری</text:p>
      <text:p text:style-name="P1">شِیشِئیں</text:p>
      <text:p text:style-name="P1">شِیشہ</text:p>
      <text:p text:style-name="P1">شِیشے</text:p>
      <text:p text:style-name="P1">شِیلوخ</text:p>
      <text:p text:style-name="P1">شک</text:p>
      <text:p text:style-name="P1">شکار</text:p>
      <text:p text:style-name="P1">شکایت</text:p>
      <text:p text:style-name="P1">شکست</text:p>
      <text:p text:style-name="P1"><text:soft-page-break/>شکل</text:p>
      <text:p text:style-name="P1">شکِیم</text:p>
      <text:p text:style-name="P1">شکِیمشہر</text:p>
      <text:p text:style-name="P1">شہادت</text:p>
      <text:p text:style-name="P1">شہادتاں</text:p>
      <text:p text:style-name="P1">شہادتِ</text:p>
      <text:p text:style-name="P1">شہادتیں</text:p>
      <text:p text:style-name="P1">شہتُوت</text:p>
      <text:p text:style-name="P1">شہتِیر</text:p>
      <text:p text:style-name="P1">شہر</text:p>
      <text:p text:style-name="P1">شہربہشہر</text:p>
      <text:p text:style-name="P1">شہردو</text:p>
      <text:p text:style-name="P1">شہردے</text:p>
      <text:p text:style-name="P1">شہرِ</text:p>
      <text:p text:style-name="P1">شہرپہُنٚچ</text:p>
      <text:p text:style-name="P1"><text:soft-page-break/>شہرڳ</text:p>
      <text:p text:style-name="P1">شہری</text:p>
      <text:p text:style-name="P1">شہریں</text:p>
      <text:p text:style-name="P1">شہزادہ</text:p>
      <text:p text:style-name="P1">شہزادی</text:p>
      <text:p text:style-name="P1">شہنشاہی</text:p>
      <text:p text:style-name="P1">شہوت</text:p>
      <text:p text:style-name="P1">شہِنشاہ</text:p>
      <text:p text:style-name="P1">شہِنشاہِرُوم</text:p>
      <text:p text:style-name="P1">شہِنشاہِ‎رُوم</text:p>
      <text:p text:style-name="P1">شہِنشاہِ﻿رُوم</text:p>
      <text:p text:style-name="P1">شہِید</text:p>
      <text:p text:style-name="P1">شہ​زوری</text:p>
      <text:p text:style-name="P1">شیر</text:p>
      <text:p text:style-name="P1">شیرݨی</text:p>
      <text:p text:style-name="P1"><text:soft-page-break/>شیطان</text:p>
      <text:p text:style-name="P1">شیطانِیَّت</text:p>
      <text:p text:style-name="P1">شیطانی</text:p>
      <text:p text:style-name="P1">شیوٛ</text:p>
      <text:p text:style-name="P1">صابر</text:p>
      <text:p text:style-name="P1">صاحب</text:p>
      <text:p text:style-name="P1">صادر</text:p>
      <text:p text:style-name="P1">صادوق</text:p>
      <text:p text:style-name="P1">صادِر</text:p>
      <text:p text:style-name="P1">صادِق</text:p>
      <text:p text:style-name="P1">صادِقالقول</text:p>
      <text:p text:style-name="P1">صادِقُالٛقَول</text:p>
      <text:p text:style-name="P1">صادِقُ﻿الٛقَول</text:p>
      <text:p text:style-name="P1">صارپت</text:p>
      <text:p text:style-name="P1">صاف</text:p>
      <text:p text:style-name="P1"><text:soft-page-break/>صافصاف</text:p>
      <text:p text:style-name="P1">صاف﻿صاف</text:p>
      <text:p text:style-name="P1">صالِحؑ</text:p>
      <text:p text:style-name="P1">صبر</text:p>
      <text:p text:style-name="P1">صحائفُالٛانٚبِیاء</text:p>
      <text:p text:style-name="P1">صحائفُالٛاَنٚبِیاء</text:p>
      <text:p text:style-name="P1">صحائفُ​الٛاَنٚبِیاء</text:p>
      <text:p text:style-name="P1">صحائفُ‎الٛانٚبِیاء</text:p>
      <text:p text:style-name="P1">صحنیں</text:p>
      <text:p text:style-name="P1">صحِن</text:p>
      <text:p text:style-name="P1">صحِیح</text:p>
      <text:p text:style-name="P1">صحِیحسلامت</text:p>
      <text:p text:style-name="P1">صحِیحصحِیح</text:p>
      <text:p text:style-name="P1">صحِیح﻿سلامت</text:p>
      <text:p text:style-name="P1">صحِیفہ</text:p>
      <text:p text:style-name="P1"><text:soft-page-break/>صحِیفہء</text:p>
      <text:p text:style-name="P1">صحِیفے</text:p>
      <text:p text:style-name="P1">صحِیفےوِچ</text:p>
      <text:p text:style-name="P1">صحیح</text:p>
      <text:p text:style-name="P1">صخر</text:p>
      <text:p text:style-name="P1">صداقت</text:p>
      <text:p text:style-name="P1">صدقہ</text:p>
      <text:p text:style-name="P1">صدقے</text:p>
      <text:p text:style-name="P1">صدُوقِئیں</text:p>
      <text:p text:style-name="P1">صدُوقی</text:p>
      <text:p text:style-name="P1">صدُوقیفِرقے</text:p>
      <text:p text:style-name="P1">صدِئیں</text:p>
      <text:p text:style-name="P1">صدِّئیں</text:p>
      <text:p text:style-name="P1">صدِّیق</text:p>
      <text:p text:style-name="P1">صراطِمُستَقِیم</text:p>
      <text:p text:style-name="P1"><text:soft-page-break/>صراطِ‎مُستَقِیم</text:p>
      <text:p text:style-name="P1">صرف</text:p>
      <text:p text:style-name="P1">صغِیر</text:p>
      <text:p text:style-name="P1">صفا</text:p>
      <text:p text:style-name="P1">صفائی</text:p>
      <text:p text:style-name="P1">صفایا</text:p>
      <text:p text:style-name="P1">صفتاں</text:p>
      <text:p text:style-name="P1">صفحہ</text:p>
      <text:p text:style-name="P1">صفحہء</text:p>
      <text:p text:style-name="P1">صفُو</text:p>
      <text:p text:style-name="P1">صفُورہ</text:p>
      <text:p text:style-name="P1">صفیان</text:p>
      <text:p text:style-name="P1">صلاح</text:p>
      <text:p text:style-name="P1">صلاحِیتّیں</text:p>
      <text:p text:style-name="P1">صلاحِیّتاں</text:p>
      <text:p text:style-name="P1"><text:soft-page-break/>صلاحِیَّتیں</text:p>
      <text:p text:style-name="P1">صلاحکاریں</text:p>
      <text:p text:style-name="P1">صنعت</text:p>
      <text:p text:style-name="P1">صنٚدُوق</text:p>
      <text:p text:style-name="P1">صنٚدُوقِ</text:p>
      <text:p text:style-name="P1">صنٚدُوقِ‎مُقَدَّس</text:p>
      <text:p text:style-name="P1">صنٚدُوقِ﻿مُقدّس</text:p>
      <text:p text:style-name="P1">صنٚدُوقِ﻿مُقَدَّس</text:p>
      <text:p text:style-name="P1">صوبیدار</text:p>
      <text:p text:style-name="P1">صوبے</text:p>
      <text:p text:style-name="P1">صورت</text:p>
      <text:p text:style-name="P1">صَیدا</text:p>
      <text:p text:style-name="P1">صَیدانی</text:p>
      <text:p text:style-name="P1">صَیدُون</text:p>
      <text:p text:style-name="P1">صَیماری</text:p>
      <text:p text:style-name="P1"><text:soft-page-break/>صُحبت</text:p>
      <text:p text:style-name="P1">صُفحے</text:p>
      <text:p text:style-name="P1">صُلح</text:p>
      <text:p text:style-name="P1">صُلحصفائی</text:p>
      <text:p text:style-name="P1">صُلح﻿صفائی</text:p>
      <text:p text:style-name="P1">صُوبِئیں</text:p>
      <text:p text:style-name="P1">صُوبہ</text:p>
      <text:p text:style-name="P1">صُوبہِ</text:p>
      <text:p text:style-name="P1">صُوبیدار</text:p>
      <text:p text:style-name="P1">صُوبے</text:p>
      <text:p text:style-name="P1">صُوبےدے</text:p>
      <text:p text:style-name="P1">صُوبےوِچ</text:p>
      <text:p text:style-name="P1">صُور</text:p>
      <text:p text:style-name="P1">صُورت</text:p>
      <text:p text:style-name="P1">صُورتاں</text:p>
      <text:p text:style-name="P1"><text:soft-page-break/>صُورتِحال</text:p>
      <text:p text:style-name="P1">صُورتِ﻿حال</text:p>
      <text:p text:style-name="P1">صِبعون</text:p>
      <text:p text:style-name="P1">صِحت</text:p>
      <text:p text:style-name="P1">صِراطِ</text:p>
      <text:p text:style-name="P1">صِراطِمُستَقِیم</text:p>
      <text:p text:style-name="P1">صِرف</text:p>
      <text:p text:style-name="P1">صِفات</text:p>
      <text:p text:style-name="P1">صِفاتِ</text:p>
      <text:p text:style-name="P1">صِفتاں</text:p>
      <text:p text:style-name="P1">صِلہ</text:p>
      <text:p text:style-name="P1">صِلے</text:p>
      <text:p text:style-name="P1">صیحفِئیں</text:p>
      <text:p text:style-name="P1">ضائع</text:p>
      <text:p text:style-name="P1">ضابطۂ</text:p>
      <text:p text:style-name="P1"><text:soft-page-break/>ضامِن</text:p>
      <text:p text:style-name="P1">ضبط</text:p>
      <text:p text:style-name="P1">ضبوئیم</text:p>
      <text:p text:style-name="P1">ضرَر</text:p>
      <text:p text:style-name="P1">ضرُور</text:p>
      <text:p text:style-name="P1">ضرُورت</text:p>
      <text:p text:style-name="P1">ضرُورتاں</text:p>
      <text:p text:style-name="P1">ضرُورتیں</text:p>
      <text:p text:style-name="P1">ضرُورت​مںٚد</text:p>
      <text:p text:style-name="P1">ضرُورت﻿منٚد</text:p>
      <text:p text:style-name="P1">ضرُورَت‎منٚدیں</text:p>
      <text:p text:style-name="P1">ضرُورَت‎مَنٚد</text:p>
      <text:p text:style-name="P1">ضرُوری</text:p>
      <text:p text:style-name="P1">ضمِیر</text:p>
      <text:p text:style-name="P1">ضوابط</text:p>
      <text:p text:style-name="P1"><text:soft-page-break/>ضُرور</text:p>
      <text:p text:style-name="P1">ضُرورِیاتِ</text:p>
      <text:p text:style-name="P1">ضُغر</text:p>
      <text:p text:style-name="P1">ضِبیان</text:p>
      <text:p text:style-name="P1">ضِد</text:p>
      <text:p text:style-name="P1">ضِدی</text:p>
      <text:p text:style-name="P1">ضِلع</text:p>
      <text:p text:style-name="P1">ضِلَّہ</text:p>
      <text:p text:style-name="P1">ضیافت</text:p>
      <text:p text:style-name="P1">طائر</text:p>
      <text:p text:style-name="P1">طاری</text:p>
      <text:p text:style-name="P1">طاعون</text:p>
      <text:p text:style-name="P1">طاقت</text:p>
      <text:p text:style-name="P1">طاقتوار</text:p>
      <text:p text:style-name="P1">طاقتور</text:p>
      <text:p text:style-name="P1"><text:soft-page-break/>طاقتوَر</text:p>
      <text:p text:style-name="P1">طاقتیں</text:p>
      <text:p text:style-name="P1">طالب</text:p>
      <text:p text:style-name="P1">طالُوت</text:p>
      <text:p text:style-name="P1">طالُوتؑ</text:p>
      <text:p text:style-name="P1">طالُوتاصغر</text:p>
      <text:p text:style-name="P1">طالُوت﻿اصغر</text:p>
      <text:p text:style-name="P1">طالِب</text:p>
      <text:p text:style-name="P1">طبقہ</text:p>
      <text:p text:style-name="P1">طبقے</text:p>
      <text:p text:style-name="P1">طبِیبیں</text:p>
      <text:p text:style-name="P1">طبِیتہ</text:p>
      <text:p text:style-name="P1">طبیعت</text:p>
      <text:p text:style-name="P1">طرازی</text:p>
      <text:p text:style-name="P1">طرح</text:p>
      <text:p text:style-name="P1"><text:soft-page-break/>طرحویں</text:p>
      <text:p text:style-name="P1">طرسُوس</text:p>
      <text:p text:style-name="P1">طرف</text:p>
      <text:p text:style-name="P1">طرفداری</text:p>
      <text:p text:style-name="P1">طرفوں</text:p>
      <text:p text:style-name="P1">طرفُوں</text:p>
      <text:p text:style-name="P1">طرف﻿داری</text:p>
      <text:p text:style-name="P1">طرَحویں</text:p>
      <text:p text:style-name="P1">طرِیقِئیں</text:p>
      <text:p text:style-name="P1">طرِیقہ</text:p>
      <text:p text:style-name="P1">طرِیقہِ</text:p>
      <text:p text:style-name="P1">طرِیقے</text:p>
      <text:p text:style-name="P1">طریقِئیں</text:p>
      <text:p text:style-name="P1">طریقہ</text:p>
      <text:p text:style-name="P1">طریقے</text:p>
      <text:p text:style-name="P1"><text:soft-page-break/>طعنِئیں</text:p>
      <text:p text:style-name="P1">طعنہ</text:p>
      <text:p text:style-name="P1">طعنے</text:p>
      <text:p text:style-name="P1">طفیل</text:p>
      <text:p text:style-name="P1">طلاق</text:p>
      <text:p text:style-name="P1">طلاقنامہ</text:p>
      <text:p text:style-name="P1">طلب</text:p>
      <text:p text:style-name="P1">طلبی</text:p>
      <text:p text:style-name="P1">طنٚبُورہ</text:p>
      <text:p text:style-name="P1">طور</text:p>
      <text:p text:style-name="P1">طوفان</text:p>
      <text:p text:style-name="P1">طوفل</text:p>
      <text:p text:style-name="P1">طومار</text:p>
      <text:p text:style-name="P1">طَعن</text:p>
      <text:p text:style-name="P1">طَور</text:p>
      <text:p text:style-name="P1"><text:soft-page-break/>طَے</text:p>
      <text:p text:style-name="P1">طُغرائےپیشوائی</text:p>
      <text:p text:style-name="P1">طُغرائے﻿پیشوائی</text:p>
      <text:p text:style-name="P1">طُفَیل</text:p>
      <text:p text:style-name="P1">طُفیل</text:p>
      <text:p text:style-name="P1">طُوفان</text:p>
      <text:p text:style-name="P1">طُوفانی</text:p>
      <text:p text:style-name="P1">طِبَخ</text:p>
      <text:p text:style-name="P1">طِطُسصدِّیق</text:p>
      <text:p text:style-name="P1">طِیمُوں</text:p>
      <text:p text:style-name="P1">طہارت</text:p>
      <text:p text:style-name="P1">طہور</text:p>
      <text:p text:style-name="P1">طے</text:p>
      <text:p text:style-name="P1">ظالِم</text:p>
      <text:p text:style-name="P1">ظاہر</text:p>
      <text:p text:style-name="P1"><text:soft-page-break/>ظاہری</text:p>
      <text:p text:style-name="P1">ظاہِر</text:p>
      <text:p text:style-name="P1">ظُلم</text:p>
      <text:p text:style-name="P1">ظُلمیں</text:p>
      <text:p text:style-name="P1">ظہُور</text:p>
      <text:p text:style-name="P1">عائد</text:p>
      <text:p text:style-name="P1">عائی</text:p>
      <text:p text:style-name="P1">عابِر</text:p>
      <text:p text:style-name="P1">عاجز</text:p>
      <text:p text:style-name="P1">عاجزی</text:p>
      <text:p text:style-name="P1">عاجِز</text:p>
      <text:p text:style-name="P1">عادت</text:p>
      <text:p text:style-name="P1">عادر</text:p>
      <text:p text:style-name="P1">عادَہ</text:p>
      <text:p text:style-name="P1">عادِل</text:p>
      <text:p text:style-name="P1"><text:soft-page-break/>عادی</text:p>
      <text:p text:style-name="P1">عار</text:p>
      <text:p text:style-name="P1">عارضی</text:p>
      <text:p text:style-name="P1">عارفہ</text:p>
      <text:p text:style-name="P1">عازور</text:p>
      <text:p text:style-name="P1">عاقبت</text:p>
      <text:p text:style-name="P1">عالم</text:p>
      <text:p text:style-name="P1">عالمو</text:p>
      <text:p text:style-name="P1">عالمِ</text:p>
      <text:p text:style-name="P1">عالمیں</text:p>
      <text:p text:style-name="P1">عالَم</text:p>
      <text:p text:style-name="P1">عالَمِکشف</text:p>
      <text:p text:style-name="P1">عالَمِ﻿کشف</text:p>
      <text:p text:style-name="P1">عالِم</text:p>
      <text:p text:style-name="P1">عالِمُالغَیب</text:p>
      <text:p text:style-name="P1"><text:soft-page-break/>عالِمِ</text:p>
      <text:p text:style-name="P1">عالِمِدِین</text:p>
      <text:p text:style-name="P1">عالِمِ‎دِین</text:p>
      <text:p text:style-name="P1">عالِیشان</text:p>
      <text:p text:style-name="P1">عالی</text:p>
      <text:p text:style-name="P1">عالیہ</text:p>
      <text:p text:style-name="P1">عام</text:p>
      <text:p text:style-name="P1">عامُوس</text:p>
      <text:p text:style-name="P1">عانیر</text:p>
      <text:p text:style-name="P1">عبادات</text:p>
      <text:p text:style-name="P1">عبادت</text:p>
      <text:p text:style-name="P1">عبادے</text:p>
      <text:p text:style-name="P1">عبارِیم</text:p>
      <text:p text:style-name="P1">عبرانی</text:p>
      <text:p text:style-name="P1">عجلت</text:p>
      <text:p text:style-name="P1"><text:soft-page-break/>عجِیب</text:p>
      <text:p text:style-name="P1">عجِیبعجِیب</text:p>
      <text:p text:style-name="P1">عجیب﻿و﻿غریب</text:p>
      <text:p text:style-name="P1">عدالت</text:p>
      <text:p text:style-name="P1">عدالتاں</text:p>
      <text:p text:style-name="P1">عدالتِ‎اِلٰہی</text:p>
      <text:p text:style-name="P1">عدالتیں</text:p>
      <text:p text:style-name="P1">عداوت</text:p>
      <text:p text:style-name="P1">عدل</text:p>
      <text:p text:style-name="P1">عدلواِنصاف</text:p>
      <text:p text:style-name="P1">عدَن</text:p>
      <text:p text:style-name="P1">عدُولی</text:p>
      <text:p text:style-name="P1">عذاب</text:p>
      <text:p text:style-name="P1">عذابِ</text:p>
      <text:p text:style-name="P1">عذابِاِلٰہی</text:p>
      <text:p text:style-name="P1"><text:soft-page-break/>عذابِ﻿اِلٰہی</text:p>
      <text:p text:style-name="P1">عذابیں</text:p>
      <text:p text:style-name="P1">عرب</text:p>
      <text:p text:style-name="P1">عربی</text:p>
      <text:p text:style-name="P1">عرش</text:p>
      <text:p text:style-name="P1">عرشِ</text:p>
      <text:p text:style-name="P1">عرشِمُعَلّیٰ</text:p>
      <text:p text:style-name="P1">عرشِ﻿مُعَلّیٰ</text:p>
      <text:p text:style-name="P1">عرصہ</text:p>
      <text:p text:style-name="P1">عرصے</text:p>
      <text:p text:style-name="P1">عرض</text:p>
      <text:p text:style-name="P1">عرضِ</text:p>
      <text:p text:style-name="P1">عروعیر</text:p>
      <text:p text:style-name="P1">عزئیل</text:p>
      <text:p text:style-name="P1">عزازیل</text:p>
      <text:p text:style-name="P1"><text:soft-page-break/>عزت</text:p>
      <text:p text:style-name="P1">عزِیز</text:p>
      <text:p text:style-name="P1">عزِیزو</text:p>
      <text:p text:style-name="P1">عزِیزَم</text:p>
      <text:p text:style-name="P1">عزِیزیں</text:p>
      <text:p text:style-name="P1">عزّت</text:p>
      <text:p text:style-name="P1">عزیزیں</text:p>
      <text:p text:style-name="P1">عستارات</text:p>
      <text:p text:style-name="P1">عصر</text:p>
      <text:p text:style-name="P1">عصَیون</text:p>
      <text:p text:style-name="P1">عضوتناسل</text:p>
      <text:p text:style-name="P1">عطا</text:p>
      <text:p text:style-name="P1">عطر</text:p>
      <text:p text:style-name="P1">عطریں</text:p>
      <text:p text:style-name="P1">عظمت</text:p>
      <text:p text:style-name="P1"><text:soft-page-break/>عظمَت</text:p>
      <text:p text:style-name="P1">عظِیم</text:p>
      <text:p text:style-name="P1">عظِیمُالشّان</text:p>
      <text:p text:style-name="P1">عظِیمُالمرتبہ</text:p>
      <text:p text:style-name="P1">عظِیم​تر</text:p>
      <text:p text:style-name="P1">عظیم</text:p>
      <text:p text:style-name="P1">ععار</text:p>
      <text:p text:style-name="P1">عقان</text:p>
      <text:p text:style-name="P1">عقل</text:p>
      <text:p text:style-name="P1">عقلمنٚد</text:p>
      <text:p text:style-name="P1">عقلمنٚدی</text:p>
      <text:p text:style-name="P1">عقلمَنٚد</text:p>
      <text:p text:style-name="P1">عقلمَنٚدی</text:p>
      <text:p text:style-name="P1">عقلمَںٚد</text:p>
      <text:p text:style-name="P1">عقلی</text:p>
      <text:p text:style-name="P1"><text:soft-page-break/>عقلیں</text:p>
      <text:p text:style-name="P1">عقل﻿مَنٚد</text:p>
      <text:p text:style-name="P1">عقِیدت</text:p>
      <text:p text:style-name="P1">عقِیدَت</text:p>
      <text:p text:style-name="P1">عقِیدے</text:p>
      <text:p text:style-name="P1">عقِیق</text:p>
      <text:p text:style-name="P1">عقِیل</text:p>
      <text:p text:style-name="P1">علاج</text:p>
      <text:p text:style-name="P1">علاقِئیں</text:p>
      <text:p text:style-name="P1">علاقہ</text:p>
      <text:p text:style-name="P1">علاقے</text:p>
      <text:p text:style-name="P1">علامت</text:p>
      <text:p text:style-name="P1">علاوہ</text:p>
      <text:p text:style-name="P1">علوان</text:p>
      <text:p text:style-name="P1">علَیکُم</text:p>
      <text:p text:style-name="P1"><text:soft-page-break/>علَیہمُالسَّلام</text:p>
      <text:p text:style-name="P1">علِیمبِنِیُوشَع</text:p>
      <text:p text:style-name="P1">علیحدگی</text:p>
      <text:p text:style-name="P1">علیحدہ</text:p>
      <text:p text:style-name="P1">علینا</text:p>
      <text:p text:style-name="P1">علیٰ</text:p>
      <text:p text:style-name="P1">علیہ</text:p>
      <text:p text:style-name="P1">علیہ﻿السَّلام</text:p>
      <text:p text:style-name="P1">عمارت</text:p>
      <text:p text:style-name="P1">عمالِیق</text:p>
      <text:p text:style-name="P1">عمالِیقِئیں</text:p>
      <text:p text:style-name="P1">عمالیقِئیں</text:p>
      <text:p text:style-name="P1">عمالیقی</text:p>
      <text:p text:style-name="P1">عمامہ</text:p>
      <text:p text:style-name="P1">عمامے</text:p>
      <text:p text:style-name="P1"><text:soft-page-break/>عمل</text:p>
      <text:p text:style-name="P1">عملی</text:p>
      <text:p text:style-name="P1">عملے</text:p>
      <text:p text:style-name="P1">عمورہ</text:p>
      <text:p text:style-name="P1">عمومی</text:p>
      <text:p text:style-name="P1">عمونِئیں</text:p>
      <text:p text:style-name="P1">عمونی</text:p>
      <text:p text:style-name="P1">عمُورَہ</text:p>
      <text:p text:style-name="P1">عمُورَہدے</text:p>
      <text:p text:style-name="P1">عمُون</text:p>
      <text:p text:style-name="P1">عمِّینَداب</text:p>
      <text:p text:style-name="P1">عناقیم</text:p>
      <text:p text:style-name="P1">عناقیمِئیں</text:p>
      <text:p text:style-name="P1">عناقیمی</text:p>
      <text:p text:style-name="P1">عنالمُنکر</text:p>
      <text:p text:style-name="P1"><text:soft-page-break/>عنایت</text:p>
      <text:p text:style-name="P1">عنت</text:p>
      <text:p text:style-name="P1">عنقرِیب</text:p>
      <text:p text:style-name="P1">عنقریب</text:p>
      <text:p text:style-name="P1">عنّیاہ</text:p>
      <text:p text:style-name="P1">عنہ</text:p>
      <text:p text:style-name="P1">عوام</text:p>
      <text:p text:style-name="P1">عوج</text:p>
      <text:p text:style-name="P1">عورت</text:p>
      <text:p text:style-name="P1">عورتاں</text:p>
      <text:p text:style-name="P1">عورتیں</text:p>
      <text:p text:style-name="P1">عَرقی</text:p>
      <text:p text:style-name="P1">عَشرے</text:p>
      <text:p text:style-name="P1">عَلوَہ</text:p>
      <text:p text:style-name="P1">عَنامی</text:p>
      <text:p text:style-name="P1"><text:soft-page-break/>عَورت</text:p>
      <text:p text:style-name="P1">عَورتاں</text:p>
      <text:p text:style-name="P1">عَورتیں</text:p>
      <text:p text:style-name="P1">عَوِیت</text:p>
      <text:p text:style-name="P1">عَیب</text:p>
      <text:p text:style-name="P1">عَیبیں</text:p>
      <text:p text:style-name="P1">عَیش</text:p>
      <text:p text:style-name="P1">عَیشاں</text:p>
      <text:p text:style-name="P1">عَیش﻿وعِشرت</text:p>
      <text:p text:style-name="P1">عَیفاہ</text:p>
      <text:p text:style-name="P1">عُبید</text:p>
      <text:p text:style-name="P1">عُجز​و​اِنکساری</text:p>
      <text:p text:style-name="P1">عُذر</text:p>
      <text:p text:style-name="P1">عُزِیّاہ</text:p>
      <text:p text:style-name="P1">عُزیایل</text:p>
      <text:p text:style-name="P1"><text:soft-page-break/>عُضو</text:p>
      <text:p text:style-name="P1">عُقاب</text:p>
      <text:p text:style-name="P1">عُلماء</text:p>
      <text:p text:style-name="P1">عُلماءِ</text:p>
      <text:p text:style-name="P1">عُلماءِدِین</text:p>
      <text:p text:style-name="P1">عُلماءِ‎دِین</text:p>
      <text:p text:style-name="P1">عُمدہ</text:p>
      <text:p text:style-name="P1">عُمر</text:p>
      <text:p text:style-name="P1">عُمربَھر</text:p>
      <text:p text:style-name="P1">عُمردراز</text:p>
      <text:p text:style-name="P1">عُوبال</text:p>
      <text:p text:style-name="P1">عُود</text:p>
      <text:p text:style-name="P1">عُوز</text:p>
      <text:p text:style-name="P1">عُوض</text:p>
      <text:p text:style-name="P1">عُومِر</text:p>
      <text:p text:style-name="P1"><text:soft-page-break/>عُہدہ</text:p>
      <text:p text:style-name="P1">عُہدے</text:p>
      <text:p text:style-name="P1">عِبادت</text:p>
      <text:p text:style-name="P1">عِبادتگاہ</text:p>
      <text:p text:style-name="P1">عِبادتگاہِیں</text:p>
      <text:p text:style-name="P1">عِبادت​گُزار</text:p>
      <text:p text:style-name="P1">عِبادت‎گاہِیں</text:p>
      <text:p text:style-name="P1">عِبادت﻿گاہ</text:p>
      <text:p text:style-name="P1">عِبارت</text:p>
      <text:p text:style-name="P1">عِبرانِئیں</text:p>
      <text:p text:style-name="P1">عِبرانی</text:p>
      <text:p text:style-name="P1">عِبرتناک</text:p>
      <text:p text:style-name="P1">عِبرَت</text:p>
      <text:p text:style-name="P1">عِدَّت</text:p>
      <text:p text:style-name="P1">عِراق</text:p>
      <text:p text:style-name="P1"><text:soft-page-break/>عِرام</text:p>
      <text:p text:style-name="P1">عِزت</text:p>
      <text:p text:style-name="P1">عِزَّت</text:p>
      <text:p text:style-name="P1">عِستاراتقَرنَیم</text:p>
      <text:p text:style-name="P1">عِشرت</text:p>
      <text:p text:style-name="P1">عِفرُون</text:p>
      <text:p text:style-name="P1">عِفِر</text:p>
      <text:p text:style-name="P1">عِلاج</text:p>
      <text:p text:style-name="P1">عِلاقِئیں</text:p>
      <text:p text:style-name="P1">عِلاقے</text:p>
      <text:p text:style-name="P1">عِلاوہ</text:p>
      <text:p text:style-name="P1">عِلم</text:p>
      <text:p text:style-name="P1">عِلمی</text:p>
      <text:p text:style-name="P1">عِمارتاں</text:p>
      <text:p text:style-name="P1">عِمران</text:p>
      <text:p text:style-name="P1"><text:soft-page-break/>عِمّانوایل‘یعنی</text:p>
      <text:p text:style-name="P1">عِنیاہ</text:p>
      <text:p text:style-name="P1">عِوَض</text:p>
      <text:p text:style-name="P1">عِوٛضی</text:p>
      <text:p text:style-name="P1">عِید</text:p>
      <text:p text:style-name="P1">عِیدآ</text:p>
      <text:p text:style-name="P1">عِیداں</text:p>
      <text:p text:style-name="P1">عِیددا</text:p>
      <text:p text:style-name="P1">عِیددے</text:p>
      <text:p text:style-name="P1">عِیدشروع</text:p>
      <text:p text:style-name="P1">عِیدمناوَݨ</text:p>
      <text:p text:style-name="P1">عِیدمناہے</text:p>
      <text:p text:style-name="P1">عِیدمنینٚدے</text:p>
      <text:p text:style-name="P1">عِیدنزدِیک</text:p>
      <text:p text:style-name="P1">عِیدِخیام</text:p>
      <text:p text:style-name="P1"><text:soft-page-break/>عِیدِفطِیر</text:p>
      <text:p text:style-name="P1">عِیدِ﻿خیام</text:p>
      <text:p text:style-name="P1">عِیدہے</text:p>
      <text:p text:style-name="P1">عِیدیروشلم</text:p>
      <text:p text:style-name="P1">عِیراد</text:p>
      <text:p text:style-name="P1">عِیسائی</text:p>
      <text:p text:style-name="P1">عِیسیٰ</text:p>
      <text:p text:style-name="P1">عِیسیٰؐ</text:p>
      <text:p text:style-name="P1">عِیسیٰؑ</text:p>
      <text:p text:style-name="P1">عِیسیٰؑ‘رکِّھیں</text:p>
      <text:p text:style-name="P1">عِیصَو</text:p>
      <text:p text:style-name="P1">عٰصا</text:p>
      <text:p text:style-name="P1">عٰصے</text:p>
      <text:p text:style-name="P1">عکبور</text:p>
      <text:p text:style-name="P1">عکّا</text:p>
      <text:p text:style-name="P1"><text:soft-page-break/>عہد</text:p>
      <text:p text:style-name="P1">عہدے</text:p>
      <text:p text:style-name="P1">عیاش</text:p>
      <text:p text:style-name="P1">عیاشی</text:p>
      <text:p text:style-name="P1">عیب</text:p>
      <text:p text:style-name="P1">عیبال</text:p>
      <text:p text:style-name="P1">عید</text:p>
      <text:p text:style-name="P1">عیداں</text:p>
      <text:p text:style-name="P1">عیدِ﻿خیام</text:p>
      <text:p text:style-name="P1">عیدیں</text:p>
      <text:p text:style-name="P1">عیر</text:p>
      <text:p text:style-name="P1">عیری</text:p>
      <text:p text:style-name="P1">عیسَو</text:p>
      <text:p text:style-name="P1">عیش</text:p>
      <text:p text:style-name="P1">عیلام</text:p>
      <text:p text:style-name="P1"><text:soft-page-break/>عین</text:p>
      <text:p text:style-name="P1">عینون</text:p>
      <text:p text:style-name="P1">عیّار</text:p>
      <text:p text:style-name="P1">عیّاش</text:p>
      <text:p text:style-name="P1">غائب</text:p>
      <text:p text:style-name="P1">غار</text:p>
      <text:p text:style-name="P1">غافِل</text:p>
      <text:p text:style-name="P1">غالِب</text:p>
      <text:p text:style-name="P1">غبار</text:p>
      <text:p text:style-name="P1">غدار</text:p>
      <text:p text:style-name="P1">غدّار</text:p>
      <text:p text:style-name="P1">غدّاری</text:p>
      <text:p text:style-name="P1">غدّاریں</text:p>
      <text:p text:style-name="P1">غذا</text:p>
      <text:p text:style-name="P1">غرض</text:p>
      <text:p text:style-name="P1"><text:soft-page-break/>غرق</text:p>
      <text:p text:style-name="P1">غرور</text:p>
      <text:p text:style-name="P1">غرُور</text:p>
      <text:p text:style-name="P1">غرِیب</text:p>
      <text:p text:style-name="P1">غرِیبیں</text:p>
      <text:p text:style-name="P1">غریب</text:p>
      <text:p text:style-name="P1">غریبمسکین</text:p>
      <text:p text:style-name="P1">غریبیں</text:p>
      <text:p text:style-name="P1">غزالہ</text:p>
      <text:p text:style-name="P1">غزّہ</text:p>
      <text:p text:style-name="P1">غصّے</text:p>
      <text:p text:style-name="P1">غضب</text:p>
      <text:p text:style-name="P1">غضَّب</text:p>
      <text:p text:style-name="P1">غلام</text:p>
      <text:p text:style-name="P1">غلبہ</text:p>
      <text:p text:style-name="P1"><text:soft-page-break/>غلط</text:p>
      <text:p text:style-name="P1">غلطی</text:p>
      <text:p text:style-name="P1">غلہ</text:p>
      <text:p text:style-name="P1">غم</text:p>
      <text:p text:style-name="P1">غمگِین</text:p>
      <text:p text:style-name="P1">غمگین</text:p>
      <text:p text:style-name="P1">غنِیمت</text:p>
      <text:p text:style-name="P1">غنیمت</text:p>
      <text:p text:style-name="P1">غور</text:p>
      <text:p text:style-name="P1">غَرض</text:p>
      <text:p text:style-name="P1">غَزَّہ</text:p>
      <text:p text:style-name="P1">غَور</text:p>
      <text:p text:style-name="P1">غَوروخَوض</text:p>
      <text:p text:style-name="P1">غَیب</text:p>
      <text:p text:style-name="P1">غَیر</text:p>
      <text:p text:style-name="P1"><text:soft-page-break/>غَیراللّٰہ</text:p>
      <text:p text:style-name="P1">غَیربنی</text:p>
      <text:p text:style-name="P1">غَیربنیاِسرائِیلی</text:p>
      <text:p text:style-name="P1">غَیربنی‎اِسرائِیلی</text:p>
      <text:p text:style-name="P1">غَیربنی﻿اِسرائِیلِئیں</text:p>
      <text:p text:style-name="P1">غَیربنی﻿اِسرائِیلی</text:p>
      <text:p text:style-name="P1">غَیرت</text:p>
      <text:p text:style-name="P1">غَیرمُلک</text:p>
      <text:p text:style-name="P1">غَیریں</text:p>
      <text:p text:style-name="P1">غَیریہُودی</text:p>
      <text:p text:style-name="P1">غَیر‎بنی‎اِسرائِیلِئیں</text:p>
      <text:p text:style-name="P1">غَیر﻿بنی﻿اِسرائِیلی</text:p>
      <text:p text:style-name="P1">غُرباء</text:p>
      <text:p text:style-name="P1">غُربت</text:p>
      <text:p text:style-name="P1">غُسل</text:p>
      <text:p text:style-name="P1"><text:soft-page-break/>غُصّہ</text:p>
      <text:p text:style-name="P1">غُصّے</text:p>
      <text:p text:style-name="P1">غُصہ</text:p>
      <text:p text:style-name="P1">غُصے</text:p>
      <text:p text:style-name="P1">غُلام</text:p>
      <text:p text:style-name="P1">غُلامی</text:p>
      <text:p text:style-name="P1">غُلامیں</text:p>
      <text:p text:style-name="P1">غِذا</text:p>
      <text:p text:style-name="P1">غِلاف</text:p>
      <text:p text:style-name="P1">غِیبت</text:p>
      <text:p text:style-name="P1">غیب</text:p>
      <text:p text:style-name="P1">غیر</text:p>
      <text:p text:style-name="P1">غیرارادی</text:p>
      <text:p text:style-name="P1">غیربنیاِسرائِیلِئیں</text:p>
      <text:p text:style-name="P1">غیربنیاِسرائِیلی</text:p>
      <text:p text:style-name="P1"><text:soft-page-break/>غیربنیاِسرائِیلیو</text:p>
      <text:p text:style-name="P1">غیربنی﻿اِسرائِیلی</text:p>
      <text:p text:style-name="P1">غیرت</text:p>
      <text:p text:style-name="P1">غیرقانونی</text:p>
      <text:p text:style-name="P1">غیرقومیں</text:p>
      <text:p text:style-name="P1">غیرمعبُودیں</text:p>
      <text:p text:style-name="P1">غیرمومِن</text:p>
      <text:p text:style-name="P1">غیریہُودِئیں</text:p>
      <text:p text:style-name="P1">غیریہُودی</text:p>
      <text:p text:style-name="P1">غیر﻿بنی﻿اِسرائِیلِئیں</text:p>
      <text:p text:style-name="P1">غیر﻿بنی﻿اِسرائِیلی</text:p>
      <text:p text:style-name="P1">غیور</text:p>
      <text:p text:style-name="P1">فائدہ</text:p>
      <text:p text:style-name="P1">فاران</text:p>
      <text:p text:style-name="P1">فارس</text:p>
      <text:p text:style-name="P1"><text:soft-page-break/>فارغ</text:p>
      <text:p text:style-name="P1">فارِض</text:p>
      <text:p text:style-name="P1">فارِغ</text:p>
      <text:p text:style-name="P1">فاصلہ</text:p>
      <text:p text:style-name="P1">فاصلے</text:p>
      <text:p text:style-name="P1">فاعو</text:p>
      <text:p text:style-name="P1">فاقہ</text:p>
      <text:p text:style-name="P1">فاقے</text:p>
      <text:p text:style-name="P1">فال</text:p>
      <text:p text:style-name="P1">فالتُو</text:p>
      <text:p text:style-name="P1">فالِج</text:p>
      <text:p text:style-name="P1">فالِجزدہ</text:p>
      <text:p text:style-name="P1">فانی</text:p>
      <text:p text:style-name="P1">فتح</text:p>
      <text:p text:style-name="P1">فتحمنٚدی</text:p>
      <text:p text:style-name="P1"><text:soft-page-break/>فتور</text:p>
      <text:p text:style-name="P1">فتویٰ</text:p>
      <text:p text:style-name="P1">فتوے</text:p>
      <text:p text:style-name="P1">فجِر</text:p>
      <text:p text:style-name="P1">فحاشی</text:p>
      <text:p text:style-name="P1">فخر</text:p>
      <text:p text:style-name="P1">فخرِیج</text:p>
      <text:p text:style-name="P1">فدیہ</text:p>
      <text:p text:style-name="P1">فرائض</text:p>
      <text:p text:style-name="P1">فرات</text:p>
      <text:p text:style-name="P1">فراخ</text:p>
      <text:p text:style-name="P1">فرار</text:p>
      <text:p text:style-name="P1">فراست</text:p>
      <text:p text:style-name="P1">فراغت</text:p>
      <text:p text:style-name="P1">فراموش</text:p>
      <text:p text:style-name="P1"><text:soft-page-break/>فراوانی</text:p>
      <text:p text:style-name="P1">فرد</text:p>
      <text:p text:style-name="P1">فردِ</text:p>
      <text:p text:style-name="P1">فرزَندانِ</text:p>
      <text:p text:style-name="P1">فرش</text:p>
      <text:p text:style-name="P1">فرشتِئیں</text:p>
      <text:p text:style-name="P1">فرشتہ</text:p>
      <text:p text:style-name="P1">فرض</text:p>
      <text:p text:style-name="P1">فرعون</text:p>
      <text:p text:style-name="P1">فرعونمُلکِ</text:p>
      <text:p text:style-name="P1">فرق</text:p>
      <text:p text:style-name="P1">فرقہ</text:p>
      <text:p text:style-name="P1">فرما</text:p>
      <text:p text:style-name="P1">فرماؤ</text:p>
      <text:p text:style-name="P1">فرمائی</text:p>
      <text:p text:style-name="P1"><text:soft-page-break/>فرمائے</text:p>
      <text:p text:style-name="P1">فرمان</text:p>
      <text:p text:style-name="P1">فرمانبردار</text:p>
      <text:p text:style-name="P1">فرمانِاِلٰہی</text:p>
      <text:p text:style-name="P1">فرمانِ﻿اِلٰہی</text:p>
      <text:p text:style-name="P1">فرمانٚبردار</text:p>
      <text:p text:style-name="P1">فرمانٚبرداری</text:p>
      <text:p text:style-name="P1">فرمانٚبَردار</text:p>
      <text:p text:style-name="P1">فرماوَݨ</text:p>
      <text:p text:style-name="P1">فرماوِن</text:p>
      <text:p text:style-name="P1">فرماوے</text:p>
      <text:p text:style-name="P1">فرماں</text:p>
      <text:p text:style-name="P1">فرماںبرداری</text:p>
      <text:p text:style-name="P1">فرماںبَرداری</text:p>
      <text:p text:style-name="P1">فرماں‎برداری</text:p>
      <text:p text:style-name="P1"><text:soft-page-break/>فرماں﻿بردار</text:p>
      <text:p text:style-name="P1">فرماں﻿بَرداری</text:p>
      <text:p text:style-name="P1">فرماہے</text:p>
      <text:p text:style-name="P1">فرمایا</text:p>
      <text:p text:style-name="P1">فرمایاں</text:p>
      <text:p text:style-name="P1">فرمایونے</text:p>
      <text:p text:style-name="P1">فرمایُس</text:p>
      <text:p text:style-name="P1">فرمیسو</text:p>
      <text:p text:style-name="P1">فرمیسی</text:p>
      <text:p text:style-name="P1">فرمینٚدِئیں</text:p>
      <text:p text:style-name="P1">فرمینٚدِن</text:p>
      <text:p text:style-name="P1">فرمینٚدے</text:p>
      <text:p text:style-name="P1">فرمیںدے</text:p>
      <text:p text:style-name="P1">فرمیںٚدِیں</text:p>
      <text:p text:style-name="P1">فروشی</text:p>
      <text:p text:style-name="P1"><text:soft-page-break/>فرُوجِیہ</text:p>
      <text:p text:style-name="P1">فرُوجِیہدے</text:p>
      <text:p text:style-name="P1">فرُوجِیہصُوبِئیں</text:p>
      <text:p text:style-name="P1">فرِشتِئیں</text:p>
      <text:p text:style-name="P1">فرِشتہ</text:p>
      <text:p text:style-name="P1">فرِشتے</text:p>
      <text:p text:style-name="P1">فرِیسِئیں</text:p>
      <text:p text:style-name="P1">فرِیسِیو</text:p>
      <text:p text:style-name="P1">فرِیسی</text:p>
      <text:p text:style-name="P1">فرِیسیفِرقے</text:p>
      <text:p text:style-name="P1">فرِیسیکرائی</text:p>
      <text:p text:style-name="P1">فرِیسیں</text:p>
      <text:p text:style-name="P1">فرِیسیہا</text:p>
      <text:p text:style-name="P1">فریاد</text:p>
      <text:p text:style-name="P1">فریاداں</text:p>
      <text:p text:style-name="P1"><text:soft-page-break/>فریب</text:p>
      <text:p text:style-name="P1">فریسِئیں</text:p>
      <text:p text:style-name="P1">فریضہ</text:p>
      <text:p text:style-name="P1">فریق</text:p>
      <text:p text:style-name="P1">فریم</text:p>
      <text:p text:style-name="P1">فریمیں</text:p>
      <text:p text:style-name="P1">فساد</text:p>
      <text:p text:style-name="P1">فسادی</text:p>
      <text:p text:style-name="P1">فصل</text:p>
      <text:p text:style-name="P1">فصلیں</text:p>
      <text:p text:style-name="P1">فضا</text:p>
      <text:p text:style-name="P1">فضل</text:p>
      <text:p text:style-name="P1">فضلوکرم</text:p>
      <text:p text:style-name="P1">فضُول</text:p>
      <text:p text:style-name="P1">فضِیلت</text:p>
      <text:p text:style-name="P1"><text:soft-page-break/>فطرت</text:p>
      <text:p text:style-name="P1">فعل</text:p>
      <text:p text:style-name="P1">فعور</text:p>
      <text:p text:style-name="P1">فقِیر</text:p>
      <text:p text:style-name="P1">فقِیریں</text:p>
      <text:p text:style-name="P1">فقیر</text:p>
      <text:p text:style-name="P1">فلاناں</text:p>
      <text:p text:style-name="P1">فلانہ</text:p>
      <text:p text:style-name="P1">فلانی</text:p>
      <text:p text:style-name="P1">فلانے</text:p>
      <text:p text:style-name="P1">فلستِئیں</text:p>
      <text:p text:style-name="P1">فلستِیہ</text:p>
      <text:p text:style-name="P1">فلستی</text:p>
      <text:p text:style-name="P1">فلستین</text:p>
      <text:p text:style-name="P1">فلسفے</text:p>
      <text:p text:style-name="P1"><text:soft-page-break/>فلُّو</text:p>
      <text:p text:style-name="P1">فنا</text:p>
      <text:p text:style-name="P1">فناہ</text:p>
      <text:p text:style-name="P1">فنا‎</text:p>
      <text:p text:style-name="P1">فنا‎فِی‎اللّٰہ</text:p>
      <text:p text:style-name="P1">فنوئیل</text:p>
      <text:p text:style-name="P1">فنی​ایل</text:p>
      <text:p text:style-name="P1">فوج</text:p>
      <text:p text:style-name="P1">فوجاں</text:p>
      <text:p text:style-name="P1">فوجِئیں</text:p>
      <text:p text:style-name="P1">فوجی</text:p>
      <text:p text:style-name="P1">فوجیں</text:p>
      <text:p text:style-name="P1">فورًا</text:p>
      <text:p text:style-name="P1">فوطِیفَرَع</text:p>
      <text:p text:style-name="P1">فوطیئل</text:p>
      <text:p text:style-name="P1"><text:soft-page-break/>فوطیفار</text:p>
      <text:p text:style-name="P1">فوقیت</text:p>
      <text:p text:style-name="P1">فوم</text:p>
      <text:p text:style-name="P1">فَترُوسی</text:p>
      <text:p text:style-name="P1">فَدّان​ارام</text:p>
      <text:p text:style-name="P1">فَدّان﻿ارام</text:p>
      <text:p text:style-name="P1">فَردِجُرم</text:p>
      <text:p text:style-name="P1">فَرض</text:p>
      <text:p text:style-name="P1">فَرِزِّی</text:p>
      <text:p text:style-name="P1">فَلَج</text:p>
      <text:p text:style-name="P1">فَوت</text:p>
      <text:p text:style-name="P1">فَوج</text:p>
      <text:p text:style-name="P1">فَوجِئیں</text:p>
      <text:p text:style-name="P1">فَوجی</text:p>
      <text:p text:style-name="P1">فَورًا</text:p>
      <text:p text:style-name="P1"><text:soft-page-break/>فَوقِیَّت</text:p>
      <text:p text:style-name="P1">فَیسُون</text:p>
      <text:p text:style-name="P1">فَیصلہ</text:p>
      <text:p text:style-name="P1">فَیصلے</text:p>
      <text:p text:style-name="P1">فَیض</text:p>
      <text:p text:style-name="P1">فَیضیاب</text:p>
      <text:p text:style-name="P1">فُرات</text:p>
      <text:p text:style-name="P1">فُرصت</text:p>
      <text:p text:style-name="P1">فُرُوع</text:p>
      <text:p text:style-name="P1">فُقدان</text:p>
      <text:p text:style-name="P1">فُوعہ</text:p>
      <text:p text:style-name="P1">فُوواہ</text:p>
      <text:p text:style-name="P1">فُٹ</text:p>
      <text:p text:style-name="P1">فِتنہفساد</text:p>
      <text:p text:style-name="P1">فِدا</text:p>
      <text:p text:style-name="P1"><text:soft-page-break/>فِدیہ</text:p>
      <text:p text:style-name="P1">فِرزی</text:p>
      <text:p text:style-name="P1">فِرعون</text:p>
      <text:p text:style-name="P1">فِرقِئیں</text:p>
      <text:p text:style-name="P1">فِرقہ</text:p>
      <text:p text:style-name="P1">فِرقے</text:p>
      <text:p text:style-name="P1">فِرِزِّئیں</text:p>
      <text:p text:style-name="P1">فِستُس</text:p>
      <text:p text:style-name="P1">فِطرت</text:p>
      <text:p text:style-name="P1">فِطری</text:p>
      <text:p text:style-name="P1">فِعل</text:p>
      <text:p text:style-name="P1">فِقہ</text:p>
      <text:p text:style-name="P1">فِلداس</text:p>
      <text:p text:style-name="P1">فِلِستِئیں</text:p>
      <text:p text:style-name="P1">فِلِپُّس</text:p>
      <text:p text:style-name="P1"><text:soft-page-break/>فِلِپّی</text:p>
      <text:p text:style-name="P1">فِلِپّیوِچ</text:p>
      <text:p text:style-name="P1">فِلِپّیہئی</text:p>
      <text:p text:style-name="P1">فِلپُّس</text:p>
      <text:p text:style-name="P1">فِکر</text:p>
      <text:p text:style-name="P1">فِکرات</text:p>
      <text:p text:style-name="P1">فِکرمند</text:p>
      <text:p text:style-name="P1">فِکرمَنٚد</text:p>
      <text:p text:style-name="P1">فِکریں</text:p>
      <text:p text:style-name="P1">فِیالحال</text:p>
      <text:p text:style-name="P1">فِیصد</text:p>
      <text:p text:style-name="P1">فِیلِکس</text:p>
      <text:p text:style-name="P1">فِینحاص</text:p>
      <text:p text:style-name="P1">فِینون</text:p>
      <text:p text:style-name="P1">فِی​الحال</text:p>
      <text:p text:style-name="P1"><text:soft-page-break/>فکر</text:p>
      <text:p text:style-name="P1">فہرست</text:p>
      <text:p text:style-name="P1">فی</text:p>
      <text:p text:style-name="P1">فیاضی</text:p>
      <text:p text:style-name="P1">فیحیروت</text:p>
      <text:p text:style-name="P1">فیروزہ</text:p>
      <text:p text:style-name="P1">فیصلِئیں</text:p>
      <text:p text:style-name="P1">فیصلہ</text:p>
      <text:p text:style-name="P1">فیصلے</text:p>
      <text:p text:style-name="P1">فیض</text:p>
      <text:p text:style-name="P1">فینکس</text:p>
      <text:p text:style-name="P1">فیکول</text:p>
      <text:p text:style-name="P1">فی​الحال</text:p>
      <text:p text:style-name="P1">فی‎الحال</text:p>
      <text:p text:style-name="P1">فی﻿الحال</text:p>
      <text:p text:style-name="P1"><text:soft-page-break/>قائل</text:p>
      <text:p text:style-name="P1">قائم</text:p>
      <text:p text:style-name="P1">قابض</text:p>
      <text:p text:style-name="P1">قابل</text:p>
      <text:p text:style-name="P1">قابلِیّت</text:p>
      <text:p text:style-name="P1">قابلِ﻿نفرت</text:p>
      <text:p text:style-name="P1">قابو</text:p>
      <text:p text:style-name="P1">قابُو</text:p>
      <text:p text:style-name="P1">قابِض</text:p>
      <text:p text:style-name="P1">قابِل</text:p>
      <text:p text:style-name="P1">قابِلِ</text:p>
      <text:p text:style-name="P1">قابِلِاعتبار</text:p>
      <text:p text:style-name="P1">قابِیل</text:p>
      <text:p text:style-name="P1">قاتل</text:p>
      <text:p text:style-name="P1">قاتلیں</text:p>
      <text:p text:style-name="P1"><text:soft-page-break/>قاتِل</text:p>
      <text:p text:style-name="P1">قادر</text:p>
      <text:p text:style-name="P1">قادرِ</text:p>
      <text:p text:style-name="P1">قادرِمُطلَق</text:p>
      <text:p text:style-name="P1">قادس</text:p>
      <text:p text:style-name="P1">قادِش</text:p>
      <text:p text:style-name="P1">قارئِین</text:p>
      <text:p text:style-name="P1">قارُون</text:p>
      <text:p text:style-name="P1">قاری</text:p>
      <text:p text:style-name="P1">قاصد</text:p>
      <text:p text:style-name="P1">قاضِئیں</text:p>
      <text:p text:style-name="P1">قاضی</text:p>
      <text:p text:style-name="P1">قاعدہ</text:p>
      <text:p text:style-name="P1">قاعدہِ﻿قانون</text:p>
      <text:p text:style-name="P1">قاعدہ﻿قانُون</text:p>
      <text:p text:style-name="P1"><text:soft-page-break/>قاعدے</text:p>
      <text:p text:style-name="P1">قافلہ</text:p>
      <text:p text:style-name="P1">قافلے</text:p>
      <text:p text:style-name="P1">قانا</text:p>
      <text:p text:style-name="P1">قانون</text:p>
      <text:p text:style-name="P1">قانونًا</text:p>
      <text:p text:style-name="P1">قانونیں</text:p>
      <text:p text:style-name="P1">قانُون</text:p>
      <text:p text:style-name="P1">قانُونی</text:p>
      <text:p text:style-name="P1">قبر</text:p>
      <text:p text:style-name="P1">قبراں</text:p>
      <text:p text:style-name="P1">قبرستان</text:p>
      <text:p text:style-name="P1">قبرستانیں</text:p>
      <text:p text:style-name="P1">قبرص</text:p>
      <text:p text:style-name="P1">قبرصی</text:p>
      <text:p text:style-name="P1"><text:soft-page-break/>قبروت</text:p>
      <text:p text:style-name="P1">قبریں</text:p>
      <text:p text:style-name="P1">قبض</text:p>
      <text:p text:style-name="P1">قبضہ</text:p>
      <text:p text:style-name="P1">قبضے</text:p>
      <text:p text:style-name="P1">قبُول</text:p>
      <text:p text:style-name="P1">قبُولِیَّت</text:p>
      <text:p text:style-name="P1">قبِیلِئیں</text:p>
      <text:p text:style-name="P1">قبِیلہ</text:p>
      <text:p text:style-name="P1">قبِیلے</text:p>
      <text:p text:style-name="P1">قبیلِئیں</text:p>
      <text:p text:style-name="P1">قبیلہ</text:p>
      <text:p text:style-name="P1">قبیلے</text:p>
      <text:p text:style-name="P1">قتل</text:p>
      <text:p text:style-name="P1">قتلوغارت</text:p>
      <text:p text:style-name="P1"><text:soft-page-break/>قتلِعام</text:p>
      <text:p text:style-name="P1">قحط</text:p>
      <text:p text:style-name="P1">قد</text:p>
      <text:p text:style-name="P1">قدر</text:p>
      <text:p text:style-name="P1">قدرو</text:p>
      <text:p text:style-name="P1">قدرُون</text:p>
      <text:p text:style-name="P1">قدم</text:p>
      <text:p text:style-name="P1">قدمبوسی</text:p>
      <text:p text:style-name="P1">قدمی</text:p>
      <text:p text:style-name="P1">قدمیں</text:p>
      <text:p text:style-name="P1">قدُوسِیَّت</text:p>
      <text:p text:style-name="P1">قدیم</text:p>
      <text:p text:style-name="P1">قرار</text:p>
      <text:p text:style-name="P1">قربانی</text:p>
      <text:p text:style-name="P1">قربَت</text:p>
      <text:p text:style-name="P1"><text:soft-page-break/>قرض</text:p>
      <text:p text:style-name="P1">قرضدار</text:p>
      <text:p text:style-name="P1">قرضداریں</text:p>
      <text:p text:style-name="P1">قرضِ</text:p>
      <text:p text:style-name="P1">قرضہ</text:p>
      <text:p text:style-name="P1">قرضے</text:p>
      <text:p text:style-name="P1">قرِیب</text:p>
      <text:p text:style-name="P1">قرِیبی</text:p>
      <text:p text:style-name="P1">قرِینے</text:p>
      <text:p text:style-name="P1">قریب</text:p>
      <text:p text:style-name="P1">قریبی</text:p>
      <text:p text:style-name="P1">قریت​اَربَع</text:p>
      <text:p text:style-name="P1">قریَتی</text:p>
      <text:p text:style-name="P1">قسم</text:p>
      <text:p text:style-name="P1">قسَم</text:p>
      <text:p text:style-name="P1"><text:soft-page-break/>قصُور</text:p>
      <text:p text:style-name="P1">قصُوروار</text:p>
      <text:p text:style-name="P1">قطار</text:p>
      <text:p text:style-name="P1">قطاراں</text:p>
      <text:p text:style-name="P1">قطاریں</text:p>
      <text:p text:style-name="P1">قطرَہ</text:p>
      <text:p text:style-name="P1">قطعًا</text:p>
      <text:p text:style-name="P1">قلب</text:p>
      <text:p text:style-name="P1">قلت</text:p>
      <text:p text:style-name="P1">قلعہ</text:p>
      <text:p text:style-name="P1">قلعے</text:p>
      <text:p text:style-name="P1">قلم</text:p>
      <text:p text:style-name="P1">قمِیض</text:p>
      <text:p text:style-name="P1">قمیض</text:p>
      <text:p text:style-name="P1">قناتاں</text:p>
      <text:p text:style-name="P1"><text:soft-page-break/>قناتیں</text:p>
      <text:p text:style-name="P1">قنز</text:p>
      <text:p text:style-name="P1">قواعد</text:p>
      <text:p text:style-name="P1">قوانِین</text:p>
      <text:p text:style-name="P1">قوانِیں</text:p>
      <text:p text:style-name="P1">قوانین</text:p>
      <text:p text:style-name="P1">قوانیں</text:p>
      <text:p text:style-name="P1">قوت</text:p>
      <text:p text:style-name="P1">قورح</text:p>
      <text:p text:style-name="P1">قوسام</text:p>
      <text:p text:style-name="P1">قول</text:p>
      <text:p text:style-name="P1">قوم</text:p>
      <text:p text:style-name="P1">قوما</text:p>
      <text:p text:style-name="P1">قوماں</text:p>
      <text:p text:style-name="P1">قومو</text:p>
      <text:p text:style-name="P1"><text:soft-page-break/>قومِ</text:p>
      <text:p text:style-name="P1">قومِبنیاِسرائِیل</text:p>
      <text:p text:style-name="P1">قومِبنیاِسرائیل</text:p>
      <text:p text:style-name="P1">قومِ﻿بنی﻿اِسرائیل</text:p>
      <text:p text:style-name="P1">قومِ﻿بنی﻿اِسرائیلی</text:p>
      <text:p text:style-name="P1">قومی</text:p>
      <text:p text:style-name="P1">قومیں</text:p>
      <text:p text:style-name="P1">قوم﻿بنی﻿اِسرائیل</text:p>
      <text:p text:style-name="P1">قوی</text:p>
      <text:p text:style-name="P1">قَحطان</text:p>
      <text:p text:style-name="P1">قَدمُونِئیں</text:p>
      <text:p text:style-name="P1">قَرٛیَتی</text:p>
      <text:p text:style-name="P1">قَریتائِم</text:p>
      <text:p text:style-name="P1">قَسم</text:p>
      <text:p text:style-name="P1">قَسماں</text:p>
      <text:p text:style-name="P1"><text:soft-page-break/>قَطرِئیں</text:p>
      <text:p text:style-name="P1">قَطُورَہ</text:p>
      <text:p text:style-name="P1">قَمُوئیل</text:p>
      <text:p text:style-name="P1">قَنَزِّئیں</text:p>
      <text:p text:style-name="P1">قَول</text:p>
      <text:p text:style-name="P1">قَولوفِعل</text:p>
      <text:p text:style-name="P1">قَول​و​فِعل</text:p>
      <text:p text:style-name="P1">قَول﻿و﻿فِعل</text:p>
      <text:p text:style-name="P1">قَوم</text:p>
      <text:p text:style-name="P1">قَوماں</text:p>
      <text:p text:style-name="P1">قَومِ</text:p>
      <text:p text:style-name="P1">قَومیں</text:p>
      <text:p text:style-name="P1">قَہرِ‎اِلٰہی</text:p>
      <text:p text:style-name="P1">قَید</text:p>
      <text:p text:style-name="P1">قَیدِئیں</text:p>
      <text:p text:style-name="P1"><text:soft-page-break/>قَیدی</text:p>
      <text:p text:style-name="P1">قَیس</text:p>
      <text:p text:style-name="P1">قَیصرِرُوم</text:p>
      <text:p text:style-name="P1">قَیصرِیہ</text:p>
      <text:p text:style-name="P1">قَیصرِیہوِچ</text:p>
      <text:p text:style-name="P1">قَینٚچیاں</text:p>
      <text:p text:style-name="P1">قُدرت</text:p>
      <text:p text:style-name="P1">قُدرتِاِلٰہی</text:p>
      <text:p text:style-name="P1">قُدرتِ‎اِلٰہی</text:p>
      <text:p text:style-name="P1">قُدرتِ﻿اِلٰہی</text:p>
      <text:p text:style-name="P1">قُدرتی</text:p>
      <text:p text:style-name="P1">قُدرَت</text:p>
      <text:p text:style-name="P1">قُدرَتِاِلٰہی</text:p>
      <text:p text:style-name="P1">قُدُّوس</text:p>
      <text:p text:style-name="P1">قُرب</text:p>
      <text:p text:style-name="P1"><text:soft-page-break/>قُربان</text:p>
      <text:p text:style-name="P1">قُربانِئیں</text:p>
      <text:p text:style-name="P1">قُربانِئیںکِیتے</text:p>
      <text:p text:style-name="P1">قُربانِیاں</text:p>
      <text:p text:style-name="P1">قُربانگاہ</text:p>
      <text:p text:style-name="P1">قُربانی</text:p>
      <text:p text:style-name="P1">قُربانیاتے</text:p>
      <text:p text:style-name="P1">قُربانیاں</text:p>
      <text:p text:style-name="P1">قُربان﻿گاہ</text:p>
      <text:p text:style-name="P1">قُربان﻿گاہِیں</text:p>
      <text:p text:style-name="P1">قُربت</text:p>
      <text:p text:style-name="P1">قُربَت</text:p>
      <text:p text:style-name="P1">قُربِاِلٰہی</text:p>
      <text:p text:style-name="P1">قُربِ‎اِلٰہی</text:p>
      <text:p text:style-name="P1">قُربِ‎اِ‎لٰہی</text:p>
      <text:p text:style-name="P1"><text:soft-page-break/>قُربِ﻿اِلٰہی</text:p>
      <text:p text:style-name="P1">قُرعہ</text:p>
      <text:p text:style-name="P1">قُرعہانٚدازی</text:p>
      <text:p text:style-name="P1">قُرعہ​انٚدازی</text:p>
      <text:p text:style-name="P1">قُرعہ‎انٚدازی</text:p>
      <text:p text:style-name="P1">قُرنانی</text:p>
      <text:p text:style-name="P1">قُرنِیلیُس</text:p>
      <text:p text:style-name="P1">قُوس</text:p>
      <text:p text:style-name="P1">قُوم</text:p>
      <text:p text:style-name="P1">قُونِیہ</text:p>
      <text:p text:style-name="P1">قُونِیہشہر</text:p>
      <text:p text:style-name="P1">قُوّت</text:p>
      <text:p text:style-name="P1">قُوَّت</text:p>
      <text:p text:style-name="P1">قُوَّتِ</text:p>
      <text:p text:style-name="P1">قُوَّتِاِیمانی</text:p>
      <text:p text:style-name="P1"><text:soft-page-break/>قُوَّتِ﻿اِیمانی</text:p>
      <text:p text:style-name="P1">قِبلہ</text:p>
      <text:p text:style-name="P1">قِبلے</text:p>
      <text:p text:style-name="P1">قِدمَہ</text:p>
      <text:p text:style-name="P1">قِرأت</text:p>
      <text:p text:style-name="P1">قِرازہ</text:p>
      <text:p text:style-name="P1">قِرازہشہر</text:p>
      <text:p text:style-name="P1">قِرمِزی</text:p>
      <text:p text:style-name="P1">قِسم</text:p>
      <text:p text:style-name="P1">قِسماں</text:p>
      <text:p text:style-name="P1">قِسمت</text:p>
      <text:p text:style-name="P1">قِسمَت</text:p>
      <text:p text:style-name="P1">قِسمیں</text:p>
      <text:p text:style-name="P1">قِلت</text:p>
      <text:p text:style-name="P1">قِلعے</text:p>
      <text:p text:style-name="P1"><text:soft-page-break/>قِنّہ</text:p>
      <text:p text:style-name="P1">قِیدار</text:p>
      <text:p text:style-name="P1">قِیلِیقِیہ</text:p>
      <text:p text:style-name="P1">قِیلِیقِیہصُوبِئیں</text:p>
      <text:p text:style-name="P1">قِیلِیقِیہوِچ</text:p>
      <text:p text:style-name="P1">قِیمت</text:p>
      <text:p text:style-name="P1">قِیمتی</text:p>
      <text:p text:style-name="P1">قِینان</text:p>
      <text:p text:style-name="P1">قہات</text:p>
      <text:p text:style-name="P1">قہر</text:p>
      <text:p text:style-name="P1">قہَر</text:p>
      <text:p text:style-name="P1">قہَرِ</text:p>
      <text:p text:style-name="P1">قیادت</text:p>
      <text:p text:style-name="P1">قیام</text:p>
      <text:p text:style-name="P1">قیامت</text:p>
      <text:p text:style-name="P1"><text:soft-page-break/>قید</text:p>
      <text:p text:style-name="P1">قیدِئیں</text:p>
      <text:p text:style-name="P1">قیدی</text:p>
      <text:p text:style-name="P1">قیروان</text:p>
      <text:p text:style-name="P1">قیمت</text:p>
      <text:p text:style-name="P1">قیمتی</text:p>
      <text:p text:style-name="P1">قینِئیں</text:p>
      <text:p text:style-name="P1">قیُّوم</text:p>
      <text:p text:style-name="P1">لا</text:p>
      <text:p text:style-name="P1">لاؤ</text:p>
      <text:p text:style-name="P1">لاؤُں</text:p>
      <text:p text:style-name="P1">لائسو</text:p>
      <text:p text:style-name="P1">لائسی</text:p>
      <text:p text:style-name="P1">لائق</text:p>
      <text:p text:style-name="P1">لائنٚدی</text:p>
      <text:p text:style-name="P1"><text:soft-page-break/>لائن​وار</text:p>
      <text:p text:style-name="P1">لائِس</text:p>
      <text:p text:style-name="P1">لائی</text:p>
      <text:p text:style-name="P1">لائیسِن</text:p>
      <text:p text:style-name="P1">لائیسی</text:p>
      <text:p text:style-name="P1">لائے</text:p>
      <text:p text:style-name="P1">لابن</text:p>
      <text:p text:style-name="P1">لاتبدِیل</text:p>
      <text:p text:style-name="P1">لاتِھئیں</text:p>
      <text:p text:style-name="P1">لاتِھن</text:p>
      <text:p text:style-name="P1">لاتِھیاں</text:p>
      <text:p text:style-name="P1">لاتھا</text:p>
      <text:p text:style-name="P1">لاتھی</text:p>
      <text:p text:style-name="P1">لاتھے</text:p>
      <text:p text:style-name="P1">لاجواب</text:p>
      <text:p text:style-name="P1"><text:soft-page-break/>لازمًا</text:p>
      <text:p text:style-name="P1">لازمی</text:p>
      <text:p text:style-name="P1">لازوال</text:p>
      <text:p text:style-name="P1">لاسیہ</text:p>
      <text:p text:style-name="P1">لاش</text:p>
      <text:p text:style-name="P1">لاشاں</text:p>
      <text:p text:style-name="P1">لاشیں</text:p>
      <text:p text:style-name="P1">لاطِینی</text:p>
      <text:p text:style-name="P1">لاعلاج</text:p>
      <text:p text:style-name="P1">لاغِر</text:p>
      <text:p text:style-name="P1">لال</text:p>
      <text:p text:style-name="P1">لالچ</text:p>
      <text:p text:style-name="P1">لالچیہِوّے</text:p>
      <text:p text:style-name="P1">لاوارِث</text:p>
      <text:p text:style-name="P1">لاواں</text:p>
      <text:p text:style-name="P1"><text:soft-page-break/>لاوَݨ</text:p>
      <text:p text:style-name="P1">لاوُوں</text:p>
      <text:p text:style-name="P1">لاوِئیں</text:p>
      <text:p text:style-name="P1">لاوِن</text:p>
      <text:p text:style-name="P1">لاوِیں</text:p>
      <text:p text:style-name="P1">لاوی</text:p>
      <text:p text:style-name="P1">لاویں</text:p>
      <text:p text:style-name="P1">لاوے</text:p>
      <text:p text:style-name="P1">لاٹ</text:p>
      <text:p text:style-name="P1">لاٹاں</text:p>
      <text:p text:style-name="P1">لاپرواہی</text:p>
      <text:p text:style-name="P1">لاچار</text:p>
      <text:p text:style-name="P1">لاگُو</text:p>
      <text:p text:style-name="P1">لایا</text:p>
      <text:p text:style-name="P1">لایاں</text:p>
      <text:p text:style-name="P1"><text:soft-page-break/>لایونے</text:p>
      <text:p text:style-name="P1">لایُس</text:p>
      <text:p text:style-name="P1">لا​پتّا</text:p>
      <text:p text:style-name="P1">لب</text:p>
      <text:p text:style-name="P1">لباس</text:p>
      <text:p text:style-name="P1">لبن</text:p>
      <text:p text:style-name="P1">لبنان</text:p>
      <text:p text:style-name="P1">لبّھی</text:p>
      <text:p text:style-name="P1">لبّھے</text:p>
      <text:p text:style-name="P1">لبھ</text:p>
      <text:p text:style-name="P1">لبھی</text:p>
      <text:p text:style-name="P1">لبھیا</text:p>
      <text:p text:style-name="P1">لت</text:p>
      <text:p text:style-name="P1">لتاں</text:p>
      <text:p text:style-name="P1">لتّاں</text:p>
      <text:p text:style-name="P1"><text:soft-page-break/>لتّھا</text:p>
      <text:p text:style-name="P1">لتّھے</text:p>
      <text:p text:style-name="P1">لتّیں</text:p>
      <text:p text:style-name="P1">لتڑینٚدے</text:p>
      <text:p text:style-name="P1">لتھا</text:p>
      <text:p text:style-name="P1">لتھوسے</text:p>
      <text:p text:style-name="P1">لتیں</text:p>
      <text:p text:style-name="P1">لحاظ</text:p>
      <text:p text:style-name="P1">لحظے</text:p>
      <text:p text:style-name="P1">لدّـِھیاں</text:p>
      <text:p text:style-name="P1">لدّھا</text:p>
      <text:p text:style-name="P1">لدّھی</text:p>
      <text:p text:style-name="P1">لدّھے</text:p>
      <text:p text:style-name="P1">لدھا</text:p>
      <text:p text:style-name="P1">لدھونے</text:p>
      <text:p text:style-name="P1"><text:soft-page-break/>لرزہ</text:p>
      <text:p text:style-name="P1">لرِز</text:p>
      <text:p text:style-name="P1">لزام</text:p>
      <text:p text:style-name="P1">لشکر</text:p>
      <text:p text:style-name="P1">لشکرگاہ</text:p>
      <text:p text:style-name="P1">لعزر</text:p>
      <text:p text:style-name="P1">لعل</text:p>
      <text:p text:style-name="P1">لعنت</text:p>
      <text:p text:style-name="P1">لعنتاں</text:p>
      <text:p text:style-name="P1">لعنتی</text:p>
      <text:p text:style-name="P1">لعنتیں</text:p>
      <text:p text:style-name="P1">لعنَت</text:p>
      <text:p text:style-name="P1">لعنی</text:p>
      <text:p text:style-name="P1">لغزش</text:p>
      <text:p text:style-name="P1">لفظ</text:p>
      <text:p text:style-name="P1"><text:soft-page-break/>لفظی</text:p>
      <text:p text:style-name="P1">لفظیں</text:p>
      <text:p text:style-name="P1">لقب</text:p>
      <text:p text:style-name="P1">لقبیں</text:p>
      <text:p text:style-name="P1">لما</text:p>
      <text:p text:style-name="P1">لمبا</text:p>
      <text:p text:style-name="P1">لمبائی</text:p>
      <text:p text:style-name="P1">لمبِیاں</text:p>
      <text:p text:style-name="P1">لمبی</text:p>
      <text:p text:style-name="P1">لمبے</text:p>
      <text:p text:style-name="P1">لمَک</text:p>
      <text:p text:style-name="P1">لمے</text:p>
      <text:p text:style-name="P1">لنٚگر</text:p>
      <text:p text:style-name="P1">لنٚگریں</text:p>
      <text:p text:style-name="P1">لنٚگَھݨ</text:p>
      <text:p text:style-name="P1"><text:soft-page-break/>لنٚگِھن</text:p>
      <text:p text:style-name="P1">لنٚگڑا</text:p>
      <text:p text:style-name="P1">لنٚگڑے</text:p>
      <text:p text:style-name="P1">لنٚگھ</text:p>
      <text:p text:style-name="P1">لنٚگھدِئیں</text:p>
      <text:p text:style-name="P1">لنٚگھیا</text:p>
      <text:p text:style-name="P1">لنگڑا</text:p>
      <text:p text:style-name="P1">لو</text:p>
      <text:p text:style-name="P1">لوئی</text:p>
      <text:p text:style-name="P1">لوئے</text:p>
      <text:p text:style-name="P1">لوا</text:p>
      <text:p text:style-name="P1">لوائے</text:p>
      <text:p text:style-name="P1">لواوِیں</text:p>
      <text:p text:style-name="P1">لواویں</text:p>
      <text:p text:style-name="P1">لواہے</text:p>
      <text:p text:style-name="P1"><text:soft-page-break/>لوبان</text:p>
      <text:p text:style-name="P1">لوباندان</text:p>
      <text:p text:style-name="P1">لوبان‎دان</text:p>
      <text:p text:style-name="P1">لوبان﻿دان</text:p>
      <text:p text:style-name="P1">لوج</text:p>
      <text:p text:style-name="P1">لوطان</text:p>
      <text:p text:style-name="P1">لوفر</text:p>
      <text:p text:style-name="P1">لولھے</text:p>
      <text:p text:style-name="P1">لولہا</text:p>
      <text:p text:style-name="P1">لولہے‎لنٚگڑے</text:p>
      <text:p text:style-name="P1">لومبڑِئیں</text:p>
      <text:p text:style-name="P1">لوَھا</text:p>
      <text:p text:style-name="P1">لوٹ</text:p>
      <text:p text:style-name="P1">لوٹے</text:p>
      <text:p text:style-name="P1">لوڑھ</text:p>
      <text:p text:style-name="P1"><text:soft-page-break/>لوڑھا</text:p>
      <text:p text:style-name="P1">لوک</text:p>
      <text:p text:style-name="P1">لوکو</text:p>
      <text:p text:style-name="P1">لوکیں</text:p>
      <text:p text:style-name="P1">لوں</text:p>
      <text:p text:style-name="P1">لوہا</text:p>
      <text:p text:style-name="P1">لوہے</text:p>
      <text:p text:style-name="P1">لوݙِئیں</text:p>
      <text:p text:style-name="P1">لوݙے</text:p>
      <text:p text:style-name="P1">لَئی</text:p>
      <text:p text:style-name="P1">لَب</text:p>
      <text:p text:style-name="P1">لَبّـِھن</text:p>
      <text:p text:style-name="P1">لَبھ</text:p>
      <text:p text:style-name="P1">لَبھئے</text:p>
      <text:p text:style-name="P1">لَبھسی</text:p>
      <text:p text:style-name="P1"><text:soft-page-break/>لَبھیہے</text:p>
      <text:p text:style-name="P1">لَبھݨا</text:p>
      <text:p text:style-name="P1">لَتاڑ</text:p>
      <text:p text:style-name="P1">لَتاڑِیا</text:p>
      <text:p text:style-name="P1">لَتڑِیسی</text:p>
      <text:p text:style-name="P1">لَسَع</text:p>
      <text:p text:style-name="P1">لَطُوسی</text:p>
      <text:p text:style-name="P1">لَعن</text:p>
      <text:p text:style-name="P1">لَعنتِیو</text:p>
      <text:p text:style-name="P1">لَعنتی</text:p>
      <text:p text:style-name="P1">لَمبا</text:p>
      <text:p text:style-name="P1">لَمبائی</text:p>
      <text:p text:style-name="P1">لَمبِئیں</text:p>
      <text:p text:style-name="P1">لَمبے</text:p>
      <text:p text:style-name="P1">لَن</text:p>
      <text:p text:style-name="P1"><text:soft-page-break/>لَنٚگَھݨ</text:p>
      <text:p text:style-name="P1">لَنٚگِھئے</text:p>
      <text:p text:style-name="P1">لَنٚگِھیا</text:p>
      <text:p text:style-name="P1">لَنٚگڑِئیں</text:p>
      <text:p text:style-name="P1">لَنٚگھاوݨ</text:p>
      <text:p text:style-name="P1">لَنٚگھساں</text:p>
      <text:p text:style-name="P1">لَنٚگھسی</text:p>
      <text:p text:style-name="P1">لَنٚڳِئیں</text:p>
      <text:p text:style-name="P1">لَنگڑے</text:p>
      <text:p text:style-name="P1">لَو</text:p>
      <text:p text:style-name="P1">لَواہے</text:p>
      <text:p text:style-name="P1">لَوایا</text:p>
      <text:p text:style-name="P1">لَوایاں</text:p>
      <text:p text:style-name="P1">لَویسو</text:p>
      <text:p text:style-name="P1">لَپورݨ</text:p>
      <text:p text:style-name="P1"><text:soft-page-break/>لَڄ</text:p>
      <text:p text:style-name="P1">لَڑ</text:p>
      <text:p text:style-name="P1">لَڑدے</text:p>
      <text:p text:style-name="P1">لَڑِئیں</text:p>
      <text:p text:style-name="P1">لَڑیاں</text:p>
      <text:p text:style-name="P1">لَکڑِیں</text:p>
      <text:p text:style-name="P1">لَکھ</text:p>
      <text:p text:style-name="P1">لَکھاں</text:p>
      <text:p text:style-name="P1">لَڳ</text:p>
      <text:p text:style-name="P1">لَڳا</text:p>
      <text:p text:style-name="P1">لَڳدا</text:p>
      <text:p text:style-name="P1">لَڳدے</text:p>
      <text:p text:style-name="P1">لَڳِّن</text:p>
      <text:p text:style-name="P1">لَڳی</text:p>
      <text:p text:style-name="P1">لَڳیا</text:p>
      <text:p text:style-name="P1"><text:soft-page-break/>لَڳے</text:p>
      <text:p text:style-name="P1">لَہاوݨ</text:p>
      <text:p text:style-name="P1">لَہایاں</text:p>
      <text:p text:style-name="P1">لَہسی</text:p>
      <text:p text:style-name="P1">لَہنٚدِن</text:p>
      <text:p text:style-name="P1">لَہنٚدے</text:p>
      <text:p text:style-name="P1">لَہہ</text:p>
      <text:p text:style-name="P1">لَہݨےدار</text:p>
      <text:p text:style-name="P1">لَیساں</text:p>
      <text:p text:style-name="P1">لَیسی</text:p>
      <text:p text:style-name="P1">لَین</text:p>
      <text:p text:style-name="P1">لَینٚدا</text:p>
      <text:p text:style-name="P1">لَینٚدو</text:p>
      <text:p text:style-name="P1">لَینٚدِئیں</text:p>
      <text:p text:style-name="P1">لَینٚدِن</text:p>
      <text:p text:style-name="P1"><text:soft-page-break/>لَینٚدی</text:p>
      <text:p text:style-name="P1">لَینٚدے</text:p>
      <text:p text:style-name="P1">لَے</text:p>
      <text:p text:style-name="P1">لَݙ</text:p>
      <text:p text:style-name="P1">لَݙوا</text:p>
      <text:p text:style-name="P1">لَݙِّئے</text:p>
      <text:p text:style-name="P1">لَݙیاں</text:p>
      <text:p text:style-name="P1">لُبان</text:p>
      <text:p text:style-name="P1">لُبنان</text:p>
      <text:p text:style-name="P1">لُبھا</text:p>
      <text:p text:style-name="P1">لُدِیہ</text:p>
      <text:p text:style-name="P1">لُدّ</text:p>
      <text:p text:style-name="P1">لُطف</text:p>
      <text:p text:style-name="P1">لُقاؤُنِیائی</text:p>
      <text:p text:style-name="P1">لُقمہ</text:p>
      <text:p text:style-name="P1"><text:soft-page-break/>لُو</text:p>
      <text:p text:style-name="P1">لُوبان</text:p>
      <text:p text:style-name="P1">لُود</text:p>
      <text:p text:style-name="P1">لُودی</text:p>
      <text:p text:style-name="P1">لُوز</text:p>
      <text:p text:style-name="P1">لُوسیاس</text:p>
      <text:p text:style-name="P1">لُوط</text:p>
      <text:p text:style-name="P1">لُوطؑ</text:p>
      <text:p text:style-name="P1">لُوطِئیں</text:p>
      <text:p text:style-name="P1">لُوقاس</text:p>
      <text:p text:style-name="P1">لُوقِیُس</text:p>
      <text:p text:style-name="P1">لُولِھئیںلنٚگڑِئیں</text:p>
      <text:p text:style-name="P1">لُولھے</text:p>
      <text:p text:style-name="P1">لُولھےلنٚگڑے</text:p>
      <text:p text:style-name="P1">لُولھےلَنٚگڑے</text:p>
      <text:p text:style-name="P1"><text:soft-page-break/>لُومی</text:p>
      <text:p text:style-name="P1">لُوکِیہ</text:p>
      <text:p text:style-name="P1">لُوں</text:p>
      <text:p text:style-name="P1">لُوہے</text:p>
      <text:p text:style-name="P1">لُوݨ</text:p>
      <text:p text:style-name="P1">لُٹ</text:p>
      <text:p text:style-name="P1">لُٹدے</text:p>
      <text:p text:style-name="P1">لُٹوا</text:p>
      <text:p text:style-name="P1">لُٹِئے</text:p>
      <text:p text:style-name="P1">لُٹَّݨ</text:p>
      <text:p text:style-name="P1">لُٹِّئِن</text:p>
      <text:p text:style-name="P1">لُٹِّیا</text:p>
      <text:p text:style-name="P1">لُٹّی</text:p>
      <text:p text:style-name="P1">لُٹیرا</text:p>
      <text:p text:style-name="P1">لُٹیرِئیں</text:p>
      <text:p text:style-name="P1"><text:soft-page-break/>لُٹیرے</text:p>
      <text:p text:style-name="P1">لُٹینٚدے</text:p>
      <text:p text:style-name="P1">لُک</text:p>
      <text:p text:style-name="P1">لُکئے</text:p>
      <text:p text:style-name="P1">لُکا</text:p>
      <text:p text:style-name="P1">لُکائی</text:p>
      <text:p text:style-name="P1">لُکاوَݨ</text:p>
      <text:p text:style-name="P1">لُکاوے</text:p>
      <text:p text:style-name="P1">لُکاوݨ</text:p>
      <text:p text:style-name="P1">لُکاہے</text:p>
      <text:p text:style-name="P1">لُکو</text:p>
      <text:p text:style-name="P1">لُکِئے</text:p>
      <text:p text:style-name="P1">لُکِیا</text:p>
      <text:p text:style-name="P1">لُکّاوݨ</text:p>
      <text:p text:style-name="P1">لُکِّیاں</text:p>
      <text:p text:style-name="P1"><text:soft-page-break/>لُکچَھپ</text:p>
      <text:p text:style-name="P1">لُکچھپ</text:p>
      <text:p text:style-name="P1">لُکی</text:p>
      <text:p text:style-name="P1">لُکیا</text:p>
      <text:p text:style-name="P1">لُکینٚدے</text:p>
      <text:p text:style-name="P1">لِباس</text:p>
      <text:p text:style-name="P1">لِباسیں</text:p>
      <text:p text:style-name="P1">لِحاظ</text:p>
      <text:p text:style-name="P1">لِسترَہ</text:p>
      <text:p text:style-name="P1">لِٹا</text:p>
      <text:p text:style-name="P1">لِپِیج</text:p>
      <text:p text:style-name="P1">لِکَھݨ</text:p>
      <text:p text:style-name="P1">لِکِھئے</text:p>
      <text:p text:style-name="P1">لِکِھیا</text:p>
      <text:p text:style-name="P1">لِکَّھݨ</text:p>
      <text:p text:style-name="P1"><text:soft-page-break/>لِکِّھئے</text:p>
      <text:p text:style-name="P1">لِکِّھیا</text:p>
      <text:p text:style-name="P1">لِکّھاں</text:p>
      <text:p text:style-name="P1">لِکّھی</text:p>
      <text:p text:style-name="P1">لِکڑ</text:p>
      <text:p text:style-name="P1">لِکھ</text:p>
      <text:p text:style-name="P1">لِکھئیں</text:p>
      <text:p text:style-name="P1">لِکھئے</text:p>
      <text:p text:style-name="P1">لِکھا</text:p>
      <text:p text:style-name="P1">لِکھائی</text:p>
      <text:p text:style-name="P1">لِکھاہے</text:p>
      <text:p text:style-name="P1">لِکھوا</text:p>
      <text:p text:style-name="P1">لِکھواوَݨ</text:p>
      <text:p text:style-name="P1">لِکھویساں</text:p>
      <text:p text:style-name="P1">لِکھِئیں</text:p>
      <text:p text:style-name="P1"><text:soft-page-break/>لِکھی</text:p>
      <text:p text:style-name="P1">لِکھیا</text:p>
      <text:p text:style-name="P1">لِکھیاں</text:p>
      <text:p text:style-name="P1">لِکھیج</text:p>
      <text:p text:style-name="P1">لِکھینٚدا</text:p>
      <text:p text:style-name="P1">لِکھیونے</text:p>
      <text:p text:style-name="P1">لِکھیے</text:p>
      <text:p text:style-name="P1">لِہابی</text:p>
      <text:p text:style-name="P1">لِہٰذا</text:p>
      <text:p text:style-name="P1">لِہٰذااڳلے</text:p>
      <text:p text:style-name="P1">لِیبِیا</text:p>
      <text:p text:style-name="P1">لِیبیا</text:p>
      <text:p text:style-name="P1">لِیسانیوس</text:p>
      <text:p text:style-name="P1">لِیلِݨ</text:p>
      <text:p text:style-name="P1">لِیٹر</text:p>
      <text:p text:style-name="P1"><text:soft-page-break/>لٰہذا</text:p>
      <text:p text:style-name="P1">لپیٹ</text:p>
      <text:p text:style-name="P1">لڑ</text:p>
      <text:p text:style-name="P1">لڑائی</text:p>
      <text:p text:style-name="P1">لڑدا</text:p>
      <text:p text:style-name="P1">لڑدِئیں</text:p>
      <text:p text:style-name="P1">لڑدِن</text:p>
      <text:p text:style-name="P1">لڑدے</text:p>
      <text:p text:style-name="P1">لڑسوں</text:p>
      <text:p text:style-name="P1">لڑسی</text:p>
      <text:p text:style-name="P1">لڑَݨ</text:p>
      <text:p text:style-name="P1">لڑِئے</text:p>
      <text:p text:style-name="P1">لڑِن</text:p>
      <text:p text:style-name="P1">لڑِک</text:p>
      <text:p text:style-name="P1">لڑِیاں</text:p>
      <text:p text:style-name="P1"><text:soft-page-break/>لڑّا</text:p>
      <text:p text:style-name="P1">لڑَّݨ</text:p>
      <text:p text:style-name="P1">لڑکا</text:p>
      <text:p text:style-name="P1">لڑکائی</text:p>
      <text:p text:style-name="P1">لڑکاوِیں</text:p>
      <text:p text:style-name="P1">لڑکدی</text:p>
      <text:p text:style-name="P1">لڑکی</text:p>
      <text:p text:style-name="P1">لڑکیاں</text:p>
      <text:p text:style-name="P1">لڑکے</text:p>
      <text:p text:style-name="P1">لڑی</text:p>
      <text:p text:style-name="P1">لڑیاں</text:p>
      <text:p text:style-name="P1">لڑیونے</text:p>
      <text:p text:style-name="P1">لکِّڑ</text:p>
      <text:p text:style-name="P1">لکڑ</text:p>
      <text:p text:style-name="P1">لکڑِیں</text:p>
      <text:p text:style-name="P1"><text:soft-page-break/>لکھ</text:p>
      <text:p text:style-name="P1">لکھا</text:p>
      <text:p text:style-name="P1">لکھاں</text:p>
      <text:p text:style-name="P1">لکھیا</text:p>
      <text:p text:style-name="P1">لکھے</text:p>
      <text:p text:style-name="P1">لکیراں</text:p>
      <text:p text:style-name="P1">لکیریں</text:p>
      <text:p text:style-name="P1">لگ</text:p>
      <text:p text:style-name="P1">لگام</text:p>
      <text:p text:style-name="P1">لگیا</text:p>
      <text:p text:style-name="P1">لڳ</text:p>
      <text:p text:style-name="P1">لڳا</text:p>
      <text:p text:style-name="P1">لڳاہے</text:p>
      <text:p text:style-name="P1">لڳبَھڳ</text:p>
      <text:p text:style-name="P1">لڳدا</text:p>
      <text:p text:style-name="P1"><text:soft-page-break/>لڳداں</text:p>
      <text:p text:style-name="P1">لڳدِن</text:p>
      <text:p text:style-name="P1">لڳدِیاں</text:p>
      <text:p text:style-name="P1">لڳدی</text:p>
      <text:p text:style-name="P1">لڳدے</text:p>
      <text:p text:style-name="P1">لڳساں</text:p>
      <text:p text:style-name="P1">لڳسِن</text:p>
      <text:p text:style-name="P1">لڳسی</text:p>
      <text:p text:style-name="P1">لڳِیاں</text:p>
      <text:p text:style-name="P1">لڳَّݨ</text:p>
      <text:p text:style-name="P1">لڳِّیں</text:p>
      <text:p text:style-name="P1">لڳی</text:p>
      <text:p text:style-name="P1">لڳیا</text:p>
      <text:p text:style-name="P1">لڳیاں</text:p>
      <text:p text:style-name="P1">لڳیونے</text:p>
      <text:p text:style-name="P1"><text:soft-page-break/>لڳیُس</text:p>
      <text:p text:style-name="P1">لڳے</text:p>
      <text:p text:style-name="P1">لہا</text:p>
      <text:p text:style-name="P1">لہائی</text:p>
      <text:p text:style-name="P1">لہاوَݨ</text:p>
      <text:p text:style-name="P1">لہاوَݨا</text:p>
      <text:p text:style-name="P1">لہاوے</text:p>
      <text:p text:style-name="P1">لہجے</text:p>
      <text:p text:style-name="P1">لہریں</text:p>
      <text:p text:style-name="P1">لہنٚدئیں</text:p>
      <text:p text:style-name="P1">لہنٚدا</text:p>
      <text:p text:style-name="P1">لہنٚدی</text:p>
      <text:p text:style-name="P1">لہنٚدے</text:p>
      <text:p text:style-name="P1">لہَݨ</text:p>
      <text:p text:style-name="P1">لہٰذا</text:p>
      <text:p text:style-name="P1"><text:soft-page-break/>لہہ</text:p>
      <text:p text:style-name="P1">لہے</text:p>
      <text:p text:style-name="P1">لہݨ</text:p>
      <text:p text:style-name="P1">لیاقت</text:p>
      <text:p text:style-name="P1">لیاہ</text:p>
      <text:p text:style-name="P1">لیقونِیہاتے</text:p>
      <text:p text:style-name="P1">لیلا</text:p>
      <text:p text:style-name="P1">لیلِئیں</text:p>
      <text:p text:style-name="P1">لیلے</text:p>
      <text:p text:style-name="P1">لینے</text:p>
      <text:p text:style-name="P1">لیوا</text:p>
      <text:p text:style-name="P1">لیوی</text:p>
      <text:p text:style-name="P1">لیٹ</text:p>
      <text:p text:style-name="P1">لیٹدے</text:p>
      <text:p text:style-name="P1">لیٹر</text:p>
      <text:p text:style-name="P1"><text:soft-page-break/>لیٹِئے</text:p>
      <text:p text:style-name="P1">لیٹِیا</text:p>
      <text:p text:style-name="P1">لیٹی</text:p>
      <text:p text:style-name="P1">لیٹیا</text:p>
      <text:p text:style-name="P1">لیٹے</text:p>
      <text:p text:style-name="P1">لیٹݨیاں</text:p>
      <text:p text:style-name="P1">لیپ</text:p>
      <text:p text:style-name="P1">لیپا</text:p>
      <text:p text:style-name="P1">لیپے</text:p>
      <text:p text:style-name="P1">لݙَّݨ</text:p>
      <text:p text:style-name="P1">ما</text:p>
      <text:p text:style-name="P1">ماء</text:p>
      <text:p text:style-name="P1">ماءپِیؤُ</text:p>
      <text:p text:style-name="P1">ماء﻿پِیؤ</text:p>
      <text:p text:style-name="P1">ماء﻿پِیؤُ</text:p>
      <text:p text:style-name="P1"><text:soft-page-break/>مائل</text:p>
      <text:p text:style-name="P1">مائی</text:p>
      <text:p text:style-name="P1">مائیرِیں</text:p>
      <text:p text:style-name="P1">ماب</text:p>
      <text:p text:style-name="P1">ماتحت</text:p>
      <text:p text:style-name="P1">ماتم</text:p>
      <text:p text:style-name="P1">ماتمی</text:p>
      <text:p text:style-name="P1">ماتم​کَدہ</text:p>
      <text:p text:style-name="P1">ماجرا</text:p>
      <text:p text:style-name="P1">ماجُوج</text:p>
      <text:p text:style-name="P1">ماحول</text:p>
      <text:p text:style-name="P1">مادائی</text:p>
      <text:p text:style-name="P1">مادری</text:p>
      <text:p text:style-name="P1">مادِیہ</text:p>
      <text:p text:style-name="P1">مادی</text:p>
      <text:p text:style-name="P1"><text:soft-page-break/>مار</text:p>
      <text:p text:style-name="P1">مارئے</text:p>
      <text:p text:style-name="P1">مارتھا</text:p>
      <text:p text:style-name="P1">مارو</text:p>
      <text:p text:style-name="P1">مارَݨ</text:p>
      <text:p text:style-name="P1">مارِئیں</text:p>
      <text:p text:style-name="P1">مارِئے</text:p>
      <text:p text:style-name="P1">مارِیا</text:p>
      <text:p text:style-name="P1">مارِیاں</text:p>
      <text:p text:style-name="P1">مارِیُس</text:p>
      <text:p text:style-name="P1">مارِیں</text:p>
      <text:p text:style-name="P1">مارِیے</text:p>
      <text:p text:style-name="P1">مارہ</text:p>
      <text:p text:style-name="P1">ماری</text:p>
      <text:p text:style-name="P1">ماریا</text:p>
      <text:p text:style-name="P1"><text:soft-page-break/>ماریاکُٹیا</text:p>
      <text:p text:style-name="P1">ماریاں</text:p>
      <text:p text:style-name="P1">ماریا‏</text:p>
      <text:p text:style-name="P1">ماریتاں</text:p>
      <text:p text:style-name="P1">ماریونے</text:p>
      <text:p text:style-name="P1">مارے</text:p>
      <text:p text:style-name="P1">ماسی</text:p>
      <text:p text:style-name="P1">ماشَک</text:p>
      <text:p text:style-name="P1">ماعت</text:p>
      <text:p text:style-name="P1">مافَوقُالٛفِطرَت</text:p>
      <text:p text:style-name="P1">مافَوقُ‎الٛفِطرَت</text:p>
      <text:p text:style-name="P1">مال</text:p>
      <text:p text:style-name="P1">مالا</text:p>
      <text:p text:style-name="P1">مالامال</text:p>
      <text:p text:style-name="P1">مالدار</text:p>
      <text:p text:style-name="P1"><text:soft-page-break/>مالِ</text:p>
      <text:p text:style-name="P1">مالِغنیمت</text:p>
      <text:p text:style-name="P1">مالِک</text:p>
      <text:p text:style-name="P1">مالِکا</text:p>
      <text:p text:style-name="P1">مالِکیں</text:p>
      <text:p text:style-name="P1">مالِ﻿غنیمت</text:p>
      <text:p text:style-name="P1">مالِ﻿غنیمَت</text:p>
      <text:p text:style-name="P1">مالٹا</text:p>
      <text:p text:style-name="P1">مالک</text:p>
      <text:p text:style-name="P1">مالکِݨ</text:p>
      <text:p text:style-name="P1">مالکیں</text:p>
      <text:p text:style-name="P1">مالھی</text:p>
      <text:p text:style-name="P1">مالی</text:p>
      <text:p text:style-name="P1">مال‎مَݙی</text:p>
      <text:p text:style-name="P1">ماما</text:p>
      <text:p text:style-name="P1"><text:soft-page-break/>مامے</text:p>
      <text:p text:style-name="P1">مانحت</text:p>
      <text:p text:style-name="P1">مانٚج</text:p>
      <text:p text:style-name="P1">مانٚدہ</text:p>
      <text:p text:style-name="P1">مانٚدے</text:p>
      <text:p text:style-name="P1">ماکھی</text:p>
      <text:p text:style-name="P1">ماہر</text:p>
      <text:p text:style-name="P1">ماہوار</text:p>
      <text:p text:style-name="P1">ماہواری</text:p>
      <text:p text:style-name="P1">ماہِر</text:p>
      <text:p text:style-name="P1">مایُوس</text:p>
      <text:p text:style-name="P1">مبعُوث</text:p>
      <text:p text:style-name="P1">متات</text:p>
      <text:p text:style-name="P1">متاثر</text:p>
      <text:p text:style-name="P1">متاع</text:p>
      <text:p text:style-name="P1"><text:soft-page-break/>متتیاہ</text:p>
      <text:p text:style-name="P1">مترائی</text:p>
      <text:p text:style-name="P1">متعددی</text:p>
      <text:p text:style-name="P1">متن</text:p>
      <text:p text:style-name="P1">متوجہ</text:p>
      <text:p text:style-name="P1">متُوسائیل</text:p>
      <text:p text:style-name="P1">متُوشلخ</text:p>
      <text:p text:style-name="P1">متّاں</text:p>
      <text:p text:style-name="P1">متّھا</text:p>
      <text:p text:style-name="P1">متّھے</text:p>
      <text:p text:style-name="P1">متّیٰ</text:p>
      <text:p text:style-name="P1">متّیٰایہ</text:p>
      <text:p text:style-name="P1">متھے</text:p>
      <text:p text:style-name="P1">متیاس</text:p>
      <text:p text:style-name="P1">مثال</text:p>
      <text:p text:style-name="P1"><text:soft-page-break/>مثالاں</text:p>
      <text:p text:style-name="P1">مثلًا</text:p>
      <text:p text:style-name="P1">مجبُور</text:p>
      <text:p text:style-name="P1">مجبُورًا</text:p>
      <text:p text:style-name="P1">مجدان</text:p>
      <text:p text:style-name="P1">مجدایل</text:p>
      <text:p text:style-name="P1">مجدلی</text:p>
      <text:p text:style-name="P1">مجدول</text:p>
      <text:p text:style-name="P1">مجدَلہ</text:p>
      <text:p text:style-name="P1">مجرم</text:p>
      <text:p text:style-name="P1">مجسمِئیں</text:p>
      <text:p text:style-name="P1">مجسمہ</text:p>
      <text:p text:style-name="P1">مجسمے</text:p>
      <text:p text:style-name="P1">مجمعے</text:p>
      <text:p text:style-name="P1">مجمَع</text:p>
      <text:p text:style-name="P1"><text:soft-page-break/>مجمَعے</text:p>
      <text:p text:style-name="P1">مجمُوعہ</text:p>
      <text:p text:style-name="P1">مجنوں</text:p>
      <text:p text:style-name="P1">محافظ</text:p>
      <text:p text:style-name="P1">محبت</text:p>
      <text:p text:style-name="P1">محبوبہ</text:p>
      <text:p text:style-name="P1">محبُوب</text:p>
      <text:p text:style-name="P1">محبُوبترِین</text:p>
      <text:p text:style-name="P1">محبّب</text:p>
      <text:p text:style-name="P1">محبّت</text:p>
      <text:p text:style-name="P1">محبَّت</text:p>
      <text:p text:style-name="P1">محتاج</text:p>
      <text:p text:style-name="P1">محتاجیں</text:p>
      <text:p text:style-name="P1">محتاط</text:p>
      <text:p text:style-name="P1">محروم</text:p>
      <text:p text:style-name="P1"><text:soft-page-break/>محرُوم</text:p>
      <text:p text:style-name="P1">محسُوس</text:p>
      <text:p text:style-name="P1">محشر</text:p>
      <text:p text:style-name="P1">محض</text:p>
      <text:p text:style-name="P1">محفوظ</text:p>
      <text:p text:style-name="P1">محفُوظ</text:p>
      <text:p text:style-name="P1">محل</text:p>
      <text:p text:style-name="P1">محلون</text:p>
      <text:p text:style-name="P1">محلی</text:p>
      <text:p text:style-name="P1">محنائم</text:p>
      <text:p text:style-name="P1">محنت</text:p>
      <text:p text:style-name="P1">محنّت</text:p>
      <text:p text:style-name="P1">محُویائیل</text:p>
      <text:p text:style-name="P1">مخاطب</text:p>
      <text:p text:style-name="P1">مخزن</text:p>
      <text:p text:style-name="P1"><text:soft-page-break/>مخصوص</text:p>
      <text:p text:style-name="P1">مخصُوص</text:p>
      <text:p text:style-name="P1">مخلُوق</text:p>
      <text:p text:style-name="P1">مخواہ</text:p>
      <text:p text:style-name="P1">مداخلت</text:p>
      <text:p text:style-name="P1">مدت</text:p>
      <text:p text:style-name="P1">مدد</text:p>
      <text:p text:style-name="P1">مددگار</text:p>
      <text:p text:style-name="P1">مذاق</text:p>
      <text:p text:style-name="P1">مذاقاں</text:p>
      <text:p text:style-name="P1">مذاقًا</text:p>
      <text:p text:style-name="P1">مذاہِب</text:p>
      <text:p text:style-name="P1">مذہب</text:p>
      <text:p text:style-name="P1">مذہبی</text:p>
      <text:p text:style-name="P1">مذہَب</text:p>
      <text:p text:style-name="P1"><text:soft-page-break/>مر</text:p>
      <text:p text:style-name="P1">مراری</text:p>
      <text:p text:style-name="P1">مراہے</text:p>
      <text:p text:style-name="P1">مرتبان</text:p>
      <text:p text:style-name="P1">مرتبہ</text:p>
      <text:p text:style-name="P1">مرحوم</text:p>
      <text:p text:style-name="P1">مرحُوم</text:p>
      <text:p text:style-name="P1">مرد</text:p>
      <text:p text:style-name="P1">مردا</text:p>
      <text:p text:style-name="P1">مردُم</text:p>
      <text:p text:style-name="P1">مردُمشُماری</text:p>
      <text:p text:style-name="P1">مردُم﻿شُماری</text:p>
      <text:p text:style-name="P1">مردیں</text:p>
      <text:p text:style-name="P1">مردے</text:p>
      <text:p text:style-name="P1">مرساں</text:p>
      <text:p text:style-name="P1"><text:soft-page-break/>مرسو</text:p>
      <text:p text:style-name="P1">مرسِن</text:p>
      <text:p text:style-name="P1">مرسی</text:p>
      <text:p text:style-name="P1">مرض</text:p>
      <text:p text:style-name="P1">مرضی</text:p>
      <text:p text:style-name="P1">مروا</text:p>
      <text:p text:style-name="P1">مروائے</text:p>
      <text:p text:style-name="P1">مرواوَݨ</text:p>
      <text:p text:style-name="P1">مرواوے</text:p>
      <text:p text:style-name="P1">مروڑ</text:p>
      <text:p text:style-name="P1">مروڑی</text:p>
      <text:p text:style-name="P1">مرَݨ</text:p>
      <text:p text:style-name="P1">مرُوڑ</text:p>
      <text:p text:style-name="P1">مرُوں</text:p>
      <text:p text:style-name="P1">مرِیبہ</text:p>
      <text:p text:style-name="P1"><text:soft-page-break/>مرِیض</text:p>
      <text:p text:style-name="P1">مرِیضیں</text:p>
      <text:p text:style-name="P1">مرَّݨ</text:p>
      <text:p text:style-name="P1">مرُّوں</text:p>
      <text:p text:style-name="P1">مرکز</text:p>
      <text:p text:style-name="P1">مرکزی</text:p>
      <text:p text:style-name="P1">مریبہ</text:p>
      <text:p text:style-name="P1">مریساں</text:p>
      <text:p text:style-name="P1">مریسو</text:p>
      <text:p text:style-name="P1">مریسِن</text:p>
      <text:p text:style-name="P1">مریسی</text:p>
      <text:p text:style-name="P1">مریسیں</text:p>
      <text:p text:style-name="P1">مریضیں</text:p>
      <text:p text:style-name="P1">مریم</text:p>
      <text:p text:style-name="P1">مریمؑ</text:p>
      <text:p text:style-name="P1"><text:soft-page-break/>مرینٚدا</text:p>
      <text:p text:style-name="P1">مرینٚدِئیں</text:p>
      <text:p text:style-name="P1">مرینٚدِن</text:p>
      <text:p text:style-name="P1">مرینٚدِیں</text:p>
      <text:p text:style-name="P1">مرینٚدی</text:p>
      <text:p text:style-name="P1">مرینٚدے</text:p>
      <text:p text:style-name="P1">مرے</text:p>
      <text:p text:style-name="P1">مزا</text:p>
      <text:p text:style-name="P1">مزاج</text:p>
      <text:p text:style-name="P1">مزار</text:p>
      <text:p text:style-name="P1">مزاراں</text:p>
      <text:p text:style-name="P1">مزدُور</text:p>
      <text:p text:style-name="P1">مزدُوری</text:p>
      <text:p text:style-name="P1">مزدُوریں</text:p>
      <text:p text:style-name="P1">مزِید</text:p>
      <text:p text:style-name="P1"><text:soft-page-break/>مزہ</text:p>
      <text:p text:style-name="P1">مزید</text:p>
      <text:p text:style-name="P1">مزیدار</text:p>
      <text:p text:style-name="P1">مزے</text:p>
      <text:p text:style-name="P1">مزےدار</text:p>
      <text:p text:style-name="P1">مسئلِئیں</text:p>
      <text:p text:style-name="P1">مسئلہ</text:p>
      <text:p text:style-name="P1">مسئلیں</text:p>
      <text:p text:style-name="P1">مسئلے</text:p>
      <text:p text:style-name="P1">مسائل</text:p>
      <text:p text:style-name="P1">مسالہ</text:p>
      <text:p text:style-name="P1">مستقل</text:p>
      <text:p text:style-name="P1">مسح</text:p>
      <text:p text:style-name="P1">مسریقہ</text:p>
      <text:p text:style-name="P1">مسلئہ</text:p>
      <text:p text:style-name="P1"><text:soft-page-break/>مسلسل</text:p>
      <text:p text:style-name="P1">مسوپتامیہ</text:p>
      <text:p text:style-name="P1">مسّہ</text:p>
      <text:p text:style-name="P1">مسکِین</text:p>
      <text:p text:style-name="P1">مسہ</text:p>
      <text:p text:style-name="P1">مشرق</text:p>
      <text:p text:style-name="P1">مشرقی</text:p>
      <text:p text:style-name="P1">مشعل</text:p>
      <text:p text:style-name="P1">مشعلاں</text:p>
      <text:p text:style-name="P1">مشغُول</text:p>
      <text:p text:style-name="P1">مشورے</text:p>
      <text:p text:style-name="P1">مشوَرہ</text:p>
      <text:p text:style-name="P1">مشکِیزہ</text:p>
      <text:p text:style-name="P1">مشکِیزے</text:p>
      <text:p text:style-name="P1">مشہُور</text:p>
      <text:p text:style-name="P1"><text:soft-page-break/>مصر</text:p>
      <text:p text:style-name="P1">مصرُوف</text:p>
      <text:p text:style-name="P1">مصلحت</text:p>
      <text:p text:style-name="P1">مضبُوط</text:p>
      <text:p text:style-name="P1">مضبُوطی</text:p>
      <text:p text:style-name="P1">مضمُون</text:p>
      <text:p text:style-name="P1">مطالبہ</text:p>
      <text:p text:style-name="P1">مطرید</text:p>
      <text:p text:style-name="P1">مطلب</text:p>
      <text:p text:style-name="P1">مظاہرِ</text:p>
      <text:p text:style-name="P1">مظلومی</text:p>
      <text:p text:style-name="P1">مظلُوم</text:p>
      <text:p text:style-name="P1">مظلُومیں</text:p>
      <text:p text:style-name="P1">مظہر</text:p>
      <text:p text:style-name="P1">مظہرِ</text:p>
      <text:p text:style-name="P1"><text:soft-page-break/>مظہرِخُدا</text:p>
      <text:p text:style-name="P1">معائنہ</text:p>
      <text:p text:style-name="P1">معاف</text:p>
      <text:p text:style-name="P1">معافی</text:p>
      <text:p text:style-name="P1">معاملِئیں</text:p>
      <text:p text:style-name="P1">معاملہ</text:p>
      <text:p text:style-name="P1">معاملے</text:p>
      <text:p text:style-name="P1">معامِلئیں</text:p>
      <text:p text:style-name="P1">معاوضہ</text:p>
      <text:p text:style-name="P1">معاوِن</text:p>
      <text:p text:style-name="P1">معاہدے</text:p>
      <text:p text:style-name="P1">معبود</text:p>
      <text:p text:style-name="P1">معبودیں</text:p>
      <text:p text:style-name="P1">معبُود</text:p>
      <text:p text:style-name="P1">معبُودی</text:p>
      <text:p text:style-name="P1"><text:soft-page-break/>معبُودیں</text:p>
      <text:p text:style-name="P1">معجزئیں</text:p>
      <text:p text:style-name="P1">معجزہ</text:p>
      <text:p text:style-name="P1">معجزے</text:p>
      <text:p text:style-name="P1">معذرَت</text:p>
      <text:p text:style-name="P1">معرفت</text:p>
      <text:p text:style-name="P1">معرُوف</text:p>
      <text:p text:style-name="P1">معصُوم</text:p>
      <text:p text:style-name="P1">معلوم</text:p>
      <text:p text:style-name="P1">معلُوم</text:p>
      <text:p text:style-name="P1">معمولی</text:p>
      <text:p text:style-name="P1">معمُور</text:p>
      <text:p text:style-name="P1">معمُولی</text:p>
      <text:p text:style-name="P1">معنوی</text:p>
      <text:p text:style-name="P1">معنی</text:p>
      <text:p text:style-name="P1"><text:soft-page-break/>معیار</text:p>
      <text:p text:style-name="P1">مغرب</text:p>
      <text:p text:style-name="P1">مغربی</text:p>
      <text:p text:style-name="P1">مغرُور</text:p>
      <text:p text:style-name="P1">مغرُوری</text:p>
      <text:p text:style-name="P1">مغرُوریں</text:p>
      <text:p text:style-name="P1">مغرِب</text:p>
      <text:p text:style-name="P1">مغفرت</text:p>
      <text:p text:style-name="P1">مفلس</text:p>
      <text:p text:style-name="P1">مفلسیں</text:p>
      <text:p text:style-name="P1">مقابل</text:p>
      <text:p text:style-name="P1">مقام</text:p>
      <text:p text:style-name="P1">مقامی</text:p>
      <text:p text:style-name="P1">مقبرہ</text:p>
      <text:p text:style-name="P1">مقبرے</text:p>
      <text:p text:style-name="P1"><text:soft-page-break/>مقبُول</text:p>
      <text:p text:style-name="P1">مقتول</text:p>
      <text:p text:style-name="P1">مقتولیں</text:p>
      <text:p text:style-name="P1">مقدار</text:p>
      <text:p text:style-name="P1">مقدُونِیہ</text:p>
      <text:p text:style-name="P1">مقدُونِیہصُوبے</text:p>
      <text:p text:style-name="P1">مقرر</text:p>
      <text:p text:style-name="P1">مقررہ</text:p>
      <text:p text:style-name="P1">مقروض</text:p>
      <text:p text:style-name="P1">مقرُوض</text:p>
      <text:p text:style-name="P1">مقصد</text:p>
      <text:p text:style-name="P1">مل</text:p>
      <text:p text:style-name="P1">ملاح</text:p>
      <text:p text:style-name="P1">ملاحیں</text:p>
      <text:p text:style-name="P1">ملامت</text:p>
      <text:p text:style-name="P1"><text:soft-page-break/>ملامَت</text:p>
      <text:p text:style-name="P1">ملاوٹ</text:p>
      <text:p text:style-name="P1">ملزم</text:p>
      <text:p text:style-name="P1">ملعون</text:p>
      <text:p text:style-name="P1">ململ</text:p>
      <text:p text:style-name="P1">ملوِث</text:p>
      <text:p text:style-name="P1">ملِّن</text:p>
      <text:p text:style-name="P1">ملّے</text:p>
      <text:p text:style-name="P1">ملک</text:p>
      <text:p text:style-name="P1">ملکِیَّت</text:p>
      <text:p text:style-name="P1">ملکۂ</text:p>
      <text:p text:style-name="P1">ملکی</text:p>
      <text:p text:style-name="P1">ملکیت</text:p>
      <text:p text:style-name="P1">ملیتُس</text:p>
      <text:p text:style-name="P1">ممانت</text:p>
      <text:p text:style-name="P1"><text:soft-page-break/>ممانعت</text:p>
      <text:p text:style-name="P1">ممنوع</text:p>
      <text:p text:style-name="P1">ممنُوع</text:p>
      <text:p text:style-name="P1">ممکِن</text:p>
      <text:p text:style-name="P1">من</text:p>
      <text:p text:style-name="P1">منا</text:p>
      <text:p text:style-name="P1">مناؤ</text:p>
      <text:p text:style-name="P1">مناؤُں</text:p>
      <text:p text:style-name="P1">منائی</text:p>
      <text:p text:style-name="P1">مناحِم</text:p>
      <text:p text:style-name="P1">مناسب</text:p>
      <text:p text:style-name="P1">مناسون</text:p>
      <text:p text:style-name="P1">منافع</text:p>
      <text:p text:style-name="P1">مناوَݨ</text:p>
      <text:p text:style-name="P1">مناوے</text:p>
      <text:p text:style-name="P1"><text:soft-page-break/>مناہے</text:p>
      <text:p text:style-name="P1">منایا</text:p>
      <text:p text:style-name="P1">منتر</text:p>
      <text:p text:style-name="P1">مند</text:p>
      <text:p text:style-name="P1">منزل</text:p>
      <text:p text:style-name="P1">منزلت</text:p>
      <text:p text:style-name="P1">منزلہ</text:p>
      <text:p text:style-name="P1">منسوب</text:p>
      <text:p text:style-name="P1">منسُوخ</text:p>
      <text:p text:style-name="P1">منسّیٰ</text:p>
      <text:p text:style-name="P1">منشاء</text:p>
      <text:p text:style-name="P1">منصب</text:p>
      <text:p text:style-name="P1">منصُوبہ</text:p>
      <text:p text:style-name="P1">منصُوبے</text:p>
      <text:p text:style-name="P1">منطقی</text:p>
      <text:p text:style-name="P1"><text:soft-page-break/>منطِق</text:p>
      <text:p text:style-name="P1">منظر</text:p>
      <text:p text:style-name="P1">منظُور</text:p>
      <text:p text:style-name="P1">منظُورِ</text:p>
      <text:p text:style-name="P1">منظُورِ﻿نظر</text:p>
      <text:p text:style-name="P1">منظُوری</text:p>
      <text:p text:style-name="P1">منع</text:p>
      <text:p text:style-name="P1">منَسِئیں</text:p>
      <text:p text:style-name="P1">منَسی</text:p>
      <text:p text:style-name="P1">منَع</text:p>
      <text:p text:style-name="P1">منَݨ</text:p>
      <text:p text:style-name="P1">منُوں</text:p>
      <text:p text:style-name="P1">منِن</text:p>
      <text:p text:style-name="P1">منّ</text:p>
      <text:p text:style-name="P1">منّسی</text:p>
      <text:p text:style-name="P1"><text:soft-page-break/>منّو</text:p>
      <text:p text:style-name="P1">منَّت</text:p>
      <text:p text:style-name="P1">منَّݨ</text:p>
      <text:p text:style-name="P1">منّی</text:p>
      <text:p text:style-name="P1">منٚبَع</text:p>
      <text:p text:style-name="P1">منٚد</text:p>
      <text:p text:style-name="P1">منٚدا</text:p>
      <text:p text:style-name="P1">منٚدر</text:p>
      <text:p text:style-name="P1">منٚدرجہ</text:p>
      <text:p text:style-name="P1">منٚدریں</text:p>
      <text:p text:style-name="P1">منٚگ</text:p>
      <text:p text:style-name="P1">منٚگاں</text:p>
      <text:p text:style-name="P1">منٚگاہے</text:p>
      <text:p text:style-name="P1">منٚگدا</text:p>
      <text:p text:style-name="P1">منٚگداں</text:p>
      <text:p text:style-name="P1"><text:soft-page-break/>منٚگدُوں</text:p>
      <text:p text:style-name="P1">منٚگدی</text:p>
      <text:p text:style-name="P1">منٚگدیں</text:p>
      <text:p text:style-name="P1">منٚگدے</text:p>
      <text:p text:style-name="P1">منٚگسو</text:p>
      <text:p text:style-name="P1">منٚگو</text:p>
      <text:p text:style-name="P1">منٚگوا</text:p>
      <text:p text:style-name="P1">منٚگَݨ</text:p>
      <text:p text:style-name="P1">منٚگِئے</text:p>
      <text:p text:style-name="P1">منٚگھ</text:p>
      <text:p text:style-name="P1">منٚگی</text:p>
      <text:p text:style-name="P1">منٚگیونے</text:p>
      <text:p text:style-name="P1">منٚگیُس</text:p>
      <text:p text:style-name="P1">منٚگیں</text:p>
      <text:p text:style-name="P1">منٚگے</text:p>
      <text:p text:style-name="P1"><text:soft-page-break/>منٚگݨی</text:p>
      <text:p text:style-name="P1">منٚڳَݨ</text:p>
      <text:p text:style-name="P1">منٚڳݨی</text:p>
      <text:p text:style-name="P1">منکُوحہ</text:p>
      <text:p text:style-name="P1">منیا</text:p>
      <text:p text:style-name="P1">منیسو</text:p>
      <text:p text:style-name="P1">منیسِن</text:p>
      <text:p text:style-name="P1">منیسی</text:p>
      <text:p text:style-name="P1">منینٚدا</text:p>
      <text:p text:style-name="P1">منینٚداں</text:p>
      <text:p text:style-name="P1">منینٚدِن</text:p>
      <text:p text:style-name="P1">منینٚدِیں</text:p>
      <text:p text:style-name="P1">منینٚدی</text:p>
      <text:p text:style-name="P1">منینٚدے</text:p>
      <text:p text:style-name="P1">منیںٚدا</text:p>
      <text:p text:style-name="P1"><text:soft-page-break/>موآب</text:p>
      <text:p text:style-name="P1">موآبِئیں</text:p>
      <text:p text:style-name="P1">موآبی</text:p>
      <text:p text:style-name="P1">موئی</text:p>
      <text:p text:style-name="P1">موئیں</text:p>
      <text:p text:style-name="P1">موئے</text:p>
      <text:p text:style-name="P1">موت</text:p>
      <text:p text:style-name="P1">موتِئیں</text:p>
      <text:p text:style-name="P1">موتی</text:p>
      <text:p text:style-name="P1">موجود</text:p>
      <text:p text:style-name="P1">موجودگی</text:p>
      <text:p text:style-name="P1">موجُود</text:p>
      <text:p text:style-name="P1">موذی</text:p>
      <text:p text:style-name="P1">مورت</text:p>
      <text:p text:style-name="P1">مورتاں</text:p>
      <text:p text:style-name="P1"><text:soft-page-break/>مورتِئیں</text:p>
      <text:p text:style-name="P1">مورتیں</text:p>
      <text:p text:style-name="P1">مورہ</text:p>
      <text:p text:style-name="P1">موریاہ</text:p>
      <text:p text:style-name="P1">موزی</text:p>
      <text:p text:style-name="P1">موسم</text:p>
      <text:p text:style-name="P1">موسمِ</text:p>
      <text:p text:style-name="P1">موسمیں</text:p>
      <text:p text:style-name="P1">موسوی</text:p>
      <text:p text:style-name="P1">موسی</text:p>
      <text:p text:style-name="P1">موسیرہ</text:p>
      <text:p text:style-name="P1">موسیٰ</text:p>
      <text:p text:style-name="P1">موسیٰؑ</text:p>
      <text:p text:style-name="P1">موشی</text:p>
      <text:p text:style-name="P1">موضُوع</text:p>
      <text:p text:style-name="P1"><text:soft-page-break/>موعُود</text:p>
      <text:p text:style-name="P1">موقع</text:p>
      <text:p text:style-name="P1">موقعِئیں</text:p>
      <text:p text:style-name="P1">موقعہ</text:p>
      <text:p text:style-name="P1">موقعیں</text:p>
      <text:p text:style-name="P1">موقعے</text:p>
      <text:p text:style-name="P1">مولک</text:p>
      <text:p text:style-name="P1">مولیک</text:p>
      <text:p text:style-name="P1">مومن</text:p>
      <text:p text:style-name="P1">مومنِین</text:p>
      <text:p text:style-name="P1">مومنہ</text:p>
      <text:p text:style-name="P1">مومنین</text:p>
      <text:p text:style-name="P1">مومنیں</text:p>
      <text:p text:style-name="P1">مومِن</text:p>
      <text:p text:style-name="P1">مونٚڈھِئیں</text:p>
      <text:p text:style-name="P1"><text:soft-page-break/>موٹا</text:p>
      <text:p text:style-name="P1">موٹِئیں</text:p>
      <text:p text:style-name="P1">موٹیاں</text:p>
      <text:p text:style-name="P1">موٹے</text:p>
      <text:p text:style-name="P1">موڑ</text:p>
      <text:p text:style-name="P1">موڑو</text:p>
      <text:p text:style-name="P1">مویا</text:p>
      <text:p text:style-name="P1">مویشِئیں</text:p>
      <text:p text:style-name="P1">مویشی</text:p>
      <text:p text:style-name="P1">مَتاں</text:p>
      <text:p text:style-name="P1">مَتتاہ</text:p>
      <text:p text:style-name="P1">مَتتیاہ</text:p>
      <text:p text:style-name="P1">مَترائے</text:p>
      <text:p text:style-name="P1">مَتِھئیں</text:p>
      <text:p text:style-name="P1">مَتّ</text:p>
      <text:p text:style-name="P1"><text:soft-page-break/>مَتّان</text:p>
      <text:p text:style-name="P1">مَتّھے</text:p>
      <text:p text:style-name="P1">مَحرَم</text:p>
      <text:p text:style-name="P1">مَحلَت</text:p>
      <text:p text:style-name="P1">مَحلیں</text:p>
      <text:p text:style-name="P1">مَحٛرَم</text:p>
      <text:p text:style-name="P1">مَخلُوقات</text:p>
      <text:p text:style-name="P1">مَر</text:p>
      <text:p text:style-name="P1">مَردا</text:p>
      <text:p text:style-name="P1">مَرداں</text:p>
      <text:p text:style-name="P1">مَردِئیں</text:p>
      <text:p text:style-name="P1">مَردیں</text:p>
      <text:p text:style-name="P1">مَردے</text:p>
      <text:p text:style-name="P1">مَرسو</text:p>
      <text:p text:style-name="P1">مَرسِن</text:p>
      <text:p text:style-name="P1"><text:soft-page-break/>مَرسیں</text:p>
      <text:p text:style-name="P1">مَرمَسائیں</text:p>
      <text:p text:style-name="P1">مَروڑیُس</text:p>
      <text:p text:style-name="P1">مَروں</text:p>
      <text:p text:style-name="P1">مَرُوڑ</text:p>
      <text:p text:style-name="P1">مَرُڑِئے</text:p>
      <text:p text:style-name="P1">مَریسی</text:p>
      <text:p text:style-name="P1">مَرینٚداں</text:p>
      <text:p text:style-name="P1">مَرینٚدِن</text:p>
      <text:p text:style-name="P1">مَرینٚدے</text:p>
      <text:p text:style-name="P1">مَرݨا</text:p>
      <text:p text:style-name="P1">مَست</text:p>
      <text:p text:style-name="P1">مَستی</text:p>
      <text:p text:style-name="P1">مَسَک</text:p>
      <text:p text:style-name="P1">مَسّا</text:p>
      <text:p text:style-name="P1"><text:soft-page-break/>مَسّہ</text:p>
      <text:p text:style-name="P1">مَشکاں</text:p>
      <text:p text:style-name="P1">مَشکیں</text:p>
      <text:p text:style-name="P1">مَضبُوط</text:p>
      <text:p text:style-name="P1">مَظہرِ</text:p>
      <text:p text:style-name="P1">مَع</text:p>
      <text:p text:style-name="P1">مَعبُود</text:p>
      <text:p text:style-name="P1">مَعذوری</text:p>
      <text:p text:style-name="P1">مَعَکہ</text:p>
      <text:p text:style-name="P1">مَقدِس</text:p>
      <text:p text:style-name="P1">مَل</text:p>
      <text:p text:style-name="P1">مَلاہے</text:p>
      <text:p text:style-name="P1">مَلخُس</text:p>
      <text:p text:style-name="P1">مَلِک</text:p>
      <text:p text:style-name="P1">مَلَّݨ</text:p>
      <text:p text:style-name="P1"><text:soft-page-break/>مَلّے</text:p>
      <text:p text:style-name="P1">مَلکہ</text:p>
      <text:p text:style-name="P1">مَلکی</text:p>
      <text:p text:style-name="P1">مَلکی​ایل</text:p>
      <text:p text:style-name="P1">مَلک﻿المَوت</text:p>
      <text:p text:style-name="P1">مَلہ</text:p>
      <text:p text:style-name="P1">مَلی</text:p>
      <text:p text:style-name="P1">مَلیئے</text:p>
      <text:p text:style-name="P1">مَلیا</text:p>
      <text:p text:style-name="P1">مَمَر</text:p>
      <text:p text:style-name="P1">مَن</text:p>
      <text:p text:style-name="P1">مَناوِن</text:p>
      <text:p text:style-name="P1">مَناہے</text:p>
      <text:p text:style-name="P1">مَنایا</text:p>
      <text:p text:style-name="P1">مَنتاں</text:p>
      <text:p text:style-name="P1"><text:soft-page-break/>مَنتّاں</text:p>
      <text:p text:style-name="P1">مَنتَّیں</text:p>
      <text:p text:style-name="P1">مَنتّیں</text:p>
      <text:p text:style-name="P1">مَنسُوب</text:p>
      <text:p text:style-name="P1">مَنو</text:p>
      <text:p text:style-name="P1">مَنوتِیاں</text:p>
      <text:p text:style-name="P1">مَنوتی</text:p>
      <text:p text:style-name="P1">مَنِئیں</text:p>
      <text:p text:style-name="P1">مَنِئے</text:p>
      <text:p text:style-name="P1">مَنِن</text:p>
      <text:p text:style-name="P1">مَنِیا</text:p>
      <text:p text:style-name="P1">مَنِینٚدی</text:p>
      <text:p text:style-name="P1">مَنّ</text:p>
      <text:p text:style-name="P1">مَنّسی</text:p>
      <text:p text:style-name="P1">مَنّو</text:p>
      <text:p text:style-name="P1"><text:soft-page-break/>مَنَّت</text:p>
      <text:p text:style-name="P1">مَنَّتیں</text:p>
      <text:p text:style-name="P1">مَنّی</text:p>
      <text:p text:style-name="P1">مَنّ﻿وسَلویٰ</text:p>
      <text:p text:style-name="P1">مَنٚبرا</text:p>
      <text:p text:style-name="P1">مَنٚبرے</text:p>
      <text:p text:style-name="P1">مَنٚد</text:p>
      <text:p text:style-name="P1">مَنٚگاہے</text:p>
      <text:p text:style-name="P1">مَنٚگدِئیں</text:p>
      <text:p text:style-name="P1">مَنٚگدِن</text:p>
      <text:p text:style-name="P1">مَنٚگدِیں</text:p>
      <text:p text:style-name="P1">مَنٚگسو</text:p>
      <text:p text:style-name="P1">مَنٚگو</text:p>
      <text:p text:style-name="P1">مَنٚگوایا</text:p>
      <text:p text:style-name="P1">مَنٚگِن</text:p>
      <text:p text:style-name="P1"><text:soft-page-break/>مَنٚگی</text:p>
      <text:p text:style-name="P1">مَنٚگیا</text:p>
      <text:p text:style-name="P1">مَنٚگینٚدی</text:p>
      <text:p text:style-name="P1">مَنٚگیونے</text:p>
      <text:p text:style-name="P1">مَنٚگے</text:p>
      <text:p text:style-name="P1">مَنکُوحہ</text:p>
      <text:p text:style-name="P1">مَنگسو</text:p>
      <text:p text:style-name="P1">مَنگو</text:p>
      <text:p text:style-name="P1">مَنگے</text:p>
      <text:p text:style-name="P1">مَنڳݨ</text:p>
      <text:p text:style-name="P1">مَنی</text:p>
      <text:p text:style-name="P1">مَنیدا</text:p>
      <text:p text:style-name="P1">مَنیسو</text:p>
      <text:p text:style-name="P1">مَنیسُوں</text:p>
      <text:p text:style-name="P1">مَنیسی</text:p>
      <text:p text:style-name="P1"><text:soft-page-break/>مَنینٚدا</text:p>
      <text:p text:style-name="P1">مَنینٚداں</text:p>
      <text:p text:style-name="P1">مَنینٚدِن</text:p>
      <text:p text:style-name="P1">مَنینٚدی</text:p>
      <text:p text:style-name="P1">مَنینٚدے</text:p>
      <text:p text:style-name="P1">مَنیونے</text:p>
      <text:p text:style-name="P1">مَنے</text:p>
      <text:p text:style-name="P1">مَنݨا</text:p>
      <text:p text:style-name="P1">مَوت</text:p>
      <text:p text:style-name="P1">مَوتوحیات</text:p>
      <text:p text:style-name="P1">مَوجُود</text:p>
      <text:p text:style-name="P1">مَوجُودگی</text:p>
      <text:p text:style-name="P1">مَوجُودہ</text:p>
      <text:p text:style-name="P1">مَوقع</text:p>
      <text:p text:style-name="P1">مَوقعے</text:p>
      <text:p text:style-name="P1"><text:soft-page-break/>مَوقَع</text:p>
      <text:p text:style-name="P1">مَوقِعیں</text:p>
      <text:p text:style-name="P1">مَولا</text:p>
      <text:p text:style-name="P1">مَوہری</text:p>
      <text:p text:style-name="P1">مَٹ</text:p>
      <text:p text:style-name="P1">مَٹّ</text:p>
      <text:p text:style-name="P1">مَٹکِئیں</text:p>
      <text:p text:style-name="P1">مَٹکے</text:p>
      <text:p text:style-name="P1">مَچ</text:p>
      <text:p text:style-name="P1">مَچِّھئیں</text:p>
      <text:p text:style-name="P1">مَچھریں</text:p>
      <text:p text:style-name="P1">مَڑھ</text:p>
      <text:p text:style-name="P1">مَڑھئے</text:p>
      <text:p text:style-name="P1">مَڑھاہے</text:p>
      <text:p text:style-name="P1">مَڑھو</text:p>
      <text:p text:style-name="P1"><text:soft-page-break/>مَڑھیا</text:p>
      <text:p text:style-name="P1">مَڑھیونے</text:p>
      <text:p text:style-name="P1">مَڑھیُس</text:p>
      <text:p text:style-name="P1">مَکفِیلہ</text:p>
      <text:p text:style-name="P1">مَکِھئیں</text:p>
      <text:p text:style-name="P1">مَکَّر</text:p>
      <text:p text:style-name="P1">مَکِّھئیں</text:p>
      <text:p text:style-name="P1">مَگے</text:p>
      <text:p text:style-name="P1">مَںٚدے</text:p>
      <text:p text:style-name="P1">مَںٚڈے</text:p>
      <text:p text:style-name="P1">مَںٚگدا</text:p>
      <text:p text:style-name="P1">مَںٚݙے</text:p>
      <text:p text:style-name="P1">مَںگوا</text:p>
      <text:p text:style-name="P1">مَہر</text:p>
      <text:p text:style-name="P1">مَہِینہ</text:p>
      <text:p text:style-name="P1"><text:soft-page-break/>مَہِینہتُہاݙے</text:p>
      <text:p text:style-name="P1">مَہِینے</text:p>
      <text:p text:style-name="P1">مَیدان</text:p>
      <text:p text:style-name="P1">مَیدہ</text:p>
      <text:p text:style-name="P1">مَیدے</text:p>
      <text:p text:style-name="P1">مَیرِیں</text:p>
      <text:p text:style-name="P1">مَیلا</text:p>
      <text:p text:style-name="P1">مَیلی</text:p>
      <text:p text:style-name="P1">مَیلے</text:p>
      <text:p text:style-name="P1">مَیکوں</text:p>
      <text:p text:style-name="P1">مَیکُوں</text:p>
      <text:p text:style-name="P1">مَیں</text:p>
      <text:p text:style-name="P1">مَیݙا</text:p>
      <text:p text:style-name="P1">مَیݙو</text:p>
      <text:p text:style-name="P1">مَیݙِئیں</text:p>
      <text:p text:style-name="P1"><text:soft-page-break/>مَیݙی</text:p>
      <text:p text:style-name="P1">مَیݙیاں</text:p>
      <text:p text:style-name="P1">مَیݙے</text:p>
      <text:p text:style-name="P1">مَے</text:p>
      <text:p text:style-name="P1">مَݙّی</text:p>
      <text:p text:style-name="P1">مَݨ</text:p>
      <text:p text:style-name="P1">مُؤَثّر</text:p>
      <text:p text:style-name="P1">مُباحثے</text:p>
      <text:p text:style-name="P1">مُبارَک</text:p>
      <text:p text:style-name="P1">مُبارک</text:p>
      <text:p text:style-name="P1">مُبارکباد</text:p>
      <text:p text:style-name="P1">مُبتلا</text:p>
      <text:p text:style-name="P1">مُتاثر</text:p>
      <text:p text:style-name="P1">مُتاثرہ</text:p>
      <text:p text:style-name="P1">مُتبرِّک</text:p>
      <text:p text:style-name="P1"><text:soft-page-break/>مُترجمِین</text:p>
      <text:p text:style-name="P1">مُتعارِفتِھیاں</text:p>
      <text:p text:style-name="P1">مُتعلق</text:p>
      <text:p text:style-name="P1">مُتعَلِّق</text:p>
      <text:p text:style-name="P1">مُتفِق</text:p>
      <text:p text:style-name="P1">مُتفِقّہ</text:p>
      <text:p text:style-name="P1">مُتوجہ</text:p>
      <text:p text:style-name="P1">مُتوَلِّئیں</text:p>
      <text:p text:style-name="P1">مُتوَلّی</text:p>
      <text:p text:style-name="P1">مُتوَلی</text:p>
      <text:p text:style-name="P1">مُتَّحِد</text:p>
      <text:p text:style-name="P1">مُتَّفِق</text:p>
      <text:p text:style-name="P1">مُتَّقی</text:p>
      <text:p text:style-name="P1">مُجاہِد</text:p>
      <text:p text:style-name="P1">مُجرم</text:p>
      <text:p text:style-name="P1"><text:soft-page-break/>مُجرمیں</text:p>
      <text:p text:style-name="P1">مُجرِم</text:p>
      <text:p text:style-name="P1">مُجسمے</text:p>
      <text:p text:style-name="P1">مُجَسَّم</text:p>
      <text:p text:style-name="P1">مُحابے</text:p>
      <text:p text:style-name="P1">مُحاصرہ</text:p>
      <text:p text:style-name="P1">مُحاصرے</text:p>
      <text:p text:style-name="P1">مُحافظیں</text:p>
      <text:p text:style-name="P1">مُحافِظ</text:p>
      <text:p text:style-name="P1">مُحافِظیں</text:p>
      <text:p text:style-name="P1">مُحتاج</text:p>
      <text:p text:style-name="P1">مُحتاجی</text:p>
      <text:p text:style-name="P1">مُحتاجیں</text:p>
      <text:p text:style-name="P1">مُحِبُ</text:p>
      <text:p text:style-name="P1">مُحِبُاللّٰہ</text:p>
      <text:p text:style-name="P1"><text:soft-page-break/>مُخاطب</text:p>
      <text:p text:style-name="P1">مُخاطِب</text:p>
      <text:p text:style-name="P1">مُخالف</text:p>
      <text:p text:style-name="P1">مُخالفت</text:p>
      <text:p text:style-name="P1">مُخالفیں</text:p>
      <text:p text:style-name="P1">مُخالِف</text:p>
      <text:p text:style-name="P1">مُختارِ</text:p>
      <text:p text:style-name="P1">مُختلف</text:p>
      <text:p text:style-name="P1">مُختلِف</text:p>
      <text:p text:style-name="P1">مُختیار</text:p>
      <text:p text:style-name="P1">مُختیاری</text:p>
      <text:p text:style-name="P1">مُدت</text:p>
      <text:p text:style-name="P1">مُدعئیں</text:p>
      <text:p text:style-name="P1">مُدعا</text:p>
      <text:p text:style-name="P1">مُدعی</text:p>
      <text:p text:style-name="P1"><text:soft-page-break/>مُدّت</text:p>
      <text:p text:style-name="P1">مُدّعی</text:p>
      <text:p text:style-name="P1">مُر</text:p>
      <text:p text:style-name="P1">مُراد</text:p>
      <text:p text:style-name="P1">مُردار</text:p>
      <text:p text:style-name="P1">مُردِئیں</text:p>
      <text:p text:style-name="P1">مُردہ</text:p>
      <text:p text:style-name="P1">مُردے</text:p>
      <text:p text:style-name="P1">مُرشِد</text:p>
      <text:p text:style-name="P1">مُرشِدِ</text:p>
      <text:p text:style-name="P1">مُرشِدِکامِل</text:p>
      <text:p text:style-name="P1">مُرغی</text:p>
      <text:p text:style-name="P1">مُرِید</text:p>
      <text:p text:style-name="P1">مُرچے</text:p>
      <text:p text:style-name="P1">مُرڑینٚدا</text:p>
      <text:p text:style-name="P1"><text:soft-page-break/>مُرڑینٚدے</text:p>
      <text:p text:style-name="P1">مُرید</text:p>
      <text:p text:style-name="P1">مُسافر</text:p>
      <text:p text:style-name="P1">مُسافری</text:p>
      <text:p text:style-name="P1">مُسافریں</text:p>
      <text:p text:style-name="P1">مُستحق</text:p>
      <text:p text:style-name="P1">مُستقل</text:p>
      <text:p text:style-name="P1">مُستقِیم</text:p>
      <text:p text:style-name="P1">مُستَحِق</text:p>
      <text:p text:style-name="P1">مُسلسل</text:p>
      <text:p text:style-name="P1">مُسلّح</text:p>
      <text:p text:style-name="P1">مُشتمل</text:p>
      <text:p text:style-name="P1">مُشرِک</text:p>
      <text:p text:style-name="P1">مُشقت</text:p>
      <text:p text:style-name="P1">مُشقَّت</text:p>
      <text:p text:style-name="P1"><text:soft-page-break/>مُشَقَّت</text:p>
      <text:p text:style-name="P1">مُشِیر</text:p>
      <text:p text:style-name="P1">مُشِیریں</text:p>
      <text:p text:style-name="P1">مُشکل</text:p>
      <text:p text:style-name="P1">مُشکلاتاں</text:p>
      <text:p text:style-name="P1">مُشکلاں</text:p>
      <text:p text:style-name="P1">مُشکِل</text:p>
      <text:p text:style-name="P1">مُصبتیں</text:p>
      <text:p text:style-name="P1">مُصطگی</text:p>
      <text:p text:style-name="P1">مُصِیبت</text:p>
      <text:p text:style-name="P1">مُصِیبتاں</text:p>
      <text:p text:style-name="P1">مُصِیبَت</text:p>
      <text:p text:style-name="P1">مُصِیبَتیں</text:p>
      <text:p text:style-name="P1">مُصیبتاں</text:p>
      <text:p text:style-name="P1">مُصیبتیں</text:p>
      <text:p text:style-name="P1"><text:soft-page-break/>مُصیبَت</text:p>
      <text:p text:style-name="P1">مُطابق</text:p>
      <text:p text:style-name="P1">مُطابِق</text:p>
      <text:p text:style-name="P1">مُطابِقاو</text:p>
      <text:p text:style-name="P1">مُطالبہ</text:p>
      <text:p text:style-name="P1">مُطالعہ</text:p>
      <text:p text:style-name="P1">مُطالعے</text:p>
      <text:p text:style-name="P1">مُطلق</text:p>
      <text:p text:style-name="P1">مُطلّقہ</text:p>
      <text:p text:style-name="P1">مُطمئن</text:p>
      <text:p text:style-name="P1">مُطمَعِین</text:p>
      <text:p text:style-name="P1">مُطہِّر</text:p>
      <text:p text:style-name="P1">مُظاہرہ</text:p>
      <text:p text:style-name="P1">مُعائنہ</text:p>
      <text:p text:style-name="P1">مُعاشرہ</text:p>
      <text:p text:style-name="P1"><text:soft-page-break/>مُعاشرے</text:p>
      <text:p text:style-name="P1">مُعاف</text:p>
      <text:p text:style-name="P1">مُعالجے</text:p>
      <text:p text:style-name="P1">مُعاملہ</text:p>
      <text:p text:style-name="P1">مُعاملے</text:p>
      <text:p text:style-name="P1">مُعاوضہ</text:p>
      <text:p text:style-name="P1">مُعاوضے</text:p>
      <text:p text:style-name="P1">مُعاونَت</text:p>
      <text:p text:style-name="P1">مُعاہدہ</text:p>
      <text:p text:style-name="P1">مُعاہِدہ</text:p>
      <text:p text:style-name="P1">مُعاہِدے</text:p>
      <text:p text:style-name="P1">مُعتبَر</text:p>
      <text:p text:style-name="P1">مُعجزات</text:p>
      <text:p text:style-name="P1">مُعجزانہ</text:p>
      <text:p text:style-name="P1">مُعجزِئیں</text:p>
      <text:p text:style-name="P1"><text:soft-page-break/>مُعجزہ</text:p>
      <text:p text:style-name="P1">مُعجزے</text:p>
      <text:p text:style-name="P1">مُعزِّز</text:p>
      <text:p text:style-name="P1">مُعلِّم</text:p>
      <text:p text:style-name="P1">مُعلّیٰ</text:p>
      <text:p text:style-name="P1">مُعَزِّزِینِ</text:p>
      <text:p text:style-name="P1">مُعَلّیٰ</text:p>
      <text:p text:style-name="P1">مُعِزّ</text:p>
      <text:p text:style-name="P1">مُعینہ</text:p>
      <text:p text:style-name="P1">مُفت</text:p>
      <text:p text:style-name="P1">مُفلس</text:p>
      <text:p text:style-name="P1">مُفلسی</text:p>
      <text:p text:style-name="P1">مُفیم</text:p>
      <text:p text:style-name="P1">مُقابلہ</text:p>
      <text:p text:style-name="P1">مُقابلے</text:p>
      <text:p text:style-name="P1"><text:soft-page-break/>مُقام</text:p>
      <text:p text:style-name="P1">مُقدس</text:p>
      <text:p text:style-name="P1">مُقدمج</text:p>
      <text:p text:style-name="P1">مُقدمہ</text:p>
      <text:p text:style-name="P1">مُقدمے</text:p>
      <text:p text:style-name="P1">مُقدّس</text:p>
      <text:p text:style-name="P1">مُقدَّس</text:p>
      <text:p text:style-name="P1">مُقرر</text:p>
      <text:p text:style-name="P1">مُقررہ</text:p>
      <text:p text:style-name="P1">مُقرَّر</text:p>
      <text:p text:style-name="P1">مُقرَّرَہ</text:p>
      <text:p text:style-name="P1">مُقَدمِئیں</text:p>
      <text:p text:style-name="P1">مُقَدَّس</text:p>
      <text:p text:style-name="P1">مُقَدَّسترِین</text:p>
      <text:p text:style-name="P1">مُقَدَّس﻿ترِین</text:p>
      <text:p text:style-name="P1"><text:soft-page-break/>مُقَرَّب</text:p>
      <text:p text:style-name="P1">مُقِیم</text:p>
      <text:p text:style-name="P1">مُل</text:p>
      <text:p text:style-name="P1">مُلازِم</text:p>
      <text:p text:style-name="P1">مُلاقات</text:p>
      <text:p text:style-name="P1">مُلتان</text:p>
      <text:p text:style-name="P1">مُلتوی</text:p>
      <text:p text:style-name="P1">مُلک</text:p>
      <text:p text:style-name="P1">مُلکِ</text:p>
      <text:p text:style-name="P1">مُلکِشام</text:p>
      <text:p text:style-name="P1">مُلکِمصر</text:p>
      <text:p text:style-name="P1">مُلکِموآب</text:p>
      <text:p text:style-name="P1">مُلکِمِصر</text:p>
      <text:p text:style-name="P1">مُلکِکنعان</text:p>
      <text:p text:style-name="P1">مُلکِ﻿مِصر</text:p>
      <text:p text:style-name="P1"><text:soft-page-break/>مُلکِ﻿کنعان</text:p>
      <text:p text:style-name="P1">مُلکی</text:p>
      <text:p text:style-name="P1">مُلکیں</text:p>
      <text:p text:style-name="P1">مُلیر</text:p>
      <text:p text:style-name="P1">مُمکِن</text:p>
      <text:p text:style-name="P1">مُن</text:p>
      <text:p text:style-name="P1">مُنارا</text:p>
      <text:p text:style-name="P1">مُناریں</text:p>
      <text:p text:style-name="P1">مُناسب</text:p>
      <text:p text:style-name="P1">مُناسِب</text:p>
      <text:p text:style-name="P1">مُنافقت</text:p>
      <text:p text:style-name="P1">مُنافقو</text:p>
      <text:p text:style-name="P1">مُنافقَت</text:p>
      <text:p text:style-name="P1">مُنافقیں</text:p>
      <text:p text:style-name="P1">مُنافِق</text:p>
      <text:p text:style-name="P1"><text:soft-page-break/>مُنافِقا</text:p>
      <text:p text:style-name="P1">مُنافِقو</text:p>
      <text:p text:style-name="P1">مُنافِقین</text:p>
      <text:p text:style-name="P1">مُنافِقیں</text:p>
      <text:p text:style-name="P1">مُنتخب</text:p>
      <text:p text:style-name="P1">مُنتظر</text:p>
      <text:p text:style-name="P1">مُنتَظِر</text:p>
      <text:p text:style-name="P1">مُنشی</text:p>
      <text:p text:style-name="P1">مُنشی‎گیری</text:p>
      <text:p text:style-name="P1">مُنصبداریں</text:p>
      <text:p text:style-name="P1">مُنصف</text:p>
      <text:p text:style-name="P1">مُنصِف</text:p>
      <text:p text:style-name="P1">مُنصِفی</text:p>
      <text:p text:style-name="P1">مُنصِفیں</text:p>
      <text:p text:style-name="P1">مُنقش</text:p>
      <text:p text:style-name="P1"><text:soft-page-break/>مُنوا</text:p>
      <text:p text:style-name="P1">مُنوائے</text:p>
      <text:p text:style-name="P1">مُنواوے</text:p>
      <text:p text:style-name="P1">مُنواہے</text:p>
      <text:p text:style-name="P1">مُنوایا</text:p>
      <text:p text:style-name="P1">مُنوّر</text:p>
      <text:p text:style-name="P1">مُنوَّر</text:p>
      <text:p text:style-name="P1">مُنویسِن</text:p>
      <text:p text:style-name="P1">مُنَسِّی</text:p>
      <text:p text:style-name="P1">مُنَوَّر</text:p>
      <text:p text:style-name="P1">مُنٚدرِیاں</text:p>
      <text:p text:style-name="P1">مُنٚدری</text:p>
      <text:p text:style-name="P1">مُنٚدرے</text:p>
      <text:p text:style-name="P1">مُنٚڈھوں</text:p>
      <text:p text:style-name="P1">مُنڈھ</text:p>
      <text:p text:style-name="P1"><text:soft-page-break/>مُنکر</text:p>
      <text:p text:style-name="P1">مُنکرات</text:p>
      <text:p text:style-name="P1">مُنکِر</text:p>
      <text:p text:style-name="P1">مُوئی</text:p>
      <text:p text:style-name="P1">مُوذی</text:p>
      <text:p text:style-name="P1">مُورت</text:p>
      <text:p text:style-name="P1">مُورتیں</text:p>
      <text:p text:style-name="P1">مُورَہ</text:p>
      <text:p text:style-name="P1">مُوسوی</text:p>
      <text:p text:style-name="P1">مُوسِیہ</text:p>
      <text:p text:style-name="P1">مُوسِیہدے</text:p>
      <text:p text:style-name="P1">مُوسیٰؑ</text:p>
      <text:p text:style-name="P1">مُولی</text:p>
      <text:p text:style-name="P1">مُونٚجھا</text:p>
      <text:p text:style-name="P1">مُونٚجھامانٚدہ</text:p>
      <text:p text:style-name="P1"><text:soft-page-break/>مُونٚڈِھئیں</text:p>
      <text:p text:style-name="P1">مُونٚڈھا</text:p>
      <text:p text:style-name="P1">مُونٚڈھے</text:p>
      <text:p text:style-name="P1">مُونٚہو</text:p>
      <text:p text:style-name="P1">مُونٚہوں</text:p>
      <text:p text:style-name="P1">مُونٚہہ</text:p>
      <text:p text:style-name="P1">مُونڈھا</text:p>
      <text:p text:style-name="P1">مُوںجھے</text:p>
      <text:p text:style-name="P1">مُوںھو</text:p>
      <text:p text:style-name="P1">مُٹھ</text:p>
      <text:p text:style-name="P1">مُٹھیں</text:p>
      <text:p text:style-name="P1">مُچ</text:p>
      <text:p text:style-name="P1">مُڑ</text:p>
      <text:p text:style-name="P1">مُڑئے</text:p>
      <text:p text:style-name="P1">مُڑاہے</text:p>
      <text:p text:style-name="P1"><text:soft-page-break/>مُڑدِئیں</text:p>
      <text:p text:style-name="P1">مُڑدے</text:p>
      <text:p text:style-name="P1">مُڑِن</text:p>
      <text:p text:style-name="P1">مُڑِیئے</text:p>
      <text:p text:style-name="P1">مُڑِّیا</text:p>
      <text:p text:style-name="P1">مُڑی</text:p>
      <text:p text:style-name="P1">مُڑیساں</text:p>
      <text:p text:style-name="P1">مُکالا</text:p>
      <text:p text:style-name="P1">مُکاݨ</text:p>
      <text:p text:style-name="P1">مُکدی</text:p>
      <text:p text:style-name="P1">مُکمل</text:p>
      <text:p text:style-name="P1">مُکمَّل</text:p>
      <text:p text:style-name="P1">مُکِّر</text:p>
      <text:p text:style-name="P1">مُکِّھیں</text:p>
      <text:p text:style-name="P1">مُکَّݨ</text:p>
      <text:p text:style-name="P1"><text:soft-page-break/>مُکِّھیں</text:p>
      <text:p text:style-name="P1">مُکھ</text:p>
      <text:p text:style-name="P1">مُکی</text:p>
      <text:p text:style-name="P1">مُہاڑ</text:p>
      <text:p text:style-name="P1">مُہاڑی</text:p>
      <text:p text:style-name="P1">مُہذّب</text:p>
      <text:p text:style-name="P1">مُہر</text:p>
      <text:p text:style-name="P1">مُہلت</text:p>
      <text:p text:style-name="P1">مُہیا</text:p>
      <text:p text:style-name="P1">مُہیب</text:p>
      <text:p text:style-name="P1">مِبسام</text:p>
      <text:p text:style-name="P1">مِبصار</text:p>
      <text:p text:style-name="P1">مِثال</text:p>
      <text:p text:style-name="P1">مِثالاں</text:p>
      <text:p text:style-name="P1">مِثالیں</text:p>
      <text:p text:style-name="P1"><text:soft-page-break/>مِثقال</text:p>
      <text:p text:style-name="P1">مِحنت</text:p>
      <text:p text:style-name="P1">مِدان</text:p>
      <text:p text:style-name="P1">مِدیانِئیں</text:p>
      <text:p text:style-name="P1">مِدیَن</text:p>
      <text:p text:style-name="P1">مِرگی</text:p>
      <text:p text:style-name="P1">مِزاج</text:p>
      <text:p text:style-name="P1">مِزاجی</text:p>
      <text:p text:style-name="P1">مِزّہ</text:p>
      <text:p text:style-name="P1">مِسالے</text:p>
      <text:p text:style-name="P1">مِسترِئیں</text:p>
      <text:p text:style-name="P1">مِشفات</text:p>
      <text:p text:style-name="P1">مِشماع</text:p>
      <text:p text:style-name="P1">مِصالحیں</text:p>
      <text:p text:style-name="P1">مِصالحے</text:p>
      <text:p text:style-name="P1"><text:soft-page-break/>مِصر</text:p>
      <text:p text:style-name="P1">مِصرئیں</text:p>
      <text:p text:style-name="P1">مِصروِچ</text:p>
      <text:p text:style-name="P1">مِصرِئیں</text:p>
      <text:p text:style-name="P1">مِصری</text:p>
      <text:p text:style-name="P1">مِصفہ</text:p>
      <text:p text:style-name="P1">مِطُولینی</text:p>
      <text:p text:style-name="P1">مِقدار</text:p>
      <text:p text:style-name="P1">مِل</text:p>
      <text:p text:style-name="P1">مِلئے</text:p>
      <text:p text:style-name="P1">مِلا</text:p>
      <text:p text:style-name="P1">مِلائیں</text:p>
      <text:p text:style-name="P1">مِلائے</text:p>
      <text:p text:style-name="P1">مِلاپ</text:p>
      <text:p text:style-name="P1">مِلایا</text:p>
      <text:p text:style-name="P1"><text:soft-page-break/>مِلدا</text:p>
      <text:p text:style-name="P1">مِلدِئیں</text:p>
      <text:p text:style-name="P1">مِلدِن</text:p>
      <text:p text:style-name="P1">مِلدِیاں</text:p>
      <text:p text:style-name="P1">مِلدی</text:p>
      <text:p text:style-name="P1">مِلدیجُلدی</text:p>
      <text:p text:style-name="P1">مِلدے</text:p>
      <text:p text:style-name="P1">مِلساں</text:p>
      <text:p text:style-name="P1">مِلسِن</text:p>
      <text:p text:style-name="P1">مِلسی</text:p>
      <text:p text:style-name="P1">مِلسیں</text:p>
      <text:p text:style-name="P1">مِلَݨ</text:p>
      <text:p text:style-name="P1">مِلِئے</text:p>
      <text:p text:style-name="P1">مِلِن</text:p>
      <text:p text:style-name="P1">مِلَّݨ</text:p>
      <text:p text:style-name="P1"><text:soft-page-break/>مِلکہ</text:p>
      <text:p text:style-name="P1">مِلکیت</text:p>
      <text:p text:style-name="P1">مِلی</text:p>
      <text:p text:style-name="P1">مِلیا</text:p>
      <text:p text:style-name="P1">مِلیاں</text:p>
      <text:p text:style-name="P1">مِلیاہ</text:p>
      <text:p text:style-name="P1">مِلینٚدِن</text:p>
      <text:p text:style-name="P1">مِلیوسے</text:p>
      <text:p text:style-name="P1">مِلیے</text:p>
      <text:p text:style-name="P1">مِلے</text:p>
      <text:p text:style-name="P1">مِلݨ</text:p>
      <text:p text:style-name="P1">مِلݨی</text:p>
      <text:p text:style-name="P1">مِمبریں</text:p>
      <text:p text:style-name="P1">مِنار</text:p>
      <text:p text:style-name="P1">مِنارے</text:p>
      <text:p text:style-name="P1"><text:soft-page-break/>مِناہ</text:p>
      <text:p text:style-name="P1">مِنتاں</text:p>
      <text:p text:style-name="P1">مِنَّت</text:p>
      <text:p text:style-name="P1">مِٹ</text:p>
      <text:p text:style-name="P1">مِٹئے</text:p>
      <text:p text:style-name="P1">مِٹا</text:p>
      <text:p text:style-name="P1">مِٹَݨ</text:p>
      <text:p text:style-name="P1">مِٹّھا</text:p>
      <text:p text:style-name="P1">مِٹّھی</text:p>
      <text:p text:style-name="P1">مِٹّی</text:p>
      <text:p text:style-name="P1">مِٹھا</text:p>
      <text:p text:style-name="P1">مِٹی</text:p>
      <text:p text:style-name="P1">مِٹینٚدا</text:p>
      <text:p text:style-name="P1">مِہتِر</text:p>
      <text:p text:style-name="P1">مِہر</text:p>
      <text:p text:style-name="P1"><text:soft-page-break/>مِہربان</text:p>
      <text:p text:style-name="P1">مِہربانی</text:p>
      <text:p text:style-name="P1">مِہݨرے</text:p>
      <text:p text:style-name="P1">مِہݨے‎طعنِئیں</text:p>
      <text:p text:style-name="P1">مِیل</text:p>
      <text:p text:style-name="P1">مِین</text:p>
      <text:p text:style-name="P1">مِینار</text:p>
      <text:p text:style-name="P1">مِینٚہہ</text:p>
      <text:p text:style-name="P1">مِیکاہؑ</text:p>
      <text:p text:style-name="P1">مچ</text:p>
      <text:p text:style-name="P1">مچا</text:p>
      <text:p text:style-name="P1">مچِھیاں</text:p>
      <text:p text:style-name="P1">مچِیا</text:p>
      <text:p text:style-name="P1">مچّ</text:p>
      <text:p text:style-name="P1">مچّا</text:p>
      <text:p text:style-name="P1"><text:soft-page-break/>مچَّھر</text:p>
      <text:p text:style-name="P1">مچِّھئیں</text:p>
      <text:p text:style-name="P1">مچّھی</text:p>
      <text:p text:style-name="P1">مچّھیخور</text:p>
      <text:p text:style-name="P1">مچّھی﻿خور</text:p>
      <text:p text:style-name="P1">مچّی</text:p>
      <text:p text:style-name="P1">مچّݨ</text:p>
      <text:p text:style-name="P1">مچھی</text:p>
      <text:p text:style-name="P1">مچھیاں</text:p>
      <text:p text:style-name="P1">مچھیرے</text:p>
      <text:p text:style-name="P1">مڑ</text:p>
      <text:p text:style-name="P1">مڑھی</text:p>
      <text:p text:style-name="P1">مکان</text:p>
      <text:p text:style-name="P1">مکانیں</text:p>
      <text:p text:style-name="P1">مکروفریب</text:p>
      <text:p text:style-name="P1"><text:soft-page-break/>مکروہ</text:p>
      <text:p text:style-name="P1">مکمل</text:p>
      <text:p text:style-name="P1">مکوڑِئیں</text:p>
      <text:p text:style-name="P1">مکّار</text:p>
      <text:p text:style-name="P1">مکڑِئیں</text:p>
      <text:p text:style-name="P1">مکڑی</text:p>
      <text:p text:style-name="P1">مکڑیاں</text:p>
      <text:p text:style-name="P1">مکھئے</text:p>
      <text:p text:style-name="P1">مکھیاں</text:p>
      <text:p text:style-name="P1">مکیر</text:p>
      <text:p text:style-name="P1">مںٚگاں</text:p>
      <text:p text:style-name="P1">مںٚگسو</text:p>
      <text:p text:style-name="P1">مہارت</text:p>
      <text:p text:style-name="P1">مہر</text:p>
      <text:p text:style-name="P1">مہربان</text:p>
      <text:p text:style-name="P1"><text:soft-page-break/>مہربانِیاں</text:p>
      <text:p text:style-name="P1">مہربانی</text:p>
      <text:p text:style-name="P1">مہربانیاں</text:p>
      <text:p text:style-name="P1">مہلائیل</text:p>
      <text:p text:style-name="P1">مہمان</text:p>
      <text:p text:style-name="P1">مہمانخانہ</text:p>
      <text:p text:style-name="P1">مہمانِ</text:p>
      <text:p text:style-name="P1">مہمانِخصُوصی</text:p>
      <text:p text:style-name="P1">مہمانیں</text:p>
      <text:p text:style-name="P1">مہمان‎خانہ</text:p>
      <text:p text:style-name="P1">مہمان‎نوازی</text:p>
      <text:p text:style-name="P1">مہِینِئیں</text:p>
      <text:p text:style-name="P1">مہِینہ</text:p>
      <text:p text:style-name="P1">مہِینے</text:p>
      <text:p text:style-name="P1">مہیب</text:p>
      <text:p text:style-name="P1"><text:soft-page-break/>مہیطب​ایل</text:p>
      <text:p text:style-name="P1">مہینے</text:p>
      <text:p text:style-name="P1">میان</text:p>
      <text:p text:style-name="P1">میخ</text:p>
      <text:p text:style-name="P1">میخاں</text:p>
      <text:p text:style-name="P1">میخیں</text:p>
      <text:p text:style-name="P1">میدان</text:p>
      <text:p text:style-name="P1">میدانِ﻿جنٚگ</text:p>
      <text:p text:style-name="P1">میدانی</text:p>
      <text:p text:style-name="P1">میدانیں</text:p>
      <text:p text:style-name="P1">میدہ</text:p>
      <text:p text:style-name="P1">میدے</text:p>
      <text:p text:style-name="P1">میراث</text:p>
      <text:p text:style-name="P1">میز</text:p>
      <text:p text:style-name="P1">میزاں</text:p>
      <text:p text:style-name="P1"><text:soft-page-break/>میسائیل</text:p>
      <text:p text:style-name="P1">میشا</text:p>
      <text:p text:style-name="P1">میضاہاب</text:p>
      <text:p text:style-name="P1">میعاذ</text:p>
      <text:p text:style-name="P1">میل</text:p>
      <text:p text:style-name="P1">میل​ڄول</text:p>
      <text:p text:style-name="P1">میل‎مِلاپ</text:p>
      <text:p text:style-name="P1">میل﻿جول</text:p>
      <text:p text:style-name="P1">میَّت</text:p>
      <text:p text:style-name="P1">میکُوں</text:p>
      <text:p text:style-name="P1">میں</text:p>
      <text:p text:style-name="P1">میݙا</text:p>
      <text:p text:style-name="P1">میݙو</text:p>
      <text:p text:style-name="P1">میݙِئیں</text:p>
      <text:p text:style-name="P1">میݙِیاں</text:p>
      <text:p text:style-name="P1"><text:soft-page-break/>میݙی</text:p>
      <text:p text:style-name="P1">میݙیاں</text:p>
      <text:p text:style-name="P1">میݙے</text:p>
      <text:p text:style-name="P1">میݨھاں</text:p>
      <text:p text:style-name="P1">نئِیں</text:p>
      <text:p text:style-name="P1">نا</text:p>
      <text:p text:style-name="P1">نائب</text:p>
      <text:p text:style-name="P1">نائبِ</text:p>
      <text:p text:style-name="P1">نائبِکِبرِیا</text:p>
      <text:p text:style-name="P1">نائبِکِبریا</text:p>
      <text:p text:style-name="P1">نائبِ‎کِبرِیا</text:p>
      <text:p text:style-name="P1">نائبِ﻿کِبرِیا</text:p>
      <text:p text:style-name="P1">نائین</text:p>
      <text:p text:style-name="P1">نااُمیدی</text:p>
      <text:p text:style-name="P1">نااِتفاقی</text:p>
      <text:p text:style-name="P1"><text:soft-page-break/>نااِنصافی</text:p>
      <text:p text:style-name="P1">نابالِغ</text:p>
      <text:p text:style-name="P1">ناتَن</text:p>
      <text:p text:style-name="P1">ناجائز</text:p>
      <text:p text:style-name="P1">ناحقّ</text:p>
      <text:p text:style-name="P1">ناحوم</text:p>
      <text:p text:style-name="P1">ناحَق</text:p>
      <text:p text:style-name="P1">ناخواستہ</text:p>
      <text:p text:style-name="P1">ناخُوش</text:p>
      <text:p text:style-name="P1">نادان</text:p>
      <text:p text:style-name="P1">نادانی</text:p>
      <text:p text:style-name="P1">ناراض</text:p>
      <text:p text:style-name="P1">ناراضگی</text:p>
      <text:p text:style-name="P1">نارض</text:p>
      <text:p text:style-name="P1">ناز</text:p>
      <text:p text:style-name="P1"><text:soft-page-break/>نازل</text:p>
      <text:p text:style-name="P1">نازِل</text:p>
      <text:p text:style-name="P1">نازک</text:p>
      <text:p text:style-name="P1">نازیں</text:p>
      <text:p text:style-name="P1">ناسمجھ</text:p>
      <text:p text:style-name="P1">ناسیں</text:p>
      <text:p text:style-name="P1">ناشتہ</text:p>
      <text:p text:style-name="P1">ناشُکرِئیں</text:p>
      <text:p text:style-name="P1">ناصرت</text:p>
      <text:p text:style-name="P1">ناطے</text:p>
      <text:p text:style-name="P1">ناظر</text:p>
      <text:p text:style-name="P1">ناظِم</text:p>
      <text:p text:style-name="P1">نافرمان</text:p>
      <text:p text:style-name="P1">نافرمانی</text:p>
      <text:p text:style-name="P1">نافرمانیں</text:p>
      <text:p text:style-name="P1"><text:soft-page-break/>ناقابل</text:p>
      <text:p text:style-name="P1">ناقابلِ</text:p>
      <text:p text:style-name="P1">ناقص</text:p>
      <text:p text:style-name="P1">نال</text:p>
      <text:p text:style-name="P1">نالروانہ</text:p>
      <text:p text:style-name="P1">نالیاں</text:p>
      <text:p text:style-name="P1">نالے</text:p>
      <text:p text:style-name="P1">نام</text:p>
      <text:p text:style-name="P1">نامعلُوم</text:p>
      <text:p text:style-name="P1">ناممکِن</text:p>
      <text:p text:style-name="P1">نامَحٛرَم</text:p>
      <text:p text:style-name="P1">نامَرد</text:p>
      <text:p text:style-name="P1">نامُراد</text:p>
      <text:p text:style-name="P1">نامُرادا</text:p>
      <text:p text:style-name="P1">نامُمکِن</text:p>
      <text:p text:style-name="P1"><text:soft-page-break/>نامِئیں</text:p>
      <text:p text:style-name="P1">نامہ</text:p>
      <text:p text:style-name="P1">نامی</text:p>
      <text:p text:style-name="P1">نامی​گِرامی</text:p>
      <text:p text:style-name="P1">نان</text:p>
      <text:p text:style-name="P1">نانٚگ</text:p>
      <text:p text:style-name="P1">نانٚگو</text:p>
      <text:p text:style-name="P1">نانٚگیں</text:p>
      <text:p text:style-name="P1">نانے</text:p>
      <text:p text:style-name="P1">ناواجب</text:p>
      <text:p text:style-name="P1">ناواقف</text:p>
      <text:p text:style-name="P1">ناواقِف</text:p>
      <text:p text:style-name="P1">ناوِیں</text:p>
      <text:p text:style-name="P1">ناویں</text:p>
      <text:p text:style-name="P1">ناپ</text:p>
      <text:p text:style-name="P1"><text:soft-page-break/>ناپاک</text:p>
      <text:p text:style-name="P1">ناپاکی</text:p>
      <text:p text:style-name="P1">ناپکی</text:p>
      <text:p text:style-name="P1">ناپی</text:p>
      <text:p text:style-name="P1">ناپیونے</text:p>
      <text:p text:style-name="P1">ناچِیز</text:p>
      <text:p text:style-name="P1">ناچیز</text:p>
      <text:p text:style-name="P1">ناڑ</text:p>
      <text:p text:style-name="P1">ناکارہ</text:p>
      <text:p text:style-name="P1">ناکام</text:p>
      <text:p text:style-name="P1">ناکامی</text:p>
      <text:p text:style-name="P1">ناں</text:p>
      <text:p text:style-name="P1">ناںگیں</text:p>
      <text:p text:style-name="P1">ناں﻿و﻿نشان</text:p>
      <text:p text:style-name="P1">نا​مُمکِن</text:p>
      <text:p text:style-name="P1"><text:soft-page-break/>نبایوط</text:p>
      <text:p text:style-name="P1">نبوکی</text:p>
      <text:p text:style-name="P1">نبُوَّت</text:p>
      <text:p text:style-name="P1">نبِیئیں</text:p>
      <text:p text:style-name="P1">نبی</text:p>
      <text:p text:style-name="P1">نتنایل</text:p>
      <text:p text:style-name="P1">نتن﻿ایل</text:p>
      <text:p text:style-name="P1">نتِیجہ</text:p>
      <text:p text:style-name="P1">نتِیجے</text:p>
      <text:p text:style-name="P1">نتّھ</text:p>
      <text:p text:style-name="P1">نتیجہ</text:p>
      <text:p text:style-name="P1">نجات</text:p>
      <text:p text:style-name="P1">نجاست</text:p>
      <text:p text:style-name="P1">نجُومِئیں</text:p>
      <text:p text:style-name="P1">نجُومی</text:p>
      <text:p text:style-name="P1"><text:soft-page-break/>نجّار</text:p>
      <text:p text:style-name="P1">نحت</text:p>
      <text:p text:style-name="P1">نحسون</text:p>
      <text:p text:style-name="P1">نحُور</text:p>
      <text:p text:style-name="P1">نحُوں</text:p>
      <text:p text:style-name="P1">نخرے</text:p>
      <text:p text:style-name="P1">نداب</text:p>
      <text:p text:style-name="P1">ندب</text:p>
      <text:p text:style-name="P1">نذر</text:p>
      <text:p text:style-name="P1">نذرانِئیں</text:p>
      <text:p text:style-name="P1">نذرانہ</text:p>
      <text:p text:style-name="P1">نذرانہِ﻿تمجید</text:p>
      <text:p text:style-name="P1">نذرانے</text:p>
      <text:p text:style-name="P1">نذرنذرانِئیں</text:p>
      <text:p text:style-name="P1">نذرِ</text:p>
      <text:p text:style-name="P1"><text:soft-page-break/>نر</text:p>
      <text:p text:style-name="P1">نرسِنٚگا</text:p>
      <text:p text:style-name="P1">نرسِنٚگے</text:p>
      <text:p text:style-name="P1">نرم</text:p>
      <text:p text:style-name="P1">نرمدِل</text:p>
      <text:p text:style-name="P1">نرمی</text:p>
      <text:p text:style-name="P1">نزدِیک</text:p>
      <text:p text:style-name="P1">نزدِیکی</text:p>
      <text:p text:style-name="P1">نزدیک</text:p>
      <text:p text:style-name="P1">نزدیکی</text:p>
      <text:p text:style-name="P1">نسانِیَّت</text:p>
      <text:p text:style-name="P1">نسب</text:p>
      <text:p text:style-name="P1">نسل</text:p>
      <text:p text:style-name="P1">نسلِ</text:p>
      <text:p text:style-name="P1">نسلیں</text:p>
      <text:p text:style-name="P1"><text:soft-page-break/>نشان</text:p>
      <text:p text:style-name="P1">نشانات</text:p>
      <text:p text:style-name="P1">نشانیں</text:p>
      <text:p text:style-name="P1">نشونُما</text:p>
      <text:p text:style-name="P1">نشّے</text:p>
      <text:p text:style-name="P1">نشہ</text:p>
      <text:p text:style-name="P1">نشے</text:p>
      <text:p text:style-name="P1">نصب</text:p>
      <text:p text:style-name="P1">نصِیب</text:p>
      <text:p text:style-name="P1">نصِیحت</text:p>
      <text:p text:style-name="P1">نصیب</text:p>
      <text:p text:style-name="P1">نظارا</text:p>
      <text:p text:style-name="P1">نظارِئیں</text:p>
      <text:p text:style-name="P1">نظارہ</text:p>
      <text:p text:style-name="P1">نظارے</text:p>
      <text:p text:style-name="P1"><text:soft-page-break/>نظر</text:p>
      <text:p text:style-name="P1">نظرانداز</text:p>
      <text:p text:style-name="P1">نظرانٚداز</text:p>
      <text:p text:style-name="P1">نظراں</text:p>
      <text:p text:style-name="P1">نظربنٚد</text:p>
      <text:p text:style-name="P1">نظردا</text:p>
      <text:p text:style-name="P1">نظردِن</text:p>
      <text:p text:style-name="P1">نظردے</text:p>
      <text:p text:style-name="P1">نظرِکرم</text:p>
      <text:p text:style-name="P1">نظری</text:p>
      <text:p text:style-name="P1">نظریں</text:p>
      <text:p text:style-name="P1">نظریے</text:p>
      <text:p text:style-name="P1">نظرے</text:p>
      <text:p text:style-name="P1">نظم</text:p>
      <text:p text:style-name="P1">نعرِئیں</text:p>
      <text:p text:style-name="P1"><text:soft-page-break/>نعمان</text:p>
      <text:p text:style-name="P1">نعمت</text:p>
      <text:p text:style-name="P1">نعمتاں</text:p>
      <text:p text:style-name="P1">نعِیمہ</text:p>
      <text:p text:style-name="P1">نفتالی</text:p>
      <text:p text:style-name="P1">نفجہ</text:p>
      <text:p text:style-name="P1">نفرت</text:p>
      <text:p text:style-name="P1">نفرَت</text:p>
      <text:p text:style-name="P1">نفس</text:p>
      <text:p text:style-name="P1">نفسپرستی</text:p>
      <text:p text:style-name="P1">نفع</text:p>
      <text:p text:style-name="P1">نفعے</text:p>
      <text:p text:style-name="P1">نفلی</text:p>
      <text:p text:style-name="P1">نفِع</text:p>
      <text:p text:style-name="P1">نفِیس</text:p>
      <text:p text:style-name="P1"><text:soft-page-break/>نفی</text:p>
      <text:p text:style-name="P1">نفیس</text:p>
      <text:p text:style-name="P1">نقاب</text:p>
      <text:p text:style-name="P1">نقدی</text:p>
      <text:p text:style-name="P1">نقش</text:p>
      <text:p text:style-name="P1">نقشِقدم</text:p>
      <text:p text:style-name="P1">نقشِ‎قدَم</text:p>
      <text:p text:style-name="P1">نقل</text:p>
      <text:p text:style-name="P1">نماز</text:p>
      <text:p text:style-name="P1">نمونہ</text:p>
      <text:p text:style-name="P1">نمونے</text:p>
      <text:p text:style-name="P1">نمُونہ</text:p>
      <text:p text:style-name="P1">نمُونے</text:p>
      <text:p text:style-name="P1">نمک</text:p>
      <text:p text:style-name="P1">نمکین</text:p>
      <text:p text:style-name="P1"><text:soft-page-break/>نمی</text:p>
      <text:p text:style-name="P1">ننانوے</text:p>
      <text:p text:style-name="P1">ننٚگا</text:p>
      <text:p text:style-name="P1">ننٚگے</text:p>
      <text:p text:style-name="P1">نوازی</text:p>
      <text:p text:style-name="P1">نوازیا</text:p>
      <text:p text:style-name="P1">نواں</text:p>
      <text:p text:style-name="P1">نواہِی</text:p>
      <text:p text:style-name="P1">نوبت</text:p>
      <text:p text:style-name="P1">نوجوآن</text:p>
      <text:p text:style-name="P1">نوجوانیں</text:p>
      <text:p text:style-name="P1">نوحہ</text:p>
      <text:p text:style-name="P1">نود</text:p>
      <text:p text:style-name="P1">نوشتہ</text:p>
      <text:p text:style-name="P1">نون</text:p>
      <text:p text:style-name="P1"><text:soft-page-break/>نونٚہہ</text:p>
      <text:p text:style-name="P1">نونہہ</text:p>
      <text:p text:style-name="P1">نوّاں</text:p>
      <text:p text:style-name="P1">نوَّاں</text:p>
      <text:p text:style-name="P1">نوَّاںپُلِس</text:p>
      <text:p text:style-name="P1">نوِّیاں</text:p>
      <text:p text:style-name="P1">نوِّیں</text:p>
      <text:p text:style-name="P1">نوّیں</text:p>
      <text:p text:style-name="P1">نوکر</text:p>
      <text:p text:style-name="P1">نوکراݨِئیں</text:p>
      <text:p text:style-name="P1">نوکراݨی</text:p>
      <text:p text:style-name="P1">نوکراݨیاں</text:p>
      <text:p text:style-name="P1">نوکری</text:p>
      <text:p text:style-name="P1">نوکریں</text:p>
      <text:p text:style-name="P1">نوگا</text:p>
      <text:p text:style-name="P1"><text:soft-page-break/>نوھے</text:p>
      <text:p text:style-name="P1">نوہرِیں</text:p>
      <text:p text:style-name="P1">نَئِیں</text:p>
      <text:p text:style-name="P1">نَئیں</text:p>
      <text:p text:style-name="P1">نَبیڑ</text:p>
      <text:p text:style-name="P1">نَجِس</text:p>
      <text:p text:style-name="P1">نَحُور</text:p>
      <text:p text:style-name="P1">نَداب</text:p>
      <text:p text:style-name="P1">نَر</text:p>
      <text:p text:style-name="P1">نَرِینہ</text:p>
      <text:p text:style-name="P1">نَسب</text:p>
      <text:p text:style-name="P1">نَسل</text:p>
      <text:p text:style-name="P1">نَسلیں</text:p>
      <text:p text:style-name="P1">نَظر</text:p>
      <text:p text:style-name="P1">نَعرے</text:p>
      <text:p text:style-name="P1"><text:soft-page-break/>نَعمَہ</text:p>
      <text:p text:style-name="P1">نَعُوذبِاللّٰہ</text:p>
      <text:p text:style-name="P1">نَفتُوحی</text:p>
      <text:p text:style-name="P1">نَفسانی</text:p>
      <text:p text:style-name="P1">نَفِیس</text:p>
      <text:p text:style-name="P1">نَقشِ</text:p>
      <text:p text:style-name="P1">نَمرُود</text:p>
      <text:p text:style-name="P1">نَنٚگیج</text:p>
      <text:p text:style-name="P1">نَنٚگے</text:p>
      <text:p text:style-name="P1">نَواں</text:p>
      <text:p text:style-name="P1">نَوجوان</text:p>
      <text:p text:style-name="P1">نَوجوانو</text:p>
      <text:p text:style-name="P1">نَوجوانیں</text:p>
      <text:p text:style-name="P1">نَوجَوان</text:p>
      <text:p text:style-name="P1">نَولُوں</text:p>
      <text:p text:style-name="P1"><text:soft-page-break/>نَولی</text:p>
      <text:p text:style-name="P1">نَوّاں</text:p>
      <text:p text:style-name="P1">نَوِّئیں</text:p>
      <text:p text:style-name="P1">نَوِّیاں</text:p>
      <text:p text:style-name="P1">نَوکریں</text:p>
      <text:p text:style-name="P1">نَوں</text:p>
      <text:p text:style-name="P1">نَویاں</text:p>
      <text:p text:style-name="P1">نَویں</text:p>
      <text:p text:style-name="P1">نَوے</text:p>
      <text:p text:style-name="P1">نَکّ</text:p>
      <text:p text:style-name="P1">نَگِینِئیں</text:p>
      <text:p text:style-name="P1">نَگِینے</text:p>
      <text:p text:style-name="P1">نَہَر</text:p>
      <text:p text:style-name="P1">نَہَریں</text:p>
      <text:p text:style-name="P1">نَہِیں</text:p>
      <text:p text:style-name="P1"><text:soft-page-break/>نَہیں</text:p>
      <text:p text:style-name="P1">نَیت</text:p>
      <text:p text:style-name="P1">نَینویٰ</text:p>
      <text:p text:style-name="P1">نَیں</text:p>
      <text:p text:style-name="P1">نُزول</text:p>
      <text:p text:style-name="P1">نُعمان</text:p>
      <text:p text:style-name="P1">نُقص</text:p>
      <text:p text:style-name="P1">نُقصان</text:p>
      <text:p text:style-name="P1">نُقطہ</text:p>
      <text:p text:style-name="P1">نُما</text:p>
      <text:p text:style-name="P1">نُمائش</text:p>
      <text:p text:style-name="P1">نُمائندہ</text:p>
      <text:p text:style-name="P1">نُمائندے</text:p>
      <text:p text:style-name="P1">نُمائنٚدگی</text:p>
      <text:p text:style-name="P1">نُمائِنٚدہ</text:p>
      <text:p text:style-name="P1"><text:soft-page-break/>نُمائِنٚدے</text:p>
      <text:p text:style-name="P1">نُماویں</text:p>
      <text:p text:style-name="P1">نُوحؑ</text:p>
      <text:p text:style-name="P1">نُوحہ</text:p>
      <text:p text:style-name="P1">نُور</text:p>
      <text:p text:style-name="P1">نُورانی</text:p>
      <text:p text:style-name="P1">نُورٌ</text:p>
      <text:p text:style-name="P1">نُورٌعلیٰ</text:p>
      <text:p text:style-name="P1">نُورِ</text:p>
      <text:p text:style-name="P1">نُورِاِلٰہی</text:p>
      <text:p text:style-name="P1">نُورِاِیمان</text:p>
      <text:p text:style-name="P1">نُورِمُجَسَّم</text:p>
      <text:p text:style-name="P1">نُورِہِدایت</text:p>
      <text:p text:style-name="P1">نُورِ﻿اِلٰہی</text:p>
      <text:p text:style-name="P1">نُون</text:p>
      <text:p text:style-name="P1"><text:soft-page-break/>نُٹیسی</text:p>
      <text:p text:style-name="P1">نُکتہچِینِیاں</text:p>
      <text:p text:style-name="P1">نُکتہ﻿چِینی</text:p>
      <text:p text:style-name="P1">نِبھاوَݨ</text:p>
      <text:p text:style-name="P1">نِبھینٚدا</text:p>
      <text:p text:style-name="P1">نِبھیںٚدا</text:p>
      <text:p text:style-name="P1">نِجات</text:p>
      <text:p text:style-name="P1">نِرالے</text:p>
      <text:p text:style-name="P1">نِسبت</text:p>
      <text:p text:style-name="P1">نِسّے</text:p>
      <text:p text:style-name="P1">نِسے</text:p>
      <text:p text:style-name="P1">نِشان</text:p>
      <text:p text:style-name="P1">نِشانِئیں</text:p>
      <text:p text:style-name="P1">نِشانی</text:p>
      <text:p text:style-name="P1">نِشانیاں</text:p>
      <text:p text:style-name="P1"><text:soft-page-break/>نِشانیں</text:p>
      <text:p text:style-name="P1">نِعمتاں</text:p>
      <text:p text:style-name="P1">نِعمتیں</text:p>
      <text:p text:style-name="P1">نِفاق</text:p>
      <text:p text:style-name="P1">نِمّـِھیں</text:p>
      <text:p text:style-name="P1">نِمِّھیں</text:p>
      <text:p text:style-name="P1">نِمھیں</text:p>
      <text:p text:style-name="P1">نِناواں</text:p>
      <text:p text:style-name="P1">نِناویں</text:p>
      <text:p text:style-name="P1">نِنٚدر</text:p>
      <text:p text:style-name="P1">نِوا</text:p>
      <text:p text:style-name="P1">نِوِّھی</text:p>
      <text:p text:style-name="P1">نِوِّھیں</text:p>
      <text:p text:style-name="P1">نِوِّھے</text:p>
      <text:p text:style-name="P1">نِوّھیں</text:p>
      <text:p text:style-name="P1"><text:soft-page-break/>نِوّھے</text:p>
      <text:p text:style-name="P1">نِوّے</text:p>
      <text:p text:style-name="P1">نِوھے</text:p>
      <text:p text:style-name="P1">نِوہے</text:p>
      <text:p text:style-name="P1">نِویسیں</text:p>
      <text:p text:style-name="P1">نِڈھال</text:p>
      <text:p text:style-name="P1">نِکاح</text:p>
      <text:p text:style-name="P1">نِکراں</text:p>
      <text:p text:style-name="P1">نِکرِیں</text:p>
      <text:p text:style-name="P1">نِکل</text:p>
      <text:p text:style-name="P1">نِکلدا</text:p>
      <text:p text:style-name="P1">نِکلدِئِن</text:p>
      <text:p text:style-name="P1">نِکلدِئیں</text:p>
      <text:p text:style-name="P1">نِکلدِن</text:p>
      <text:p text:style-name="P1">نِکلدِیاں</text:p>
      <text:p text:style-name="P1"><text:soft-page-break/>نِکلدی</text:p>
      <text:p text:style-name="P1">نِکلدیاں</text:p>
      <text:p text:style-name="P1">نِکلدے</text:p>
      <text:p text:style-name="P1">نِکلو</text:p>
      <text:p text:style-name="P1">نِکلَݨ</text:p>
      <text:p text:style-name="P1">نِکلِئِن</text:p>
      <text:p text:style-name="P1">نِکلِئے</text:p>
      <text:p text:style-name="P1">نِکلِن</text:p>
      <text:p text:style-name="P1">نِکلِیا</text:p>
      <text:p text:style-name="P1">نِکلِیاں</text:p>
      <text:p text:style-name="P1">نِکلی</text:p>
      <text:p text:style-name="P1">نِکلیا</text:p>
      <text:p text:style-name="P1">نِکلیں</text:p>
      <text:p text:style-name="P1">نِکلیے</text:p>
      <text:p text:style-name="P1">نِکلے</text:p>
      <text:p text:style-name="P1"><text:soft-page-break/>نِکمّا</text:p>
      <text:p text:style-name="P1">نِکمّی</text:p>
      <text:p text:style-name="P1">نِکمّے</text:p>
      <text:p text:style-name="P1">نِکمے</text:p>
      <text:p text:style-name="P1">نِکَلدِئِن</text:p>
      <text:p text:style-name="P1">نِکَلݨے</text:p>
      <text:p text:style-name="P1">نِکِل</text:p>
      <text:p text:style-name="P1">نِکِھڑ</text:p>
      <text:p text:style-name="P1">نِکِّر</text:p>
      <text:p text:style-name="P1">نِکھڑ</text:p>
      <text:p text:style-name="P1">نِکھڑیا</text:p>
      <text:p text:style-name="P1">نِکھڑے</text:p>
      <text:p text:style-name="P1">نِگار</text:p>
      <text:p text:style-name="P1">نِگاہ</text:p>
      <text:p text:style-name="P1">نِگاہِیں</text:p>
      <text:p text:style-name="P1"><text:soft-page-break/>نِگران</text:p>
      <text:p text:style-name="P1">نِگرانی</text:p>
      <text:p text:style-name="P1">نِگہبان</text:p>
      <text:p text:style-name="P1">نِگہبانی</text:p>
      <text:p text:style-name="P1">نِڳلی</text:p>
      <text:p text:style-name="P1">نِڳِل</text:p>
      <text:p text:style-name="P1">نِیقانُور</text:p>
      <text:p text:style-name="P1">نِیقودِیمُس</text:p>
      <text:p text:style-name="P1">نِیقُلاس</text:p>
      <text:p text:style-name="P1">نِیل</text:p>
      <text:p text:style-name="P1">نِیلام</text:p>
      <text:p text:style-name="P1">نِیلم</text:p>
      <text:p text:style-name="P1">نِیلی</text:p>
      <text:p text:style-name="P1">نِیلے</text:p>
      <text:p text:style-name="P1">نِیَّت</text:p>
      <text:p text:style-name="P1"><text:soft-page-break/>نِیکودِیمُس</text:p>
      <text:p text:style-name="P1">نٚذرانے</text:p>
      <text:p text:style-name="P1">نپِیڑئے</text:p>
      <text:p text:style-name="P1">نڄّار</text:p>
      <text:p text:style-name="P1">نچ</text:p>
      <text:p text:style-name="P1">نچوڑ</text:p>
      <text:p text:style-name="P1">نچَّݨ</text:p>
      <text:p text:style-name="P1">نکل</text:p>
      <text:p text:style-name="P1">نکلو</text:p>
      <text:p text:style-name="P1">نکھیڑ</text:p>
      <text:p text:style-name="P1">نکھیڑا</text:p>
      <text:p text:style-name="P1">نگاہ</text:p>
      <text:p text:style-name="P1">نہ</text:p>
      <text:p text:style-name="P1">نہراں</text:p>
      <text:p text:style-name="P1">نہریں</text:p>
      <text:p text:style-name="P1"><text:soft-page-break/>نہَر</text:p>
      <text:p text:style-name="P1">نہی</text:p>
      <text:p text:style-name="P1">نہیں</text:p>
      <text:p text:style-name="P1">نیاز</text:p>
      <text:p text:style-name="P1">نیام</text:p>
      <text:p text:style-name="P1">نیری</text:p>
      <text:p text:style-name="P1">نیزہ</text:p>
      <text:p text:style-name="P1">نیزہبردار</text:p>
      <text:p text:style-name="P1">نیقودِیمُس</text:p>
      <text:p text:style-name="P1">نیوَݨ</text:p>
      <text:p text:style-name="P1">نیوڑیں</text:p>
      <text:p text:style-name="P1">نیڑے</text:p>
      <text:p text:style-name="P1">نیک</text:p>
      <text:p text:style-name="P1">نیکدِل</text:p>
      <text:p text:style-name="P1">نیکنام</text:p>
      <text:p text:style-name="P1"><text:soft-page-break/>نیکنِیَّتی</text:p>
      <text:p text:style-name="P1">نیکودِیمُس</text:p>
      <text:p text:style-name="P1">نیکی</text:p>
      <text:p text:style-name="P1">نیک​نِیَّتی</text:p>
      <text:p text:style-name="P1">نیک‎پاک</text:p>
      <text:p text:style-name="P1">نے</text:p>
      <text:p text:style-name="P1">و</text:p>
      <text:p text:style-name="P1">وا</text:p>
      <text:p text:style-name="P1">وات</text:p>
      <text:p text:style-name="P1">واجب</text:p>
      <text:p text:style-name="P1">واجِب</text:p>
      <text:p text:style-name="P1">واجِبُ</text:p>
      <text:p text:style-name="P1">واجِبُالقتل</text:p>
      <text:p text:style-name="P1">واحد</text:p>
      <text:p text:style-name="P1">واحِد</text:p>
      <text:p text:style-name="P1"><text:soft-page-break/>واحِدلاشرِیک</text:p>
      <text:p text:style-name="P1">وادُھو</text:p>
      <text:p text:style-name="P1">وادِئیں</text:p>
      <text:p text:style-name="P1">وادی</text:p>
      <text:p text:style-name="P1">وادیِزَرد</text:p>
      <text:p text:style-name="P1">وادیِزَرَد</text:p>
      <text:p text:style-name="P1">وادیِ﻿ارنون</text:p>
      <text:p text:style-name="P1">وار</text:p>
      <text:p text:style-name="P1">وارث</text:p>
      <text:p text:style-name="P1">وارثا</text:p>
      <text:p text:style-name="P1">وارثیں</text:p>
      <text:p text:style-name="P1">واروں</text:p>
      <text:p text:style-name="P1">وارِث</text:p>
      <text:p text:style-name="P1">وارِثا</text:p>
      <text:p text:style-name="P1">وارِثِ</text:p>
      <text:p text:style-name="P1"><text:soft-page-break/>وارِثِداؤُدؑ</text:p>
      <text:p text:style-name="P1">واری</text:p>
      <text:p text:style-name="P1">واسط</text:p>
      <text:p text:style-name="P1">واسطہ</text:p>
      <text:p text:style-name="P1">واسطے</text:p>
      <text:p text:style-name="P1">واسکٹ</text:p>
      <text:p text:style-name="P1">واسکٹاں</text:p>
      <text:p text:style-name="P1">واضِح</text:p>
      <text:p text:style-name="P1">واقع</text:p>
      <text:p text:style-name="P1">واقعِئیں</text:p>
      <text:p text:style-name="P1">واقعہ</text:p>
      <text:p text:style-name="P1">واقعی</text:p>
      <text:p text:style-name="P1">واقعے</text:p>
      <text:p text:style-name="P1">واقف</text:p>
      <text:p text:style-name="P1">واقِع</text:p>
      <text:p text:style-name="P1"><text:soft-page-break/>واقِعہ</text:p>
      <text:p text:style-name="P1">واقِعے</text:p>
      <text:p text:style-name="P1">واقِف</text:p>
      <text:p text:style-name="P1">وال</text:p>
      <text:p text:style-name="P1">والا</text:p>
      <text:p text:style-name="P1">والدصاحب</text:p>
      <text:p text:style-name="P1">والدَین</text:p>
      <text:p text:style-name="P1">والدہ</text:p>
      <text:p text:style-name="P1">والدین</text:p>
      <text:p text:style-name="P1">والسلام</text:p>
      <text:p text:style-name="P1">والسَّلام</text:p>
      <text:p text:style-name="P1">والِئِں</text:p>
      <text:p text:style-name="P1">والِئیں</text:p>
      <text:p text:style-name="P1">والِئے</text:p>
      <text:p text:style-name="P1">والِد</text:p>
      <text:p text:style-name="P1"><text:soft-page-break/>والِیاں</text:p>
      <text:p text:style-name="P1">والی</text:p>
      <text:p text:style-name="P1">والیاں</text:p>
      <text:p text:style-name="P1">والیو</text:p>
      <text:p text:style-name="P1">والیں</text:p>
      <text:p text:style-name="P1">والے</text:p>
      <text:p text:style-name="P1">والےپتَّھر</text:p>
      <text:p text:style-name="P1">وانٚگو</text:p>
      <text:p text:style-name="P1">وانٚگوں</text:p>
      <text:p text:style-name="P1">وانٚگُوں</text:p>
      <text:p text:style-name="P1">واپس</text:p>
      <text:p text:style-name="P1">واپسی</text:p>
      <text:p text:style-name="P1">واڑی</text:p>
      <text:p text:style-name="P1">واںٚگوں</text:p>
      <text:p text:style-name="P1">واہ</text:p>
      <text:p text:style-name="P1"><text:soft-page-break/>وبا</text:p>
      <text:p text:style-name="P1">وبائیں</text:p>
      <text:p text:style-name="P1">وجان</text:p>
      <text:p text:style-name="P1">وجود</text:p>
      <text:p text:style-name="P1">وجُود</text:p>
      <text:p text:style-name="P1">وجہ</text:p>
      <text:p text:style-name="P1">وحی</text:p>
      <text:p text:style-name="P1">ودا</text:p>
      <text:p text:style-name="P1">ودَھاوَݨ</text:p>
      <text:p text:style-name="P1">ودِن</text:p>
      <text:p text:style-name="P1">ودّا</text:p>
      <text:p text:style-name="P1">ودّاں</text:p>
      <text:p text:style-name="P1">ودِّن</text:p>
      <text:p text:style-name="P1">ودِّھیا</text:p>
      <text:p text:style-name="P1">ودِّیں</text:p>
      <text:p text:style-name="P1"><text:soft-page-break/>ودّھ</text:p>
      <text:p text:style-name="P1">ودّھے</text:p>
      <text:p text:style-name="P1">ودّی</text:p>
      <text:p text:style-name="P1">ودّے</text:p>
      <text:p text:style-name="P1">ودھ</text:p>
      <text:p text:style-name="P1">ودھئے</text:p>
      <text:p text:style-name="P1">ودھا</text:p>
      <text:p text:style-name="P1">ودھاوے</text:p>
      <text:p text:style-name="P1">ودھایا</text:p>
      <text:p text:style-name="P1">ودھدا</text:p>
      <text:p text:style-name="P1">ودھدِئیں</text:p>
      <text:p text:style-name="P1">ودھدی</text:p>
      <text:p text:style-name="P1">ودھدے</text:p>
      <text:p text:style-name="P1">ودھسو</text:p>
      <text:p text:style-name="P1">ودھِن</text:p>
      <text:p text:style-name="P1"><text:soft-page-break/>ودھی</text:p>
      <text:p text:style-name="P1">ودھیا</text:p>
      <text:p text:style-name="P1">ودھیساں</text:p>
      <text:p text:style-name="P1">ودھینٚدی</text:p>
      <text:p text:style-name="P1">ودھݨ</text:p>
      <text:p text:style-name="P1">ودی</text:p>
      <text:p text:style-name="P1">وراثت</text:p>
      <text:p text:style-name="P1">ورزی</text:p>
      <text:p text:style-name="P1">ورغلا</text:p>
      <text:p text:style-name="P1">ورغلاوَݨ</text:p>
      <text:p text:style-name="P1">ورقہ</text:p>
      <text:p text:style-name="P1">ورم</text:p>
      <text:p text:style-name="P1">وزن</text:p>
      <text:p text:style-name="P1">وزنی</text:p>
      <text:p text:style-name="P1">وزَن</text:p>
      <text:p text:style-name="P1"><text:soft-page-break/>وزِیر</text:p>
      <text:p text:style-name="P1">وزِیرِ</text:p>
      <text:p text:style-name="P1">وزِیرِاعظم</text:p>
      <text:p text:style-name="P1">وزِیرِخزانہ</text:p>
      <text:p text:style-name="P1">وزِیریں</text:p>
      <text:p text:style-name="P1">وسائل</text:p>
      <text:p text:style-name="P1">وساوے</text:p>
      <text:p text:style-name="P1">وسایا</text:p>
      <text:p text:style-name="P1">وستئِیں</text:p>
      <text:p text:style-name="P1">وستِئیں</text:p>
      <text:p text:style-name="P1">وستی</text:p>
      <text:p text:style-name="P1">وسدا</text:p>
      <text:p text:style-name="P1">وسدی</text:p>
      <text:p text:style-name="P1">وسدے</text:p>
      <text:p text:style-name="P1">وسِیلہ</text:p>
      <text:p text:style-name="P1"><text:soft-page-break/>وسِیلے</text:p>
      <text:p text:style-name="P1">وسّے</text:p>
      <text:p text:style-name="P1">وسیساں</text:p>
      <text:p text:style-name="P1">وسیع</text:p>
      <text:p text:style-name="P1">وسیلے</text:p>
      <text:p text:style-name="P1">وسینٚدے</text:p>
      <text:p text:style-name="P1">وصُول</text:p>
      <text:p text:style-name="P1">وضاحت</text:p>
      <text:p text:style-name="P1">وضُو</text:p>
      <text:p text:style-name="P1">وطن</text:p>
      <text:p text:style-name="P1">وظیفہ</text:p>
      <text:p text:style-name="P1">وعدہ</text:p>
      <text:p text:style-name="P1">وعدے</text:p>
      <text:p text:style-name="P1">وعظ</text:p>
      <text:p text:style-name="P1">وغیرہ</text:p>
      <text:p text:style-name="P1"><text:soft-page-break/>وفا</text:p>
      <text:p text:style-name="P1">وفائی</text:p>
      <text:p text:style-name="P1">وفات</text:p>
      <text:p text:style-name="P1">وفادار</text:p>
      <text:p text:style-name="P1">وفاداری</text:p>
      <text:p text:style-name="P1">وقت</text:p>
      <text:p text:style-name="P1">وقتِ﻿مُقررہ</text:p>
      <text:p text:style-name="P1">وقتیں</text:p>
      <text:p text:style-name="P1">وقف</text:p>
      <text:p text:style-name="P1">وقفے</text:p>
      <text:p text:style-name="P1">ول</text:p>
      <text:p text:style-name="P1">ولئے</text:p>
      <text:p text:style-name="P1">ولا</text:p>
      <text:p text:style-name="P1">ولوا</text:p>
      <text:p text:style-name="P1">ولِیا</text:p>
      <text:p text:style-name="P1"><text:soft-page-break/>ولھٹِئے</text:p>
      <text:p text:style-name="P1">ولھیٹ</text:p>
      <text:p text:style-name="P1">ولھیٹِیا</text:p>
      <text:p text:style-name="P1">ولھیٹی</text:p>
      <text:p text:style-name="P1">ولھیٹے</text:p>
      <text:p text:style-name="P1">ولھیٹ‎سلیٹ</text:p>
      <text:p text:style-name="P1">ولی</text:p>
      <text:p text:style-name="P1">ولیا</text:p>
      <text:p text:style-name="P1">ولیاللّٰہ</text:p>
      <text:p text:style-name="P1">ولی﻿عہد</text:p>
      <text:p text:style-name="P1">ونجݨ</text:p>
      <text:p text:style-name="P1">ونٚجَݨ</text:p>
      <text:p text:style-name="P1">ونٚڄ</text:p>
      <text:p text:style-name="P1">ونٚڄا</text:p>
      <text:p text:style-name="P1">ونٚڄاں</text:p>
      <text:p text:style-name="P1"><text:soft-page-break/>ونٚڄاہے</text:p>
      <text:p text:style-name="P1">ونٚڄو</text:p>
      <text:p text:style-name="P1">ونٚڄونٚڄ</text:p>
      <text:p text:style-name="P1">ونٚڄَݨ</text:p>
      <text:p text:style-name="P1">ونٚڄُوں</text:p>
      <text:p text:style-name="P1">ونٚڄِن</text:p>
      <text:p text:style-name="P1">ونٚڄِیجے</text:p>
      <text:p text:style-name="P1">ونٚڄِینٚدے</text:p>
      <text:p text:style-name="P1">ونٚڄِیں</text:p>
      <text:p text:style-name="P1">ونٚڄّاں</text:p>
      <text:p text:style-name="P1">ونٚڄیں</text:p>
      <text:p text:style-name="P1">ونٚڄے</text:p>
      <text:p text:style-name="P1">ونٚڄݨا</text:p>
      <text:p text:style-name="P1">ونٚڄݨِیں</text:p>
      <text:p text:style-name="P1">ونٚڄݨے</text:p>
      <text:p text:style-name="P1"><text:soft-page-break/>ونٚڈا</text:p>
      <text:p text:style-name="P1">ونٚڈاوَݨ</text:p>
      <text:p text:style-name="P1">ونٚڈاوے</text:p>
      <text:p text:style-name="P1">ونٚڈاوݨ</text:p>
      <text:p text:style-name="P1">ونٚڈوا</text:p>
      <text:p text:style-name="P1">ونٚڈیساں</text:p>
      <text:p text:style-name="P1">ونٚڈینٚدا</text:p>
      <text:p text:style-name="P1">ونٚڈینٚدِئیں</text:p>
      <text:p text:style-name="P1">ونٚڈینٚدی</text:p>
      <text:p text:style-name="P1">ونٚڈینٚدے</text:p>
      <text:p text:style-name="P1">ونڄ</text:p>
      <text:p text:style-name="P1">ونڄاواں</text:p>
      <text:p text:style-name="P1">وَالسّلام</text:p>
      <text:p text:style-name="P1">وَانٚگُوں</text:p>
      <text:p text:style-name="P1">وَجد</text:p>
      <text:p text:style-name="P1"><text:soft-page-break/>وَجّہ</text:p>
      <text:p text:style-name="P1">وَحی</text:p>
      <text:p text:style-name="P1">وَدا</text:p>
      <text:p text:style-name="P1">وَدِن</text:p>
      <text:p text:style-name="P1">وَدِّن</text:p>
      <text:p text:style-name="P1">وَدِّھئے</text:p>
      <text:p text:style-name="P1">وَدِّھن</text:p>
      <text:p text:style-name="P1">وَدِّھینٚدے</text:p>
      <text:p text:style-name="P1">وَدِّیاں</text:p>
      <text:p text:style-name="P1">وَدّھ</text:p>
      <text:p text:style-name="P1">وَدّھو</text:p>
      <text:p text:style-name="P1">وَدّھے</text:p>
      <text:p text:style-name="P1">وَدّھݨ</text:p>
      <text:p text:style-name="P1">وَدھ</text:p>
      <text:p text:style-name="P1">وَدھا</text:p>
      <text:p text:style-name="P1"><text:soft-page-break/>وَدھائی</text:p>
      <text:p text:style-name="P1">وَدھائے</text:p>
      <text:p text:style-name="P1">وَدھاوے</text:p>
      <text:p text:style-name="P1">وَدھایا</text:p>
      <text:p text:style-name="P1">وَدھدِئیں</text:p>
      <text:p text:style-name="P1">وَدھدِیاں</text:p>
      <text:p text:style-name="P1">وَدھدی</text:p>
      <text:p text:style-name="P1">وَدھدے</text:p>
      <text:p text:style-name="P1">وَدھری</text:p>
      <text:p text:style-name="P1">وَدھساں</text:p>
      <text:p text:style-name="P1">وَدھسی</text:p>
      <text:p text:style-name="P1">وَدھسیں</text:p>
      <text:p text:style-name="P1">وَدھیساں</text:p>
      <text:p text:style-name="P1">وَدھینٚدا</text:p>
      <text:p text:style-name="P1">وَدھینٚدِئیں</text:p>
      <text:p text:style-name="P1"><text:soft-page-break/>وَدے</text:p>
      <text:p text:style-name="P1">وَرتیا</text:p>
      <text:p text:style-name="P1">وَرجا</text:p>
      <text:p text:style-name="P1">وَرغلاوَݨ</text:p>
      <text:p text:style-name="P1">وَرکَہ</text:p>
      <text:p text:style-name="P1">وَزنی</text:p>
      <text:p text:style-name="P1">وَس</text:p>
      <text:p text:style-name="P1">وَسئے</text:p>
      <text:p text:style-name="P1">وَسا</text:p>
      <text:p text:style-name="P1">وَساوَݨ</text:p>
      <text:p text:style-name="P1">وَستِئیں</text:p>
      <text:p text:style-name="P1">وَستِیاں</text:p>
      <text:p text:style-name="P1">وَستی</text:p>
      <text:p text:style-name="P1">وَسدا</text:p>
      <text:p text:style-name="P1">وَسدِن</text:p>
      <text:p text:style-name="P1"><text:soft-page-break/>وَسدِیاں</text:p>
      <text:p text:style-name="P1">وَسدی</text:p>
      <text:p text:style-name="P1">وَسدے</text:p>
      <text:p text:style-name="P1">وَسسی</text:p>
      <text:p text:style-name="P1">وَسو</text:p>
      <text:p text:style-name="P1">وَسَݨ</text:p>
      <text:p text:style-name="P1">وَسِئے</text:p>
      <text:p text:style-name="P1">وَسَّݨ</text:p>
      <text:p text:style-name="P1">وَسیا</text:p>
      <text:p text:style-name="P1">وَسیساں</text:p>
      <text:p text:style-name="P1">وَسیلہ</text:p>
      <text:p text:style-name="P1">وَسینٚدا</text:p>
      <text:p text:style-name="P1">وَسینٚدے</text:p>
      <text:p text:style-name="P1">وَسے</text:p>
      <text:p text:style-name="P1">وَصل</text:p>
      <text:p text:style-name="P1"><text:soft-page-break/>وَصِیَّت</text:p>
      <text:p text:style-name="P1">وَقتی</text:p>
      <text:p text:style-name="P1">وَل</text:p>
      <text:p text:style-name="P1">وَلا</text:p>
      <text:p text:style-name="P1">وَلدی</text:p>
      <text:p text:style-name="P1">وَلو</text:p>
      <text:p text:style-name="P1">وَلِیئیں</text:p>
      <text:p text:style-name="P1">وَلِّئے</text:p>
      <text:p text:style-name="P1">وَلِّیا</text:p>
      <text:p text:style-name="P1">وَلّے</text:p>
      <text:p text:style-name="P1">وَلھ</text:p>
      <text:p text:style-name="P1">وَلھیٹ</text:p>
      <text:p text:style-name="P1">وَلھیٹِیونے</text:p>
      <text:p text:style-name="P1">وَلھیٹی</text:p>
      <text:p text:style-name="P1">وَلھیں</text:p>
      <text:p text:style-name="P1"><text:soft-page-break/>وَلے</text:p>
      <text:p text:style-name="P1">وَنٚجے</text:p>
      <text:p text:style-name="P1">وَنٚڄ</text:p>
      <text:p text:style-name="P1">وَنٚڄا</text:p>
      <text:p text:style-name="P1">وَنٚڄائی</text:p>
      <text:p text:style-name="P1">وَنٚڄائے</text:p>
      <text:p text:style-name="P1">وَنٚڄاں</text:p>
      <text:p text:style-name="P1">وَنٚڄاہے</text:p>
      <text:p text:style-name="P1">وَنٚڄو</text:p>
      <text:p text:style-name="P1">وَنٚڄوں</text:p>
      <text:p text:style-name="P1">وَنٚڄَݨ</text:p>
      <text:p text:style-name="P1">وَنٚڄَݨا</text:p>
      <text:p text:style-name="P1">وَنٚڄُوں</text:p>
      <text:p text:style-name="P1">وَنٚڄِن</text:p>
      <text:p text:style-name="P1">وَنٚڄِیں</text:p>
      <text:p text:style-name="P1"><text:soft-page-break/>وَنٚڄّاں</text:p>
      <text:p text:style-name="P1">وَنٚڄیں</text:p>
      <text:p text:style-name="P1">وَنٚڄے</text:p>
      <text:p text:style-name="P1">وَنٚڄݨاں</text:p>
      <text:p text:style-name="P1">وَنٚڄݨے</text:p>
      <text:p text:style-name="P1">وَنٚڈ</text:p>
      <text:p text:style-name="P1">وَنٚڈِیا</text:p>
      <text:p text:style-name="P1">وَنٚڈِیج</text:p>
      <text:p text:style-name="P1">وَنٚڈی</text:p>
      <text:p text:style-name="P1">وَنٚڈیسیں</text:p>
      <text:p text:style-name="P1">وَنٚڈینٚدے</text:p>
      <text:p text:style-name="P1">وَنڄ</text:p>
      <text:p text:style-name="P1">وَنڄاں</text:p>
      <text:p text:style-name="P1">وَنڄَݨ</text:p>
      <text:p text:style-name="P1">وَنڄُوں</text:p>
      <text:p text:style-name="P1"><text:soft-page-break/>وَنڄے</text:p>
      <text:p text:style-name="P1">وَنڈو</text:p>
      <text:p text:style-name="P1">وَٹا</text:p>
      <text:p text:style-name="P1">وَٹاؤ</text:p>
      <text:p text:style-name="P1">وَٹایا</text:p>
      <text:p text:style-name="P1">وَٹّہ</text:p>
      <text:p text:style-name="P1">وَٹّی</text:p>
      <text:p text:style-name="P1">وَٹھوہِیں</text:p>
      <text:p text:style-name="P1">وَٹھوہے</text:p>
      <text:p text:style-name="P1">وَٹیا</text:p>
      <text:p text:style-name="P1">وَٹینٚدا</text:p>
      <text:p text:style-name="P1">وَٹینٚدِن</text:p>
      <text:p text:style-name="P1">وَٹینٚدے</text:p>
      <text:p text:style-name="P1">وَٹے</text:p>
      <text:p text:style-name="P1">وَپار</text:p>
      <text:p text:style-name="P1"><text:soft-page-break/>وَڄائے</text:p>
      <text:p text:style-name="P1">وَڄاوَݨ</text:p>
      <text:p text:style-name="P1">وَڄوا</text:p>
      <text:p text:style-name="P1">وَڄواہے</text:p>
      <text:p text:style-name="P1">وَچھیر</text:p>
      <text:p text:style-name="P1">وَڈھ</text:p>
      <text:p text:style-name="P1">وَڑ</text:p>
      <text:p text:style-name="P1">وَڑیا</text:p>
      <text:p text:style-name="P1">وَںٚڄو</text:p>
      <text:p text:style-name="P1">وَںٚڄے</text:p>
      <text:p text:style-name="P1">وَںٚڈا</text:p>
      <text:p text:style-name="P1">وَںڄ</text:p>
      <text:p text:style-name="P1">وَںڄایا</text:p>
      <text:p text:style-name="P1">وَںڄُوں</text:p>
      <text:p text:style-name="P1">وَںڄّے</text:p>
      <text:p text:style-name="P1"><text:soft-page-break/>وَںڄّݨ</text:p>
      <text:p text:style-name="P1">وَہا</text:p>
      <text:p text:style-name="P1">وَہائے</text:p>
      <text:p text:style-name="P1">وَہاوَݨ</text:p>
      <text:p text:style-name="P1">وَہنٚدا</text:p>
      <text:p text:style-name="P1">وَہنٚدِئن</text:p>
      <text:p text:style-name="P1">وَہنٚدے</text:p>
      <text:p text:style-name="P1">وَہِڑ</text:p>
      <text:p text:style-name="P1">وَہیسی</text:p>
      <text:p text:style-name="P1">وَیری</text:p>
      <text:p text:style-name="P1">وَیݨ</text:p>
      <text:p text:style-name="P1">وَݙا</text:p>
      <text:p text:style-name="P1">وَݙِّیاں</text:p>
      <text:p text:style-name="P1">وَݙی</text:p>
      <text:p text:style-name="P1">وَݙے</text:p>
      <text:p text:style-name="P1"><text:soft-page-break/>وَݨ</text:p>
      <text:p text:style-name="P1">وَݨج</text:p>
      <text:p text:style-name="P1">وَݨیں</text:p>
      <text:p text:style-name="P1">وُقعَت</text:p>
      <text:p text:style-name="P1">وُڑھ</text:p>
      <text:p text:style-name="P1">وُݨدِن</text:p>
      <text:p text:style-name="P1">وُݨَݨ</text:p>
      <text:p text:style-name="P1">وُݨِن</text:p>
      <text:p text:style-name="P1">وُݨِیا</text:p>
      <text:p text:style-name="P1">وُݨی</text:p>
      <text:p text:style-name="P1">وُݨیا</text:p>
      <text:p text:style-name="P1">وُݨیاں</text:p>
      <text:p text:style-name="P1">وُݨیے</text:p>
      <text:p text:style-name="P1">وِسریسی</text:p>
      <text:p text:style-name="P1">وِسمَݨ</text:p>
      <text:p text:style-name="P1"><text:soft-page-break/>وِسِّم</text:p>
      <text:p text:style-name="P1">وِضاحت</text:p>
      <text:p text:style-name="P1">وِلادت</text:p>
      <text:p text:style-name="P1">وِلھٹِیج</text:p>
      <text:p text:style-name="P1">وِنٚدلا</text:p>
      <text:p text:style-name="P1">وِنٚگ</text:p>
      <text:p text:style-name="P1">وِنٚگار</text:p>
      <text:p text:style-name="P1">وِپھلیجو</text:p>
      <text:p text:style-name="P1">وِچ</text:p>
      <text:p text:style-name="P1">وِچاہے</text:p>
      <text:p text:style-name="P1">وِچو</text:p>
      <text:p text:style-name="P1">وِچوں</text:p>
      <text:p text:style-name="P1">وِچّو</text:p>
      <text:p text:style-name="P1">وِچُّوں</text:p>
      <text:p text:style-name="P1">وِچُّوںوینٚدے</text:p>
      <text:p text:style-name="P1"><text:soft-page-break/>وِچھا</text:p>
      <text:p text:style-name="P1">وِچھاوَݨ</text:p>
      <text:p text:style-name="P1">وِچھیںٚدے</text:p>
      <text:p text:style-name="P1">وِچینٚدا</text:p>
      <text:p text:style-name="P1">وِچینٚدی</text:p>
      <text:p text:style-name="P1">وِک</text:p>
      <text:p text:style-name="P1">وِکَݨ</text:p>
      <text:p text:style-name="P1">وِکیا</text:p>
      <text:p text:style-name="P1">وِڳاڑ</text:p>
      <text:p text:style-name="P1">وِڳاڑِئے</text:p>
      <text:p text:style-name="P1">وِڳر</text:p>
      <text:p text:style-name="P1">وِڳِڑ</text:p>
      <text:p text:style-name="P1">وِڳڑ</text:p>
      <text:p text:style-name="P1">وِڳڑی</text:p>
      <text:p text:style-name="P1">وِںٚگار</text:p>
      <text:p text:style-name="P1"><text:soft-page-break/>وِیئَم</text:p>
      <text:p text:style-name="P1">وِیران</text:p>
      <text:p text:style-name="P1">وِیرانے</text:p>
      <text:p text:style-name="P1">وِیلے</text:p>
      <text:p text:style-name="P1">وِیٹ</text:p>
      <text:p text:style-name="P1">وِیٹیا</text:p>
      <text:p text:style-name="P1">وِیچ</text:p>
      <text:p text:style-name="P1">وِیچو</text:p>
      <text:p text:style-name="P1">وِیچَݨ</text:p>
      <text:p text:style-name="P1">وِیچِئے</text:p>
      <text:p text:style-name="P1">وِیچی</text:p>
      <text:p text:style-name="P1">وِیچے</text:p>
      <text:p text:style-name="P1">وِیہہ</text:p>
      <text:p text:style-name="P1">وِیہیں</text:p>
      <text:p text:style-name="P1">وٹُھوآں</text:p>
      <text:p text:style-name="P1"><text:soft-page-break/>وٹے</text:p>
      <text:p text:style-name="P1">وڄائے</text:p>
      <text:p text:style-name="P1">وڄاوَݨ</text:p>
      <text:p text:style-name="P1">وڄاوݨ</text:p>
      <text:p text:style-name="P1">وڄایا</text:p>
      <text:p text:style-name="P1">وڄّے</text:p>
      <text:p text:style-name="P1">وڄے</text:p>
      <text:p text:style-name="P1">وچُوں</text:p>
      <text:p text:style-name="P1">وڑ</text:p>
      <text:p text:style-name="P1">وڑا</text:p>
      <text:p text:style-name="P1">وڑاواں</text:p>
      <text:p text:style-name="P1">وکیل</text:p>
      <text:p text:style-name="P1">وںَڄے</text:p>
      <text:p text:style-name="P1">وںٚڈا</text:p>
      <text:p text:style-name="P1">وںڄ</text:p>
      <text:p text:style-name="P1"><text:soft-page-break/>وںڄے</text:p>
      <text:p text:style-name="P1">وںڈا</text:p>
      <text:p text:style-name="P1">وںڈائی</text:p>
      <text:p text:style-name="P1">وہ</text:p>
      <text:p text:style-name="P1">وہا</text:p>
      <text:p text:style-name="P1">وہنٚدا</text:p>
      <text:p text:style-name="P1">وہنٚدِئن</text:p>
      <text:p text:style-name="P1">وہنٚدِیاں</text:p>
      <text:p text:style-name="P1">وہنٚدیاں</text:p>
      <text:p text:style-name="P1">وہنٚدے</text:p>
      <text:p text:style-name="P1">وہِڑ</text:p>
      <text:p text:style-name="P1">وی</text:p>
      <text:p text:style-name="P1">ویران</text:p>
      <text:p text:style-name="P1">ویرانے</text:p>
      <text:p text:style-name="P1">ویساں</text:p>
      <text:p text:style-name="P1"><text:soft-page-break/>ویساںتُوں</text:p>
      <text:p text:style-name="P1">ویسو</text:p>
      <text:p text:style-name="P1">ویسُوں</text:p>
      <text:p text:style-name="P1">ویسِن</text:p>
      <text:p text:style-name="P1">ویسی</text:p>
      <text:p text:style-name="P1">ویسیں</text:p>
      <text:p text:style-name="P1">ویلا</text:p>
      <text:p text:style-name="P1">ویلھا</text:p>
      <text:p text:style-name="P1">ویلے</text:p>
      <text:p text:style-name="P1">وینٚدا</text:p>
      <text:p text:style-name="P1">وینٚداں</text:p>
      <text:p text:style-name="P1">وینٚدن</text:p>
      <text:p text:style-name="P1">وینٚدو</text:p>
      <text:p text:style-name="P1">وینٚدُوں</text:p>
      <text:p text:style-name="P1">وینٚدِئن</text:p>
      <text:p text:style-name="P1"><text:soft-page-break/>وینٚدِئِن</text:p>
      <text:p text:style-name="P1">وینٚدِئیں</text:p>
      <text:p text:style-name="P1">وینٚدِئیںوینٚدِئیں</text:p>
      <text:p text:style-name="P1">وینٚدِئیں‎وینٚدِئیں</text:p>
      <text:p text:style-name="P1">وینٚدِئیں﻿وینٚدِئیں</text:p>
      <text:p text:style-name="P1">وینٚدِن</text:p>
      <text:p text:style-name="P1">وینٚدِیاں</text:p>
      <text:p text:style-name="P1">وینٚدِیں</text:p>
      <text:p text:style-name="P1">وینٚدی</text:p>
      <text:p text:style-name="P1">وینٚدے</text:p>
      <text:p text:style-name="P1">ویٹ</text:p>
      <text:p text:style-name="P1">ویچ</text:p>
      <text:p text:style-name="P1">ویچوَٹا</text:p>
      <text:p text:style-name="P1">ویچَݨ</text:p>
      <text:p text:style-name="P1">ویچِئے</text:p>
      <text:p text:style-name="P1"><text:soft-page-break/>ویچی</text:p>
      <text:p text:style-name="P1">ویچیا</text:p>
      <text:p text:style-name="P1">ویچیں</text:p>
      <text:p text:style-name="P1">ویچے</text:p>
      <text:p text:style-name="P1">ویڑِھیا</text:p>
      <text:p text:style-name="P1">ویڑھے</text:p>
      <text:p text:style-name="P1">ویںدا</text:p>
      <text:p text:style-name="P1">وے</text:p>
      <text:p text:style-name="P1">وݙا</text:p>
      <text:p text:style-name="P1">وݙِئیں</text:p>
      <text:p text:style-name="P1">وݙِیاں</text:p>
      <text:p text:style-name="P1">وݙّا</text:p>
      <text:p text:style-name="P1">وݙِّئیں</text:p>
      <text:p text:style-name="P1">وݙِّیاںوݙِّیاں</text:p>
      <text:p text:style-name="P1">وݙّی</text:p>
      <text:p text:style-name="P1"><text:soft-page-break/>وݙّے</text:p>
      <text:p text:style-name="P1">وݙّےوݙّے</text:p>
      <text:p text:style-name="P1">وݙی</text:p>
      <text:p text:style-name="P1">وݙیاں</text:p>
      <text:p text:style-name="P1">وݙے</text:p>
      <text:p text:style-name="P1">ُوں</text:p>
      <text:p text:style-name="P1">ٹالیا</text:p>
      <text:p text:style-name="P1">ٹالے</text:p>
      <text:p text:style-name="P1">ٹاٹ</text:p>
      <text:p text:style-name="P1">ٹاکی</text:p>
      <text:p text:style-name="P1">ٹل</text:p>
      <text:p text:style-name="P1">ٹلَݨ</text:p>
      <text:p text:style-name="P1">ٹنٚگ</text:p>
      <text:p text:style-name="P1">ٹنٚگی</text:p>
      <text:p text:style-name="P1">ٹور</text:p>
      <text:p text:style-name="P1"><text:soft-page-break/>ٹوری</text:p>
      <text:p text:style-name="P1">ٹوریونے</text:p>
      <text:p text:style-name="P1">ٹولا</text:p>
      <text:p text:style-name="P1">ٹولِئیں</text:p>
      <text:p text:style-name="P1">ٹولی</text:p>
      <text:p text:style-name="P1">ٹولیاں</text:p>
      <text:p text:style-name="P1">ٹوٹے</text:p>
      <text:p text:style-name="P1">ٹوپے</text:p>
      <text:p text:style-name="P1">ٹوکر</text:p>
      <text:p text:style-name="P1">ٹوکرا</text:p>
      <text:p text:style-name="P1">ٹوکرِئیں</text:p>
      <text:p text:style-name="P1">ٹوکرِیاں</text:p>
      <text:p text:style-name="P1">ٹوکری</text:p>
      <text:p text:style-name="P1">ٹوکریاں</text:p>
      <text:p text:style-name="P1">ٹوکرے</text:p>
      <text:p text:style-name="P1"><text:soft-page-break/>ٹوھَݙے</text:p>
      <text:p text:style-name="P1">ٹوݨا</text:p>
      <text:p text:style-name="P1">ٹَل</text:p>
      <text:p text:style-name="P1">ٹَلسِن</text:p>
      <text:p text:style-name="P1">ٹَنٚگ</text:p>
      <text:p text:style-name="P1">ٹَنٚگوا</text:p>
      <text:p text:style-name="P1">ٹَنٚگَݨ</text:p>
      <text:p text:style-name="P1">ٹَنٚگیونے</text:p>
      <text:p text:style-name="P1">ٹَپا</text:p>
      <text:p text:style-name="P1">ٹَپّہ</text:p>
      <text:p text:style-name="P1">ٹَپّے</text:p>
      <text:p text:style-name="P1">ٹَھہا</text:p>
      <text:p text:style-name="P1">ٹَیلِیوِیژن</text:p>
      <text:p text:style-name="P1">ٹَیکس</text:p>
      <text:p text:style-name="P1">ٹُر</text:p>
      <text:p text:style-name="P1"><text:soft-page-break/>ٹُراپِھرا</text:p>
      <text:p text:style-name="P1">ٹُردا</text:p>
      <text:p text:style-name="P1">ٹُرداپِھردا</text:p>
      <text:p text:style-name="P1">ٹُردِئیں</text:p>
      <text:p text:style-name="P1">ٹُردِئیںٹُردِئیں</text:p>
      <text:p text:style-name="P1">ٹُردِئیں﻿ٹُردِئیں</text:p>
      <text:p text:style-name="P1">ٹُردِن</text:p>
      <text:p text:style-name="P1">ٹُردے</text:p>
      <text:p text:style-name="P1">ٹُردےپِھردے</text:p>
      <text:p text:style-name="P1">ٹُرساں</text:p>
      <text:p text:style-name="P1">ٹُرسِن</text:p>
      <text:p text:style-name="P1">ٹُرسی</text:p>
      <text:p text:style-name="P1">ٹُرو</text:p>
      <text:p text:style-name="P1">ٹُرَݨپِھرَݨ</text:p>
      <text:p text:style-name="P1">ٹُرِن</text:p>
      <text:p text:style-name="P1"><text:soft-page-break/>ٹُرِیئے</text:p>
      <text:p text:style-name="P1">ٹُرَّݨ</text:p>
      <text:p text:style-name="P1">ٹُرَّݨپِھرَّݨ</text:p>
      <text:p text:style-name="P1">ٹُرَّݨ﻿پِھرَّݨ</text:p>
      <text:p text:style-name="P1">ٹُرِّیے</text:p>
      <text:p text:style-name="P1">ٹُرپِھر</text:p>
      <text:p text:style-name="P1">ٹُریسِن</text:p>
      <text:p text:style-name="P1">ٹُرے</text:p>
      <text:p text:style-name="P1">ٹُرݨ</text:p>
      <text:p text:style-name="P1">ٹُرݨے</text:p>
      <text:p text:style-name="P1">ٹُنڈے‎مَنڈے</text:p>
      <text:p text:style-name="P1">ٹُٹلینٚدا</text:p>
      <text:p text:style-name="P1">ٹُٹلینٚدے</text:p>
      <text:p text:style-name="P1">ٹُٻّی</text:p>
      <text:p text:style-name="P1">ٹُٻی</text:p>
      <text:p text:style-name="P1"><text:soft-page-break/>ٹُک</text:p>
      <text:p text:style-name="P1">ٹُکڑا</text:p>
      <text:p text:style-name="P1">ٹُکڑِئیں</text:p>
      <text:p text:style-name="P1">ٹُکڑیں</text:p>
      <text:p text:style-name="P1">ٹُکڑے</text:p>
      <text:p text:style-name="P1">ٹُںٚڈے</text:p>
      <text:p text:style-name="P1">ٹُھکراوَݨ</text:p>
      <text:p text:style-name="P1">ٹُھکرایا</text:p>
      <text:p text:style-name="P1">ٹُھکرینٚدے</text:p>
      <text:p text:style-name="P1">ٹِٻئیں</text:p>
      <text:p text:style-name="P1">ٹِٻِئیں</text:p>
      <text:p text:style-name="P1">ٹِٻِّئیں</text:p>
      <text:p text:style-name="P1">ٹِٻّے</text:p>
      <text:p text:style-name="P1">ٹِک</text:p>
      <text:p text:style-name="P1">ٹِکئے</text:p>
      <text:p text:style-name="P1"><text:soft-page-break/>ٹِکا</text:p>
      <text:p text:style-name="P1">ٹِکائی</text:p>
      <text:p text:style-name="P1">ٹِکاوَݨ</text:p>
      <text:p text:style-name="P1">ٹِکاہے</text:p>
      <text:p text:style-name="P1">ٹِکایا</text:p>
      <text:p text:style-name="P1">ٹِکایونے</text:p>
      <text:p text:style-name="P1">ٹِکاݨا</text:p>
      <text:p text:style-name="P1">ٹِکاݨے</text:p>
      <text:p text:style-name="P1">ٹِکدِئیں</text:p>
      <text:p text:style-name="P1">ٹِکو</text:p>
      <text:p text:style-name="P1">ٹِکَݨ</text:p>
      <text:p text:style-name="P1">ٹِکی</text:p>
      <text:p text:style-name="P1">ٹِکیا</text:p>
      <text:p text:style-name="P1">ٹِکیاں</text:p>
      <text:p text:style-name="P1">ٹِکیوسے</text:p>
      <text:p text:style-name="P1"><text:soft-page-break/>ٹِکیے</text:p>
      <text:p text:style-name="P1">ٹِکے</text:p>
      <text:p text:style-name="P1">ٹِھڳال</text:p>
      <text:p text:style-name="P1">ٹِھیک</text:p>
      <text:p text:style-name="P1">ٹِھیکٹھاک</text:p>
      <text:p text:style-name="P1">ٹِھیک‎ٹھاک</text:p>
      <text:p text:style-name="P1">ٹٹارے</text:p>
      <text:p text:style-name="P1">ٹٹول</text:p>
      <text:p text:style-name="P1">ٹٹولیا</text:p>
      <text:p text:style-name="P1">ٹپا</text:p>
      <text:p text:style-name="P1">ٹپاواں</text:p>
      <text:p text:style-name="P1">ٹپّا</text:p>
      <text:p text:style-name="P1">ٹپَّݨ</text:p>
      <text:p text:style-name="P1">ٹپّہ</text:p>
      <text:p text:style-name="P1">ٹپّے</text:p>
      <text:p text:style-name="P1"><text:soft-page-break/>ٹپکے</text:p>
      <text:p text:style-name="P1">ٹکسی</text:p>
      <text:p text:style-name="P1">ٹکڑے</text:p>
      <text:p text:style-name="P1">ٹھرسی</text:p>
      <text:p text:style-name="P1">ٹھوکر</text:p>
      <text:p text:style-name="P1">ٹھوکراں</text:p>
      <text:p text:style-name="P1">ٹھُکرا</text:p>
      <text:p text:style-name="P1">ٹھڈا</text:p>
      <text:p text:style-name="P1">ٹھڈّا</text:p>
      <text:p text:style-name="P1">ٹھڈّھی</text:p>
      <text:p text:style-name="P1">ٹھڈے</text:p>
      <text:p text:style-name="P1">ٹھڳاہے</text:p>
      <text:p text:style-name="P1">ٹھہراوِن</text:p>
      <text:p text:style-name="P1">ٹھیک</text:p>
      <text:p text:style-name="P1">ٹھیکداریں</text:p>
      <text:p text:style-name="P1"><text:soft-page-break/>ٹھیکہ</text:p>
      <text:p text:style-name="P1">ٹھیکیدار</text:p>
      <text:p text:style-name="P1">ٹھیکیداریں</text:p>
      <text:p text:style-name="P1">ٹھیکے</text:p>
      <text:p text:style-name="P1">ٹہلدے</text:p>
      <text:p text:style-name="P1">ٹیک</text:p>
      <text:p text:style-name="P1">ٹیکس</text:p>
      <text:p text:style-name="P1">ٻ</text:p>
      <text:p text:style-name="P1">ٻائٹھ</text:p>
      <text:p text:style-name="P1">ٻاتے</text:p>
      <text:p text:style-name="P1">ٻار</text:p>
      <text:p text:style-name="P1">ٻارَھاں</text:p>
      <text:p text:style-name="P1">ٻارھاں</text:p>
      <text:p text:style-name="P1">ٻارھو</text:p>
      <text:p text:style-name="P1">ٻارہ</text:p>
      <text:p text:style-name="P1"><text:soft-page-break/>ٻال</text:p>
      <text:p text:style-name="P1">ٻالو</text:p>
      <text:p text:style-name="P1">ٻالڑی</text:p>
      <text:p text:style-name="P1">ٻالی</text:p>
      <text:p text:style-name="P1">ٻالیں</text:p>
      <text:p text:style-name="P1">ٻالیںٻچّیں</text:p>
      <text:p text:style-name="P1">ٻالے</text:p>
      <text:p text:style-name="P1">ٻالݨ</text:p>
      <text:p text:style-name="P1">ٻال‎ٻچّے</text:p>
      <text:p text:style-name="P1">ٻانِھئیں</text:p>
      <text:p text:style-name="P1">ٻانِھیاں</text:p>
      <text:p text:style-name="P1">ٻانٚھیں</text:p>
      <text:p text:style-name="P1">ٻانٚہِیں</text:p>
      <text:p text:style-name="P1">ٻانٚہہ</text:p>
      <text:p text:style-name="P1">ٻانٚہیں</text:p>
      <text:p text:style-name="P1"><text:soft-page-break/>ٻانھا</text:p>
      <text:p text:style-name="P1">ٻانھاں</text:p>
      <text:p text:style-name="P1">ٻانھی</text:p>
      <text:p text:style-name="P1">ٻانھیاں</text:p>
      <text:p text:style-name="P1">ٻانھے</text:p>
      <text:p text:style-name="P1">ٻاوِیہہ</text:p>
      <text:p text:style-name="P1">ٻاکاں</text:p>
      <text:p text:style-name="P1">ٻاکݨ</text:p>
      <text:p text:style-name="P1">ٻاںہِیں</text:p>
      <text:p text:style-name="P1">ٻاہاں</text:p>
      <text:p text:style-name="P1">ٻاہر</text:p>
      <text:p text:style-name="P1">ٻاہرلے</text:p>
      <text:p text:style-name="P1">ٻاہرو</text:p>
      <text:p text:style-name="P1">ٻاہروں</text:p>
      <text:p text:style-name="P1">ٻاہَر</text:p>
      <text:p text:style-name="P1"><text:soft-page-break/>ٻاہِر</text:p>
      <text:p text:style-name="P1">ٻاہِیں</text:p>
      <text:p text:style-name="P1">ٻدِھئے</text:p>
      <text:p text:style-name="P1">ٻدِھیجَݨ</text:p>
      <text:p text:style-name="P1">ٻدِّھیُس</text:p>
      <text:p text:style-name="P1">ٻدِّھیں</text:p>
      <text:p text:style-name="P1">ٻدّھ</text:p>
      <text:p text:style-name="P1">ٻدّھا</text:p>
      <text:p text:style-name="P1">ٻدّھی</text:p>
      <text:p text:style-name="P1">ٻدھ</text:p>
      <text:p text:style-name="P1">ٻدھا</text:p>
      <text:p text:style-name="P1">ٻدھاہے</text:p>
      <text:p text:style-name="P1">ٻدھوا</text:p>
      <text:p text:style-name="P1">ٻدھِئے</text:p>
      <text:p text:style-name="P1">ٻدھیا</text:p>
      <text:p text:style-name="P1"><text:soft-page-break/>ٻدھینٚدے</text:p>
      <text:p text:style-name="P1">ٻلاہے</text:p>
      <text:p text:style-name="P1">ٻلدا</text:p>
      <text:p text:style-name="P1">ٻلدِئیں</text:p>
      <text:p text:style-name="P1">ٻلدی</text:p>
      <text:p text:style-name="P1">ٻلدے</text:p>
      <text:p text:style-name="P1">ٻنّے</text:p>
      <text:p text:style-name="P1">ٻنٚدھولی</text:p>
      <text:p text:style-name="P1">ٻنہیں</text:p>
      <text:p text:style-name="P1">ٻوجھے</text:p>
      <text:p text:style-name="P1">ٻورا</text:p>
      <text:p text:style-name="P1">ٻورِئیں</text:p>
      <text:p text:style-name="P1">ٻوری</text:p>
      <text:p text:style-name="P1">ٻورے</text:p>
      <text:p text:style-name="P1">ٻول</text:p>
      <text:p text:style-name="P1"><text:soft-page-break/>ٻولو</text:p>
      <text:p text:style-name="P1">ٻولَݨ</text:p>
      <text:p text:style-name="P1">ٻولِئے</text:p>
      <text:p text:style-name="P1">ٻولِن</text:p>
      <text:p text:style-name="P1">ٻولِیا</text:p>
      <text:p text:style-name="P1">ٻولی</text:p>
      <text:p text:style-name="P1">ٻولیا</text:p>
      <text:p text:style-name="P1">ٻولینٚداں</text:p>
      <text:p text:style-name="P1">ٻولینٚدی</text:p>
      <text:p text:style-name="P1">ٻولے</text:p>
      <text:p text:style-name="P1">ٻولݨ</text:p>
      <text:p text:style-name="P1">ٻوٹئیں</text:p>
      <text:p text:style-name="P1">ٻوٹِیاں</text:p>
      <text:p text:style-name="P1">ٻوٹی</text:p>
      <text:p text:style-name="P1">ٻوٹے</text:p>
      <text:p text:style-name="P1"><text:soft-page-break/>ٻوڑ</text:p>
      <text:p text:style-name="P1">ٻوڑا</text:p>
      <text:p text:style-name="P1">ٻوڑیونے</text:p>
      <text:p text:style-name="P1">ٻوڑے</text:p>
      <text:p text:style-name="P1">ٻَترِیہہ</text:p>
      <text:p text:style-name="P1">ٻَدِھیونے</text:p>
      <text:p text:style-name="P1">ٻَدُّھس</text:p>
      <text:p text:style-name="P1">ٻَدِّھیا</text:p>
      <text:p text:style-name="P1">ٻَدّھا</text:p>
      <text:p text:style-name="P1">ٻَدھ</text:p>
      <text:p text:style-name="P1">ٻَدھاہے</text:p>
      <text:p text:style-name="P1">ٻَدھوا</text:p>
      <text:p text:style-name="P1">ٻَدھݨ</text:p>
      <text:p text:style-name="P1">ٻَل</text:p>
      <text:p text:style-name="P1">ٻَلاہے</text:p>
      <text:p text:style-name="P1"><text:soft-page-break/>ٻَلدا</text:p>
      <text:p text:style-name="P1">ٻَلدی</text:p>
      <text:p text:style-name="P1">ٻَلدے</text:p>
      <text:p text:style-name="P1">ٻَٹوا</text:p>
      <text:p text:style-name="P1">ٻَٹُوعے</text:p>
      <text:p text:style-name="P1">ٻَچِئیں</text:p>
      <text:p text:style-name="P1">ٻَچّہ</text:p>
      <text:p text:style-name="P1">ٻَچّیں</text:p>
      <text:p text:style-name="P1">ٻَچّے</text:p>
      <text:p text:style-name="P1">ٻَچے</text:p>
      <text:p text:style-name="P1">ٻَکرِئیں</text:p>
      <text:p text:style-name="P1">ٻَکرِیاں</text:p>
      <text:p text:style-name="P1">ٻَکرے</text:p>
      <text:p text:style-name="P1">ٻَکے</text:p>
      <text:p text:style-name="P1">ٻَگِّہئیں</text:p>
      <text:p text:style-name="P1"><text:soft-page-break/>ٻَگّھی</text:p>
      <text:p text:style-name="P1">ٻَہساں</text:p>
      <text:p text:style-name="P1">ٻَہسو</text:p>
      <text:p text:style-name="P1">ٻَہسِن</text:p>
      <text:p text:style-name="P1">ٻَہسی</text:p>
      <text:p text:style-name="P1">ٻَہسیں</text:p>
      <text:p text:style-name="P1">ٻَہنٚدے</text:p>
      <text:p text:style-name="P1">ٻَہو</text:p>
      <text:p text:style-name="P1">ٻَہواں</text:p>
      <text:p text:style-name="P1">ٻَہوَݨا</text:p>
      <text:p text:style-name="P1">ٻَہوُں</text:p>
      <text:p text:style-name="P1">ٻَہوں</text:p>
      <text:p text:style-name="P1">ٻَہَݨ</text:p>
      <text:p text:style-name="P1">ٻَہُوں</text:p>
      <text:p text:style-name="P1">ٻَہہ</text:p>
      <text:p text:style-name="P1"><text:soft-page-break/>ٻَہے</text:p>
      <text:p text:style-name="P1">ٻُجَّھݨ</text:p>
      <text:p text:style-name="P1">ٻُجھ</text:p>
      <text:p text:style-name="P1">ٻُجھسی</text:p>
      <text:p text:style-name="P1">ٻُلیسِن</text:p>
      <text:p text:style-name="P1">ٻُلینٚدا</text:p>
      <text:p text:style-name="P1">ٻُلینٚداں</text:p>
      <text:p text:style-name="P1">ٻُلینٚدِن</text:p>
      <text:p text:style-name="P1">ٻُلینٚدے</text:p>
      <text:p text:style-name="P1">ٻُور</text:p>
      <text:p text:style-name="P1">ٻُولینٚدا</text:p>
      <text:p text:style-name="P1">ٻُولیںٚدی</text:p>
      <text:p text:style-name="P1">ٻُوٹا</text:p>
      <text:p text:style-name="P1">ٻُوٹِئیں</text:p>
      <text:p text:style-name="P1">ٻُوٹِیاں</text:p>
      <text:p text:style-name="P1"><text:soft-page-break/>ٻُوٹے</text:p>
      <text:p text:style-name="P1">ٻُڈھڑا</text:p>
      <text:p text:style-name="P1">ٻُڈھڑِئیں</text:p>
      <text:p text:style-name="P1">ٻُڈھڑی</text:p>
      <text:p text:style-name="P1">ٻُڈھڑے</text:p>
      <text:p text:style-name="P1">ٻُڈھیپے</text:p>
      <text:p text:style-name="P1">ٻُڈھے</text:p>
      <text:p text:style-name="P1">ٻُکِّئیں</text:p>
      <text:p text:style-name="P1">ٻُکھے</text:p>
      <text:p text:style-name="P1">ٻُکیاں</text:p>
      <text:p text:style-name="P1">ٻُݙ</text:p>
      <text:p text:style-name="P1">ٻُݙدے</text:p>
      <text:p text:style-name="P1">ٻُݙّا</text:p>
      <text:p text:style-name="P1">ٻُݙَّݨ</text:p>
      <text:p text:style-name="P1">ٻُݙّݨ</text:p>
      <text:p text:style-name="P1"><text:soft-page-break/>ٻِلھا</text:p>
      <text:p text:style-name="P1">ٻِلھائے</text:p>
      <text:p text:style-name="P1">ٻِلھاواں</text:p>
      <text:p text:style-name="P1">ٻِلھاوو</text:p>
      <text:p text:style-name="P1">ٻِلھاوَݨ</text:p>
      <text:p text:style-name="P1">ٻِلھاوِن</text:p>
      <text:p text:style-name="P1">ٻِلھاہے</text:p>
      <text:p text:style-name="P1">ٻِلھایا</text:p>
      <text:p text:style-name="P1">ٻِلھیساں</text:p>
      <text:p text:style-name="P1">ٻِلھیسی</text:p>
      <text:p text:style-name="P1">ٻِلھینٚدے</text:p>
      <text:p text:style-name="P1">ٻِنّہیں</text:p>
      <text:p text:style-name="P1">ٻِنہیں</text:p>
      <text:p text:style-name="P1">ٻِھڄوا</text:p>
      <text:p text:style-name="P1">ٻِیاں</text:p>
      <text:p text:style-name="P1"><text:soft-page-break/>ٻٹُووا</text:p>
      <text:p text:style-name="P1">ٻٹیرے</text:p>
      <text:p text:style-name="P1">ٻچِئیں</text:p>
      <text:p text:style-name="P1">ٻچِّئیں</text:p>
      <text:p text:style-name="P1">ٻچّہ</text:p>
      <text:p text:style-name="P1">ٻچّے</text:p>
      <text:p text:style-name="P1">ٻچہ</text:p>
      <text:p text:style-name="P1">ٻچے</text:p>
      <text:p text:style-name="P1">ٻکر</text:p>
      <text:p text:style-name="P1">ٻکرا</text:p>
      <text:p text:style-name="P1">ٻکرِئیں</text:p>
      <text:p text:style-name="P1">ٻکری</text:p>
      <text:p text:style-name="P1">ٻکرے</text:p>
      <text:p text:style-name="P1">ٻگّھی</text:p>
      <text:p text:style-name="P1">ٻھالَݨ</text:p>
      <text:p text:style-name="P1"><text:soft-page-break/>ٻہنٚدے</text:p>
      <text:p text:style-name="P1">ٻہو</text:p>
      <text:p text:style-name="P1">ٻہَرحال</text:p>
      <text:p text:style-name="P1">ٻہُوں</text:p>
      <text:p text:style-name="P1">ٻہہ</text:p>
      <text:p text:style-name="P1">ٻہݨاں</text:p>
      <text:p text:style-name="P1">ٻی</text:p>
      <text:p text:style-name="P1">ٻیا</text:p>
      <text:p text:style-name="P1">ٻیار</text:p>
      <text:p text:style-name="P1">ٻیاسی</text:p>
      <text:p text:style-name="P1">ٻیاں</text:p>
      <text:p text:style-name="P1">ٻیرا</text:p>
      <text:p text:style-name="P1">ٻیٹِھن</text:p>
      <text:p text:style-name="P1">ٻیٹِھیاں</text:p>
      <text:p text:style-name="P1">ٻیٹِھیں</text:p>
      <text:p text:style-name="P1"><text:soft-page-break/>ٻیٹھا</text:p>
      <text:p text:style-name="P1">ٻیٹھوسے</text:p>
      <text:p text:style-name="P1">ٻیٹھی</text:p>
      <text:p text:style-name="P1">ٻیٹھیں</text:p>
      <text:p text:style-name="P1">ٻیٹھے</text:p>
      <text:p text:style-name="P1">ٻیڑا</text:p>
      <text:p text:style-name="P1">ٻیڑِئیں</text:p>
      <text:p text:style-name="P1">ٻیڑِیاں</text:p>
      <text:p text:style-name="P1">ٻیڑیاں</text:p>
      <text:p text:style-name="P1">ٻیڑے</text:p>
      <text:p text:style-name="P1">ٻے</text:p>
      <text:p text:style-name="P1">ٻےشہر</text:p>
      <text:p text:style-name="P1">ٻݨ</text:p>
      <text:p text:style-name="P1">ٻݨا</text:p>
      <text:p text:style-name="P1">ٻݨایا</text:p>
      <text:p text:style-name="P1"><text:soft-page-break/>پئی</text:p>
      <text:p text:style-name="P1">پئے</text:p>
      <text:p text:style-name="P1">پا</text:p>
      <text:p text:style-name="P1">پاؤ</text:p>
      <text:p text:style-name="P1">پاؤں</text:p>
      <text:p text:style-name="P1">پائسو</text:p>
      <text:p text:style-name="P1">پائسی</text:p>
      <text:p text:style-name="P1">پائنٚدِن</text:p>
      <text:p text:style-name="P1">پائی</text:p>
      <text:p text:style-name="P1">پائیساں</text:p>
      <text:p text:style-name="P1">پائینٚدِیاں</text:p>
      <text:p text:style-name="P1">پائے</text:p>
      <text:p text:style-name="P1">پابنٚد</text:p>
      <text:p text:style-name="P1">پابنٚدی</text:p>
      <text:p text:style-name="P1">پابَنٚد</text:p>
      <text:p text:style-name="P1"><text:soft-page-break/>پابَنٚدی</text:p>
      <text:p text:style-name="P1">پاتا</text:p>
      <text:p text:style-name="P1">پاتال</text:p>
      <text:p text:style-name="P1">پاتمو</text:p>
      <text:p text:style-name="P1">پاتونے</text:p>
      <text:p text:style-name="P1">پاتُس</text:p>
      <text:p text:style-name="P1">پاتِیاں</text:p>
      <text:p text:style-name="P1">پاتی</text:p>
      <text:p text:style-name="P1">پاتے</text:p>
      <text:p text:style-name="P1">پاجامہ</text:p>
      <text:p text:style-name="P1">پار</text:p>
      <text:p text:style-name="P1">پارو</text:p>
      <text:p text:style-name="P1">پارٹی</text:p>
      <text:p text:style-name="P1">پاسا</text:p>
      <text:p text:style-name="P1">پاسو</text:p>
      <text:p text:style-name="P1"><text:soft-page-break/>پاسُوں</text:p>
      <text:p text:style-name="P1">پاسُوںاُٹھدا</text:p>
      <text:p text:style-name="P1">پاسِئیں</text:p>
      <text:p text:style-name="P1">پاسے</text:p>
      <text:p text:style-name="P1">پاطرَہ</text:p>
      <text:p text:style-name="P1">پافُس</text:p>
      <text:p text:style-name="P1">پافُسشہر</text:p>
      <text:p text:style-name="P1">پالا</text:p>
      <text:p text:style-name="P1">پالتُو</text:p>
      <text:p text:style-name="P1">پالَݨ</text:p>
      <text:p text:style-name="P1">پالَݨہار</text:p>
      <text:p text:style-name="P1">پالِیُس</text:p>
      <text:p text:style-name="P1">پالیا</text:p>
      <text:p text:style-name="P1">پانٚد</text:p>
      <text:p text:style-name="P1">پانی</text:p>
      <text:p text:style-name="P1"><text:soft-page-break/>پاواں</text:p>
      <text:p text:style-name="P1">پاوَݨ</text:p>
      <text:p text:style-name="P1">پاوِئیں</text:p>
      <text:p text:style-name="P1">پاوِن</text:p>
      <text:p text:style-name="P1">پاویں</text:p>
      <text:p text:style-name="P1">پاوے</text:p>
      <text:p text:style-name="P1">پاپ</text:p>
      <text:p text:style-name="P1">پاپُڑ</text:p>
      <text:p text:style-name="P1">پاڑ</text:p>
      <text:p text:style-name="P1">پاڑاں</text:p>
      <text:p text:style-name="P1">پاڑَھا</text:p>
      <text:p text:style-name="P1">پاڑَݨ</text:p>
      <text:p text:style-name="P1">پاڑِئے</text:p>
      <text:p text:style-name="P1">پاڑیا</text:p>
      <text:p text:style-name="P1">پاڑیں</text:p>
      <text:p text:style-name="P1"><text:soft-page-break/>پاڑے</text:p>
      <text:p text:style-name="P1">پاک</text:p>
      <text:p text:style-name="P1">پاکترِین</text:p>
      <text:p text:style-name="P1">پاکدامن</text:p>
      <text:p text:style-name="P1">پاکصاف</text:p>
      <text:p text:style-name="P1">پاکِیزگی</text:p>
      <text:p text:style-name="P1">پاکِیزہ</text:p>
      <text:p text:style-name="P1">پاکیزگی</text:p>
      <text:p text:style-name="P1">پاک‎ترِین</text:p>
      <text:p text:style-name="P1">پاک‎صاف</text:p>
      <text:p text:style-name="P1">پاک﻿ترِین</text:p>
      <text:p text:style-name="P1">پاک﻿ترین</text:p>
      <text:p text:style-name="P1">پاک﻿صاف</text:p>
      <text:p text:style-name="P1">پاڳل</text:p>
      <text:p text:style-name="P1">پاڳَل</text:p>
      <text:p text:style-name="P1"><text:soft-page-break/>پایا</text:p>
      <text:p text:style-name="P1">پاݨ</text:p>
      <text:p text:style-name="P1">پاݨی</text:p>
      <text:p text:style-name="P1">پتا</text:p>
      <text:p text:style-name="P1">پتر</text:p>
      <text:p text:style-name="P1">پتری</text:p>
      <text:p text:style-name="P1">پتلے</text:p>
      <text:p text:style-name="P1">پتواریں</text:p>
      <text:p text:style-name="P1">پتّا</text:p>
      <text:p text:style-name="P1">پتّر</text:p>
      <text:p text:style-name="P1">پتَّھر</text:p>
      <text:p text:style-name="P1">پتَّݨ</text:p>
      <text:p text:style-name="P1">پتٛر</text:p>
      <text:p text:style-name="P1">پتھر</text:p>
      <text:p text:style-name="P1">پتھراؤ</text:p>
      <text:p text:style-name="P1"><text:soft-page-break/>پتھرِیلی</text:p>
      <text:p text:style-name="P1">پتھریں</text:p>
      <text:p text:style-name="P1">پتہ</text:p>
      <text:p text:style-name="P1">پخانہ</text:p>
      <text:p text:style-name="P1">پر</text:p>
      <text:p text:style-name="P1">پرائے</text:p>
      <text:p text:style-name="P1">پردار</text:p>
      <text:p text:style-name="P1">پردَہ</text:p>
      <text:p text:style-name="P1">پردِئیں</text:p>
      <text:p text:style-name="P1">پردہ</text:p>
      <text:p text:style-name="P1">پردیس</text:p>
      <text:p text:style-name="P1">پردیسِئیں</text:p>
      <text:p text:style-name="P1">پردیسی</text:p>
      <text:p text:style-name="P1">پردییسِئیں</text:p>
      <text:p text:style-name="P1">پردے</text:p>
      <text:p text:style-name="P1"><text:soft-page-break/>پرست</text:p>
      <text:p text:style-name="P1">پرستار</text:p>
      <text:p text:style-name="P1">پرستش</text:p>
      <text:p text:style-name="P1">پرستِش</text:p>
      <text:p text:style-name="P1">پرستی</text:p>
      <text:p text:style-name="P1">پرسُوں</text:p>
      <text:p text:style-name="P1">پرلے</text:p>
      <text:p text:style-name="P1">پرمَناس</text:p>
      <text:p text:style-name="P1">پرنا</text:p>
      <text:p text:style-name="P1">پرنایاں</text:p>
      <text:p text:style-name="P1">پرنٚدِئیں</text:p>
      <text:p text:style-name="P1">پرنٚدے</text:p>
      <text:p text:style-name="P1">پرنیاں</text:p>
      <text:p text:style-name="P1">پروان</text:p>
      <text:p text:style-name="P1">پرواہ</text:p>
      <text:p text:style-name="P1"><text:soft-page-break/>پروخورُس</text:p>
      <text:p text:style-name="P1">پرورش</text:p>
      <text:p text:style-name="P1">پرورِش</text:p>
      <text:p text:style-name="P1">پروَردِگار</text:p>
      <text:p text:style-name="P1">پروَردِگارِ</text:p>
      <text:p text:style-name="P1">پروگرام</text:p>
      <text:p text:style-name="P1">پرَہ</text:p>
      <text:p text:style-name="P1">پرِستاریں</text:p>
      <text:p text:style-name="P1">پرِسقہ</text:p>
      <text:p text:style-name="P1">پرِنٚدِئیں</text:p>
      <text:p text:style-name="P1">پرِنٚدِئیں,کِیڑے</text:p>
      <text:p text:style-name="P1">پرِنٚدیو</text:p>
      <text:p text:style-name="P1">پرِنٚدے</text:p>
      <text:p text:style-name="P1">پرّھا</text:p>
      <text:p text:style-name="P1">پرّیں</text:p>
      <text:p text:style-name="P1"><text:soft-page-break/>پرچمِ﻿اِلٰہی</text:p>
      <text:p text:style-name="P1">پرکَھݨ</text:p>
      <text:p text:style-name="P1">پرکھو</text:p>
      <text:p text:style-name="P1">پرکھیا</text:p>
      <text:p text:style-name="P1">پرہیز</text:p>
      <text:p text:style-name="P1">پرہیزگار</text:p>
      <text:p text:style-name="P1">پرہیزگاری</text:p>
      <text:p text:style-name="P1">پریسی</text:p>
      <text:p text:style-name="P1">پریشان</text:p>
      <text:p text:style-name="P1">پریشانی</text:p>
      <text:p text:style-name="P1">پریشانیاں</text:p>
      <text:p text:style-name="P1">پریں</text:p>
      <text:p text:style-name="P1">پرݙاݙِئیں</text:p>
      <text:p text:style-name="P1">پرݙاݙی</text:p>
      <text:p text:style-name="P1">پرݙاݙے</text:p>
      <text:p text:style-name="P1"><text:soft-page-break/>پس</text:p>
      <text:p text:style-name="P1">پست</text:p>
      <text:p text:style-name="P1">پسدِیہ</text:p>
      <text:p text:style-name="P1">پسدِیہصُوبے</text:p>
      <text:p text:style-name="P1">پسلی</text:p>
      <text:p text:style-name="P1">پسنٚد</text:p>
      <text:p text:style-name="P1">پسنٚدِیدہ</text:p>
      <text:p text:style-name="P1">پسنٚدی</text:p>
      <text:p text:style-name="P1">پسنٚدیدہ</text:p>
      <text:p text:style-name="P1">پسِینہ</text:p>
      <text:p text:style-name="P1">پسِینے</text:p>
      <text:p text:style-name="P1">پسپا</text:p>
      <text:p text:style-name="P1">پسگہ</text:p>
      <text:p text:style-name="P1">پسںٚد</text:p>
      <text:p text:style-name="P1">پشیمان</text:p>
      <text:p text:style-name="P1"><text:soft-page-break/>پطرس</text:p>
      <text:p text:style-name="P1">پطرے</text:p>
      <text:p text:style-name="P1">پلنٚگ</text:p>
      <text:p text:style-name="P1">پلِٹ</text:p>
      <text:p text:style-name="P1">پلٹن</text:p>
      <text:p text:style-name="P1">پلٹَݨ</text:p>
      <text:p text:style-name="P1">پلٹِن</text:p>
      <text:p text:style-name="P1">پلٹݨ</text:p>
      <text:p text:style-name="P1">پلیت</text:p>
      <text:p text:style-name="P1">پلیٹ</text:p>
      <text:p text:style-name="P1">پلیٹاں</text:p>
      <text:p text:style-name="P1">پلیٹھی</text:p>
      <text:p text:style-name="P1">پمبُݨ</text:p>
      <text:p text:style-name="P1">پمفِیلِیہ</text:p>
      <text:p text:style-name="P1">پمفِیلِیہعلاقِئیں</text:p>
      <text:p text:style-name="P1"><text:soft-page-break/>پناہ</text:p>
      <text:p text:style-name="P1">پناہگاہ</text:p>
      <text:p text:style-name="P1">پناہ​گُزینا</text:p>
      <text:p text:style-name="P1">پنجھاہ</text:p>
      <text:p text:style-name="P1">پنٚج</text:p>
      <text:p text:style-name="P1">پنٚجائٹھ</text:p>
      <text:p text:style-name="P1">پنٚجالی</text:p>
      <text:p text:style-name="P1">پنٚجانوے</text:p>
      <text:p text:style-name="P1">پنٚجتَّر</text:p>
      <text:p text:style-name="P1">پنٚجواں</text:p>
      <text:p text:style-name="P1">پنٚجوِیں</text:p>
      <text:p text:style-name="P1">پنٚجویں</text:p>
      <text:p text:style-name="P1">پنٚجَھتَّر</text:p>
      <text:p text:style-name="P1">پنٚجھا</text:p>
      <text:p text:style-name="P1">پنٚجھاہ</text:p>
      <text:p text:style-name="P1"><text:soft-page-break/>پنٚدرھواں</text:p>
      <text:p text:style-name="P1">پنٚدرھویں</text:p>
      <text:p text:style-name="P1">پنٚدھراں</text:p>
      <text:p text:style-name="P1">پو</text:p>
      <text:p text:style-name="P1">پوا</text:p>
      <text:p text:style-name="P1">پوائی</text:p>
      <text:p text:style-name="P1">پوائے</text:p>
      <text:p text:style-name="P1">پوادھی</text:p>
      <text:p text:style-name="P1">پواوو</text:p>
      <text:p text:style-name="P1">پواوِن</text:p>
      <text:p text:style-name="P1">پوترِئیں</text:p>
      <text:p text:style-name="P1">پوترِیاں</text:p>
      <text:p text:style-name="P1">پوتری</text:p>
      <text:p text:style-name="P1">پوتریں</text:p>
      <text:p text:style-name="P1">پوترے</text:p>
      <text:p text:style-name="P1"><text:soft-page-break/>پودِینہ</text:p>
      <text:p text:style-name="P1">پودِینے</text:p>
      <text:p text:style-name="P1">پور</text:p>
      <text:p text:style-name="P1">پورا</text:p>
      <text:p text:style-name="P1">پورس</text:p>
      <text:p text:style-name="P1">پورِیاں</text:p>
      <text:p text:style-name="P1">پوری</text:p>
      <text:p text:style-name="P1">پورے</text:p>
      <text:p text:style-name="P1">پوساں</text:p>
      <text:p text:style-name="P1">پوسُوں</text:p>
      <text:p text:style-name="P1">پوسِن</text:p>
      <text:p text:style-name="P1">پوسی</text:p>
      <text:p text:style-name="P1">پوشاک</text:p>
      <text:p text:style-name="P1">پوشاکاں</text:p>
      <text:p text:style-name="P1">پوشِیدہ</text:p>
      <text:p text:style-name="P1"><text:soft-page-break/>پوشیدہ</text:p>
      <text:p text:style-name="P1">پولی</text:p>
      <text:p text:style-name="P1">پولیس</text:p>
      <text:p text:style-name="P1">پونٚدا</text:p>
      <text:p text:style-name="P1">پونٚدِن</text:p>
      <text:p text:style-name="P1">پونٚدی</text:p>
      <text:p text:style-name="P1">پونٚدے</text:p>
      <text:p text:style-name="P1">پوو</text:p>
      <text:p text:style-name="P1">پووو</text:p>
      <text:p text:style-name="P1">پووَݨ</text:p>
      <text:p text:style-name="P1">پووُوں</text:p>
      <text:p text:style-name="P1">پووِن</text:p>
      <text:p text:style-name="P1">پووِیں</text:p>
      <text:p text:style-name="P1">پووے</text:p>
      <text:p text:style-name="P1">پووݨ</text:p>
      <text:p text:style-name="P1"><text:soft-page-break/>پوپُھٹدے</text:p>
      <text:p text:style-name="P1">پوچَھڑ</text:p>
      <text:p text:style-name="P1">پوچھڑ</text:p>
      <text:p text:style-name="P1">پوڑ</text:p>
      <text:p text:style-name="P1">پوڑیاں</text:p>
      <text:p text:style-name="P1">پوڑیونے</text:p>
      <text:p text:style-name="P1">پوک</text:p>
      <text:p text:style-name="P1">پوںدی</text:p>
      <text:p text:style-name="P1">پوے</text:p>
      <text:p text:style-name="P1">پَئن</text:p>
      <text:p text:style-name="P1">پَئِیں</text:p>
      <text:p text:style-name="P1">پَئی</text:p>
      <text:p text:style-name="P1">پَئیں</text:p>
      <text:p text:style-name="P1">پَئے</text:p>
      <text:p text:style-name="P1">پَتال</text:p>
      <text:p text:style-name="P1"><text:soft-page-break/>پَتر</text:p>
      <text:p text:style-name="P1">پَتریں</text:p>
      <text:p text:style-name="P1">پَتوار</text:p>
      <text:p text:style-name="P1">پَتَّݨ</text:p>
      <text:p text:style-name="P1">پَتٛر</text:p>
      <text:p text:style-name="P1">پَر</text:p>
      <text:p text:style-name="P1">پَردیس</text:p>
      <text:p text:style-name="P1">پَردے</text:p>
      <text:p text:style-name="P1">پَریں</text:p>
      <text:p text:style-name="P1">پَرے</text:p>
      <text:p text:style-name="P1">پَسلِئیں</text:p>
      <text:p text:style-name="P1">پَل</text:p>
      <text:p text:style-name="P1">پَلدے</text:p>
      <text:p text:style-name="P1">پَلِٹ</text:p>
      <text:p text:style-name="P1">پَلِیا</text:p>
      <text:p text:style-name="P1"><text:soft-page-break/>پَلّی</text:p>
      <text:p text:style-name="P1">پَلٹِئے</text:p>
      <text:p text:style-name="P1">پَلٹِن</text:p>
      <text:p text:style-name="P1">پَلٹِیُس</text:p>
      <text:p text:style-name="P1">پَلیا</text:p>
      <text:p text:style-name="P1">پَلیے</text:p>
      <text:p text:style-name="P1">پَن</text:p>
      <text:p text:style-name="P1">پَندھ</text:p>
      <text:p text:style-name="P1">پَنٚج</text:p>
      <text:p text:style-name="P1">پَنٚجالی</text:p>
      <text:p text:style-name="P1">پَنٚجواں</text:p>
      <text:p text:style-name="P1">پَنٚجویں</text:p>
      <text:p text:style-name="P1">پَنٚجِئیں</text:p>
      <text:p text:style-name="P1">پَنٚجھاہ</text:p>
      <text:p text:style-name="P1">پَنٚجے</text:p>
      <text:p text:style-name="P1"><text:soft-page-break/>پَنٚدھ</text:p>
      <text:p text:style-name="P1">پَوا</text:p>
      <text:p text:style-name="P1">پَواوِیں</text:p>
      <text:p text:style-name="P1">پَواَندی</text:p>
      <text:p text:style-name="P1">پَواہے</text:p>
      <text:p text:style-name="P1">پَوایا</text:p>
      <text:p text:style-name="P1">پَوایونے</text:p>
      <text:p text:style-name="P1">پَوایُس</text:p>
      <text:p text:style-name="P1">پَوڑِئیں</text:p>
      <text:p text:style-name="P1">پَوڑِیاں</text:p>
      <text:p text:style-name="P1">پَوڑی</text:p>
      <text:p text:style-name="P1">پَوڑیں</text:p>
      <text:p text:style-name="P1">پَوڑی​دار</text:p>
      <text:p text:style-name="P1">پَویسی</text:p>
      <text:p text:style-name="P1">پَوینٚدے</text:p>
      <text:p text:style-name="P1"><text:soft-page-break/>پَوݨے</text:p>
      <text:p text:style-name="P1">پَٹ</text:p>
      <text:p text:style-name="P1">پَٹو</text:p>
      <text:p text:style-name="P1">پَٹِّن</text:p>
      <text:p text:style-name="P1">پَٹَّݨ</text:p>
      <text:p text:style-name="P1">پَٹِّئے</text:p>
      <text:p text:style-name="P1">پَٹیا</text:p>
      <text:p text:style-name="P1">پَٹیسِن</text:p>
      <text:p text:style-name="P1">پَٹینٚدِئِن</text:p>
      <text:p text:style-name="P1">پَٹینٚدے</text:p>
      <text:p text:style-name="P1">پَٹیںٚدے</text:p>
      <text:p text:style-name="P1">پَٹے</text:p>
      <text:p text:style-name="P1">پَٹ﻿سَن</text:p>
      <text:p text:style-name="P1">پَچھتایا</text:p>
      <text:p text:style-name="P1">پَچھتینٚدا</text:p>
      <text:p text:style-name="P1"><text:soft-page-break/>پَچھتیںٚدا</text:p>
      <text:p text:style-name="P1">پَچھتیںٚدے</text:p>
      <text:p text:style-name="P1">پَڑھئے</text:p>
      <text:p text:style-name="P1">پَک</text:p>
      <text:p text:style-name="P1">پَکا</text:p>
      <text:p text:style-name="P1">پَکاوَݨا</text:p>
      <text:p text:style-name="P1">پَکاہے</text:p>
      <text:p text:style-name="P1">پَکایا</text:p>
      <text:p text:style-name="P1">پَکوائی</text:p>
      <text:p text:style-name="P1">پَکوینٚداں</text:p>
      <text:p text:style-name="P1">پَکِڑوا</text:p>
      <text:p text:style-name="P1">پَکِڑواوے</text:p>
      <text:p text:style-name="P1">پَکِڑوایا</text:p>
      <text:p text:style-name="P1">پَکِڑویسِن</text:p>
      <text:p text:style-name="P1">پَکِڑویسی</text:p>
      <text:p text:style-name="P1"><text:soft-page-break/>پَکّا</text:p>
      <text:p text:style-name="P1">پَکَّڑ</text:p>
      <text:p text:style-name="P1">پَکِّھئیں</text:p>
      <text:p text:style-name="P1">پَکّھی</text:p>
      <text:p text:style-name="P1">پَکّھی﻿پرِنٚدِئیں</text:p>
      <text:p text:style-name="P1">پَکّی</text:p>
      <text:p text:style-name="P1">پَکڑواوَݨ</text:p>
      <text:p text:style-name="P1">پَکڑِئے</text:p>
      <text:p text:style-name="P1">پَکڑِیج</text:p>
      <text:p text:style-name="P1">پَکڑیں</text:p>
      <text:p text:style-name="P1">پَکڑے</text:p>
      <text:p text:style-name="P1">پَکھی</text:p>
      <text:p text:style-name="P1">پَکیا</text:p>
      <text:p text:style-name="P1">پَکینٚدے</text:p>
      <text:p text:style-name="P1">پَںڄ</text:p>
      <text:p text:style-name="P1"><text:soft-page-break/>پَھس</text:p>
      <text:p text:style-name="P1">پَھسا</text:p>
      <text:p text:style-name="P1">پَھسائی</text:p>
      <text:p text:style-name="P1">پَھسِئے</text:p>
      <text:p text:style-name="P1">پَھسِّیے</text:p>
      <text:p text:style-name="P1">پَھل</text:p>
      <text:p text:style-name="P1">پَھلائے</text:p>
      <text:p text:style-name="P1">پَھلاوے</text:p>
      <text:p text:style-name="P1">پَھلایا</text:p>
      <text:p text:style-name="P1">پَھلدار</text:p>
      <text:p text:style-name="P1">پَھلدِن</text:p>
      <text:p text:style-name="P1">پَھلدے</text:p>
      <text:p text:style-name="P1">پَھلو</text:p>
      <text:p text:style-name="P1">پَھلِّئے</text:p>
      <text:p text:style-name="P1">پَھلِّن</text:p>
      <text:p text:style-name="P1"><text:soft-page-break/>پَھلّیں</text:p>
      <text:p text:style-name="P1">پَھلیساں</text:p>
      <text:p text:style-name="P1">پَھلیں</text:p>
      <text:p text:style-name="P1">پَھنٚدے</text:p>
      <text:p text:style-name="P1">پَھٹ</text:p>
      <text:p text:style-name="P1">پَھٹِّئے</text:p>
      <text:p text:style-name="P1">پَھٹّی</text:p>
      <text:p text:style-name="P1">پَھٹے</text:p>
      <text:p text:style-name="P1">پَھیل</text:p>
      <text:p text:style-name="P1">پَھیلِئے</text:p>
      <text:p text:style-name="P1">پَھیلے</text:p>
      <text:p text:style-name="P1">پَہریدار</text:p>
      <text:p text:style-name="P1">پَہلِیاں</text:p>
      <text:p text:style-name="P1">پَہچاݨ</text:p>
      <text:p text:style-name="P1">پَہہ</text:p>
      <text:p text:style-name="P1"><text:soft-page-break/>پَیداوار</text:p>
      <text:p text:style-name="P1">پَیدل</text:p>
      <text:p text:style-name="P1">پَیروکار</text:p>
      <text:p text:style-name="P1">پَیروکارو</text:p>
      <text:p text:style-name="P1">پَیروکاریں</text:p>
      <text:p text:style-name="P1">پَیروی</text:p>
      <text:p text:style-name="P1">پَیسِئیں</text:p>
      <text:p text:style-name="P1">پَیسِن</text:p>
      <text:p text:style-name="P1">پَیسے</text:p>
      <text:p text:style-name="P1">پَیسےجمع</text:p>
      <text:p text:style-name="P1">پَیغام</text:p>
      <text:p text:style-name="P1">پَیغامِاِلٰہی</text:p>
      <text:p text:style-name="P1">پَیغامِ‎اِلٰہی</text:p>
      <text:p text:style-name="P1">پَیغامِ﻿اِلٰہی</text:p>
      <text:p text:style-name="P1">پَیغَمبر</text:p>
      <text:p text:style-name="P1"><text:soft-page-break/>پَیمانے</text:p>
      <text:p text:style-name="P1">پَین</text:p>
      <text:p text:style-name="P1">پَینٚترِیہہ</text:p>
      <text:p text:style-name="P1">پَینٚدا</text:p>
      <text:p text:style-name="P1">پَینٚدے</text:p>
      <text:p text:style-name="P1">پَیّے</text:p>
      <text:p text:style-name="P1">پَیںٚدِن</text:p>
      <text:p text:style-name="P1">پَے</text:p>
      <text:p text:style-name="P1">پَݨیال</text:p>
      <text:p text:style-name="P1">پُبلِیُس</text:p>
      <text:p text:style-name="P1">پُتر</text:p>
      <text:p text:style-name="P1">پُترا</text:p>
      <text:p text:style-name="P1">پُترو</text:p>
      <text:p text:style-name="P1">پُتریں</text:p>
      <text:p text:style-name="P1">پُترے</text:p>
      <text:p text:style-name="P1"><text:soft-page-break/>پُتلی</text:p>
      <text:p text:style-name="P1">پُتّریں</text:p>
      <text:p text:style-name="P1">پُتٚر</text:p>
      <text:p text:style-name="P1">پُتٛر</text:p>
      <text:p text:style-name="P1">پُتٛرا</text:p>
      <text:p text:style-name="P1">پُتٛریں</text:p>
      <text:p text:style-name="P1">پُجارِئیں</text:p>
      <text:p text:style-name="P1">پُجاری</text:p>
      <text:p text:style-name="P1">پُختہ</text:p>
      <text:p text:style-name="P1">پُراثر</text:p>
      <text:p text:style-name="P1">پُرانی</text:p>
      <text:p text:style-name="P1">پُراݨا</text:p>
      <text:p text:style-name="P1">پُراݨِئیں</text:p>
      <text:p text:style-name="P1">پُراݨی</text:p>
      <text:p text:style-name="P1">پُراݨے</text:p>
      <text:p text:style-name="P1"><text:soft-page-break/>پُرتاثِیر</text:p>
      <text:p text:style-name="P1">پُرجوش</text:p>
      <text:p text:style-name="P1">پُرخلُوص</text:p>
      <text:p text:style-name="P1">پُرخُلُوص</text:p>
      <text:p text:style-name="P1">پُردرد</text:p>
      <text:p text:style-name="P1">پُرزور</text:p>
      <text:p text:style-name="P1">پُرسکُون</text:p>
      <text:p text:style-name="P1">پُرکِیُسفِستُس</text:p>
      <text:p text:style-name="P1">پُس</text:p>
      <text:p text:style-name="P1">پُسائے</text:p>
      <text:p text:style-name="P1">پُساوے</text:p>
      <text:p text:style-name="P1">پُسِّیا</text:p>
      <text:p text:style-name="P1">پُشت</text:p>
      <text:p text:style-name="P1">پُشتی</text:p>
      <text:p text:style-name="P1">پُندے</text:p>
      <text:p text:style-name="P1"><text:soft-page-break/>پُنطُس</text:p>
      <text:p text:style-name="P1">پُنطِیُس</text:p>
      <text:p text:style-name="P1">پُنٚڈا</text:p>
      <text:p text:style-name="P1">پُنٚڈِئے</text:p>
      <text:p text:style-name="P1">پُنڈ</text:p>
      <text:p text:style-name="P1">پُواہے</text:p>
      <text:p text:style-name="P1">پُوجا</text:p>
      <text:p text:style-name="P1">پُور</text:p>
      <text:p text:style-name="P1">پُورا</text:p>
      <text:p text:style-name="P1">پُورِیاں</text:p>
      <text:p text:style-name="P1">پُوری</text:p>
      <text:p text:style-name="P1">پُوریاں</text:p>
      <text:p text:style-name="P1">پُورے</text:p>
      <text:p text:style-name="P1">پُوطیُول</text:p>
      <text:p text:style-name="P1">پُولِئیں</text:p>
      <text:p text:style-name="P1"><text:soft-page-break/>پُولی</text:p>
      <text:p text:style-name="P1">پُولیاں</text:p>
      <text:p text:style-name="P1">پُونٚجی</text:p>
      <text:p text:style-name="P1">پُوچَھڑ</text:p>
      <text:p text:style-name="P1">پُوںٚبلِیاں</text:p>
      <text:p text:style-name="P1">پُٹّھے</text:p>
      <text:p text:style-name="P1">پُٹھی</text:p>
      <text:p text:style-name="P1">پُٹھیاں</text:p>
      <text:p text:style-name="P1">پُچَھݨ</text:p>
      <text:p text:style-name="P1">پُچِّھن</text:p>
      <text:p text:style-name="P1">پُچِھن</text:p>
      <text:p text:style-name="P1">پُچِھیا</text:p>
      <text:p text:style-name="P1">پُچِھیُس</text:p>
      <text:p text:style-name="P1">پُچَّھن</text:p>
      <text:p text:style-name="P1">پُچِّھن</text:p>
      <text:p text:style-name="P1"><text:soft-page-break/>پُچِّھیُس</text:p>
      <text:p text:style-name="P1">پُچّھاں</text:p>
      <text:p text:style-name="P1">پُچّھداں</text:p>
      <text:p text:style-name="P1">پُچّھسِن</text:p>
      <text:p text:style-name="P1">پُچّھِن</text:p>
      <text:p text:style-name="P1">پُچّھی</text:p>
      <text:p text:style-name="P1">پُچّھیونے</text:p>
      <text:p text:style-name="P1">پُچّھے</text:p>
      <text:p text:style-name="P1">پُچّھݨ</text:p>
      <text:p text:style-name="P1">پُچھ</text:p>
      <text:p text:style-name="P1">پُچھدا</text:p>
      <text:p text:style-name="P1">پُچھداں</text:p>
      <text:p text:style-name="P1">پُچھدِئیں</text:p>
      <text:p text:style-name="P1">پُچھدِیں</text:p>
      <text:p text:style-name="P1">پُچھدے</text:p>
      <text:p text:style-name="P1"><text:soft-page-break/>پُچھدے​ڳُچھدے</text:p>
      <text:p text:style-name="P1">پُچھسِن</text:p>
      <text:p text:style-name="P1">پُچھسی</text:p>
      <text:p text:style-name="P1">پُچھو</text:p>
      <text:p text:style-name="P1">پُچھڳُچھ</text:p>
      <text:p text:style-name="P1">پُچھیا</text:p>
      <text:p text:style-name="P1">پُچھیونے</text:p>
      <text:p text:style-name="P1">پُچھیُس</text:p>
      <text:p text:style-name="P1">پُچھݨ</text:p>
      <text:p text:style-name="P1">پُچھ​ڳُچھ</text:p>
      <text:p text:style-name="P1">پُچھ‎ڳُچھ</text:p>
      <text:p text:style-name="P1">پُڑ</text:p>
      <text:p text:style-name="P1">پُکریسی</text:p>
      <text:p text:style-name="P1">پُکّھے</text:p>
      <text:p text:style-name="P1">پُھس</text:p>
      <text:p text:style-name="P1"><text:soft-page-break/>پُھل</text:p>
      <text:p text:style-name="P1">پُھلدِن</text:p>
      <text:p text:style-name="P1">پُھلیں</text:p>
      <text:p text:style-name="P1">پُھلے</text:p>
      <text:p text:style-name="P1">پُھوتاں</text:p>
      <text:p text:style-name="P1">پُھوٹ</text:p>
      <text:p text:style-name="P1">پُھوکا</text:p>
      <text:p text:style-name="P1">پُھوکَݨ</text:p>
      <text:p text:style-name="P1">پُھوکِیُس</text:p>
      <text:p text:style-name="P1">پُھوکیا</text:p>
      <text:p text:style-name="P1">پُھٹ</text:p>
      <text:p text:style-name="P1">پُھٹدی</text:p>
      <text:p text:style-name="P1">پُھٹدے</text:p>
      <text:p text:style-name="P1">پُھٹَّݨ</text:p>
      <text:p text:style-name="P1">پُھٹّی</text:p>
      <text:p text:style-name="P1"><text:soft-page-break/>پُھٹی</text:p>
      <text:p text:style-name="P1">پُھٹیا</text:p>
      <text:p text:style-name="P1">پُھپّھی</text:p>
      <text:p text:style-name="P1">پُھکیج</text:p>
      <text:p text:style-name="P1">پُہنٚچا</text:p>
      <text:p text:style-name="P1">پُہنچ</text:p>
      <text:p text:style-name="P1">پُہںٚچا</text:p>
      <text:p text:style-name="P1">پُہںٚچی</text:p>
      <text:p text:style-name="P1">پُہںٚچے</text:p>
      <text:p text:style-name="P1">پُہںچا</text:p>
      <text:p text:style-name="P1">پُہںچایا</text:p>
      <text:p text:style-name="P1">پُہںچے</text:p>
      <text:p text:style-name="P1">پُݙ</text:p>
      <text:p text:style-name="P1">پِتل</text:p>
      <text:p text:style-name="P1">پِتوم</text:p>
      <text:p text:style-name="P1"><text:soft-page-break/>پِرجہ</text:p>
      <text:p text:style-name="P1">پِرجہشہر</text:p>
      <text:p text:style-name="P1">پِرجہوِچ</text:p>
      <text:p text:style-name="P1">پِرزِئیں</text:p>
      <text:p text:style-name="P1">پِزار</text:p>
      <text:p text:style-name="P1">پِسا</text:p>
      <text:p text:style-name="P1">پِستہ</text:p>
      <text:p text:style-name="P1">پِستے</text:p>
      <text:p text:style-name="P1">پِسگہ</text:p>
      <text:p text:style-name="P1">پِسیا</text:p>
      <text:p text:style-name="P1">پِلا</text:p>
      <text:p text:style-name="P1">پِلائے</text:p>
      <text:p text:style-name="P1">پِلاطُس</text:p>
      <text:p text:style-name="P1">پِلاوَݨ</text:p>
      <text:p text:style-name="P1">پِلاوِن</text:p>
      <text:p text:style-name="P1"><text:soft-page-break/>پِلایا</text:p>
      <text:p text:style-name="P1">پِلایُس</text:p>
      <text:p text:style-name="P1">پِلوا</text:p>
      <text:p text:style-name="P1">پِلیسی</text:p>
      <text:p text:style-name="P1">پِلینٚدِیاں</text:p>
      <text:p text:style-name="P1">پِلینٚدی</text:p>
      <text:p text:style-name="P1">پِلینٚدے</text:p>
      <text:p text:style-name="P1">پِن</text:p>
      <text:p text:style-name="P1">پِنتالِیہہ</text:p>
      <text:p text:style-name="P1">پِندا</text:p>
      <text:p text:style-name="P1">پِنَّݨ</text:p>
      <text:p text:style-name="P1">پِٹ</text:p>
      <text:p text:style-name="P1">پِٹار</text:p>
      <text:p text:style-name="P1">پِٹاڑ</text:p>
      <text:p text:style-name="P1">پِٹو</text:p>
      <text:p text:style-name="P1"><text:soft-page-break/>پِٹَݨ</text:p>
      <text:p text:style-name="P1">پِٹّو</text:p>
      <text:p text:style-name="P1">پِٹّی</text:p>
      <text:p text:style-name="P1">پِٹیسو</text:p>
      <text:p text:style-name="P1">پِٹیسِن</text:p>
      <text:p text:style-name="P1">پِٹینٚدا</text:p>
      <text:p text:style-name="P1">پِٹینٚدِیاں</text:p>
      <text:p text:style-name="P1">پِٹینٚدے</text:p>
      <text:p text:style-name="P1">پِچُھوں</text:p>
      <text:p text:style-name="P1">پِچُّھو</text:p>
      <text:p text:style-name="P1">پِچُّھوں</text:p>
      <text:p text:style-name="P1">پِچّھو</text:p>
      <text:p text:style-name="P1">پِچّھوپِچّھو</text:p>
      <text:p text:style-name="P1">پِچّھو﻿پِچّھو</text:p>
      <text:p text:style-name="P1">پِچّھیں</text:p>
      <text:p text:style-name="P1"><text:soft-page-break/>پِچھا</text:p>
      <text:p text:style-name="P1">پِچھلا</text:p>
      <text:p text:style-name="P1">پِچھلِئیں</text:p>
      <text:p text:style-name="P1">پِچھلی</text:p>
      <text:p text:style-name="P1">پِچھلے</text:p>
      <text:p text:style-name="P1">پِچھو</text:p>
      <text:p text:style-name="P1">پِچھوں</text:p>
      <text:p text:style-name="P1">پِچھُوں</text:p>
      <text:p text:style-name="P1">پِڑ</text:p>
      <text:p text:style-name="P1">پِھر</text:p>
      <text:p text:style-name="P1">پِھرا</text:p>
      <text:p text:style-name="P1">پِھراہے</text:p>
      <text:p text:style-name="P1">پِھردا</text:p>
      <text:p text:style-name="P1">پِھردِئیں</text:p>
      <text:p text:style-name="P1">پِھردے</text:p>
      <text:p text:style-name="P1"><text:soft-page-break/>پِھرساں</text:p>
      <text:p text:style-name="P1">پِھرسو</text:p>
      <text:p text:style-name="P1">پِھرَݨ</text:p>
      <text:p text:style-name="P1">پِھرِیے</text:p>
      <text:p text:style-name="P1">پِھرَّݨ</text:p>
      <text:p text:style-name="P1">پِھریں</text:p>
      <text:p text:style-name="P1">پِھرے</text:p>
      <text:p text:style-name="P1">پِھسِئے</text:p>
      <text:p text:style-name="P1">پِھوا</text:p>
      <text:p text:style-name="P1">پِھیر</text:p>
      <text:p text:style-name="P1">پِھیرو</text:p>
      <text:p text:style-name="P1">پِہہ</text:p>
      <text:p text:style-name="P1">پِیؤ</text:p>
      <text:p text:style-name="P1">پِیؤُ</text:p>
      <text:p text:style-name="P1">پِیؤُݙاݙا</text:p>
      <text:p text:style-name="P1"><text:soft-page-break/>پِیؤُݙاݙے</text:p>
      <text:p text:style-name="P1">پِیؤُ‎ݙاݙے</text:p>
      <text:p text:style-name="P1">پِیؤُ﻿</text:p>
      <text:p text:style-name="P1">پِیؤُ﻿ݙاݙے</text:p>
      <text:p text:style-name="P1">پِیئُم</text:p>
      <text:p text:style-name="P1">پِیا</text:p>
      <text:p text:style-name="P1">پِیادِئیں</text:p>
      <text:p text:style-name="P1">پِیارا</text:p>
      <text:p text:style-name="P1">پِیارِئیں</text:p>
      <text:p text:style-name="P1">پِیاری</text:p>
      <text:p text:style-name="P1">پِیارے</text:p>
      <text:p text:style-name="P1">پِیالہ</text:p>
      <text:p text:style-name="P1">پِیاں</text:p>
      <text:p text:style-name="P1">پِیتا</text:p>
      <text:p text:style-name="P1">پِیتونے</text:p>
      <text:p text:style-name="P1"><text:soft-page-break/>پِیتے</text:p>
      <text:p text:style-name="P1">پِیر</text:p>
      <text:p text:style-name="P1">پِیرومُرشِد</text:p>
      <text:p text:style-name="P1">پِیساں</text:p>
      <text:p text:style-name="P1">پِیسو</text:p>
      <text:p text:style-name="P1">پِیسُوں</text:p>
      <text:p text:style-name="P1">پِیسی</text:p>
      <text:p text:style-name="P1">پِیش</text:p>
      <text:p text:style-name="P1">پِینٚدا</text:p>
      <text:p text:style-name="P1">پِینٚدِن</text:p>
      <text:p text:style-name="P1">پِینٚدے</text:p>
      <text:p text:style-name="P1">پِینٚگھ</text:p>
      <text:p text:style-name="P1">پِیو</text:p>
      <text:p text:style-name="P1">پِیواں</text:p>
      <text:p text:style-name="P1">پِیوسے</text:p>
      <text:p text:style-name="P1"><text:soft-page-break/>پِیوو</text:p>
      <text:p text:style-name="P1">پِیوَݨ</text:p>
      <text:p text:style-name="P1">پِیوُوں</text:p>
      <text:p text:style-name="P1">پِیوُں</text:p>
      <text:p text:style-name="P1">پِیوِن</text:p>
      <text:p text:style-name="P1">پِیوِیں</text:p>
      <text:p text:style-name="P1">پِیؤُ</text:p>
      <text:p text:style-name="P1">پِیوے</text:p>
      <text:p text:style-name="P1">پِیُو</text:p>
      <text:p text:style-name="P1">پِیُوماء</text:p>
      <text:p text:style-name="P1">پِیُوݙاݙا</text:p>
      <text:p text:style-name="P1">پِیچھا</text:p>
      <text:p text:style-name="P1">پِیڑ</text:p>
      <text:p text:style-name="P1">پِیڑاں</text:p>
      <text:p text:style-name="P1">پِیڑِھئیں</text:p>
      <text:p text:style-name="P1"><text:soft-page-break/>پِیڑھی</text:p>
      <text:p text:style-name="P1">پِیڑھیاں</text:p>
      <text:p text:style-name="P1">پِیڑیں</text:p>
      <text:p text:style-name="P1">پِیہنٚدِیاں</text:p>
      <text:p text:style-name="P1">پِیہَݨ</text:p>
      <text:p text:style-name="P1">پِیہںٚدِیاں</text:p>
      <text:p text:style-name="P1">پٹ</text:p>
      <text:p text:style-name="P1">پٹاہے</text:p>
      <text:p text:style-name="P1">پٹَݨ</text:p>
      <text:p text:style-name="P1">پٹِیج</text:p>
      <text:p text:style-name="P1">پٹِّئیں</text:p>
      <text:p text:style-name="P1">پٹّی</text:p>
      <text:p text:style-name="P1">پٹکا</text:p>
      <text:p text:style-name="P1">پٹکے</text:p>
      <text:p text:style-name="P1">پٹی</text:p>
      <text:p text:style-name="P1"><text:soft-page-break/>پٹیاں</text:p>
      <text:p text:style-name="P1">پٹینٚدے</text:p>
      <text:p text:style-name="P1">پٹے</text:p>
      <text:p text:style-name="P1">پچھاݨ</text:p>
      <text:p text:style-name="P1">پچھتاسِن</text:p>
      <text:p text:style-name="P1">پچھڑِینٚدا</text:p>
      <text:p text:style-name="P1">پچھݨیسوں</text:p>
      <text:p text:style-name="P1">پڑاؤ</text:p>
      <text:p text:style-name="P1">پڑاہے</text:p>
      <text:p text:style-name="P1">پڑتال</text:p>
      <text:p text:style-name="P1">پڑدے</text:p>
      <text:p text:style-name="P1">پڑوپی</text:p>
      <text:p text:style-name="P1">پڑوپیاں</text:p>
      <text:p text:style-name="P1">پڑَھݨ</text:p>
      <text:p text:style-name="P1">پڑِھیا</text:p>
      <text:p text:style-name="P1"><text:soft-page-break/>پڑّھݨ</text:p>
      <text:p text:style-name="P1">پڑپوتریں</text:p>
      <text:p text:style-name="P1">پڑپوترے</text:p>
      <text:p text:style-name="P1">پڑھ</text:p>
      <text:p text:style-name="P1">پڑھائی</text:p>
      <text:p text:style-name="P1">پڑھاوَݨ</text:p>
      <text:p text:style-name="P1">پڑھدا</text:p>
      <text:p text:style-name="P1">پڑھدے</text:p>
      <text:p text:style-name="P1">پڑھَݨ</text:p>
      <text:p text:style-name="P1">پڑھیا</text:p>
      <text:p text:style-name="P1">پڑھے</text:p>
      <text:p text:style-name="P1">پڑھےلِکھئے</text:p>
      <text:p text:style-name="P1">پک</text:p>
      <text:p text:style-name="P1">پکا</text:p>
      <text:p text:style-name="P1">پکائی</text:p>
      <text:p text:style-name="P1"><text:soft-page-break/>پکائے</text:p>
      <text:p text:style-name="P1">پکاوَݨ</text:p>
      <text:p text:style-name="P1">پکاوِن</text:p>
      <text:p text:style-name="P1">پکاویں</text:p>
      <text:p text:style-name="P1">پکاوݨ</text:p>
      <text:p text:style-name="P1">پکایا</text:p>
      <text:p text:style-name="P1">پکایاں</text:p>
      <text:p text:style-name="P1">پکواویں</text:p>
      <text:p text:style-name="P1">پکِّڑ</text:p>
      <text:p text:style-name="P1">پکِڑ</text:p>
      <text:p text:style-name="P1">پکِڑویسی</text:p>
      <text:p text:style-name="P1">پکِڑیا</text:p>
      <text:p text:style-name="P1">پکّا</text:p>
      <text:p text:style-name="P1">پکَّڑ</text:p>
      <text:p text:style-name="P1">پکِّڑ</text:p>
      <text:p text:style-name="P1"><text:soft-page-break/>پکّھی</text:p>
      <text:p text:style-name="P1">پکّھیپرِںٚدے</text:p>
      <text:p text:style-name="P1">پکّھی﻿پرِنٚدے</text:p>
      <text:p text:style-name="P1">پکّے</text:p>
      <text:p text:style-name="P1">پکڑ</text:p>
      <text:p text:style-name="P1">پکڑا</text:p>
      <text:p text:style-name="P1">پکڑوا</text:p>
      <text:p text:style-name="P1">پکڑواوَݨ</text:p>
      <text:p text:style-name="P1">پکڑواوَݨے</text:p>
      <text:p text:style-name="P1">پکڑویسی</text:p>
      <text:p text:style-name="P1">پکڑَݨ</text:p>
      <text:p text:style-name="P1">پکڑِئے</text:p>
      <text:p text:style-name="P1">پکڑِیا</text:p>
      <text:p text:style-name="P1">پکڑِیاں</text:p>
      <text:p text:style-name="P1">پکڑِیجَݨ</text:p>
      <text:p text:style-name="P1"><text:soft-page-break/>پکڑِیونے</text:p>
      <text:p text:style-name="P1">پکڑی</text:p>
      <text:p text:style-name="P1">پکڑیا</text:p>
      <text:p text:style-name="P1">پکڑیساں</text:p>
      <text:p text:style-name="P1">پکڑینٚدے</text:p>
      <text:p text:style-name="P1">پکیسِن</text:p>
      <text:p text:style-name="P1">پکݨ</text:p>
      <text:p text:style-name="P1">پگِھر</text:p>
      <text:p text:style-name="P1">پگھار</text:p>
      <text:p text:style-name="P1">پںدھراں</text:p>
      <text:p text:style-name="P1">پھا</text:p>
      <text:p text:style-name="P1">پھائی</text:p>
      <text:p text:style-name="P1">پھاسی</text:p>
      <text:p text:style-name="P1">پھاٹک</text:p>
      <text:p text:style-name="P1">پھاٹکیں</text:p>
      <text:p text:style-name="P1"><text:soft-page-break/>پھاہی</text:p>
      <text:p text:style-name="P1">پھس</text:p>
      <text:p text:style-name="P1">پھساوَݨ</text:p>
      <text:p text:style-name="P1">پھساوِن</text:p>
      <text:p text:style-name="P1">پھساوݨ</text:p>
      <text:p text:style-name="P1">پھسایا</text:p>
      <text:p text:style-name="P1">پھسِّئے</text:p>
      <text:p text:style-name="P1">پھسیا</text:p>
      <text:p text:style-name="P1">پھل</text:p>
      <text:p text:style-name="P1">پھلدار</text:p>
      <text:p text:style-name="P1">پھلّݨ</text:p>
      <text:p text:style-name="P1">پھلی</text:p>
      <text:p text:style-name="P1">پھلیا</text:p>
      <text:p text:style-name="P1">پھلیاں</text:p>
      <text:p text:style-name="P1">پھلیں</text:p>
      <text:p text:style-name="P1"><text:soft-page-break/>پھلݨ</text:p>
      <text:p text:style-name="P1">پھنٚدے</text:p>
      <text:p text:style-name="P1">پھوار</text:p>
      <text:p text:style-name="P1">پھوڑِئیں</text:p>
      <text:p text:style-name="P1">پھوڑے</text:p>
      <text:p text:style-name="P1">پھٹِئے</text:p>
      <text:p text:style-name="P1">پھٹِیا</text:p>
      <text:p text:style-name="P1">پھٹَّݨ</text:p>
      <text:p text:style-name="P1">پھٹِّئیں</text:p>
      <text:p text:style-name="P1">پھٹّی</text:p>
      <text:p text:style-name="P1">پھٹکار</text:p>
      <text:p text:style-name="P1">پھپُھونٚدی</text:p>
      <text:p text:style-name="P1">پھپُھونٚدے</text:p>
      <text:p text:style-name="P1">پھپھونٚدی</text:p>
      <text:p text:style-name="P1">پھہینٚدی</text:p>
      <text:p text:style-name="P1"><text:soft-page-break/>پھیر</text:p>
      <text:p text:style-name="P1">پھیرِن</text:p>
      <text:p text:style-name="P1">پھیری</text:p>
      <text:p text:style-name="P1">پھیریا</text:p>
      <text:p text:style-name="P1">پھیلیا</text:p>
      <text:p text:style-name="P1">پھیہہ</text:p>
      <text:p text:style-name="P1">پہاج</text:p>
      <text:p text:style-name="P1">پہاجِیں</text:p>
      <text:p text:style-name="P1">پہاڑ</text:p>
      <text:p text:style-name="P1">پہاڑِئیں</text:p>
      <text:p text:style-name="P1">پہاڑی</text:p>
      <text:p text:style-name="P1">پہاڑیں</text:p>
      <text:p text:style-name="P1">پہر</text:p>
      <text:p text:style-name="P1">پہرا</text:p>
      <text:p text:style-name="P1">پہرہ</text:p>
      <text:p text:style-name="P1"><text:soft-page-break/>پہریدار</text:p>
      <text:p text:style-name="P1">پہریداریں</text:p>
      <text:p text:style-name="P1">پہرے</text:p>
      <text:p text:style-name="P1">پہلا</text:p>
      <text:p text:style-name="P1">پہلِئیں</text:p>
      <text:p text:style-name="P1">پہلی</text:p>
      <text:p text:style-name="P1">پہلے</text:p>
      <text:p text:style-name="P1">پہنٚدے</text:p>
      <text:p text:style-name="P1">پہنٚچا</text:p>
      <text:p text:style-name="P1">پہنٚچو</text:p>
      <text:p text:style-name="P1">پہنٚچُوں</text:p>
      <text:p text:style-name="P1">پہنٚچِیاں</text:p>
      <text:p text:style-name="P1">پہنٚچے</text:p>
      <text:p text:style-name="P1">پہَݨ</text:p>
      <text:p text:style-name="P1">پہُنٚچ</text:p>
      <text:p text:style-name="P1"><text:soft-page-break/>پہُنٚچا</text:p>
      <text:p text:style-name="P1">پہُنٚچائے</text:p>
      <text:p text:style-name="P1">پہُنٚچاواں</text:p>
      <text:p text:style-name="P1">پہُنٚچاوَݨ</text:p>
      <text:p text:style-name="P1">پہُنٚچاوَݨے</text:p>
      <text:p text:style-name="P1">پہُنٚچاوِن</text:p>
      <text:p text:style-name="P1">پہُنٚچاوے</text:p>
      <text:p text:style-name="P1">پہُنٚچاں</text:p>
      <text:p text:style-name="P1">پہُنٚچایا</text:p>
      <text:p text:style-name="P1">پہُنٚچدا</text:p>
      <text:p text:style-name="P1">پہُنٚچدِئیں</text:p>
      <text:p text:style-name="P1">پہُنٚچسو</text:p>
      <text:p text:style-name="P1">پہُنٚچسِن</text:p>
      <text:p text:style-name="P1">پہُنٚچسی</text:p>
      <text:p text:style-name="P1">پہُنٚچو</text:p>
      <text:p text:style-name="P1"><text:soft-page-break/>پہُنٚچوا</text:p>
      <text:p text:style-name="P1">پہُنٚچَݨ</text:p>
      <text:p text:style-name="P1">پہُنٚچِئیں</text:p>
      <text:p text:style-name="P1">پہُنٚچِئے</text:p>
      <text:p text:style-name="P1">پہُنٚچِیوسے</text:p>
      <text:p text:style-name="P1">پہُنٚچی</text:p>
      <text:p text:style-name="P1">پہُنٚچیا</text:p>
      <text:p text:style-name="P1">پہُنٚچیاں</text:p>
      <text:p text:style-name="P1">پہُنٚچیسو</text:p>
      <text:p text:style-name="P1">پہُنٚچیسُوں</text:p>
      <text:p text:style-name="P1">پہُنٚچیسِن</text:p>
      <text:p text:style-name="P1">پہُنٚچیسی</text:p>
      <text:p text:style-name="P1">پہُنٚچیسیں</text:p>
      <text:p text:style-name="P1">پہُنٚچینٚدا</text:p>
      <text:p text:style-name="P1">پہُنٚچیں</text:p>
      <text:p text:style-name="P1"><text:soft-page-break/>پہُنٚچے</text:p>
      <text:p text:style-name="P1">پہُنچا</text:p>
      <text:p text:style-name="P1">پہُںٚچدی</text:p>
      <text:p text:style-name="P1">پہچان</text:p>
      <text:p text:style-name="P1">پہچانے</text:p>
      <text:p text:style-name="P1">پی</text:p>
      <text:p text:style-name="P1">پیؤُݙاݙے</text:p>
      <text:p text:style-name="P1">پیا</text:p>
      <text:p text:style-name="P1">پیادے</text:p>
      <text:p text:style-name="P1">پیار</text:p>
      <text:p text:style-name="P1">پیارا</text:p>
      <text:p text:style-name="P1">پیارمحبّت</text:p>
      <text:p text:style-name="P1">پیارِئیں</text:p>
      <text:p text:style-name="P1">پیاری</text:p>
      <text:p text:style-name="P1">پیارے</text:p>
      <text:p text:style-name="P1"><text:soft-page-break/>پیالہ</text:p>
      <text:p text:style-name="P1">پیالیاں</text:p>
      <text:p text:style-name="P1">پیالے</text:p>
      <text:p text:style-name="P1">پیاں</text:p>
      <text:p text:style-name="P1">پیتا</text:p>
      <text:p text:style-name="P1">پیتے</text:p>
      <text:p text:style-name="P1">پیدا</text:p>
      <text:p text:style-name="P1">پیدائش</text:p>
      <text:p text:style-name="P1">پیدائشی</text:p>
      <text:p text:style-name="P1">پیداوار</text:p>
      <text:p text:style-name="P1">پیدل</text:p>
      <text:p text:style-name="P1">پیر</text:p>
      <text:p text:style-name="P1">پیرو</text:p>
      <text:p text:style-name="P1">پیروکار</text:p>
      <text:p text:style-name="P1">پیروکاریں</text:p>
      <text:p text:style-name="P1"><text:soft-page-break/>پیروی</text:p>
      <text:p text:style-name="P1">پیریں</text:p>
      <text:p text:style-name="P1">پیسِئیں</text:p>
      <text:p text:style-name="P1">پیسے</text:p>
      <text:p text:style-name="P1">پیش</text:p>
      <text:p text:style-name="P1">پیشانی</text:p>
      <text:p text:style-name="P1">پیشاِمام</text:p>
      <text:p text:style-name="P1">پیشوا</text:p>
      <text:p text:style-name="P1">پیشوائی</text:p>
      <text:p text:style-name="P1">پیشوائیں</text:p>
      <text:p text:style-name="P1">پیشِ</text:p>
      <text:p text:style-name="P1">پیشِین</text:p>
      <text:p text:style-name="P1">پیشکش</text:p>
      <text:p text:style-name="P1">پیشگوئی</text:p>
      <text:p text:style-name="P1">پیشگوئیاں</text:p>
      <text:p text:style-name="P1"><text:soft-page-break/>پیشگوئیں</text:p>
      <text:p text:style-name="P1">پیشگویاں</text:p>
      <text:p text:style-name="P1">پیشہوَر</text:p>
      <text:p text:style-name="P1">پیشہ​ور</text:p>
      <text:p text:style-name="P1">پیشہ‎وَر</text:p>
      <text:p text:style-name="P1">پیشی</text:p>
      <text:p text:style-name="P1">پیش‎اِمام</text:p>
      <text:p text:style-name="P1">پیش‎گوئی</text:p>
      <text:p text:style-name="P1">پیش‎گوئیاں</text:p>
      <text:p text:style-name="P1">پیش‎گویاں</text:p>
      <text:p text:style-name="P1">پیش﻿گوئی</text:p>
      <text:p text:style-name="P1">پیغام</text:p>
      <text:p text:style-name="P1">پیغامِاِلٰہی</text:p>
      <text:p text:style-name="P1">پیغامِحَقّ</text:p>
      <text:p text:style-name="P1">پیمانِئیں</text:p>
      <text:p text:style-name="P1"><text:soft-page-break/>پیمانہ</text:p>
      <text:p text:style-name="P1">پیمانے</text:p>
      <text:p text:style-name="P1">پینٚدے</text:p>
      <text:p text:style-name="P1">پیوَݨ</text:p>
      <text:p text:style-name="P1">پیوے</text:p>
      <text:p text:style-name="P1">پیٹ</text:p>
      <text:p text:style-name="P1">پیٹُوں</text:p>
      <text:p text:style-name="P1">پیٹھا</text:p>
      <text:p text:style-name="P1">پیپ</text:p>
      <text:p text:style-name="P1">پیچِش</text:p>
      <text:p text:style-name="P1">پیچھا</text:p>
      <text:p text:style-name="P1">پیڑھی</text:p>
      <text:p text:style-name="P1">پیکِئیں</text:p>
      <text:p text:style-name="P1">پیکے</text:p>
      <text:p text:style-name="P1">پیھ</text:p>
      <text:p text:style-name="P1"><text:soft-page-break/>پیہہ</text:p>
      <text:p text:style-name="P1">پݨیال</text:p>
      <text:p text:style-name="P1">پݨے</text:p>
      <text:p text:style-name="P1">ڄ</text:p>
      <text:p text:style-name="P1">ڄا</text:p>
      <text:p text:style-name="P1">ڄاؤسی</text:p>
      <text:p text:style-name="P1">ڄائے</text:p>
      <text:p text:style-name="P1">ڄال</text:p>
      <text:p text:style-name="P1">ڄالی</text:p>
      <text:p text:style-name="P1">ڄالیدار</text:p>
      <text:p text:style-name="P1">ڄالی﻿دار</text:p>
      <text:p text:style-name="P1">ڄاوسِن</text:p>
      <text:p text:style-name="P1">ڄاوَل</text:p>
      <text:p text:style-name="P1">ڄاوَݨ</text:p>
      <text:p text:style-name="P1">ڄاوِن</text:p>
      <text:p text:style-name="P1"><text:soft-page-break/>ڄاوے</text:p>
      <text:p text:style-name="P1">ڄاڳے</text:p>
      <text:p text:style-name="P1">ڄایا</text:p>
      <text:p text:style-name="P1">ڄایُس</text:p>
      <text:p text:style-name="P1">ڄاݨ</text:p>
      <text:p text:style-name="P1">ڄاݨدا</text:p>
      <text:p text:style-name="P1">ڄاݨداں</text:p>
      <text:p text:style-name="P1">ڄاݨدو</text:p>
      <text:p text:style-name="P1">ڄاݨدُوں</text:p>
      <text:p text:style-name="P1">ڄاݨدِئیں</text:p>
      <text:p text:style-name="P1">ڄاݨدِن</text:p>
      <text:p text:style-name="P1">ڄاݨدِیاں</text:p>
      <text:p text:style-name="P1">ڄاݨدِیں</text:p>
      <text:p text:style-name="P1">ڄاݨدی</text:p>
      <text:p text:style-name="P1">ڄاݨدیاں</text:p>
      <text:p text:style-name="P1"><text:soft-page-break/>ڄاݨدے</text:p>
      <text:p text:style-name="P1">ڄاݨسو</text:p>
      <text:p text:style-name="P1">ڄاݨسِن</text:p>
      <text:p text:style-name="P1">ڄاݨو</text:p>
      <text:p text:style-name="P1">ڄاݨَݨ</text:p>
      <text:p text:style-name="P1">ڄاݨِن</text:p>
      <text:p text:style-name="P1">ڄاݨیئے</text:p>
      <text:p text:style-name="P1">ڄاݨیا</text:p>
      <text:p text:style-name="P1">ڄاݨے</text:p>
      <text:p text:style-name="P1">ڄاݨݨ</text:p>
      <text:p text:style-name="P1">ڄلُوں</text:p>
      <text:p text:style-name="P1">ڄم</text:p>
      <text:p text:style-name="P1">ڄمئے</text:p>
      <text:p text:style-name="P1">ڄمائے</text:p>
      <text:p text:style-name="P1">ڄماَندرُو</text:p>
      <text:p text:style-name="P1"><text:soft-page-break/>ڄمَݨ</text:p>
      <text:p text:style-name="P1">ڄمِیاپلیا</text:p>
      <text:p text:style-name="P1">ڄمَّݨ</text:p>
      <text:p text:style-name="P1">ڄمݨے</text:p>
      <text:p text:style-name="P1">ڄنٚگھاں</text:p>
      <text:p text:style-name="P1">ڄَئی</text:p>
      <text:p text:style-name="P1">ڄَت</text:p>
      <text:p text:style-name="P1">ڄَتیلا</text:p>
      <text:p text:style-name="P1">ڄَم</text:p>
      <text:p text:style-name="P1">ڄَمدے</text:p>
      <text:p text:style-name="P1">ڄَمیا</text:p>
      <text:p text:style-name="P1">ڄَمینٚدی</text:p>
      <text:p text:style-name="P1">ڄَمیے</text:p>
      <text:p text:style-name="P1">ڄَنٚدِن</text:p>
      <text:p text:style-name="P1">ڄَنٚدے</text:p>
      <text:p text:style-name="P1"><text:soft-page-break/>ڄَنٚواترِئیں</text:p>
      <text:p text:style-name="P1">ڄَنٚواترے</text:p>
      <text:p text:style-name="P1">ڄَنٚگھاں</text:p>
      <text:p text:style-name="P1">ڄَنٚگھیں</text:p>
      <text:p text:style-name="P1">ڄَوسی</text:p>
      <text:p text:style-name="P1">ڄَین</text:p>
      <text:p text:style-name="P1">ڄَے</text:p>
      <text:p text:style-name="P1">ڄَݨ</text:p>
      <text:p text:style-name="P1">ڄَݨئے</text:p>
      <text:p text:style-name="P1">ڄَݨَݨ</text:p>
      <text:p text:style-name="P1">ڄَݨی</text:p>
      <text:p text:style-name="P1">ڄَݨینٚدِئیں</text:p>
      <text:p text:style-name="P1">ڄَݨینٚدے</text:p>
      <text:p text:style-name="P1">ڄَݨݨ</text:p>
      <text:p text:style-name="P1">ڄُل</text:p>
      <text:p text:style-name="P1"><text:soft-page-break/>ڄُلدا</text:p>
      <text:p text:style-name="P1">ڄُلداں</text:p>
      <text:p text:style-name="P1">ڄُلدے</text:p>
      <text:p text:style-name="P1">ڄُلساں</text:p>
      <text:p text:style-name="P1">ڄُلسُوں</text:p>
      <text:p text:style-name="P1">ڄُلو</text:p>
      <text:p text:style-name="P1">ڄُلوں</text:p>
      <text:p text:style-name="P1">ڄُلُوں</text:p>
      <text:p text:style-name="P1">ڄُلِن</text:p>
      <text:p text:style-name="P1">ڄُلّاں</text:p>
      <text:p text:style-name="P1">ڄُلّو</text:p>
      <text:p text:style-name="P1">ڄُلَّݨ</text:p>
      <text:p text:style-name="P1">ڄُلّے</text:p>
      <text:p text:style-name="P1">ڄُلیا</text:p>
      <text:p text:style-name="P1">ڄُلیں</text:p>
      <text:p text:style-name="P1"><text:soft-page-break/>ڄُلے</text:p>
      <text:p text:style-name="P1">ڄݙاں</text:p>
      <text:p text:style-name="P1">ڄݙّاں</text:p>
      <text:p text:style-name="P1">ڄݨئیں</text:p>
      <text:p text:style-name="P1">ڄݨّے</text:p>
      <text:p text:style-name="P1">ڄݨیسی</text:p>
      <text:p text:style-name="P1">ڄݨیسیں</text:p>
      <text:p text:style-name="P1">ڄݨیے</text:p>
      <text:p text:style-name="P1">ڄݨے</text:p>
      <text:p text:style-name="P1">چا</text:p>
      <text:p text:style-name="P1">چائساں</text:p>
      <text:p text:style-name="P1">چائسِن</text:p>
      <text:p text:style-name="P1">چائسی</text:p>
      <text:p text:style-name="P1">چائنٚدِئیں</text:p>
      <text:p text:style-name="P1">چائنٚدے</text:p>
      <text:p text:style-name="P1"><text:soft-page-break/>چائینٚدی</text:p>
      <text:p text:style-name="P1">چائینٚدے</text:p>
      <text:p text:style-name="P1">چابُھک</text:p>
      <text:p text:style-name="P1">چاتا</text:p>
      <text:p text:style-name="P1">چاتونے</text:p>
      <text:p text:style-name="P1">چاتِیاں</text:p>
      <text:p text:style-name="P1">چاتی</text:p>
      <text:p text:style-name="P1">چاتے</text:p>
      <text:p text:style-name="P1">چادر</text:p>
      <text:p text:style-name="P1">چادراں</text:p>
      <text:p text:style-name="P1">چادریں</text:p>
      <text:p text:style-name="P1">چار</text:p>
      <text:p text:style-name="P1">چارہ</text:p>
      <text:p text:style-name="P1">چارے</text:p>
      <text:p text:style-name="P1">چال</text:p>
      <text:p text:style-name="P1"><text:soft-page-break/>چالاکی</text:p>
      <text:p text:style-name="P1">چالِہہ</text:p>
      <text:p text:style-name="P1">چالِیہہ</text:p>
      <text:p text:style-name="P1">چالیں</text:p>
      <text:p text:style-name="P1">چال﻿چلَݨ</text:p>
      <text:p text:style-name="P1">چانٚدی</text:p>
      <text:p text:style-name="P1">چاوو</text:p>
      <text:p text:style-name="P1">چاوَڑاں</text:p>
      <text:p text:style-name="P1">چاوَݨ</text:p>
      <text:p text:style-name="P1">چاوے</text:p>
      <text:p text:style-name="P1">چاوݨ</text:p>
      <text:p text:style-name="P1">چاٹ</text:p>
      <text:p text:style-name="P1">چاٹاں</text:p>
      <text:p text:style-name="P1">چاچا</text:p>
      <text:p text:style-name="P1">چاچی</text:p>
      <text:p text:style-name="P1"><text:soft-page-break/>چاچے</text:p>
      <text:p text:style-name="P1">چاڑَھݨ</text:p>
      <text:p text:style-name="P1">چاڑِھئے</text:p>
      <text:p text:style-name="P1">چاڑھو</text:p>
      <text:p text:style-name="P1">چاک</text:p>
      <text:p text:style-name="P1">چاکر</text:p>
      <text:p text:style-name="P1">چاکریں</text:p>
      <text:p text:style-name="P1">چاکے</text:p>
      <text:p text:style-name="P1">چاگھاں</text:p>
      <text:p text:style-name="P1">چاگھاںمذاقاں</text:p>
      <text:p text:style-name="P1">چاگھاں‎مذاقاں</text:p>
      <text:p text:style-name="P1">چاہاں</text:p>
      <text:p text:style-name="P1">چاہسی</text:p>
      <text:p text:style-name="P1">چاہنداں</text:p>
      <text:p text:style-name="P1">چاہنٚدا</text:p>
      <text:p text:style-name="P1"><text:soft-page-break/>چاہنٚداں</text:p>
      <text:p text:style-name="P1">چاہنٚدو</text:p>
      <text:p text:style-name="P1">چاہنٚدِن</text:p>
      <text:p text:style-name="P1">چاہنٚدِیں</text:p>
      <text:p text:style-name="P1">چاہنٚدی</text:p>
      <text:p text:style-name="P1">چاہنٚدے</text:p>
      <text:p text:style-name="P1">چاہو</text:p>
      <text:p text:style-name="P1">چاہِن</text:p>
      <text:p text:style-name="P1">چاہِیدا</text:p>
      <text:p text:style-name="P1">چاہِیدِیاں</text:p>
      <text:p text:style-name="P1">چاہِیدی</text:p>
      <text:p text:style-name="P1">چاہِیدے</text:p>
      <text:p text:style-name="P1">چاہںٚدا</text:p>
      <text:p text:style-name="P1">چاہیدا</text:p>
      <text:p text:style-name="P1">چاہیدی</text:p>
      <text:p text:style-name="P1"><text:soft-page-break/>چاہینٚدا</text:p>
      <text:p text:style-name="P1">چاہینٚدِیں</text:p>
      <text:p text:style-name="P1">چاہینٚدیں</text:p>
      <text:p text:style-name="P1">چاہے</text:p>
      <text:p text:style-name="P1">چرا</text:p>
      <text:p text:style-name="P1">چراغ</text:p>
      <text:p text:style-name="P1">چراغدان</text:p>
      <text:p text:style-name="P1">چراغیں</text:p>
      <text:p text:style-name="P1">چراوَݨ</text:p>
      <text:p text:style-name="P1">چراوݨ</text:p>
      <text:p text:style-name="P1">چراگاہ</text:p>
      <text:p text:style-name="P1">چردے</text:p>
      <text:p text:style-name="P1">چرٻی</text:p>
      <text:p text:style-name="P1">چرچا</text:p>
      <text:p text:style-name="P1">چرچے</text:p>
      <text:p text:style-name="P1"><text:soft-page-break/>چرینٚدے</text:p>
      <text:p text:style-name="P1">چشم</text:p>
      <text:p text:style-name="P1">چشمدِید</text:p>
      <text:p text:style-name="P1">چشمِئیں</text:p>
      <text:p text:style-name="P1">چشمپوشی</text:p>
      <text:p text:style-name="P1">چشمہ</text:p>
      <text:p text:style-name="P1">چشمہءِ</text:p>
      <text:p text:style-name="P1">چشمے</text:p>
      <text:p text:style-name="P1">چقماق</text:p>
      <text:p text:style-name="P1">چل</text:p>
      <text:p text:style-name="P1">چلا</text:p>
      <text:p text:style-name="P1">چلاوَݨ</text:p>
      <text:p text:style-name="P1">چلایا</text:p>
      <text:p text:style-name="P1">چلتے</text:p>
      <text:p text:style-name="P1">چلدا</text:p>
      <text:p text:style-name="P1"><text:soft-page-break/>چلداں</text:p>
      <text:p text:style-name="P1">چلدِئیں</text:p>
      <text:p text:style-name="P1">چلدِن</text:p>
      <text:p text:style-name="P1">چلدِیاں</text:p>
      <text:p text:style-name="P1">چلدے</text:p>
      <text:p text:style-name="P1">چلساں</text:p>
      <text:p text:style-name="P1">چلسو</text:p>
      <text:p text:style-name="P1">چلسِن</text:p>
      <text:p text:style-name="P1">چلسی</text:p>
      <text:p text:style-name="P1">چلو</text:p>
      <text:p text:style-name="P1">چلَݨ</text:p>
      <text:p text:style-name="P1">چلیساں</text:p>
      <text:p text:style-name="P1">چلیںٚدِن</text:p>
      <text:p text:style-name="P1">چلے</text:p>
      <text:p text:style-name="P1">چلݨا</text:p>
      <text:p text:style-name="P1"><text:soft-page-break/>چم</text:p>
      <text:p text:style-name="P1">چماٹاں</text:p>
      <text:p text:style-name="P1">چمبِڑ</text:p>
      <text:p text:style-name="P1">چمبڑیا</text:p>
      <text:p text:style-name="P1">چمَکدار</text:p>
      <text:p text:style-name="P1">چمَکدی</text:p>
      <text:p text:style-name="P1">چمَکدے</text:p>
      <text:p text:style-name="P1">چمڑا</text:p>
      <text:p text:style-name="P1">چمڑے</text:p>
      <text:p text:style-name="P1">چمکار</text:p>
      <text:p text:style-name="P1">چمکارا</text:p>
      <text:p text:style-name="P1">چمکارے</text:p>
      <text:p text:style-name="P1">چمکدا</text:p>
      <text:p text:style-name="P1">چمکدے</text:p>
      <text:p text:style-name="P1">چمکَݨ</text:p>
      <text:p text:style-name="P1"><text:soft-page-break/>چمکیا</text:p>
      <text:p text:style-name="P1">چمکیسی</text:p>
      <text:p text:style-name="P1">چمکیلی</text:p>
      <text:p text:style-name="P1">چمکیلے</text:p>
      <text:p text:style-name="P1">چمیٹی</text:p>
      <text:p text:style-name="P1">چنار</text:p>
      <text:p text:style-name="P1">چنٚد</text:p>
      <text:p text:style-name="P1">چنٚدر</text:p>
      <text:p text:style-name="P1">چنٚدٛر</text:p>
      <text:p text:style-name="P1">چنٚدہ</text:p>
      <text:p text:style-name="P1">چنٚدے</text:p>
      <text:p text:style-name="P1">چنٚگا</text:p>
      <text:p text:style-name="P1">چنٚگاں</text:p>
      <text:p text:style-name="P1">چنٚگُل</text:p>
      <text:p text:style-name="P1">چنٚگی</text:p>
      <text:p text:style-name="P1"><text:soft-page-break/>چنٚگیر</text:p>
      <text:p text:style-name="P1">چنٚڳا</text:p>
      <text:p text:style-name="P1">چنٚڳائی</text:p>
      <text:p text:style-name="P1">چنٚڳاں</text:p>
      <text:p text:style-name="P1">چنٚڳِئیں</text:p>
      <text:p text:style-name="P1">چنٚڳِیاں</text:p>
      <text:p text:style-name="P1">چنٚڳی</text:p>
      <text:p text:style-name="P1">چنٚڳیاں</text:p>
      <text:p text:style-name="P1">چنٚڳی﻿منٚدی</text:p>
      <text:p text:style-name="P1">چنٚڳے</text:p>
      <text:p text:style-name="P1">چوا</text:p>
      <text:p text:style-name="P1">چوائی</text:p>
      <text:p text:style-name="P1">چواہے</text:p>
      <text:p text:style-name="P1">چوبی</text:p>
      <text:p text:style-name="P1">چوتھا</text:p>
      <text:p text:style-name="P1"><text:soft-page-break/>چوتھی</text:p>
      <text:p text:style-name="P1">چور</text:p>
      <text:p text:style-name="P1">چوری</text:p>
      <text:p text:style-name="P1">چوریاں</text:p>
      <text:p text:style-name="P1">چوغے</text:p>
      <text:p text:style-name="P1">چولا</text:p>
      <text:p text:style-name="P1">چولے</text:p>
      <text:p text:style-name="P1">چونا</text:p>
      <text:p text:style-name="P1">چوٹِئیں</text:p>
      <text:p text:style-name="P1">چوٹِیاں</text:p>
      <text:p text:style-name="P1">چوٹی</text:p>
      <text:p text:style-name="P1">چوٻارے</text:p>
      <text:p text:style-name="P1">چوڑ</text:p>
      <text:p text:style-name="P1">چوڑا</text:p>
      <text:p text:style-name="P1">چَر</text:p>
      <text:p text:style-name="P1"><text:soft-page-break/>چَرائے</text:p>
      <text:p text:style-name="P1">چَرانٚد</text:p>
      <text:p text:style-name="P1">چَردا</text:p>
      <text:p text:style-name="P1">چَرواہِئیں</text:p>
      <text:p text:style-name="P1">چَرواہیں</text:p>
      <text:p text:style-name="P1">چَرواہے</text:p>
      <text:p text:style-name="P1">چَرَݨ</text:p>
      <text:p text:style-name="P1">چَرینٚدا</text:p>
      <text:p text:style-name="P1">چَرینٚدِئیں</text:p>
      <text:p text:style-name="P1">چَرینٚدِن</text:p>
      <text:p text:style-name="P1">چَرینٚدے</text:p>
      <text:p text:style-name="P1">چَرے</text:p>
      <text:p text:style-name="P1">چَس</text:p>
      <text:p text:style-name="P1">چَقماق</text:p>
      <text:p text:style-name="P1">چَل</text:p>
      <text:p text:style-name="P1"><text:soft-page-break/>چَلاوَݨے</text:p>
      <text:p text:style-name="P1">چَلاہے</text:p>
      <text:p text:style-name="P1">چَلدا</text:p>
      <text:p text:style-name="P1">چَلَݨ</text:p>
      <text:p text:style-name="P1">چَلِّن</text:p>
      <text:p text:style-name="P1">چَلیسیں</text:p>
      <text:p text:style-name="P1">چَلینٚدا</text:p>
      <text:p text:style-name="P1">چَم</text:p>
      <text:p text:style-name="P1">چَمڑی</text:p>
      <text:p text:style-name="P1">چَمکِن</text:p>
      <text:p text:style-name="P1">چَمکِیا</text:p>
      <text:p text:style-name="P1">چَنٚد</text:p>
      <text:p text:style-name="P1">چَنٚدا</text:p>
      <text:p text:style-name="P1">چَنٚدر</text:p>
      <text:p text:style-name="P1">چَنٚدے</text:p>
      <text:p text:style-name="P1"><text:soft-page-break/>چَنٚڳِئیں</text:p>
      <text:p text:style-name="P1">چَو</text:p>
      <text:p text:style-name="P1">چَوا</text:p>
      <text:p text:style-name="P1">چَواہے</text:p>
      <text:p text:style-name="P1">چَوتھا</text:p>
      <text:p text:style-name="P1">چَوتھی</text:p>
      <text:p text:style-name="P1">چَوتھے</text:p>
      <text:p text:style-name="P1">چَودھار</text:p>
      <text:p text:style-name="P1">چَودھارو</text:p>
      <text:p text:style-name="P1">چَودھارُوں</text:p>
      <text:p text:style-name="P1">چَورَس</text:p>
      <text:p text:style-name="P1">چَونٚتَرِیہہ</text:p>
      <text:p text:style-name="P1">چَوٛ</text:p>
      <text:p text:style-name="P1">چَوٛدی</text:p>
      <text:p text:style-name="P1">چَوٛدے</text:p>
      <text:p text:style-name="P1"><text:soft-page-break/>چَوچدھارو</text:p>
      <text:p text:style-name="P1">چَوڑائی</text:p>
      <text:p text:style-name="P1">چَوڑی</text:p>
      <text:p text:style-name="P1">چَوک</text:p>
      <text:p text:style-name="P1">چَوکاٹھ</text:p>
      <text:p text:style-name="P1">چَوکاٹھیں</text:p>
      <text:p text:style-name="P1">چَوکِیدار</text:p>
      <text:p text:style-name="P1">چَوکڑِئیں</text:p>
      <text:p text:style-name="P1">چَوکی</text:p>
      <text:p text:style-name="P1">چَوکیدار</text:p>
      <text:p text:style-name="P1">چَوکیداری</text:p>
      <text:p text:style-name="P1">چَوکیں</text:p>
      <text:p text:style-name="P1">چَوگِرد</text:p>
      <text:p text:style-name="P1">چَوݙاں</text:p>
      <text:p text:style-name="P1">چَوݙواں</text:p>
      <text:p text:style-name="P1"><text:soft-page-break/>چَوݙویں</text:p>
      <text:p text:style-name="P1">چَوݙی</text:p>
      <text:p text:style-name="P1">چَو​چدھار</text:p>
      <text:p text:style-name="P1">چَٹ</text:p>
      <text:p text:style-name="P1">چَٹَݨ</text:p>
      <text:p text:style-name="P1">چَٹینٚدا</text:p>
      <text:p text:style-name="P1">چَٹݨیوی</text:p>
      <text:p text:style-name="P1">چَڑھئے</text:p>
      <text:p text:style-name="P1">چَڑھاؤ</text:p>
      <text:p text:style-name="P1">چَڑھاوَݨ</text:p>
      <text:p text:style-name="P1">چَڑھدے</text:p>
      <text:p text:style-name="P1">چَڑھوایونے</text:p>
      <text:p text:style-name="P1">چَڑھڑݨ</text:p>
      <text:p text:style-name="P1">چَڑھیا</text:p>
      <text:p text:style-name="P1">چَڑھیاں</text:p>
      <text:p text:style-name="P1"><text:soft-page-break/>چَڑھیسو</text:p>
      <text:p text:style-name="P1">چَکَّھݨ</text:p>
      <text:p text:style-name="P1">چَکھ</text:p>
      <text:p text:style-name="P1">چَکھیا</text:p>
      <text:p text:style-name="P1">چَںڳی</text:p>
      <text:p text:style-name="P1">چَھلّاں</text:p>
      <text:p text:style-name="P1">چَھنٚڈکو</text:p>
      <text:p text:style-name="P1">چَھنٚڈکیسی</text:p>
      <text:p text:style-name="P1">چَھٹ</text:p>
      <text:p text:style-name="P1">چَھٹَّݨ</text:p>
      <text:p text:style-name="P1">چَھٹی</text:p>
      <text:p text:style-name="P1">چَھٹیا</text:p>
      <text:p text:style-name="P1">چَھٹے</text:p>
      <text:p text:style-name="P1">چَھٻے</text:p>
      <text:p text:style-name="P1">چَھپَّر</text:p>
      <text:p text:style-name="P1"><text:soft-page-break/>چَھڄّے</text:p>
      <text:p text:style-name="P1">چَھڑیاں</text:p>
      <text:p text:style-name="P1">چَھݨ</text:p>
      <text:p text:style-name="P1">چَہنٚدِن</text:p>
      <text:p text:style-name="P1">چَہنٚدی</text:p>
      <text:p text:style-name="P1">چَین</text:p>
      <text:p text:style-name="P1">چَینٚدا</text:p>
      <text:p text:style-name="P1">چَینٚدے</text:p>
      <text:p text:style-name="P1">چَیںٚدا</text:p>
      <text:p text:style-name="P1">چُبھیاں</text:p>
      <text:p text:style-name="P1">چُل</text:p>
      <text:p text:style-name="P1">چُلھ</text:p>
      <text:p text:style-name="P1">چُلیسی</text:p>
      <text:p text:style-name="P1">چُمدا</text:p>
      <text:p text:style-name="P1">چُمدی</text:p>
      <text:p text:style-name="P1"><text:soft-page-break/>چُمدے</text:p>
      <text:p text:style-name="P1">چُمَݨ</text:p>
      <text:p text:style-name="P1">چُمّاںاُوہو</text:p>
      <text:p text:style-name="P1">چُمَّݨ</text:p>
      <text:p text:style-name="P1">چُمِّئے</text:p>
      <text:p text:style-name="P1">چُمِّیا</text:p>
      <text:p text:style-name="P1">چُمیونے</text:p>
      <text:p text:style-name="P1">چُمیُس</text:p>
      <text:p text:style-name="P1">چُنٚج</text:p>
      <text:p text:style-name="P1">چُنٚڈ</text:p>
      <text:p text:style-name="P1">چُنٚگل</text:p>
      <text:p text:style-name="P1">چُنٚگی</text:p>
      <text:p text:style-name="P1">چُنھائیں</text:p>
      <text:p text:style-name="P1">چُوتِھئیں</text:p>
      <text:p text:style-name="P1">چُوتِھیاں</text:p>
      <text:p text:style-name="P1"><text:soft-page-break/>چُوتھی</text:p>
      <text:p text:style-name="P1">چُور</text:p>
      <text:p text:style-name="P1">چُوزے</text:p>
      <text:p text:style-name="P1">چُونا</text:p>
      <text:p text:style-name="P1">چُونے</text:p>
      <text:p text:style-name="P1">چُوپَݨ</text:p>
      <text:p text:style-name="P1">چُوڑ</text:p>
      <text:p text:style-name="P1">چُوڑاں</text:p>
      <text:p text:style-name="P1">چُوڑیں</text:p>
      <text:p text:style-name="P1">چُوہے</text:p>
      <text:p text:style-name="P1">چُٹِّئے</text:p>
      <text:p text:style-name="P1">چُپ</text:p>
      <text:p text:style-name="P1">چُپاتِئیں</text:p>
      <text:p text:style-name="P1">چُپاتے</text:p>
      <text:p text:style-name="P1">چُپچاپ</text:p>
      <text:p text:style-name="P1"><text:soft-page-break/>چُپ‎چاپ</text:p>
      <text:p text:style-name="P1">چُپ﻿چاپ</text:p>
      <text:p text:style-name="P1">چُک</text:p>
      <text:p text:style-name="P1">چُکا</text:p>
      <text:p text:style-name="P1">چُکاں</text:p>
      <text:p text:style-name="P1">چُکِئے</text:p>
      <text:p text:style-name="P1">چُکِن</text:p>
      <text:p text:style-name="P1">چُکی</text:p>
      <text:p text:style-name="P1">چُکیا</text:p>
      <text:p text:style-name="P1">چُکے</text:p>
      <text:p text:style-name="P1">چُڳ</text:p>
      <text:p text:style-name="P1">چُھرّا</text:p>
      <text:p text:style-name="P1">چُھوٹے</text:p>
      <text:p text:style-name="P1">چُھوڑ</text:p>
      <text:p text:style-name="P1">چُھوڑیا</text:p>
      <text:p text:style-name="P1"><text:soft-page-break/>چُھوڑیسِن</text:p>
      <text:p text:style-name="P1">چُھوڑیسی</text:p>
      <text:p text:style-name="P1">چُھوہَر</text:p>
      <text:p text:style-name="P1">چُھوہِر</text:p>
      <text:p text:style-name="P1">چُھٹ</text:p>
      <text:p text:style-name="P1">چُھٹدا</text:p>
      <text:p text:style-name="P1">چُھٹَݨ</text:p>
      <text:p text:style-name="P1">چُھٹّا</text:p>
      <text:p text:style-name="P1">چُھٹَّݨ</text:p>
      <text:p text:style-name="P1">چُھٹِّئے</text:p>
      <text:p text:style-name="P1">چُھٹکارا</text:p>
      <text:p text:style-name="P1">چُھٹکارہ</text:p>
      <text:p text:style-name="P1">چُھٹکارے</text:p>
      <text:p text:style-name="P1">چُھٹی</text:p>
      <text:p text:style-name="P1">چُھٹے</text:p>
      <text:p text:style-name="P1"><text:soft-page-break/>چُھڑا</text:p>
      <text:p text:style-name="P1">چُھڑاؤ</text:p>
      <text:p text:style-name="P1">چُھڑائی</text:p>
      <text:p text:style-name="P1">چُھڑائے</text:p>
      <text:p text:style-name="P1">چُھڑاوَݨ</text:p>
      <text:p text:style-name="P1">چُھڑاوے</text:p>
      <text:p text:style-name="P1">چُھڑاہے</text:p>
      <text:p text:style-name="P1">چُھڑایا</text:p>
      <text:p text:style-name="P1">چُھڑوا</text:p>
      <text:p text:style-name="P1">چُھڑوائے</text:p>
      <text:p text:style-name="P1">چُھڑواوَݨ</text:p>
      <text:p text:style-name="P1">چُھڑیساں</text:p>
      <text:p text:style-name="P1">چُھڑیسو</text:p>
      <text:p text:style-name="P1">چُھڑیسی</text:p>
      <text:p text:style-name="P1">چُھڑیسیں</text:p>
      <text:p text:style-name="P1"><text:soft-page-break/>چُھڑینٚدِیاں</text:p>
      <text:p text:style-name="P1">چُھڑینٚدی</text:p>
      <text:p text:style-name="P1">چُھڑینٚدے</text:p>
      <text:p text:style-name="P1">چُݨ</text:p>
      <text:p text:style-name="P1">چُݨئے</text:p>
      <text:p text:style-name="P1">چُݨدی</text:p>
      <text:p text:style-name="P1">چُݨدے</text:p>
      <text:p text:style-name="P1">چُݨَݨ</text:p>
      <text:p text:style-name="P1">چُݨِئے</text:p>
      <text:p text:style-name="P1">چُݨی</text:p>
      <text:p text:style-name="P1">چُݨیا</text:p>
      <text:p text:style-name="P1">چُݨیں</text:p>
      <text:p text:style-name="P1">چُݨیے</text:p>
      <text:p text:style-name="P1">چُݨے</text:p>
      <text:p text:style-name="P1">چِمبِڑ</text:p>
      <text:p text:style-name="P1"><text:soft-page-break/>چِمبڑِئے</text:p>
      <text:p text:style-name="P1">چِمبڑِیا</text:p>
      <text:p text:style-name="P1">چِمبڑِیں</text:p>
      <text:p text:style-name="P1">چِمبڑی</text:p>
      <text:p text:style-name="P1">چِمبڑیا</text:p>
      <text:p text:style-name="P1">چِمبڑیاں</text:p>
      <text:p text:style-name="P1">چِمٹے</text:p>
      <text:p text:style-name="P1">چِٹا</text:p>
      <text:p text:style-name="P1">چِٹِیاںکِھیر</text:p>
      <text:p text:style-name="P1">چِٹّا</text:p>
      <text:p text:style-name="P1">چِٹّاکِھیر</text:p>
      <text:p text:style-name="P1">چِٹّیکِھیر</text:p>
      <text:p text:style-name="P1">چِٹّے</text:p>
      <text:p text:style-name="P1">چِٹّےچِٹّے</text:p>
      <text:p text:style-name="P1">چِٹھیاں</text:p>
      <text:p text:style-name="P1"><text:soft-page-break/>چِٹی</text:p>
      <text:p text:style-name="P1">چِٹیاں</text:p>
      <text:p text:style-name="P1">چِٹے</text:p>
      <text:p text:style-name="P1">چِٻری</text:p>
      <text:p text:style-name="P1">چِڑِیئیں</text:p>
      <text:p text:style-name="P1">چِڑی</text:p>
      <text:p text:style-name="P1">چِک</text:p>
      <text:p text:style-name="P1">چِکنا</text:p>
      <text:p text:style-name="P1">چِھتالِیہہ</text:p>
      <text:p text:style-name="P1">چِھلئے</text:p>
      <text:p text:style-name="P1">چِھلَّڑ</text:p>
      <text:p text:style-name="P1">چِھلّے</text:p>
      <text:p text:style-name="P1">چِھلڑیں</text:p>
      <text:p text:style-name="P1">چِھڑینٚدِن</text:p>
      <text:p text:style-name="P1">چِھک</text:p>
      <text:p text:style-name="P1"><text:soft-page-break/>چِھکِیج</text:p>
      <text:p text:style-name="P1">چِھکّی</text:p>
      <text:p text:style-name="P1">چِھکیںٚدے</text:p>
      <text:p text:style-name="P1">چِھی</text:p>
      <text:p text:style-name="P1">چِھیائِٹھ</text:p>
      <text:p text:style-name="P1">چِھیلئیں</text:p>
      <text:p text:style-name="P1">چِھیلا</text:p>
      <text:p text:style-name="P1">چِھیلِئیں</text:p>
      <text:p text:style-name="P1">چِھینٚڈے</text:p>
      <text:p text:style-name="P1">چِھیویں</text:p>
      <text:p text:style-name="P1">چِھیہیں</text:p>
      <text:p text:style-name="P1">چِھݨِک</text:p>
      <text:p text:style-name="P1">چِھݨک</text:p>
      <text:p text:style-name="P1">چِھݨکا</text:p>
      <text:p text:style-name="P1">چِھݨکِیں</text:p>
      <text:p text:style-name="P1"><text:soft-page-break/>چِھݨکیا</text:p>
      <text:p text:style-name="P1">چِھݨکینٚدے</text:p>
      <text:p text:style-name="P1">چِھݨکے</text:p>
      <text:p text:style-name="P1">چِیر</text:p>
      <text:p text:style-name="P1">چِیرَݨ</text:p>
      <text:p text:style-name="P1">چِیرِئے</text:p>
      <text:p text:style-name="P1">چِیرپاڑ</text:p>
      <text:p text:style-name="P1">چِیریا</text:p>
      <text:p text:style-name="P1">چِیرے</text:p>
      <text:p text:style-name="P1">چِیر﻿پاڑ</text:p>
      <text:p text:style-name="P1">چِیز</text:p>
      <text:p text:style-name="P1">چِیزاں</text:p>
      <text:p text:style-name="P1">چِیزیں</text:p>
      <text:p text:style-name="P1">چِیل</text:p>
      <text:p text:style-name="P1">چِیکاں</text:p>
      <text:p text:style-name="P1"><text:soft-page-break/>چِیکَݨٻاکَݨ</text:p>
      <text:p text:style-name="P1">چِیکݨ</text:p>
      <text:p text:style-name="P1">چِݨگ</text:p>
      <text:p text:style-name="P1">چٹان</text:p>
      <text:p text:style-name="P1">چٹاناں</text:p>
      <text:p text:style-name="P1">چٹانیں</text:p>
      <text:p text:style-name="P1">چٹُک</text:p>
      <text:p text:style-name="P1">چپاتی</text:p>
      <text:p text:style-name="P1">چڑَھݨ</text:p>
      <text:p text:style-name="P1">چڑِھئے</text:p>
      <text:p text:style-name="P1">چڑِھیا</text:p>
      <text:p text:style-name="P1">چڑھ</text:p>
      <text:p text:style-name="P1">چڑھئے</text:p>
      <text:p text:style-name="P1">چڑھا</text:p>
      <text:p text:style-name="P1">چڑھاؤ</text:p>
      <text:p text:style-name="P1"><text:soft-page-break/>چڑھائی</text:p>
      <text:p text:style-name="P1">چڑھائے</text:p>
      <text:p text:style-name="P1">چڑھاوَݨ</text:p>
      <text:p text:style-name="P1">چڑھاہے</text:p>
      <text:p text:style-name="P1">چڑھایا</text:p>
      <text:p text:style-name="P1">چڑھدِن</text:p>
      <text:p text:style-name="P1">چڑھسِن</text:p>
      <text:p text:style-name="P1">چڑھسیں</text:p>
      <text:p text:style-name="P1">چڑھوا</text:p>
      <text:p text:style-name="P1">چڑھِئے</text:p>
      <text:p text:style-name="P1">چڑھیاں</text:p>
      <text:p text:style-name="P1">چڑھے</text:p>
      <text:p text:style-name="P1">چڑھݨ</text:p>
      <text:p text:style-name="P1">چکارے</text:p>
      <text:p text:style-name="P1">چکر</text:p>
      <text:p text:style-name="P1"><text:soft-page-break/>چکّر</text:p>
      <text:p text:style-name="P1">چکَّر</text:p>
      <text:p text:style-name="P1">چکّی</text:p>
      <text:p text:style-name="P1">چکھسِن</text:p>
      <text:p text:style-name="P1">چکھیا</text:p>
      <text:p text:style-name="P1">چکی</text:p>
      <text:p text:style-name="P1">چںٚدٛر</text:p>
      <text:p text:style-name="P1">چںٚگِیں</text:p>
      <text:p text:style-name="P1">چںڳِیاں</text:p>
      <text:p text:style-name="P1">چںڳِیں</text:p>
      <text:p text:style-name="P1">چںڳی</text:p>
      <text:p text:style-name="P1">چھ</text:p>
      <text:p text:style-name="P1">چھا</text:p>
      <text:p text:style-name="P1">چھائے</text:p>
      <text:p text:style-name="P1">چھان</text:p>
      <text:p text:style-name="P1"><text:soft-page-break/>چھانٚڈو</text:p>
      <text:p text:style-name="P1">چھانٹی</text:p>
      <text:p text:style-name="P1">چھاپ</text:p>
      <text:p text:style-name="P1">چھاپا</text:p>
      <text:p text:style-name="P1">چھاپݨ</text:p>
      <text:p text:style-name="P1">چھاں</text:p>
      <text:p text:style-name="P1">چھاݨ</text:p>
      <text:p text:style-name="P1">چھت</text:p>
      <text:p text:style-name="P1">چھتری</text:p>
      <text:p text:style-name="P1">چھنٚڈاہے</text:p>
      <text:p text:style-name="P1">چھنٚڈِک</text:p>
      <text:p text:style-name="P1">چھنٚڈکی</text:p>
      <text:p text:style-name="P1">چھنٚڈکینٚدو</text:p>
      <text:p text:style-name="P1">چھنٚڈکے</text:p>
      <text:p text:style-name="P1">چھنٚڈینٚدے</text:p>
      <text:p text:style-name="P1"><text:soft-page-break/>چھنٚݙاہے</text:p>
      <text:p text:style-name="P1">چھولِئیں</text:p>
      <text:p text:style-name="P1">چھولی</text:p>
      <text:p text:style-name="P1">چھولیاں</text:p>
      <text:p text:style-name="P1">چھوٹا</text:p>
      <text:p text:style-name="P1">چھوٹِئیں</text:p>
      <text:p text:style-name="P1">چھوٹِئیںچھوٹِئیں</text:p>
      <text:p text:style-name="P1">چھوٹِیاں</text:p>
      <text:p text:style-name="P1">چھوٹی</text:p>
      <text:p text:style-name="P1">چھوٹیاں</text:p>
      <text:p text:style-name="P1">چھوٹے</text:p>
      <text:p text:style-name="P1">چھوٹےوݙّے</text:p>
      <text:p text:style-name="P1">چھوٹےچھوٹے</text:p>
      <text:p text:style-name="P1">چھوٹے﻿وݙّے</text:p>
      <text:p text:style-name="P1">چھوٹے﻿چھوٹے</text:p>
      <text:p text:style-name="P1"><text:soft-page-break/>چھوڑ</text:p>
      <text:p text:style-name="P1">چھوڑاں</text:p>
      <text:p text:style-name="P1">چھوڑاہے</text:p>
      <text:p text:style-name="P1">چھوڑنے</text:p>
      <text:p text:style-name="P1">چھوڑو</text:p>
      <text:p text:style-name="P1">چھوڑَݨ</text:p>
      <text:p text:style-name="P1">چھوڑُوں</text:p>
      <text:p text:style-name="P1">چھوڑِئِن</text:p>
      <text:p text:style-name="P1">چھوڑِئے</text:p>
      <text:p text:style-name="P1">چھوڑِیا</text:p>
      <text:p text:style-name="P1">چھوڑِیونے</text:p>
      <text:p text:style-name="P1">چھوڑِیں</text:p>
      <text:p text:style-name="P1">چھوڑِیے</text:p>
      <text:p text:style-name="P1">چھوڑی</text:p>
      <text:p text:style-name="P1">چھوڑیا</text:p>
      <text:p text:style-name="P1"><text:soft-page-break/>چھوڑیاں</text:p>
      <text:p text:style-name="P1">چھوڑیسِن</text:p>
      <text:p text:style-name="P1">چھوڑیسی</text:p>
      <text:p text:style-name="P1">چھوڑیسیں</text:p>
      <text:p text:style-name="P1">چھوڑیونے</text:p>
      <text:p text:style-name="P1">چھوڑیُس</text:p>
      <text:p text:style-name="P1">چھوڑیں</text:p>
      <text:p text:style-name="P1">چھوڑیںٚدے</text:p>
      <text:p text:style-name="P1">چھوڑے</text:p>
      <text:p text:style-name="P1">چھوہرِیں</text:p>
      <text:p text:style-name="P1">چھوہریں</text:p>
      <text:p text:style-name="P1">چھوہَر</text:p>
      <text:p text:style-name="P1">چھوہَریں</text:p>
      <text:p text:style-name="P1">چھوہِر</text:p>
      <text:p text:style-name="P1">چھُوڑ</text:p>
      <text:p text:style-name="P1"><text:soft-page-break/>چھُڑایا</text:p>
      <text:p text:style-name="P1">چھٹَّݨ</text:p>
      <text:p text:style-name="P1">چھٹینٚدے</text:p>
      <text:p text:style-name="P1">چھٻئیں</text:p>
      <text:p text:style-name="P1">چھٻی</text:p>
      <text:p text:style-name="P1">چھٻیاں</text:p>
      <text:p text:style-name="P1">چھپدِئِین</text:p>
      <text:p text:style-name="P1">چھپَّر</text:p>
      <text:p text:style-name="P1">چھڄّ</text:p>
      <text:p text:style-name="P1">چھڑِیاں</text:p>
      <text:p text:style-name="P1">چھںٚڈِیج</text:p>
      <text:p text:style-name="P1">چھی</text:p>
      <text:p text:style-name="P1">چھیاسی</text:p>
      <text:p text:style-name="P1">چھیلے</text:p>
      <text:p text:style-name="P1">چھیواں</text:p>
      <text:p text:style-name="P1"><text:soft-page-break/>چھیوِیں</text:p>
      <text:p text:style-name="P1">چھݨچھݨ</text:p>
      <text:p text:style-name="P1">چھݨ‎چھݨ</text:p>
      <text:p text:style-name="P1">چھݨ﻿چھݨ</text:p>
      <text:p text:style-name="P1">چہرہ</text:p>
      <text:p text:style-name="P1">چہرے</text:p>
      <text:p text:style-name="P1">چہِیتا</text:p>
      <text:p text:style-name="P1">چہِیتی</text:p>
      <text:p text:style-name="P1">چہیتی</text:p>
      <text:p text:style-name="P1">چیتا</text:p>
      <text:p text:style-name="P1">چیرِئے</text:p>
      <text:p text:style-name="P1">چیز</text:p>
      <text:p text:style-name="P1">چیزاں</text:p>
      <text:p text:style-name="P1">چیزیں</text:p>
      <text:p text:style-name="P1">چیل</text:p>
      <text:p text:style-name="P1"><text:soft-page-break/>چیلئیں</text:p>
      <text:p text:style-name="P1">چیلا</text:p>
      <text:p text:style-name="P1">چیلِئیں</text:p>
      <text:p text:style-name="P1">چیلے</text:p>
      <text:p text:style-name="P1">چین</text:p>
      <text:p text:style-name="P1">ڈالفن</text:p>
      <text:p text:style-name="P1">ڈاڈھی</text:p>
      <text:p text:style-name="P1">ڈاکُو</text:p>
      <text:p text:style-name="P1">ڈاکُوئیں</text:p>
      <text:p text:style-name="P1">ڈاکٹر</text:p>
      <text:p text:style-name="P1">ڈاںس</text:p>
      <text:p text:style-name="P1">ڈرو</text:p>
      <text:p text:style-name="P1">ڈسینٚدا</text:p>
      <text:p text:style-name="P1">ڈوری</text:p>
      <text:p text:style-name="P1">ڈَر</text:p>
      <text:p text:style-name="P1"><text:soft-page-break/>ڈَٹّ</text:p>
      <text:p text:style-name="P1">ڈَھسِن</text:p>
      <text:p text:style-name="P1">ڈَھسی</text:p>
      <text:p text:style-name="P1">ڈَھلّی</text:p>
      <text:p text:style-name="P1">ڈَھٹّے</text:p>
      <text:p text:style-name="P1">ڈَھکَݨ</text:p>
      <text:p text:style-name="P1">ڈَھںٚڈورا</text:p>
      <text:p text:style-name="P1">ڈَھہا</text:p>
      <text:p text:style-name="P1">ڈَھہائے</text:p>
      <text:p text:style-name="P1">ڈَھہسِن</text:p>
      <text:p text:style-name="P1">ڈَھہنٚدِئیں</text:p>
      <text:p text:style-name="P1">ڈَھہنٚدی</text:p>
      <text:p text:style-name="P1">ڈَھہنٚدےپُنٚدے</text:p>
      <text:p text:style-name="P1">ڈَھہَݨ</text:p>
      <text:p text:style-name="P1">ڈَھہںٚدا</text:p>
      <text:p text:style-name="P1"><text:soft-page-break/>ڈَھہہ</text:p>
      <text:p text:style-name="P1">ڈِھڈ</text:p>
      <text:p text:style-name="P1">ڈِھڳ</text:p>
      <text:p text:style-name="P1">ڈِیزائن</text:p>
      <text:p text:style-name="P1">ڈھال</text:p>
      <text:p text:style-name="P1">ڈھالَݨ</text:p>
      <text:p text:style-name="P1">ڈھالیاں</text:p>
      <text:p text:style-name="P1">ڈھانٚڈھِئیں</text:p>
      <text:p text:style-name="P1">ڈھسِن</text:p>
      <text:p text:style-name="P1">ڈھلاوانیں</text:p>
      <text:p text:style-name="P1">ڈھلوانیں</text:p>
      <text:p text:style-name="P1">ڈھلَݨ</text:p>
      <text:p text:style-name="P1">ڈھنٚدے</text:p>
      <text:p text:style-name="P1">ڈھور</text:p>
      <text:p text:style-name="P1">ڈھوریں</text:p>
      <text:p text:style-name="P1"><text:soft-page-break/>ڈھٹّا</text:p>
      <text:p text:style-name="P1">ڈھٹّھے</text:p>
      <text:p text:style-name="P1">ڈھٹّی</text:p>
      <text:p text:style-name="P1">ڈھٹّے</text:p>
      <text:p text:style-name="P1">ڈھٹھا</text:p>
      <text:p text:style-name="P1">ڈھٹے</text:p>
      <text:p text:style-name="P1">ڈھکوا</text:p>
      <text:p text:style-name="P1">ڈھکوینٚدا</text:p>
      <text:p text:style-name="P1">ڈھڳی</text:p>
      <text:p text:style-name="P1">ڈھہا</text:p>
      <text:p text:style-name="P1">ڈھہنٚدےپُنٚدے</text:p>
      <text:p text:style-name="P1">ڈھہَݨ</text:p>
      <text:p text:style-name="P1">ڈھہہ</text:p>
      <text:p text:style-name="P1">ڈھیر</text:p>
      <text:p text:style-name="P1">ڈیکھ</text:p>
      <text:p text:style-name="P1"><text:soft-page-break/>ڑ</text:p>
      <text:p text:style-name="P1">ک</text:p>
      <text:p text:style-name="P1">کئی</text:p>
      <text:p text:style-name="P1">کا</text:p>
      <text:p text:style-name="P1">کائنات</text:p>
      <text:p text:style-name="P1">کاتِب</text:p>
      <text:p text:style-name="P1">کاج</text:p>
      <text:p text:style-name="P1">کار</text:p>
      <text:p text:style-name="P1">کاردار</text:p>
      <text:p text:style-name="P1">کارداریں</text:p>
      <text:p text:style-name="P1">کارمُختِیار</text:p>
      <text:p text:style-name="P1">کارمُختیار</text:p>
      <text:p text:style-name="P1">کارنامِئیں</text:p>
      <text:p text:style-name="P1">کارنامے</text:p>
      <text:p text:style-name="P1">کاروائی</text:p>
      <text:p text:style-name="P1"><text:soft-page-break/>کاروبار</text:p>
      <text:p text:style-name="P1">کارِیگر</text:p>
      <text:p text:style-name="P1">کارِیگریں</text:p>
      <text:p text:style-name="P1">کاریگر</text:p>
      <text:p text:style-name="P1">کاریگری</text:p>
      <text:p text:style-name="P1">کاریں</text:p>
      <text:p text:style-name="P1">کاری﻿گری</text:p>
      <text:p text:style-name="P1">کار​مُختِیار</text:p>
      <text:p text:style-name="P1">کاسَد</text:p>
      <text:p text:style-name="P1">کاش</text:p>
      <text:p text:style-name="P1">کاشتکار</text:p>
      <text:p text:style-name="P1">کاشتکاری</text:p>
      <text:p text:style-name="P1">کاغذ</text:p>
      <text:p text:style-name="P1">کافر</text:p>
      <text:p text:style-name="P1">کافرمُشرِک</text:p>
      <text:p text:style-name="P1"><text:soft-page-break/>کافریں</text:p>
      <text:p text:style-name="P1">کافُور</text:p>
      <text:p text:style-name="P1">کافی</text:p>
      <text:p text:style-name="P1">کال</text:p>
      <text:p text:style-name="P1">کالا</text:p>
      <text:p text:style-name="P1">کالب</text:p>
      <text:p text:style-name="P1">کالُو</text:p>
      <text:p text:style-name="P1">کالکوٹھڑی</text:p>
      <text:p text:style-name="P1">کالی</text:p>
      <text:p text:style-name="P1">کالے</text:p>
      <text:p text:style-name="P1">کامِل</text:p>
      <text:p text:style-name="P1">کامیاب</text:p>
      <text:p text:style-name="P1">کامیابی</text:p>
      <text:p text:style-name="P1">کانا</text:p>
      <text:p text:style-name="P1">کانسی</text:p>
      <text:p text:style-name="P1"><text:soft-page-break/>کانوکان</text:p>
      <text:p text:style-name="P1">کانِئیں</text:p>
      <text:p text:style-name="P1">کانٚڈھے</text:p>
      <text:p text:style-name="P1">کانے</text:p>
      <text:p text:style-name="P1">کاوَڑ</text:p>
      <text:p text:style-name="P1">کاوڑ</text:p>
      <text:p text:style-name="P1">کاٹِھئیں</text:p>
      <text:p text:style-name="P1">کاٹِھیاں</text:p>
      <text:p text:style-name="P1">کاٹھ</text:p>
      <text:p text:style-name="P1">کاٹھی</text:p>
      <text:p text:style-name="P1">کاٹھیاں</text:p>
      <text:p text:style-name="P1">کاں</text:p>
      <text:p text:style-name="P1">کاںوانٚگُوں</text:p>
      <text:p text:style-name="P1">کاہِن</text:p>
      <text:p text:style-name="P1">کاݨا</text:p>
      <text:p text:style-name="P1"><text:soft-page-break/>کبابِئیں</text:p>
      <text:p text:style-name="P1">کبوتر</text:p>
      <text:p text:style-name="P1">کبُوتر</text:p>
      <text:p text:style-name="P1">کتاب</text:p>
      <text:p text:style-name="P1">کتاباں</text:p>
      <text:p text:style-name="P1">کتابیں</text:p>
      <text:p text:style-name="P1">کتراہے</text:p>
      <text:p text:style-name="P1">کترَݨ</text:p>
      <text:p text:style-name="P1">کتری</text:p>
      <text:p text:style-name="P1">کترݨ</text:p>
      <text:p text:style-name="P1">کتنی</text:p>
      <text:p text:style-name="P1">کتِئے</text:p>
      <text:p text:style-name="P1">کتھائیں</text:p>
      <text:p text:style-name="P1">کثرت</text:p>
      <text:p text:style-name="P1">کجھ</text:p>
      <text:p text:style-name="P1"><text:soft-page-break/>کر</text:p>
      <text:p text:style-name="P1">کرا</text:p>
      <text:p text:style-name="P1">کراؤ</text:p>
      <text:p text:style-name="P1">کرائی</text:p>
      <text:p text:style-name="P1">کرائین</text:p>
      <text:p text:style-name="P1">کرائے</text:p>
      <text:p text:style-name="P1">کرامؑ</text:p>
      <text:p text:style-name="P1">کراماتاں</text:p>
      <text:p text:style-name="P1">کرامت</text:p>
      <text:p text:style-name="P1">کران</text:p>
      <text:p text:style-name="P1">کراوَݨ</text:p>
      <text:p text:style-name="P1">کراوِن</text:p>
      <text:p text:style-name="P1">کراویں</text:p>
      <text:p text:style-name="P1">کراوے</text:p>
      <text:p text:style-name="P1">کراں</text:p>
      <text:p text:style-name="P1"><text:soft-page-break/>کراھے</text:p>
      <text:p text:style-name="P1">کراہَت</text:p>
      <text:p text:style-name="P1">کراہںٚدی</text:p>
      <text:p text:style-name="P1">کراہے</text:p>
      <text:p text:style-name="P1">کرایا</text:p>
      <text:p text:style-name="P1">کرایُس</text:p>
      <text:p text:style-name="P1">کرب</text:p>
      <text:p text:style-name="P1">کرتوتیں</text:p>
      <text:p text:style-name="P1">کرتُوتیں</text:p>
      <text:p text:style-name="P1">کردہ</text:p>
      <text:p text:style-name="P1">کرسا</text:p>
      <text:p text:style-name="P1">کرسڳدے</text:p>
      <text:p text:style-name="P1">کرم</text:p>
      <text:p text:style-name="P1">کرمنوازی</text:p>
      <text:p text:style-name="P1">کرمی</text:p>
      <text:p text:style-name="P1"><text:soft-page-break/>کرمیں</text:p>
      <text:p text:style-name="P1">کرم​نوازی</text:p>
      <text:p text:style-name="P1">کرم‎نوازی</text:p>
      <text:p text:style-name="P1">کرو</text:p>
      <text:p text:style-name="P1">کروا</text:p>
      <text:p text:style-name="P1">کرواؤ</text:p>
      <text:p text:style-name="P1">کروائے</text:p>
      <text:p text:style-name="P1">کرواوَݨ</text:p>
      <text:p text:style-name="P1">کرواہے</text:p>
      <text:p text:style-name="P1">کروایونے</text:p>
      <text:p text:style-name="P1">کروڑ</text:p>
      <text:p text:style-name="P1">کروں</text:p>
      <text:p text:style-name="P1">کرویسِن</text:p>
      <text:p text:style-name="P1">کرویسی</text:p>
      <text:p text:style-name="P1">کروینٚدی</text:p>
      <text:p text:style-name="P1"><text:soft-page-break/>کروینٚدے</text:p>
      <text:p text:style-name="P1">کرَݨ</text:p>
      <text:p text:style-name="P1">کرَݨ‎کراوَݨ</text:p>
      <text:p text:style-name="P1">کرُوں</text:p>
      <text:p text:style-name="P1">کرِسپُس</text:p>
      <text:p text:style-name="P1">کرِشمہ</text:p>
      <text:p text:style-name="P1">کرِشمے</text:p>
      <text:p text:style-name="P1">کرِن</text:p>
      <text:p text:style-name="P1">کرِنتُھس</text:p>
      <text:p text:style-name="P1">کرِیت</text:p>
      <text:p text:style-name="P1">کرِیم</text:p>
      <text:p text:style-name="P1">کرِینٚدے</text:p>
      <text:p text:style-name="P1">کرِیں</text:p>
      <text:p text:style-name="P1">کرکے</text:p>
      <text:p text:style-name="P1">کریت</text:p>
      <text:p text:style-name="P1"><text:soft-page-break/>کریجے</text:p>
      <text:p text:style-name="P1">کریساں</text:p>
      <text:p text:style-name="P1">کریسو</text:p>
      <text:p text:style-name="P1">کریسُوں</text:p>
      <text:p text:style-name="P1">کریسِن</text:p>
      <text:p text:style-name="P1">کریسی</text:p>
      <text:p text:style-name="P1">کریسیں</text:p>
      <text:p text:style-name="P1">کرینٚدا</text:p>
      <text:p text:style-name="P1">کرینٚداں</text:p>
      <text:p text:style-name="P1">کرینٚدو</text:p>
      <text:p text:style-name="P1">کرینٚدُوں</text:p>
      <text:p text:style-name="P1">کرینٚدِئِن</text:p>
      <text:p text:style-name="P1">کرینٚدِئیں</text:p>
      <text:p text:style-name="P1">کرینٚدِئیںکرینٚدِئیں</text:p>
      <text:p text:style-name="P1">کرینٚدِئیں﻿کرینٚدِئیں</text:p>
      <text:p text:style-name="P1"><text:soft-page-break/>کرینٚدِن</text:p>
      <text:p text:style-name="P1">کرینٚدِیاں</text:p>
      <text:p text:style-name="P1">کرینٚدِیں</text:p>
      <text:p text:style-name="P1">کرینٚدی</text:p>
      <text:p text:style-name="P1">کرینٚدیاں</text:p>
      <text:p text:style-name="P1">کرینٚدے</text:p>
      <text:p text:style-name="P1">کریں</text:p>
      <text:p text:style-name="P1">کریںٚدا</text:p>
      <text:p text:style-name="P1">کریںٚدِن</text:p>
      <text:p text:style-name="P1">کریںٚدے</text:p>
      <text:p text:style-name="P1">کرے</text:p>
      <text:p text:style-name="P1">کرےاتے</text:p>
      <text:p text:style-name="P1">کرݨ</text:p>
      <text:p text:style-name="P1">کرݨا</text:p>
      <text:p text:style-name="P1">کرݨاں</text:p>
      <text:p text:style-name="P1"><text:soft-page-break/>کرݨِن</text:p>
      <text:p text:style-name="P1">کرݨِیاں</text:p>
      <text:p text:style-name="P1">کرݨی</text:p>
      <text:p text:style-name="P1">کرݨے</text:p>
      <text:p text:style-name="P1">کس</text:p>
      <text:p text:style-name="P1">کسَوٹی</text:p>
      <text:p text:style-name="P1">کشتِئیں</text:p>
      <text:p text:style-name="P1">کشتِیاں</text:p>
      <text:p text:style-name="P1">کشتی</text:p>
      <text:p text:style-name="P1">کشت﻿و﻿خون</text:p>
      <text:p text:style-name="P1">کشف</text:p>
      <text:p text:style-name="P1">کشمَکش</text:p>
      <text:p text:style-name="P1">کشِش</text:p>
      <text:p text:style-name="P1">کفارا</text:p>
      <text:p text:style-name="P1">کفارہ</text:p>
      <text:p text:style-name="P1"><text:soft-page-break/>کفارے</text:p>
      <text:p text:style-name="P1">کفتورِئیں</text:p>
      <text:p text:style-name="P1">کفتُورہ</text:p>
      <text:p text:style-name="P1">کفر</text:p>
      <text:p text:style-name="P1">کفن</text:p>
      <text:p text:style-name="P1">کفَن</text:p>
      <text:p text:style-name="P1">کفّارَہ</text:p>
      <text:p text:style-name="P1">کفّارہ</text:p>
      <text:p text:style-name="P1">کل</text:p>
      <text:p text:style-name="P1">کلام</text:p>
      <text:p text:style-name="P1">کلامُاللّٰہ</text:p>
      <text:p text:style-name="P1">کلامُ​اللّٰہ</text:p>
      <text:p text:style-name="P1">کلامِ</text:p>
      <text:p text:style-name="P1">کلامِاِلٰہی</text:p>
      <text:p text:style-name="P1">کلامِ​پاک</text:p>
      <text:p text:style-name="P1"><text:soft-page-break/>کلامِ‎اِلٰہی</text:p>
      <text:p text:style-name="P1">کلامِ﻿اِلٰہی</text:p>
      <text:p text:style-name="P1">کلامی</text:p>
      <text:p text:style-name="P1">کلام​اللّٰہ</text:p>
      <text:p text:style-name="P1">کلدانِئیں</text:p>
      <text:p text:style-name="P1">کلدانی</text:p>
      <text:p text:style-name="P1">کلو</text:p>
      <text:p text:style-name="P1">کلوپاس</text:p>
      <text:p text:style-name="P1">کلوگرامنال</text:p>
      <text:p text:style-name="P1">کلوگرامچانٚدی</text:p>
      <text:p text:style-name="P1">کلوگرامہئی</text:p>
      <text:p text:style-name="P1">کلوگرامہا</text:p>
      <text:p text:style-name="P1">کلِیمُ​اللّٰہ</text:p>
      <text:p text:style-name="P1">کلّـِہئیں</text:p>
      <text:p text:style-name="P1">کلِّھئیں</text:p>
      <text:p text:style-name="P1"><text:soft-page-break/>کلّھا</text:p>
      <text:p text:style-name="P1">کلّھی</text:p>
      <text:p text:style-name="P1">کلّھے</text:p>
      <text:p text:style-name="P1">کلھا</text:p>
      <text:p text:style-name="P1">کلھوٹِیاں</text:p>
      <text:p text:style-name="P1">کلھے</text:p>
      <text:p text:style-name="P1">کلہوکا</text:p>
      <text:p text:style-name="P1">کلی</text:p>
      <text:p text:style-name="P1">کلیاں</text:p>
      <text:p text:style-name="P1">کلیجی</text:p>
      <text:p text:style-name="P1">کلیپاس</text:p>
      <text:p text:style-name="P1">کم</text:p>
      <text:p text:style-name="P1">کما</text:p>
      <text:p text:style-name="P1">کمائی</text:p>
      <text:p text:style-name="P1">کمائین</text:p>
      <text:p text:style-name="P1"><text:soft-page-break/>کمائے</text:p>
      <text:p text:style-name="P1">کماعتقادی</text:p>
      <text:p text:style-name="P1">کمال</text:p>
      <text:p text:style-name="P1">کمانٚڈر</text:p>
      <text:p text:style-name="P1">کماݨ</text:p>
      <text:p text:style-name="P1">کمبدا</text:p>
      <text:p text:style-name="P1">کمبدِئیں</text:p>
      <text:p text:style-name="P1">کمبدی</text:p>
      <text:p text:style-name="P1">کمبسِن</text:p>
      <text:p text:style-name="P1">کمبَݨ</text:p>
      <text:p text:style-name="P1">کمبݨ</text:p>
      <text:p text:style-name="P1">کمتر</text:p>
      <text:p text:style-name="P1">کمر</text:p>
      <text:p text:style-name="P1">کمربنٚد</text:p>
      <text:p text:style-name="P1">کمرہ</text:p>
      <text:p text:style-name="P1"><text:soft-page-break/>کمرے</text:p>
      <text:p text:style-name="P1">کمزور</text:p>
      <text:p text:style-name="P1">کمزوری</text:p>
      <text:p text:style-name="P1">کمزوریں</text:p>
      <text:p text:style-name="P1">کمَیں</text:p>
      <text:p text:style-name="P1">کمّیں</text:p>
      <text:p text:style-name="P1">کمپُورا</text:p>
      <text:p text:style-name="P1">کمکار</text:p>
      <text:p text:style-name="P1">کمی</text:p>
      <text:p text:style-name="P1">کمیں</text:p>
      <text:p text:style-name="P1">کم‎کار</text:p>
      <text:p text:style-name="P1">کم﻿چور</text:p>
      <text:p text:style-name="P1">کم﻿کار</text:p>
      <text:p text:style-name="P1">کن</text:p>
      <text:p text:style-name="P1">کنارا</text:p>
      <text:p text:style-name="P1"><text:soft-page-break/>کنارے</text:p>
      <text:p text:style-name="P1">کنعان</text:p>
      <text:p text:style-name="P1">کنعانِئیں</text:p>
      <text:p text:style-name="P1">کنعانی</text:p>
      <text:p text:style-name="P1">کنوار</text:p>
      <text:p text:style-name="P1">کنوں</text:p>
      <text:p text:style-name="P1">کنُوڑی</text:p>
      <text:p text:style-name="P1">کنُوں</text:p>
      <text:p text:style-name="P1">کنُوںاُنہیں</text:p>
      <text:p text:style-name="P1">کنُوںلِکھویساں</text:p>
      <text:p text:style-name="P1">کنِیدُس</text:p>
      <text:p text:style-name="P1">کنّ</text:p>
      <text:p text:style-name="P1">کنّرت</text:p>
      <text:p text:style-name="P1">کنّیں</text:p>
      <text:p text:style-name="P1">کنٚبدا</text:p>
      <text:p text:style-name="P1"><text:soft-page-break/>کنٚڈ</text:p>
      <text:p text:style-name="P1">کنٚڈِئیں</text:p>
      <text:p text:style-name="P1">کنٚگال</text:p>
      <text:p text:style-name="P1">کنگال</text:p>
      <text:p text:style-name="P1">کو</text:p>
      <text:p text:style-name="P1">کوئی</text:p>
      <text:p text:style-name="P1">کوب</text:p>
      <text:p text:style-name="P1">کوتاہی</text:p>
      <text:p text:style-name="P1">کورکِرڑا</text:p>
      <text:p text:style-name="P1">کوشش</text:p>
      <text:p text:style-name="P1">کوششاں</text:p>
      <text:p text:style-name="P1">کوشِش</text:p>
      <text:p text:style-name="P1">کول</text:p>
      <text:p text:style-name="P1">کولُھوں</text:p>
      <text:p text:style-name="P1">کولِئیں</text:p>
      <text:p text:style-name="P1"><text:soft-page-break/>کولھ</text:p>
      <text:p text:style-name="P1">کولہو</text:p>
      <text:p text:style-name="P1">کون</text:p>
      <text:p text:style-name="P1">کونِئیں</text:p>
      <text:p text:style-name="P1">کونٚسل</text:p>
      <text:p text:style-name="P1">کونے</text:p>
      <text:p text:style-name="P1">کوُں</text:p>
      <text:p text:style-name="P1">کوٹا</text:p>
      <text:p text:style-name="P1">کوٹھڑِیاں</text:p>
      <text:p text:style-name="P1">کوٹھڑی</text:p>
      <text:p text:style-name="P1">کوچ</text:p>
      <text:p text:style-name="P1">کوڑِہئیں</text:p>
      <text:p text:style-name="P1">کوڑھ</text:p>
      <text:p text:style-name="P1">کوڑھِئیں</text:p>
      <text:p text:style-name="P1">کوڑھی</text:p>
      <text:p text:style-name="P1"><text:soft-page-break/>کوڑے</text:p>
      <text:p text:style-name="P1">کوڑےمروایونے</text:p>
      <text:p text:style-name="P1">کوہفاران</text:p>
      <text:p text:style-name="P1">کوہِ</text:p>
      <text:p text:style-name="P1">کوہِحور</text:p>
      <text:p text:style-name="P1">کوہِسینا</text:p>
      <text:p text:style-name="P1">کوہِشعیر</text:p>
      <text:p text:style-name="P1">کوہِنبو</text:p>
      <text:p text:style-name="P1">کوہِ﻿حرمون</text:p>
      <text:p text:style-name="P1">کوہِ﻿سینا</text:p>
      <text:p text:style-name="P1">کوہِ﻿عیبال</text:p>
      <text:p text:style-name="P1">کوہِ﻿گرزیم</text:p>
      <text:p text:style-name="P1">کوہِ﻿گِرزیم</text:p>
      <text:p text:style-name="P1">کوہ﻿سِیون</text:p>
      <text:p text:style-name="P1">کَئی</text:p>
      <text:p text:style-name="P1"><text:soft-page-break/>کَت</text:p>
      <text:p text:style-name="P1">کَتِئے</text:p>
      <text:p text:style-name="P1">کَتِیا</text:p>
      <text:p text:style-name="P1">کَتٛرواوَݨ</text:p>
      <text:p text:style-name="P1">کَتݨ</text:p>
      <text:p text:style-name="P1">کَرایا</text:p>
      <text:p text:style-name="P1">کَرتُوت</text:p>
      <text:p text:style-name="P1">کَرتُوتیں</text:p>
      <text:p text:style-name="P1">کَرواوِیں</text:p>
      <text:p text:style-name="P1">کَرِیتی</text:p>
      <text:p text:style-name="P1">کَرِینٚہہ</text:p>
      <text:p text:style-name="P1">کَسلُوحی</text:p>
      <text:p text:style-name="P1">کَشتِئیں</text:p>
      <text:p text:style-name="P1">کَل</text:p>
      <text:p text:style-name="P1">کَلِین</text:p>
      <text:p text:style-name="P1"><text:soft-page-break/>کَم</text:p>
      <text:p text:style-name="P1">کَمبدے</text:p>
      <text:p text:style-name="P1">کَمبڑِیں</text:p>
      <text:p text:style-name="P1">کَمبݨی</text:p>
      <text:p text:style-name="P1">کَمتَر</text:p>
      <text:p text:style-name="P1">کَمِینگی</text:p>
      <text:p text:style-name="P1">کَمّیں</text:p>
      <text:p text:style-name="P1">کَمیسُوں</text:p>
      <text:p text:style-name="P1">کَمیں</text:p>
      <text:p text:style-name="P1">کَن</text:p>
      <text:p text:style-name="P1">کَنٚڳَݨ</text:p>
      <text:p text:style-name="P1">کَنڄَر</text:p>
      <text:p text:style-name="P1">کَنگھیشَںگی</text:p>
      <text:p text:style-name="P1">کَنی</text:p>
      <text:p text:style-name="P1">کَنیں</text:p>
      <text:p text:style-name="P1"><text:soft-page-break/>کَودہ</text:p>
      <text:p text:style-name="P1">کَون</text:p>
      <text:p text:style-name="P1">کَوڑا</text:p>
      <text:p text:style-name="P1">کَوڑے</text:p>
      <text:p text:style-name="P1">کَٹائی</text:p>
      <text:p text:style-name="P1">کَٹّـِھیاں</text:p>
      <text:p text:style-name="P1">کَٹِّھیاں</text:p>
      <text:p text:style-name="P1">کَٹّھا</text:p>
      <text:p text:style-name="P1">کَٹھے</text:p>
      <text:p text:style-name="P1">کَپو</text:p>
      <text:p text:style-name="P1">کَپوا</text:p>
      <text:p text:style-name="P1">کَپڑِئیں</text:p>
      <text:p text:style-name="P1">کَڄِّیا</text:p>
      <text:p text:style-name="P1">کَڄّی</text:p>
      <text:p text:style-name="P1">کَڄیونے</text:p>
      <text:p text:style-name="P1"><text:soft-page-break/>کَچِھن</text:p>
      <text:p text:style-name="P1">کَڈّھواوَݨ</text:p>
      <text:p text:style-name="P1">کَڈّھے</text:p>
      <text:p text:style-name="P1">کَڑوکَڑ</text:p>
      <text:p text:style-name="P1">کَڑِئیں</text:p>
      <text:p text:style-name="P1">کَک</text:p>
      <text:p text:style-name="P1">کَکھ</text:p>
      <text:p text:style-name="P1">کَھجِئیں</text:p>
      <text:p text:style-name="P1">کَھجی</text:p>
      <text:p text:style-name="P1">کَھس</text:p>
      <text:p text:style-name="P1">کَھسّی</text:p>
      <text:p text:style-name="P1">کَھل</text:p>
      <text:p text:style-name="P1">کَھلُوں</text:p>
      <text:p text:style-name="P1">کَھلیں</text:p>
      <text:p text:style-name="P1">کَھن</text:p>
      <text:p text:style-name="P1"><text:soft-page-break/>کَھنٚدا</text:p>
      <text:p text:style-name="P1">کَھنٚدِئیں</text:p>
      <text:p text:style-name="P1">کَھنٚدے</text:p>
      <text:p text:style-name="P1">کَھواوَݨ</text:p>
      <text:p text:style-name="P1">کَھواہے</text:p>
      <text:p text:style-name="P1">کَھوینٚدا</text:p>
      <text:p text:style-name="P1">کَھٹوائی</text:p>
      <text:p text:style-name="P1">کَھٹوائے</text:p>
      <text:p text:style-name="P1">کَھٹواوَݨ</text:p>
      <text:p text:style-name="P1">کَھٹِّئے</text:p>
      <text:p text:style-name="P1">کَھٹینٚدِئیں</text:p>
      <text:p text:style-name="P1">کَھٹینٚدے</text:p>
      <text:p text:style-name="P1">کَھٹیونے</text:p>
      <text:p text:style-name="P1">کَھٻّی</text:p>
      <text:p text:style-name="P1">کَھٻڑی</text:p>
      <text:p text:style-name="P1"><text:soft-page-break/>کَھپ</text:p>
      <text:p text:style-name="P1">کَھڑسِن</text:p>
      <text:p text:style-name="P1">کَھڑکا</text:p>
      <text:p text:style-name="P1">کَھڑینٚدِن</text:p>
      <text:p text:style-name="P1">کَھݙّا</text:p>
      <text:p text:style-name="P1">کَھݙّی</text:p>
      <text:p text:style-name="P1">کَہِیں</text:p>
      <text:p text:style-name="P1">کَیفا</text:p>
      <text:p text:style-name="P1">کَیفاس</text:p>
      <text:p text:style-name="P1">کَینا</text:p>
      <text:p text:style-name="P1">کَینوے</text:p>
      <text:p text:style-name="P1">کَینٚدا</text:p>
      <text:p text:style-name="P1">کَینٚدی</text:p>
      <text:p text:style-name="P1">کَینٚدے</text:p>
      <text:p text:style-name="P1">کَینی</text:p>
      <text:p text:style-name="P1"><text:soft-page-break/>کَیکُوں</text:p>
      <text:p text:style-name="P1">کَیں</text:p>
      <text:p text:style-name="P1">کَے</text:p>
      <text:p text:style-name="P1">کَݨک</text:p>
      <text:p text:style-name="P1">کُتِّئیں</text:p>
      <text:p text:style-name="P1">کُتے</text:p>
      <text:p text:style-name="P1">کُجھ</text:p>
      <text:p text:style-name="P1">کُرتا</text:p>
      <text:p text:style-name="P1">کُرتے</text:p>
      <text:p text:style-name="P1">کُرسی</text:p>
      <text:p text:style-name="P1">کُرِنتُھس</text:p>
      <text:p text:style-name="P1">کُرکدِئیں</text:p>
      <text:p text:style-name="P1">کُرکدے</text:p>
      <text:p text:style-name="P1">کُرکَݨ</text:p>
      <text:p text:style-name="P1">کُرکِئے</text:p>
      <text:p text:style-name="P1"><text:soft-page-break/>کُرکݨ</text:p>
      <text:p text:style-name="P1">کُشتی</text:p>
      <text:p text:style-name="P1">کُشی</text:p>
      <text:p text:style-name="P1">کُفارہ</text:p>
      <text:p text:style-name="P1">کُفر</text:p>
      <text:p text:style-name="P1">کُفرانہ</text:p>
      <text:p text:style-name="P1">کُفُر</text:p>
      <text:p text:style-name="P1">کُل</text:p>
      <text:p text:style-name="P1">کُلُودِیُس</text:p>
      <text:p text:style-name="P1">کُلُودِیُسشہِنشاہِ﻿رُوم</text:p>
      <text:p text:style-name="P1">کُلّھا</text:p>
      <text:p text:style-name="P1">کُلّھے</text:p>
      <text:p text:style-name="P1">کُلچا</text:p>
      <text:p text:style-name="P1">کُلچے</text:p>
      <text:p text:style-name="P1">کُماݨا</text:p>
      <text:p text:style-name="P1"><text:soft-page-break/>کُماݨے</text:p>
      <text:p text:style-name="P1">کُمبھار</text:p>
      <text:p text:style-name="P1">کُمݨایاں</text:p>
      <text:p text:style-name="P1">کُن</text:p>
      <text:p text:style-name="P1">کُنّی</text:p>
      <text:p text:style-name="P1">کُنٚبہ</text:p>
      <text:p text:style-name="P1">کُنٚبے</text:p>
      <text:p text:style-name="P1">کُنٚداکی</text:p>
      <text:p text:style-name="P1">کُنٚوار</text:p>
      <text:p text:style-name="P1">کُنٚوارِیاں</text:p>
      <text:p text:style-name="P1">کُنٚواری</text:p>
      <text:p text:style-name="P1">کُنٚڈِئیں</text:p>
      <text:p text:style-name="P1">کُنٚڈی</text:p>
      <text:p text:style-name="P1">کُنٚڈیاں</text:p>
      <text:p text:style-name="P1">کُو</text:p>
      <text:p text:style-name="P1"><text:soft-page-break/>کُوئی</text:p>
      <text:p text:style-name="P1">کُوش</text:p>
      <text:p text:style-name="P1">کُولا</text:p>
      <text:p text:style-name="P1">کُولے</text:p>
      <text:p text:style-name="P1">کُونٚج</text:p>
      <text:p text:style-name="P1">کُوچ</text:p>
      <text:p text:style-name="P1">کُوڑ</text:p>
      <text:p text:style-name="P1">کُوڑا</text:p>
      <text:p text:style-name="P1">کُوڑی</text:p>
      <text:p text:style-name="P1">کُوڑے</text:p>
      <text:p text:style-name="P1">کُوں</text:p>
      <text:p text:style-name="P1">کُٹ</text:p>
      <text:p text:style-name="P1">کُٹمار</text:p>
      <text:p text:style-name="P1">کُٹوائے</text:p>
      <text:p text:style-name="P1">کُٹوینٚدا</text:p>
      <text:p text:style-name="P1"><text:soft-page-break/>کُٹِیا</text:p>
      <text:p text:style-name="P1">کُٹَّݨ</text:p>
      <text:p text:style-name="P1">کُٹَّݨمارَݨ</text:p>
      <text:p text:style-name="P1">کُٹَّݨ﻿</text:p>
      <text:p text:style-name="P1">کُٹّی</text:p>
      <text:p text:style-name="P1">کُٹّیماری</text:p>
      <text:p text:style-name="P1">کُٹّے</text:p>
      <text:p text:style-name="P1">کُٹیامارِیا</text:p>
      <text:p text:style-name="P1">کُٹینٚدے</text:p>
      <text:p text:style-name="P1">کُٹینٚدےمرینٚدے</text:p>
      <text:p text:style-name="P1">کُٹ‎مار</text:p>
      <text:p text:style-name="P1">کُٻا</text:p>
      <text:p text:style-name="P1">کُٻی</text:p>
      <text:p text:style-name="P1">کُپیاں</text:p>
      <text:p text:style-name="P1">کُڄھ</text:p>
      <text:p text:style-name="P1"><text:soft-page-break/>کُچّت</text:p>
      <text:p text:style-name="P1">کُچّے</text:p>
      <text:p text:style-name="P1">کُچھ</text:p>
      <text:p text:style-name="P1">کُچیلا</text:p>
      <text:p text:style-name="P1">کُچیلے</text:p>
      <text:p text:style-name="P1">کُکُڑ</text:p>
      <text:p text:style-name="P1">کُھر</text:p>
      <text:p text:style-name="P1">کُھرِچ</text:p>
      <text:p text:style-name="P1">کُھرّی</text:p>
      <text:p text:style-name="P1">کُھرچ</text:p>
      <text:p text:style-name="P1">کُھرچَݨ</text:p>
      <text:p text:style-name="P1">کُھس</text:p>
      <text:p text:style-name="P1">کُھل</text:p>
      <text:p text:style-name="P1">کُھلا</text:p>
      <text:p text:style-name="P1">کُھلدا</text:p>
      <text:p text:style-name="P1"><text:soft-page-break/>کُھلدیاں</text:p>
      <text:p text:style-name="P1">کُھلمکُھلا</text:p>
      <text:p text:style-name="P1">کُھلم﻿کُھلا</text:p>
      <text:p text:style-name="P1">کُھلوا</text:p>
      <text:p text:style-name="P1">کُھلواؤ</text:p>
      <text:p text:style-name="P1">کُھلِئے</text:p>
      <text:p text:style-name="P1">کُھلّا</text:p>
      <text:p text:style-name="P1">کُھلّم</text:p>
      <text:p text:style-name="P1">کُھلِّئیں</text:p>
      <text:p text:style-name="P1">کُھلّی</text:p>
      <text:p text:style-name="P1">کُھلی</text:p>
      <text:p text:style-name="P1">کُھلیاں</text:p>
      <text:p text:style-name="P1">کُھلینٚدو</text:p>
      <text:p text:style-name="P1">کُھلینٚدے</text:p>
      <text:p text:style-name="P1">کُھلے</text:p>
      <text:p text:style-name="P1"><text:soft-page-break/>کُھلےعام</text:p>
      <text:p text:style-name="P1">کُھوئی</text:p>
      <text:p text:style-name="P1">کُھوہ</text:p>
      <text:p text:style-name="P1">کُھٹ</text:p>
      <text:p text:style-name="P1">کُھٹے</text:p>
      <text:p text:style-name="P1">کُہاڑا</text:p>
      <text:p text:style-name="P1">کُہاڑی</text:p>
      <text:p text:style-name="P1">کُہرام</text:p>
      <text:p text:style-name="P1">کِبرِیا</text:p>
      <text:p text:style-name="P1">کِت</text:p>
      <text:p text:style-name="P1">کِتاب</text:p>
      <text:p text:style-name="P1">کِتاباں</text:p>
      <text:p text:style-name="P1">کِتابَت</text:p>
      <text:p text:style-name="P1">کِتابِمُقدَّس</text:p>
      <text:p text:style-name="P1">کِتابچے</text:p>
      <text:p text:style-name="P1"><text:soft-page-break/>کِتابیں</text:p>
      <text:p text:style-name="P1">کِتنا</text:p>
      <text:p text:style-name="P1">کِتنِیاں</text:p>
      <text:p text:style-name="P1">کِتنی</text:p>
      <text:p text:style-name="P1">کِتنے</text:p>
      <text:p text:style-name="P1">کِتُّھو</text:p>
      <text:p text:style-name="P1">کِتُّھوں</text:p>
      <text:p text:style-name="P1">کِتِّیم</text:p>
      <text:p text:style-name="P1">کِتّھاں</text:p>
      <text:p text:style-name="P1">کِتّھو</text:p>
      <text:p text:style-name="P1">کِتھاؤُں</text:p>
      <text:p text:style-name="P1">کِتھائِیں</text:p>
      <text:p text:style-name="P1">کِتھاں</text:p>
      <text:p text:style-name="P1">کِتھوں</text:p>
      <text:p text:style-name="P1">کِدَرلاعُمر</text:p>
      <text:p text:style-name="P1"><text:soft-page-break/>کِر</text:p>
      <text:p text:style-name="P1">کِرائے</text:p>
      <text:p text:style-name="P1">کِرایا</text:p>
      <text:p text:style-name="P1">کِرایہ</text:p>
      <text:p text:style-name="P1">کِرَݨ</text:p>
      <text:p text:style-name="P1">کِرڑِیاں</text:p>
      <text:p text:style-name="P1">کِلو</text:p>
      <text:p text:style-name="P1">کِلومِیٹردُور</text:p>
      <text:p text:style-name="P1">کِلوگرامہا</text:p>
      <text:p text:style-name="P1">کِلیون</text:p>
      <text:p text:style-name="P1">کِلے</text:p>
      <text:p text:style-name="P1">کِن</text:p>
      <text:p text:style-name="P1">کِنارِئیں</text:p>
      <text:p text:style-name="P1">کِناریں</text:p>
      <text:p text:style-name="P1">کِنارے</text:p>
      <text:p text:style-name="P1"><text:soft-page-break/>کِنخریہ</text:p>
      <text:p text:style-name="P1">کِنّھیں</text:p>
      <text:p text:style-name="P1">کِنٚگری</text:p>
      <text:p text:style-name="P1">کِنھائیں</text:p>
      <text:p text:style-name="P1">کِنہائیں</text:p>
      <text:p text:style-name="P1">کِکر</text:p>
      <text:p text:style-name="P1">کِکِّر</text:p>
      <text:p text:style-name="P1">کِکِّر</text:p>
      <text:p text:style-name="P1">کِھسک</text:p>
      <text:p text:style-name="P1">کِھل</text:p>
      <text:p text:style-name="P1">کِھلدا</text:p>
      <text:p text:style-name="P1">کِھلدے</text:p>
      <text:p text:style-name="P1">کِھلدےہَسدے</text:p>
      <text:p text:style-name="P1">کِھلَّݨ</text:p>
      <text:p text:style-name="P1">کِھلّی</text:p>
      <text:p text:style-name="P1"><text:soft-page-break/>کِھنٚدینّدے</text:p>
      <text:p text:style-name="P1">کِھنٚڈ</text:p>
      <text:p text:style-name="P1">کِھنٚڈا</text:p>
      <text:p text:style-name="P1">کِھنٚڈدی</text:p>
      <text:p text:style-name="P1">کِھنٚڈدے</text:p>
      <text:p text:style-name="P1">کِھنٚڈَݨ</text:p>
      <text:p text:style-name="P1">کِھنٚڈپُنٚڈ</text:p>
      <text:p text:style-name="P1">کِھنٚڈپُنڈ</text:p>
      <text:p text:style-name="P1">کِھنٚڈی</text:p>
      <text:p text:style-name="P1">کِھنٚڈیا</text:p>
      <text:p text:style-name="P1">کِھنٚڈینٚدا</text:p>
      <text:p text:style-name="P1">کِھنٚڈینٚدے</text:p>
      <text:p text:style-name="P1">کِھنٚڈݨ</text:p>
      <text:p text:style-name="P1">کِھنٚڈ﻿پُنٚڈ</text:p>
      <text:p text:style-name="P1">کِھنڈ</text:p>
      <text:p text:style-name="P1"><text:soft-page-break/>کِھڑکی</text:p>
      <text:p text:style-name="P1">کِھںٚڈِئے</text:p>
      <text:p text:style-name="P1">کِھیر</text:p>
      <text:p text:style-name="P1">کِھیڑوکھاݨ</text:p>
      <text:p text:style-name="P1">کِھیڑکھاݨ</text:p>
      <text:p text:style-name="P1">کِہجا</text:p>
      <text:p text:style-name="P1">کِہجِیاں</text:p>
      <text:p text:style-name="P1">کِہجی</text:p>
      <text:p text:style-name="P1">کِہجے</text:p>
      <text:p text:style-name="P1">کِیتا</text:p>
      <text:p text:style-name="P1">کِیتونیں</text:p>
      <text:p text:style-name="P1">کِیتونے</text:p>
      <text:p text:style-name="P1">کِیتوہے</text:p>
      <text:p text:style-name="P1">کِیتُس</text:p>
      <text:p text:style-name="P1">کِیتُم</text:p>
      <text:p text:style-name="P1"><text:soft-page-break/>کِیتِئِن</text:p>
      <text:p text:style-name="P1">کِیتِئیں</text:p>
      <text:p text:style-name="P1">کِیتِس</text:p>
      <text:p text:style-name="P1">کِیتِم</text:p>
      <text:p text:style-name="P1">کِیتِن</text:p>
      <text:p text:style-name="P1">کِیتِیاں</text:p>
      <text:p text:style-name="P1">کِیتِیونے</text:p>
      <text:p text:style-name="P1">کِیتی</text:p>
      <text:p text:style-name="P1">کِیتے</text:p>
      <text:p text:style-name="P1">کِیری</text:p>
      <text:p text:style-name="P1">کِیوں</text:p>
      <text:p text:style-name="P1">کِیویں</text:p>
      <text:p text:style-name="P1">کِیُوں</text:p>
      <text:p text:style-name="P1">کِیڑا</text:p>
      <text:p text:style-name="P1">کِیڑے</text:p>
      <text:p text:style-name="P1"><text:soft-page-break/>کِیڑےمکوڑے</text:p>
      <text:p text:style-name="P1">کِیڑے﻿مکوڑے</text:p>
      <text:p text:style-name="P1">کِݙاہِیں</text:p>
      <text:p text:style-name="P1">کِݙّو</text:p>
      <text:p text:style-name="P1">کِݙّے</text:p>
      <text:p text:style-name="P1">کِݙے</text:p>
      <text:p text:style-name="P1">کٹ</text:p>
      <text:p text:style-name="P1">کٹائی</text:p>
      <text:p text:style-name="P1">کٹورا</text:p>
      <text:p text:style-name="P1">کٹورے</text:p>
      <text:p text:style-name="P1">کٹِئے</text:p>
      <text:p text:style-name="P1">کٹّر</text:p>
      <text:p text:style-name="P1">کٹّھا</text:p>
      <text:p text:style-name="P1">کٹّھی</text:p>
      <text:p text:style-name="P1">کٹّھے</text:p>
      <text:p text:style-name="P1"><text:soft-page-break/>کٹھ</text:p>
      <text:p text:style-name="P1">کٹھا</text:p>
      <text:p text:style-name="P1">کٹھی</text:p>
      <text:p text:style-name="P1">کٹھیاں</text:p>
      <text:p text:style-name="P1">کٹھے</text:p>
      <text:p text:style-name="P1">کٹیسی</text:p>
      <text:p text:style-name="P1">کٹینٚدِئیں</text:p>
      <text:p text:style-name="P1">کپ</text:p>
      <text:p text:style-name="P1">کپائی</text:p>
      <text:p text:style-name="P1">کپادوکِیہ</text:p>
      <text:p text:style-name="P1">کپاہے</text:p>
      <text:p text:style-name="P1">کپتان</text:p>
      <text:p text:style-name="P1">کپتانیں</text:p>
      <text:p text:style-name="P1">کپو</text:p>
      <text:p text:style-name="P1">کپوا</text:p>
      <text:p text:style-name="P1"><text:soft-page-break/>کپواہے</text:p>
      <text:p text:style-name="P1">کپورے</text:p>
      <text:p text:style-name="P1">کپویسی</text:p>
      <text:p text:style-name="P1">کپَݨ</text:p>
      <text:p text:style-name="P1">کپِیج</text:p>
      <text:p text:style-name="P1">کپِیجَݨ</text:p>
      <text:p text:style-name="P1">کپِیجݨ</text:p>
      <text:p text:style-name="P1">کپّ</text:p>
      <text:p text:style-name="P1">کپّرنحُوم</text:p>
      <text:p text:style-name="P1">کپَّرنحُوم</text:p>
      <text:p text:style-name="P1">کپَّݨ</text:p>
      <text:p text:style-name="P1">کپّی</text:p>
      <text:p text:style-name="P1">کپڑا</text:p>
      <text:p text:style-name="P1">کپڑِئیں</text:p>
      <text:p text:style-name="P1">کپڑے</text:p>
      <text:p text:style-name="P1"><text:soft-page-break/>کپڑےکَینا</text:p>
      <text:p text:style-name="P1">کپکپ</text:p>
      <text:p text:style-name="P1">کپیسو</text:p>
      <text:p text:style-name="P1">کپیسوں</text:p>
      <text:p text:style-name="P1">کپیسی</text:p>
      <text:p text:style-name="P1">کپینٚدا</text:p>
      <text:p text:style-name="P1">کپینٚدِن</text:p>
      <text:p text:style-name="P1">کپیں</text:p>
      <text:p text:style-name="P1">کپے</text:p>
      <text:p text:style-name="P1">کپݨ</text:p>
      <text:p text:style-name="P1">کڄ</text:p>
      <text:p text:style-name="P1">کڄِیج</text:p>
      <text:p text:style-name="P1">کڄّی</text:p>
      <text:p text:style-name="P1">کچا</text:p>
      <text:p text:style-name="P1">کچاوے</text:p>
      <text:p text:style-name="P1"><text:soft-page-break/>کچّا</text:p>
      <text:p text:style-name="P1">کچہری</text:p>
      <text:p text:style-name="P1">کچے</text:p>
      <text:p text:style-name="P1">کڈاھے</text:p>
      <text:p text:style-name="P1">کڈَھݨ</text:p>
      <text:p text:style-name="P1">کڈِّھئے</text:p>
      <text:p text:style-name="P1">کڈِھیونے</text:p>
      <text:p text:style-name="P1">کڈَّھݨ</text:p>
      <text:p text:style-name="P1">کڈّھی</text:p>
      <text:p text:style-name="P1">کڈّھینٚدے</text:p>
      <text:p text:style-name="P1">کڈّھݨ</text:p>
      <text:p text:style-name="P1">کڈھ</text:p>
      <text:p text:style-name="P1">کڈھئے</text:p>
      <text:p text:style-name="P1">کڈھاوَݨ</text:p>
      <text:p text:style-name="P1">کڈھاہے</text:p>
      <text:p text:style-name="P1"><text:soft-page-break/>کڈھو</text:p>
      <text:p text:style-name="P1">کڈھوا</text:p>
      <text:p text:style-name="P1">کڈھواہے</text:p>
      <text:p text:style-name="P1">کڈھَݨ</text:p>
      <text:p text:style-name="P1">کڈھِئے</text:p>
      <text:p text:style-name="P1">کڈھی</text:p>
      <text:p text:style-name="P1">کڈھیا</text:p>
      <text:p text:style-name="P1">کڈھیساں</text:p>
      <text:p text:style-name="P1">کڈھیسو</text:p>
      <text:p text:style-name="P1">کڈھیسِن</text:p>
      <text:p text:style-name="P1">کڈھیسی</text:p>
      <text:p text:style-name="P1">کڈھینٚدا</text:p>
      <text:p text:style-name="P1">کڈھینٚداں</text:p>
      <text:p text:style-name="P1">کڈھینٚدوں</text:p>
      <text:p text:style-name="P1">کڈھینٚدِن</text:p>
      <text:p text:style-name="P1"><text:soft-page-break/>کڈھینٚدِیں</text:p>
      <text:p text:style-name="P1">کڈھینٚدے</text:p>
      <text:p text:style-name="P1">کڈھیونے</text:p>
      <text:p text:style-name="P1">کڈھیںٚدے</text:p>
      <text:p text:style-name="P1">کڈھݨ</text:p>
      <text:p text:style-name="P1">کڈھݨا</text:p>
      <text:p text:style-name="P1">کڑا</text:p>
      <text:p text:style-name="P1">کڑاہی</text:p>
      <text:p text:style-name="P1">کڑِئیں</text:p>
      <text:p text:style-name="P1">کڑّے</text:p>
      <text:p text:style-name="P1">کڑکائی</text:p>
      <text:p text:style-name="P1">کڑکار</text:p>
      <text:p text:style-name="P1">کڑھائی</text:p>
      <text:p text:style-name="P1">کڑے</text:p>
      <text:p text:style-name="P1">کک</text:p>
      <text:p text:style-name="P1"><text:soft-page-break/>کںٚڈِئیں</text:p>
      <text:p text:style-name="P1">کںڈِئیں</text:p>
      <text:p text:style-name="P1">کھا</text:p>
      <text:p text:style-name="P1">کھاؤ</text:p>
      <text:p text:style-name="P1">کھاؤساں</text:p>
      <text:p text:style-name="P1">کھاؤسو</text:p>
      <text:p text:style-name="P1">کھاؤسوں</text:p>
      <text:p text:style-name="P1">کھاؤسُوں</text:p>
      <text:p text:style-name="P1">کھاؤسِن</text:p>
      <text:p text:style-name="P1">کھاؤسی</text:p>
      <text:p text:style-name="P1">کھاؤسیں</text:p>
      <text:p text:style-name="P1">کھائی</text:p>
      <text:p text:style-name="P1">کھاد</text:p>
      <text:p text:style-name="P1">کھادا</text:p>
      <text:p text:style-name="P1">کھادَھا</text:p>
      <text:p text:style-name="P1"><text:soft-page-break/>کھادَھاپِیتا</text:p>
      <text:p text:style-name="P1">کھادَھا﻿پِیتا</text:p>
      <text:p text:style-name="P1">کھادُھس</text:p>
      <text:p text:style-name="P1">کھادِیاں</text:p>
      <text:p text:style-name="P1">کھادھونے</text:p>
      <text:p text:style-name="P1">کھادھی</text:p>
      <text:p text:style-name="P1">کھادھے</text:p>
      <text:p text:style-name="P1">کھادی</text:p>
      <text:p text:style-name="P1">کھادے</text:p>
      <text:p text:style-name="P1">کھارا</text:p>
      <text:p text:style-name="P1">کھاواں</text:p>
      <text:p text:style-name="P1">کھاوسو</text:p>
      <text:p text:style-name="P1">کھاوو</text:p>
      <text:p text:style-name="P1">کھاوَݨ</text:p>
      <text:p text:style-name="P1">کھاوَݨی</text:p>
      <text:p text:style-name="P1"><text:soft-page-break/>کھاوَݨے</text:p>
      <text:p text:style-name="P1">کھاوِن</text:p>
      <text:p text:style-name="P1">کھاوِیں</text:p>
      <text:p text:style-name="P1">کھاوے</text:p>
      <text:p text:style-name="P1">کھایا</text:p>
      <text:p text:style-name="P1">کھاݙِئیں</text:p>
      <text:p text:style-name="P1">کھاݙی</text:p>
      <text:p text:style-name="P1">کھاݙے</text:p>
      <text:p text:style-name="P1">کھاݨا</text:p>
      <text:p text:style-name="P1">کھاݨے</text:p>
      <text:p text:style-name="P1">کھجّی</text:p>
      <text:p text:style-name="P1">کھجیاں</text:p>
      <text:p text:style-name="P1">کھدیڑ</text:p>
      <text:p text:style-name="P1">کھرے</text:p>
      <text:p text:style-name="P1">کھرے‎کھوٹے</text:p>
      <text:p text:style-name="P1"><text:soft-page-break/>کھس</text:p>
      <text:p text:style-name="P1">کھسیا</text:p>
      <text:p text:style-name="P1">کھل</text:p>
      <text:p text:style-name="P1">کھلبَلی</text:p>
      <text:p text:style-name="P1">کھلیان</text:p>
      <text:p text:style-name="P1">کھلے</text:p>
      <text:p text:style-name="P1">کھمبِئیں</text:p>
      <text:p text:style-name="P1">کھنٚدا</text:p>
      <text:p text:style-name="P1">کھنٚدے</text:p>
      <text:p text:style-name="P1">کھنٚدےپِینٚدے</text:p>
      <text:p text:style-name="P1">کھنٚڈر</text:p>
      <text:p text:style-name="P1">کھنٚڈریں</text:p>
      <text:p text:style-name="P1">کھوا</text:p>
      <text:p text:style-name="P1">کھواؤ</text:p>
      <text:p text:style-name="P1">کھوائی</text:p>
      <text:p text:style-name="P1"><text:soft-page-break/>کھوائے</text:p>
      <text:p text:style-name="P1">کھواوَݨ</text:p>
      <text:p text:style-name="P1">کھواہے</text:p>
      <text:p text:style-name="P1">کھوایا</text:p>
      <text:p text:style-name="P1">کھوتا</text:p>
      <text:p text:style-name="P1">کھوتے</text:p>
      <text:p text:style-name="P1">کھوتےکُوں</text:p>
      <text:p text:style-name="P1">کھول</text:p>
      <text:p text:style-name="P1">کھولئے</text:p>
      <text:p text:style-name="P1">کھولو</text:p>
      <text:p text:style-name="P1">کھولَݨ</text:p>
      <text:p text:style-name="P1">کھولی</text:p>
      <text:p text:style-name="P1">کھولیا</text:p>
      <text:p text:style-name="P1">کھوِیج</text:p>
      <text:p text:style-name="P1">کھوِیجے</text:p>
      <text:p text:style-name="P1"><text:soft-page-break/>کھوِیجݨ</text:p>
      <text:p text:style-name="P1">کھوٹ</text:p>
      <text:p text:style-name="P1">کھوپڑِئیں</text:p>
      <text:p text:style-name="P1">کھوکھلی</text:p>
      <text:p text:style-name="P1">کھوکھلیاں</text:p>
      <text:p text:style-name="P1">کھوکھے</text:p>
      <text:p text:style-name="P1">کھوہ</text:p>
      <text:p text:style-name="P1">کھُل</text:p>
      <text:p text:style-name="P1">کھِنٚڈسِن</text:p>
      <text:p text:style-name="P1">کھِنٚڈی</text:p>
      <text:p text:style-name="P1">کھِڑکی</text:p>
      <text:p text:style-name="P1">کھٹائے</text:p>
      <text:p text:style-name="P1">کھٹِئے</text:p>
      <text:p text:style-name="P1">کھٹِیا</text:p>
      <text:p text:style-name="P1">کھٹڑئیں</text:p>
      <text:p text:style-name="P1"><text:soft-page-break/>کھٹڑِئیں</text:p>
      <text:p text:style-name="P1">کھٹڑے</text:p>
      <text:p text:style-name="P1">کھٹے</text:p>
      <text:p text:style-name="P1">کھٻّا</text:p>
      <text:p text:style-name="P1">کھٻّے</text:p>
      <text:p text:style-name="P1">کھٻے</text:p>
      <text:p text:style-name="P1">کھڑ</text:p>
      <text:p text:style-name="P1">کھڑا</text:p>
      <text:p text:style-name="P1">کھڑائی</text:p>
      <text:p text:style-name="P1">کھڑائے</text:p>
      <text:p text:style-name="P1">کھڑاوَݨ</text:p>
      <text:p text:style-name="P1">کھڑاوِن</text:p>
      <text:p text:style-name="P1">کھڑاوِیں</text:p>
      <text:p text:style-name="P1">کھڑاوے</text:p>
      <text:p text:style-name="P1">کھڑاں</text:p>
      <text:p text:style-name="P1"><text:soft-page-break/>کھڑاہے</text:p>
      <text:p text:style-name="P1">کھڑایا</text:p>
      <text:p text:style-name="P1">کھڑایونے</text:p>
      <text:p text:style-name="P1">کھڑایُس</text:p>
      <text:p text:style-name="P1">کھڑدا</text:p>
      <text:p text:style-name="P1">کھڑدے</text:p>
      <text:p text:style-name="P1">کھڑسِن</text:p>
      <text:p text:style-name="P1">کھڑسی</text:p>
      <text:p text:style-name="P1">کھڑو</text:p>
      <text:p text:style-name="P1">کھڑِن</text:p>
      <text:p text:style-name="P1">کھڑِیں</text:p>
      <text:p text:style-name="P1">کھڑکاوے</text:p>
      <text:p text:style-name="P1">کھڑکایا</text:p>
      <text:p text:style-name="P1">کھڑکینٚدے</text:p>
      <text:p text:style-name="P1">کھڑی</text:p>
      <text:p text:style-name="P1"><text:soft-page-break/>کھڑیاں</text:p>
      <text:p text:style-name="P1">کھڑیساں</text:p>
      <text:p text:style-name="P1">کھڑیسو</text:p>
      <text:p text:style-name="P1">کھڑیسی</text:p>
      <text:p text:style-name="P1">کھڑیسیں</text:p>
      <text:p text:style-name="P1">کھڑینٚدا</text:p>
      <text:p text:style-name="P1">کھڑے</text:p>
      <text:p text:style-name="P1">کھیت</text:p>
      <text:p text:style-name="P1">کھیتی</text:p>
      <text:p text:style-name="P1">کھیس</text:p>
      <text:p text:style-name="P1">کھیسیں</text:p>
      <text:p text:style-name="P1">کھیڑوکھاݨ</text:p>
      <text:p text:style-name="P1">کھیݙدا</text:p>
      <text:p text:style-name="P1">کھیݙدِئیں</text:p>
      <text:p text:style-name="P1">کھݙ</text:p>
      <text:p text:style-name="P1"><text:soft-page-break/>کھݙا</text:p>
      <text:p text:style-name="P1">کھݙے</text:p>
      <text:p text:style-name="P1">کہِیں</text:p>
      <text:p text:style-name="P1">کہہ</text:p>
      <text:p text:style-name="P1">کی</text:p>
      <text:p text:style-name="P1">کیا</text:p>
      <text:p text:style-name="P1">کیتا</text:p>
      <text:p text:style-name="P1">کیتِئیں</text:p>
      <text:p text:style-name="P1">کیتی</text:p>
      <text:p text:style-name="P1">کیتیاں</text:p>
      <text:p text:style-name="P1">کیتے</text:p>
      <text:p text:style-name="P1">کیرِینیُس</text:p>
      <text:p text:style-name="P1">کیرھا</text:p>
      <text:p text:style-name="P1">کیرھی</text:p>
      <text:p text:style-name="P1">کیرھیاں</text:p>
      <text:p text:style-name="P1"><text:soft-page-break/>کیرھے</text:p>
      <text:p text:style-name="P1">کینا</text:p>
      <text:p text:style-name="P1">کینٚدے</text:p>
      <text:p text:style-name="P1">کیوُن</text:p>
      <text:p text:style-name="P1">کیوں</text:p>
      <text:p text:style-name="P1">کیویں</text:p>
      <text:p text:style-name="P1">کیُوں</text:p>
      <text:p text:style-name="P1">کیڑے</text:p>
      <text:p text:style-name="P1">کے</text:p>
      <text:p text:style-name="P1">کݙاں</text:p>
      <text:p text:style-name="P1">کݙاہِیں</text:p>
      <text:p text:style-name="P1">کݙاہیں</text:p>
      <text:p text:style-name="P1">کݙّاں</text:p>
      <text:p text:style-name="P1">کݨَک</text:p>
      <text:p text:style-name="P1">گئی</text:p>
      <text:p text:style-name="P1"><text:soft-page-break/>گائے</text:p>
      <text:p text:style-name="P1">گابا</text:p>
      <text:p text:style-name="P1">گابے</text:p>
      <text:p text:style-name="P1">گاج</text:p>
      <text:p text:style-name="P1">گاجاں</text:p>
      <text:p text:style-name="P1">گاجیں</text:p>
      <text:p text:style-name="P1">گارا</text:p>
      <text:p text:style-name="P1">گارے</text:p>
      <text:p text:style-name="P1">گالِھیں</text:p>
      <text:p text:style-name="P1">گالھ</text:p>
      <text:p text:style-name="P1">گاوَݨ</text:p>
      <text:p text:style-name="P1">گاٹے</text:p>
      <text:p text:style-name="P1">گاٻے</text:p>
      <text:p text:style-name="P1">گاہ</text:p>
      <text:p text:style-name="P1">گاہِیں</text:p>
      <text:p text:style-name="P1"><text:soft-page-break/>گاݙِئیں</text:p>
      <text:p text:style-name="P1">گبّاتھا</text:p>
      <text:p text:style-name="P1">گجکار</text:p>
      <text:p text:style-name="P1">گدی</text:p>
      <text:p text:style-name="P1">گرام</text:p>
      <text:p text:style-name="P1">گرجَݨ</text:p>
      <text:p text:style-name="P1">گرجِئے</text:p>
      <text:p text:style-name="P1">گردَن</text:p>
      <text:p text:style-name="P1">گردَناں</text:p>
      <text:p text:style-name="P1">گرم</text:p>
      <text:p text:style-name="P1">گرمِئیں</text:p>
      <text:p text:style-name="P1">گرمی</text:p>
      <text:p text:style-name="P1">گروپ</text:p>
      <text:p text:style-name="P1">گرِفتار</text:p>
      <text:p text:style-name="P1">گرِفتاری</text:p>
      <text:p text:style-name="P1"><text:soft-page-break/>گریبان</text:p>
      <text:p text:style-name="P1">گز</text:p>
      <text:p text:style-name="P1">گزار</text:p>
      <text:p text:style-name="P1">گزاری</text:p>
      <text:p text:style-name="P1">گزردِئیں</text:p>
      <text:p text:style-name="P1">گزرݨا</text:p>
      <text:p text:style-name="P1">گلاس</text:p>
      <text:p text:style-name="P1">گلتِیَہ</text:p>
      <text:p text:style-name="P1">گلتِیَہدے</text:p>
      <text:p text:style-name="P1">گلی</text:p>
      <text:p text:style-name="P1">گمراہ</text:p>
      <text:p text:style-name="P1">گناہ</text:p>
      <text:p text:style-name="P1">گنتی</text:p>
      <text:p text:style-name="P1">گنٚجا</text:p>
      <text:p text:style-name="P1">گنٚجے</text:p>
      <text:p text:style-name="P1"><text:soft-page-break/>گنٚد</text:p>
      <text:p text:style-name="P1">گنٚدا</text:p>
      <text:p text:style-name="P1">گنٚدگی</text:p>
      <text:p text:style-name="P1">گنٚدھک</text:p>
      <text:p text:style-name="P1">گنٚدہ</text:p>
      <text:p text:style-name="P1">گوئی</text:p>
      <text:p text:style-name="P1">گوئیاں</text:p>
      <text:p text:style-name="P1">گوارا</text:p>
      <text:p text:style-name="P1">گوارہ</text:p>
      <text:p text:style-name="P1">گواہ</text:p>
      <text:p text:style-name="P1">گواہِیں</text:p>
      <text:p text:style-name="P1">گواہی</text:p>
      <text:p text:style-name="P1">گواہیں</text:p>
      <text:p text:style-name="P1">گوبر</text:p>
      <text:p text:style-name="P1">گودام</text:p>
      <text:p text:style-name="P1"><text:soft-page-break/>گودامیں</text:p>
      <text:p text:style-name="P1">گوراں</text:p>
      <text:p text:style-name="P1">گورِستان</text:p>
      <text:p text:style-name="P1">گوشت</text:p>
      <text:p text:style-name="P1">گول</text:p>
      <text:p text:style-name="P1">گولے</text:p>
      <text:p text:style-name="P1">گونٚد</text:p>
      <text:p text:style-name="P1">گوَرنَر</text:p>
      <text:p text:style-name="P1">گوݙِئیں</text:p>
      <text:p text:style-name="P1">گوݙی</text:p>
      <text:p text:style-name="P1">گَدرے</text:p>
      <text:p text:style-name="P1">گَدٛر</text:p>
      <text:p text:style-name="P1">گَدٛریاں</text:p>
      <text:p text:style-name="P1">گَرد</text:p>
      <text:p text:style-name="P1">گَز</text:p>
      <text:p text:style-name="P1"><text:soft-page-break/>گَسِئِن</text:p>
      <text:p text:style-name="P1">گَنٚدا</text:p>
      <text:p text:style-name="P1">گَنٚدِئیں</text:p>
      <text:p text:style-name="P1">گَچ</text:p>
      <text:p text:style-name="P1">گَھت</text:p>
      <text:p text:style-name="P1">گَھتِیے</text:p>
      <text:p text:style-name="P1">گَھتِّن</text:p>
      <text:p text:style-name="P1">گَھتّی</text:p>
      <text:p text:style-name="P1">گَھتّیں</text:p>
      <text:p text:style-name="P1">گَھتیاں</text:p>
      <text:p text:style-name="P1">گَھتینٚدا</text:p>
      <text:p text:style-name="P1">گَھٹ</text:p>
      <text:p text:style-name="P1">گَھٹَّݨ</text:p>
      <text:p text:style-name="P1">گَھٹِّئیں</text:p>
      <text:p text:style-name="P1">گَھٹّے</text:p>
      <text:p text:style-name="P1"><text:soft-page-break/>گَھٹیا</text:p>
      <text:p text:style-name="P1">گَھڑ</text:p>
      <text:p text:style-name="P1">گَھںٹہ</text:p>
      <text:p text:style-name="P1">گَین</text:p>
      <text:p text:style-name="P1">گَے</text:p>
      <text:p text:style-name="P1">گَݙِّھیں</text:p>
      <text:p text:style-name="P1">گَݙّھا</text:p>
      <text:p text:style-name="P1">گَݙہا</text:p>
      <text:p text:style-name="P1">گَݙہِیں</text:p>
      <text:p text:style-name="P1">گَݨ</text:p>
      <text:p text:style-name="P1">گَݨِن</text:p>
      <text:p text:style-name="P1">گُرُو</text:p>
      <text:p text:style-name="P1">گُزار</text:p>
      <text:p text:style-name="P1">گُزارا</text:p>
      <text:p text:style-name="P1">گُزارو</text:p>
      <text:p text:style-name="P1"><text:soft-page-break/>گُزاروں</text:p>
      <text:p text:style-name="P1">گُزارَݨ</text:p>
      <text:p text:style-name="P1">گُزارِئے</text:p>
      <text:p text:style-name="P1">گُزارِن</text:p>
      <text:p text:style-name="P1">گُزارِیوسے</text:p>
      <text:p text:style-name="P1">گُزارِیونے</text:p>
      <text:p text:style-name="P1">گُزارِیے</text:p>
      <text:p text:style-name="P1">گُزارہ</text:p>
      <text:p text:style-name="P1">گُزاری</text:p>
      <text:p text:style-name="P1">گُزاریا</text:p>
      <text:p text:style-name="P1">گُزاریونے</text:p>
      <text:p text:style-name="P1">گُزارے</text:p>
      <text:p text:style-name="P1">گُزر</text:p>
      <text:p text:style-name="P1">گُزران</text:p>
      <text:p text:style-name="P1">گُزراوقات</text:p>
      <text:p text:style-name="P1"><text:soft-page-break/>گُزراہے</text:p>
      <text:p text:style-name="P1">گُزردا</text:p>
      <text:p text:style-name="P1">گُزردی</text:p>
      <text:p text:style-name="P1">گُزردے</text:p>
      <text:p text:style-name="P1">گُزرساں</text:p>
      <text:p text:style-name="P1">گُزرسی</text:p>
      <text:p text:style-name="P1">گُزرَݨ</text:p>
      <text:p text:style-name="P1">گُزرِئِن</text:p>
      <text:p text:style-name="P1">گُزرِئے</text:p>
      <text:p text:style-name="P1">گُزرِیے</text:p>
      <text:p text:style-name="P1">گُزری</text:p>
      <text:p text:style-name="P1">گُزریا</text:p>
      <text:p text:style-name="P1">گُزریساں</text:p>
      <text:p text:style-name="P1">گُزریسِن</text:p>
      <text:p text:style-name="P1">گُزرینٚدا</text:p>
      <text:p text:style-name="P1"><text:soft-page-break/>گُزرینٚدُوں</text:p>
      <text:p text:style-name="P1">گُزرینٚدِن</text:p>
      <text:p text:style-name="P1">گُزرینٚدی</text:p>
      <text:p text:style-name="P1">گُزرینٚدے</text:p>
      <text:p text:style-name="P1">گُزریںٚدِن</text:p>
      <text:p text:style-name="P1">گُزرے</text:p>
      <text:p text:style-name="P1">گُزرݨے</text:p>
      <text:p text:style-name="P1">گُستاخی</text:p>
      <text:p text:style-name="P1">گُفتار</text:p>
      <text:p text:style-name="P1">گُفتگُو</text:p>
      <text:p text:style-name="P1">گُلریں</text:p>
      <text:p text:style-name="P1">گُلُر</text:p>
      <text:p text:style-name="P1">گُلُو</text:p>
      <text:p text:style-name="P1">گُلُّر</text:p>
      <text:p text:style-name="P1">گُم</text:p>
      <text:p text:style-name="P1"><text:soft-page-break/>گُمان</text:p>
      <text:p text:style-name="P1">گُمراہ</text:p>
      <text:p text:style-name="P1">گُمراہی</text:p>
      <text:p text:style-name="P1">گُمراہیں</text:p>
      <text:p text:style-name="P1">گُنا</text:p>
      <text:p text:style-name="P1">گُناہ</text:p>
      <text:p text:style-name="P1">گُناہگار</text:p>
      <text:p text:style-name="P1">گُناہیں</text:p>
      <text:p text:style-name="P1">گُناہ‎گار</text:p>
      <text:p text:style-name="P1">گُناہ‎گاریں</text:p>
      <text:p text:style-name="P1">گُناہ﻿گار</text:p>
      <text:p text:style-name="P1">گُناہ﻿گاریں</text:p>
      <text:p text:style-name="P1">گُنٚگا</text:p>
      <text:p text:style-name="P1">گُنٚگاٻاتا</text:p>
      <text:p text:style-name="P1">گُنٚگِئیں</text:p>
      <text:p text:style-name="P1"><text:soft-page-break/>گُنٚگے</text:p>
      <text:p text:style-name="P1">گُنٚگےٻاتے</text:p>
      <text:p text:style-name="P1">گُنہاگار</text:p>
      <text:p text:style-name="P1">گُنہگار</text:p>
      <text:p text:style-name="P1">گُوئی</text:p>
      <text:p text:style-name="P1">گُوںٚج</text:p>
      <text:p text:style-name="P1">گُٹَݨ</text:p>
      <text:p text:style-name="P1">گُپ</text:p>
      <text:p text:style-name="P1">گُڑدِئیں</text:p>
      <text:p text:style-name="P1">گُڑدے</text:p>
      <text:p text:style-name="P1">گُںٚگے</text:p>
      <text:p text:style-name="P1">گُھل</text:p>
      <text:p text:style-name="P1">گُھلدی</text:p>
      <text:p text:style-name="P1">گُھلدے</text:p>
      <text:p text:style-name="P1">گُھلّے</text:p>
      <text:p text:style-name="P1"><text:soft-page-break/>گُھلی</text:p>
      <text:p text:style-name="P1">گُھم</text:p>
      <text:p text:style-name="P1">گُھما</text:p>
      <text:p text:style-name="P1">گُھمائی</text:p>
      <text:p text:style-name="P1">گُھماوَݨ</text:p>
      <text:p text:style-name="P1">گُھمَّݨ</text:p>
      <text:p text:style-name="P1">گُھمپِھر</text:p>
      <text:p text:style-name="P1">گُھم﻿پِھر</text:p>
      <text:p text:style-name="P1">گُھٹ</text:p>
      <text:p text:style-name="P1">گُھٹواوِن</text:p>
      <text:p text:style-name="P1">گُھٹِیجَݨ</text:p>
      <text:p text:style-name="P1">گُھٹگُھٹ</text:p>
      <text:p text:style-name="P1">گُھٹیں</text:p>
      <text:p text:style-name="P1">گُھپ</text:p>
      <text:p text:style-name="P1">گُھڑسواریں</text:p>
      <text:p text:style-name="P1"><text:soft-page-break/>گِروی</text:p>
      <text:p text:style-name="P1">گِرگٹ</text:p>
      <text:p text:style-name="P1">گِریہ</text:p>
      <text:p text:style-name="P1">گِریہزاری</text:p>
      <text:p text:style-name="P1">گِلاس</text:p>
      <text:p text:style-name="P1">گِلہ</text:p>
      <text:p text:style-name="P1">گِنتی</text:p>
      <text:p text:style-name="P1">گِھدا</text:p>
      <text:p text:style-name="P1">گِھدونے</text:p>
      <text:p text:style-name="P1">گِھدِن</text:p>
      <text:p text:style-name="P1">گِھدِیاں</text:p>
      <text:p text:style-name="P1">گِھدُّس</text:p>
      <text:p text:style-name="P1">گِھدِّس</text:p>
      <text:p text:style-name="P1">گِھدّی</text:p>
      <text:p text:style-name="P1">گِھدّیاں</text:p>
      <text:p text:style-name="P1"><text:soft-page-break/>گِھدّے</text:p>
      <text:p text:style-name="P1">گِھدی</text:p>
      <text:p text:style-name="P1">گِھدیاں</text:p>
      <text:p text:style-name="P1">گِھدے</text:p>
      <text:p text:style-name="P1">گِھراں</text:p>
      <text:p text:style-name="P1">گِھلینٚدے</text:p>
      <text:p text:style-name="P1">گِھن</text:p>
      <text:p text:style-name="P1">گِھنا</text:p>
      <text:p text:style-name="P1">گِھناں</text:p>
      <text:p text:style-name="P1">گِھناہے</text:p>
      <text:p text:style-name="P1">گِھندا</text:p>
      <text:p text:style-name="P1">گِھنداں</text:p>
      <text:p text:style-name="P1">گِھندِن</text:p>
      <text:p text:style-name="P1">گِھندِیاں</text:p>
      <text:p text:style-name="P1">گِھندِیں</text:p>
      <text:p text:style-name="P1"><text:soft-page-break/>گِھندی</text:p>
      <text:p text:style-name="P1">گِھندے</text:p>
      <text:p text:style-name="P1">گِھنساں</text:p>
      <text:p text:style-name="P1">گِھنسو</text:p>
      <text:p text:style-name="P1">گِھنسُوں</text:p>
      <text:p text:style-name="P1">گِھنسِن</text:p>
      <text:p text:style-name="P1">گِھنسی</text:p>
      <text:p text:style-name="P1">گِھنسیں</text:p>
      <text:p text:style-name="P1">گِھنو</text:p>
      <text:p text:style-name="P1">گِھنوں</text:p>
      <text:p text:style-name="P1">گِھنَݨ</text:p>
      <text:p text:style-name="P1">گِھنُوں</text:p>
      <text:p text:style-name="P1">گِھنِن</text:p>
      <text:p text:style-name="P1">گِھنِیں</text:p>
      <text:p text:style-name="P1">گِھنّاں</text:p>
      <text:p text:style-name="P1"><text:soft-page-break/>گِھنّـِن</text:p>
      <text:p text:style-name="P1">گِھنّو</text:p>
      <text:p text:style-name="P1">گِھنَّݨ</text:p>
      <text:p text:style-name="P1">گِھنُّوں</text:p>
      <text:p text:style-name="P1">گِھنِّن</text:p>
      <text:p text:style-name="P1">گِھنِّیں</text:p>
      <text:p text:style-name="P1">گِھنی</text:p>
      <text:p text:style-name="P1">گِھنیں</text:p>
      <text:p text:style-name="P1">گِھنے</text:p>
      <text:p text:style-name="P1">گِھنےاتے</text:p>
      <text:p text:style-name="P1">گِھنݨ</text:p>
      <text:p text:style-name="P1">گِھنݨا</text:p>
      <text:p text:style-name="P1">گِھنݨاں</text:p>
      <text:p text:style-name="P1">گِھنݨِیاں</text:p>
      <text:p text:style-name="P1">گِھنݨی</text:p>
      <text:p text:style-name="P1"><text:soft-page-break/>گِھنݨے</text:p>
      <text:p text:style-name="P1">گِھیل</text:p>
      <text:p text:style-name="P1">گِہنے</text:p>
      <text:p text:style-name="P1">گِیئُم</text:p>
      <text:p text:style-name="P1">گٹھیا</text:p>
      <text:p text:style-name="P1">گپّݨ</text:p>
      <text:p text:style-name="P1">گچ</text:p>
      <text:p text:style-name="P1">گڑبڑ</text:p>
      <text:p text:style-name="P1">گںٚوا</text:p>
      <text:p text:style-name="P1">گھا</text:p>
      <text:p text:style-name="P1">گھاٹا</text:p>
      <text:p text:style-name="P1">گھاٹی</text:p>
      <text:p text:style-name="P1">گھاٹے</text:p>
      <text:p text:style-name="P1">گھاہ</text:p>
      <text:p text:style-name="P1">گھتاہے</text:p>
      <text:p text:style-name="P1"><text:soft-page-break/>گھتو</text:p>
      <text:p text:style-name="P1">گھتَݨ</text:p>
      <text:p text:style-name="P1">گھتِن</text:p>
      <text:p text:style-name="P1">گھتِیا</text:p>
      <text:p text:style-name="P1">گھتّاں</text:p>
      <text:p text:style-name="P1">گھتّـِئے</text:p>
      <text:p text:style-name="P1">گھتّو</text:p>
      <text:p text:style-name="P1">گھتَّݨ</text:p>
      <text:p text:style-name="P1">گھتُّوں</text:p>
      <text:p text:style-name="P1">گھتِّئے</text:p>
      <text:p text:style-name="P1">گھتِّیا</text:p>
      <text:p text:style-name="P1">گھتِّیے</text:p>
      <text:p text:style-name="P1">گھتّی</text:p>
      <text:p text:style-name="P1">گھتّے</text:p>
      <text:p text:style-name="P1">گھتّݨ</text:p>
      <text:p text:style-name="P1"><text:soft-page-break/>گھتیا</text:p>
      <text:p text:style-name="P1">گھتیساں</text:p>
      <text:p text:style-name="P1">گھتیسو</text:p>
      <text:p text:style-name="P1">گھتیسُوں</text:p>
      <text:p text:style-name="P1">گھتیسِن</text:p>
      <text:p text:style-name="P1">گھتیسی</text:p>
      <text:p text:style-name="P1">گھتیسیں</text:p>
      <text:p text:style-name="P1">گھتینٚدے</text:p>
      <text:p text:style-name="P1">گھتیونے</text:p>
      <text:p text:style-name="P1">گھتݨ</text:p>
      <text:p text:style-name="P1">گھر</text:p>
      <text:p text:style-name="P1">گھراݨا</text:p>
      <text:p text:style-name="P1">گھراݨیں</text:p>
      <text:p text:style-name="P1">گھراݨے</text:p>
      <text:p text:style-name="P1">گھرو</text:p>
      <text:p text:style-name="P1"><text:soft-page-break/>گھروالِئیں</text:p>
      <text:p text:style-name="P1">گھروالی</text:p>
      <text:p text:style-name="P1">گھروں</text:p>
      <text:p text:style-name="P1">گھرُوں</text:p>
      <text:p text:style-name="P1">گھرٻار</text:p>
      <text:p text:style-name="P1">گھریلو</text:p>
      <text:p text:style-name="P1">گھریلُو</text:p>
      <text:p text:style-name="P1">گھریں</text:p>
      <text:p text:style-name="P1">گھر​ٻار</text:p>
      <text:p text:style-name="P1">گھن</text:p>
      <text:p text:style-name="P1">گھنٹِئیں</text:p>
      <text:p text:style-name="P1">گھنٹِیاں</text:p>
      <text:p text:style-name="P1">گھنٹہ</text:p>
      <text:p text:style-name="P1">گھنٹی</text:p>
      <text:p text:style-name="P1">گھنٹے</text:p>
      <text:p text:style-name="P1"><text:soft-page-break/>گھول</text:p>
      <text:p text:style-name="P1">گھولی</text:p>
      <text:p text:style-name="P1">گھوٹ</text:p>
      <text:p text:style-name="P1">گھوڑِئیں</text:p>
      <text:p text:style-name="P1">گھوڑیں</text:p>
      <text:p text:style-name="P1">گھوڑے</text:p>
      <text:p text:style-name="P1">گھُلَّݨ</text:p>
      <text:p text:style-name="P1">گھِدا</text:p>
      <text:p text:style-name="P1">گھِدونِس</text:p>
      <text:p text:style-name="P1">گھِن</text:p>
      <text:p text:style-name="P1">گھٹ</text:p>
      <text:p text:style-name="P1">گھٹا</text:p>
      <text:p text:style-name="P1">گھٹائے</text:p>
      <text:p text:style-name="P1">گھٹاوݨا</text:p>
      <text:p text:style-name="P1">گھٹاں</text:p>
      <text:p text:style-name="P1"><text:soft-page-break/>گھٹاہے</text:p>
      <text:p text:style-name="P1">گھٹّا</text:p>
      <text:p text:style-name="P1">گھٻرا</text:p>
      <text:p text:style-name="P1">گھٻراؤ</text:p>
      <text:p text:style-name="P1">گھٻرائے</text:p>
      <text:p text:style-name="P1">گھٻرانٚدا</text:p>
      <text:p text:style-name="P1">گھٻراوَݨ</text:p>
      <text:p text:style-name="P1">گھٻراوِن</text:p>
      <text:p text:style-name="P1">گھٻراوِیں</text:p>
      <text:p text:style-name="P1">گھٻراوݨ</text:p>
      <text:p text:style-name="P1">گھٻراہت</text:p>
      <text:p text:style-name="P1">گھٻرایاں</text:p>
      <text:p text:style-name="P1">گھٻرینٚدے</text:p>
      <text:p text:style-name="P1">گھڑ</text:p>
      <text:p text:style-name="P1">گھڑا</text:p>
      <text:p text:style-name="P1"><text:soft-page-break/>گھڑِئیں</text:p>
      <text:p text:style-name="P1">گھڑِئے</text:p>
      <text:p text:style-name="P1">گھڑی</text:p>
      <text:p text:style-name="P1">گھڑیا</text:p>
      <text:p text:style-name="P1">گھڑے</text:p>
      <text:p text:style-name="P1">گھںٹے</text:p>
      <text:p text:style-name="P1">گھیرا</text:p>
      <text:p text:style-name="P1">گھیری</text:p>
      <text:p text:style-name="P1">گھیرے</text:p>
      <text:p text:style-name="P1">گہرا</text:p>
      <text:p text:style-name="P1">گیلن</text:p>
      <text:p text:style-name="P1">گݙنیوز</text:p>
      <text:p text:style-name="P1">گݙھا</text:p>
      <text:p text:style-name="P1">گݙہا</text:p>
      <text:p text:style-name="P1">ڳ</text:p>
      <text:p text:style-name="P1"><text:soft-page-break/>ڳئن</text:p>
      <text:p text:style-name="P1">ڳئی</text:p>
      <text:p text:style-name="P1">ڳئیتاں</text:p>
      <text:p text:style-name="P1">ڳئیں</text:p>
      <text:p text:style-name="P1">ڳئے</text:p>
      <text:p text:style-name="P1">ڳابے</text:p>
      <text:p text:style-name="P1">ڳالُھوں</text:p>
      <text:p text:style-name="P1">ڳالِھیں</text:p>
      <text:p text:style-name="P1">ڳالِہیں</text:p>
      <text:p text:style-name="P1">ڳالھ</text:p>
      <text:p text:style-name="P1">ڳالھا</text:p>
      <text:p text:style-name="P1">ڳالھی</text:p>
      <text:p text:style-name="P1">ڳاوَݨ</text:p>
      <text:p text:style-name="P1">ڳاٹا</text:p>
      <text:p text:style-name="P1">ڳاھ</text:p>
      <text:p text:style-name="P1"><text:soft-page-break/>ڳاہ</text:p>
      <text:p text:style-name="P1">ڳایا</text:p>
      <text:p text:style-name="P1">ڳاݙِئیں</text:p>
      <text:p text:style-name="P1">ڳاݙیاں</text:p>
      <text:p text:style-name="P1">ڳل</text:p>
      <text:p text:style-name="P1">ڳلدے</text:p>
      <text:p text:style-name="P1">ڳلوراݨی</text:p>
      <text:p text:style-name="P1">ڳلِئیں</text:p>
      <text:p text:style-name="P1">ڳلَّݨ</text:p>
      <text:p text:style-name="P1">ڳلَّݨسڑَّݨ</text:p>
      <text:p text:style-name="P1">ڳلِّئیں</text:p>
      <text:p text:style-name="P1">ڳلّھ</text:p>
      <text:p text:style-name="P1">ڳلکڑی</text:p>
      <text:p text:style-name="P1">ڳلکڑیاں</text:p>
      <text:p text:style-name="P1">ڳلھاں</text:p>
      <text:p text:style-name="P1"><text:soft-page-break/>ڳلی</text:p>
      <text:p text:style-name="P1">ڳلیا</text:p>
      <text:p text:style-name="P1">ڳلیوالا</text:p>
      <text:p text:style-name="P1">ڳنٚدَھک</text:p>
      <text:p text:style-name="P1">ڳنٚڈھڑی</text:p>
      <text:p text:style-name="P1">ڳوا</text:p>
      <text:p text:style-name="P1">ڳول</text:p>
      <text:p text:style-name="P1">ڳولئے</text:p>
      <text:p text:style-name="P1">ڳولاں</text:p>
      <text:p text:style-name="P1">ڳولو</text:p>
      <text:p text:style-name="P1">ڳولَݨ</text:p>
      <text:p text:style-name="P1">ڳولِیا</text:p>
      <text:p text:style-name="P1">ڳولیا</text:p>
      <text:p text:style-name="P1">ڳولیسو</text:p>
      <text:p text:style-name="P1">ڳولݨ</text:p>
      <text:p text:style-name="P1"><text:soft-page-break/>ڳوہ</text:p>
      <text:p text:style-name="P1">ڳوݙّے</text:p>
      <text:p text:style-name="P1">ڳَؤُں</text:p>
      <text:p text:style-name="P1">ڳَؤں</text:p>
      <text:p text:style-name="P1">ڳَؤیں</text:p>
      <text:p text:style-name="P1">ڳَئُوں</text:p>
      <text:p text:style-name="P1">ڳَئِیں</text:p>
      <text:p text:style-name="P1">ڳَئیں</text:p>
      <text:p text:style-name="P1">ڳَئے</text:p>
      <text:p text:style-name="P1">ڳَبَّھݨ</text:p>
      <text:p text:style-name="P1">ڳَل</text:p>
      <text:p text:style-name="P1">ڳَلِئیں</text:p>
      <text:p text:style-name="P1">ڳَن</text:p>
      <text:p text:style-name="P1">ڳَنٚدَھک</text:p>
      <text:p text:style-name="P1">ڳَنٚڈھ</text:p>
      <text:p text:style-name="P1"><text:soft-page-break/>ڳَنٚڈھا</text:p>
      <text:p text:style-name="P1">ڳَنٚڈھی</text:p>
      <text:p text:style-name="P1">ڳَنٚڈھیاں</text:p>
      <text:p text:style-name="P1">ڳَنٚڈھینٚدے</text:p>
      <text:p text:style-name="P1">ڳَنٚڈھے</text:p>
      <text:p text:style-name="P1">ڳَنٚڈھݨ</text:p>
      <text:p text:style-name="P1">ڳَوَیں</text:p>
      <text:p text:style-name="P1">ڳَوِیں</text:p>
      <text:p text:style-name="P1">ڳَوِّیں</text:p>
      <text:p text:style-name="P1">ڳَویں</text:p>
      <text:p text:style-name="P1">ڳَہینٚدے</text:p>
      <text:p text:style-name="P1">ڳَی</text:p>
      <text:p text:style-name="P1">ڳَیؤوے</text:p>
      <text:p text:style-name="P1">ڳَین</text:p>
      <text:p text:style-name="P1">ڳَیُوں</text:p>
      <text:p text:style-name="P1"><text:soft-page-break/>ڳَے</text:p>
      <text:p text:style-name="P1">ڳَݙّھا</text:p>
      <text:p text:style-name="P1">ڳُلاہے</text:p>
      <text:p text:style-name="P1">ڳُلیسو</text:p>
      <text:p text:style-name="P1">ڳُلیسی</text:p>
      <text:p text:style-name="P1">ڳُلینٚدا</text:p>
      <text:p text:style-name="P1">ڳُلینٚداں</text:p>
      <text:p text:style-name="P1">ڳُلینٚدِئیں</text:p>
      <text:p text:style-name="P1">ڳُلینٚدِیو</text:p>
      <text:p text:style-name="P1">ڳُلینٚدِیں</text:p>
      <text:p text:style-name="P1">ڳُلینٚدی</text:p>
      <text:p text:style-name="P1">ڳُلینٚدے</text:p>
      <text:p text:style-name="P1">ڳُلیںٚدے</text:p>
      <text:p text:style-name="P1">ڳُنٚدِھیا</text:p>
      <text:p text:style-name="P1">ڳُنٚدھئے</text:p>
      <text:p text:style-name="P1"><text:soft-page-break/>ڳُچّھے</text:p>
      <text:p text:style-name="P1">ڳُچھ</text:p>
      <text:p text:style-name="P1">ڳُڑدِئیں</text:p>
      <text:p text:style-name="P1">ڳِجِّھیں</text:p>
      <text:p text:style-name="P1">ڳِجھ</text:p>
      <text:p text:style-name="P1">ڳِجھیں</text:p>
      <text:p text:style-name="P1">ڳِچی</text:p>
      <text:p text:style-name="P1">ڳِھنو</text:p>
      <text:p text:style-name="P1">ڳِیؤُں</text:p>
      <text:p text:style-name="P1">ڳِیئُم</text:p>
      <text:p text:style-name="P1">ڳِیا</text:p>
      <text:p text:style-name="P1">ڳِیاں</text:p>
      <text:p text:style-name="P1">ڳِیُم</text:p>
      <text:p text:style-name="P1">ڳِݨیا</text:p>
      <text:p text:style-name="P1">ڳڈہا</text:p>
      <text:p text:style-name="P1"><text:soft-page-break/>ڳںڈِھیں</text:p>
      <text:p text:style-name="P1">ڳہاوݨ</text:p>
      <text:p text:style-name="P1">ڳیا</text:p>
      <text:p text:style-name="P1">ڳیاں</text:p>
      <text:p text:style-name="P1">ڳیو</text:p>
      <text:p text:style-name="P1">ڳیوسے</text:p>
      <text:p text:style-name="P1">ڳیوں</text:p>
      <text:p text:style-name="P1">ڳے</text:p>
      <text:p text:style-name="P1">ڳݨ</text:p>
      <text:p text:style-name="P1">ڳݨاہے</text:p>
      <text:p text:style-name="P1">ڳݨتری</text:p>
      <text:p text:style-name="P1">ڳݨِیج</text:p>
      <text:p text:style-name="P1">ں</text:p>
      <text:p text:style-name="P1">ںڑ</text:p>
      <text:p text:style-name="P1">ہ</text:p>
      <text:p text:style-name="P1"><text:soft-page-break/>ہئِیں</text:p>
      <text:p text:style-name="P1">ہئی</text:p>
      <text:p text:style-name="P1">ہئیجیکُوں</text:p>
      <text:p text:style-name="P1">ہا</text:p>
      <text:p text:style-name="P1">ہاؤُں</text:p>
      <text:p text:style-name="P1">ہابِیل</text:p>
      <text:p text:style-name="P1">ہابِیلؑ</text:p>
      <text:p text:style-name="P1">ہاجرہ</text:p>
      <text:p text:style-name="P1">ہادی</text:p>
      <text:p text:style-name="P1">ہار</text:p>
      <text:p text:style-name="P1">ہاران</text:p>
      <text:p text:style-name="P1">ہارو</text:p>
      <text:p text:style-name="P1">ہارُون</text:p>
      <text:p text:style-name="P1">ہارُونؑ</text:p>
      <text:p text:style-name="P1">ہارُوں</text:p>
      <text:p text:style-name="P1"><text:soft-page-break/>ہارݨی</text:p>
      <text:p text:style-name="P1">ہاسی</text:p>
      <text:p text:style-name="P1">ہاسے</text:p>
      <text:p text:style-name="P1">ہام</text:p>
      <text:p text:style-name="P1">ہامی</text:p>
      <text:p text:style-name="P1">ہانیں</text:p>
      <text:p text:style-name="P1">ہانے</text:p>
      <text:p text:style-name="P1">ہاوی</text:p>
      <text:p text:style-name="P1">ہاویں</text:p>
      <text:p text:style-name="P1">ہاوے</text:p>
      <text:p text:style-name="P1">ہاں</text:p>
      <text:p text:style-name="P1">ہاہمی</text:p>
      <text:p text:style-name="P1">ہتاوہ</text:p>
      <text:p text:style-name="P1">ہتُّھوں</text:p>
      <text:p text:style-name="P1">ہتِّھیں</text:p>
      <text:p text:style-name="P1"><text:soft-page-break/>ہتّھ</text:p>
      <text:p text:style-name="P1">ہتّھو</text:p>
      <text:p text:style-name="P1">ہتّھیں</text:p>
      <text:p text:style-name="P1">ہتھ</text:p>
      <text:p text:style-name="P1">ہتھوں</text:p>
      <text:p text:style-name="P1">ہتھیار</text:p>
      <text:p text:style-name="P1">ہتھیاریں</text:p>
      <text:p text:style-name="P1">ہتھے</text:p>
      <text:p text:style-name="P1">ہجُوم</text:p>
      <text:p text:style-name="P1">ہدائتاں</text:p>
      <text:p text:style-name="P1">ہدایت</text:p>
      <text:p text:style-name="P1">ہدد</text:p>
      <text:p text:style-name="P1">ہدِئے</text:p>
      <text:p text:style-name="P1">ہدیئے</text:p>
      <text:p text:style-name="P1">ہدیہ</text:p>
      <text:p text:style-name="P1"><text:soft-page-break/>ہدیے</text:p>
      <text:p text:style-name="P1">ہر</text:p>
      <text:p text:style-name="P1">ہرا</text:p>
      <text:p text:style-name="P1">ہرحال</text:p>
      <text:p text:style-name="P1">ہرمَل</text:p>
      <text:p text:style-name="P1">ہرَݨ</text:p>
      <text:p text:style-name="P1">ہرگز</text:p>
      <text:p text:style-name="P1">ہرگِز</text:p>
      <text:p text:style-name="P1">ہرݨ</text:p>
      <text:p text:style-name="P1">ہرݨی</text:p>
      <text:p text:style-name="P1">ہزار</text:p>
      <text:p text:style-name="P1">ہزاراں</text:p>
      <text:p text:style-name="P1">ہزارویں</text:p>
      <text:p text:style-name="P1">ہزاریں</text:p>
      <text:p text:style-name="P1">ہستی</text:p>
      <text:p text:style-name="P1"><text:soft-page-break/>ہفت</text:p>
      <text:p text:style-name="P1">ہفتِئیں</text:p>
      <text:p text:style-name="P1">ہفتہ</text:p>
      <text:p text:style-name="P1">ہفتے</text:p>
      <text:p text:style-name="P1">ہل</text:p>
      <text:p text:style-name="P1">ہلائی</text:p>
      <text:p text:style-name="P1">ہلاوَݨ</text:p>
      <text:p text:style-name="P1">ہلاوے</text:p>
      <text:p text:style-name="P1">ہلاک</text:p>
      <text:p text:style-name="P1">ہلاکت</text:p>
      <text:p text:style-name="P1">ہلاہلا</text:p>
      <text:p text:style-name="P1">ہلایا</text:p>
      <text:p text:style-name="P1">ہلدے</text:p>
      <text:p text:style-name="P1">ہلکا</text:p>
      <text:p text:style-name="P1">ہلکی</text:p>
      <text:p text:style-name="P1"><text:soft-page-break/>ہلیسی</text:p>
      <text:p text:style-name="P1">ہلینٚدا</text:p>
      <text:p text:style-name="P1">ہلݨ</text:p>
      <text:p text:style-name="P1">ہم</text:p>
      <text:p text:style-name="P1">ہمبِستر</text:p>
      <text:p text:style-name="P1">ہمت</text:p>
      <text:p text:style-name="P1">ہمدردی</text:p>
      <text:p text:style-name="P1">ہمسائی</text:p>
      <text:p text:style-name="P1">ہمسائیں</text:p>
      <text:p text:style-name="P1">ہمسائے</text:p>
      <text:p text:style-name="P1">ہمسایاں</text:p>
      <text:p text:style-name="P1">ہمسایہ</text:p>
      <text:p text:style-name="P1">ہمشیرہ</text:p>
      <text:p text:style-name="P1">ہمِشہ</text:p>
      <text:p text:style-name="P1">ہمکلام</text:p>
      <text:p text:style-name="P1"><text:soft-page-break/>ہمیشہ</text:p>
      <text:p text:style-name="P1">ہن</text:p>
      <text:p text:style-name="P1">ہنٚجُھوں</text:p>
      <text:p text:style-name="P1">ہنٚگامہ</text:p>
      <text:p text:style-name="P1">ہنٚگامے</text:p>
      <text:p text:style-name="P1">ہنگامہ</text:p>
      <text:p text:style-name="P1">ہو</text:p>
      <text:p text:style-name="P1">ہوئی</text:p>
      <text:p text:style-name="P1">ہوئیں</text:p>
      <text:p text:style-name="P1">ہوئے</text:p>
      <text:p text:style-name="P1">ہوا</text:p>
      <text:p text:style-name="P1">ہواڑاں</text:p>
      <text:p text:style-name="P1">ہواں</text:p>
      <text:p text:style-name="P1">ہور</text:p>
      <text:p text:style-name="P1">ہورِیں</text:p>
      <text:p text:style-name="P1"><text:soft-page-break/>ہوساں</text:p>
      <text:p text:style-name="P1">ہوسو</text:p>
      <text:p text:style-name="P1">ہوسُوں</text:p>
      <text:p text:style-name="P1">ہوسِن</text:p>
      <text:p text:style-name="P1">ہوسی</text:p>
      <text:p text:style-name="P1">ہوسیا</text:p>
      <text:p text:style-name="P1">ہوسیں</text:p>
      <text:p text:style-name="P1">ہوسے</text:p>
      <text:p text:style-name="P1">ہوش</text:p>
      <text:p text:style-name="P1">ہوشوحواس</text:p>
      <text:p text:style-name="P1">ہوشیار</text:p>
      <text:p text:style-name="P1">ہوشیاری</text:p>
      <text:p text:style-name="P1">ہولناک</text:p>
      <text:p text:style-name="P1">ہونٚدا</text:p>
      <text:p text:style-name="P1">ہونٚداں</text:p>
      <text:p text:style-name="P1"><text:soft-page-break/>ہونٚدِئیں</text:p>
      <text:p text:style-name="P1">ہونٚدِن</text:p>
      <text:p text:style-name="P1">ہونٚدِیاں</text:p>
      <text:p text:style-name="P1">ہونٚدی</text:p>
      <text:p text:style-name="P1">ہونٚدے</text:p>
      <text:p text:style-name="P1">ہوو</text:p>
      <text:p text:style-name="P1">ہوواں</text:p>
      <text:p text:style-name="P1">ہووو</text:p>
      <text:p text:style-name="P1">ہووَݨ</text:p>
      <text:p text:style-name="P1">ہووَݨا</text:p>
      <text:p text:style-name="P1">ہووِن</text:p>
      <text:p text:style-name="P1">ہووی</text:p>
      <text:p text:style-name="P1">ہوویں</text:p>
      <text:p text:style-name="P1">ہووے</text:p>
      <text:p text:style-name="P1">ہووےاتے</text:p>
      <text:p text:style-name="P1"><text:soft-page-break/>ہوَس</text:p>
      <text:p text:style-name="P1">ہوَݨ</text:p>
      <text:p text:style-name="P1">ہوںدِن</text:p>
      <text:p text:style-name="P1">ہوںواں</text:p>
      <text:p text:style-name="P1">ہوںوِن</text:p>
      <text:p text:style-name="P1">ہوںٚدی</text:p>
      <text:p text:style-name="P1">ہویا</text:p>
      <text:p text:style-name="P1">ہویاں</text:p>
      <text:p text:style-name="P1">ہوے</text:p>
      <text:p text:style-name="P1">ہَئِیں</text:p>
      <text:p text:style-name="P1">ہَئی</text:p>
      <text:p text:style-name="P1">ہَئیں</text:p>
      <text:p text:style-name="P1">ہَتھ</text:p>
      <text:p text:style-name="P1">ہَتھُوں</text:p>
      <text:p text:style-name="P1">ہَتھیار</text:p>
      <text:p text:style-name="P1"><text:soft-page-break/>ہَدُورَم</text:p>
      <text:p text:style-name="P1">ہَدیہ</text:p>
      <text:p text:style-name="P1">ہَر</text:p>
      <text:p text:style-name="P1">ہَرجاݨہ</text:p>
      <text:p text:style-name="P1">ہَرنولی</text:p>
      <text:p text:style-name="P1">ہَس</text:p>
      <text:p text:style-name="P1">ہَستی</text:p>
      <text:p text:style-name="P1">ہَل</text:p>
      <text:p text:style-name="P1">ہَلاوَݨ</text:p>
      <text:p text:style-name="P1">ہَلاوے</text:p>
      <text:p text:style-name="P1">ہَلدے</text:p>
      <text:p text:style-name="P1">ہَلکا</text:p>
      <text:p text:style-name="P1">ہَلینٚدی</text:p>
      <text:p text:style-name="P1">ہَلینٚدے</text:p>
      <text:p text:style-name="P1">ہَم</text:p>
      <text:p text:style-name="P1"><text:soft-page-break/>ہَمکلام</text:p>
      <text:p text:style-name="P1">ہَن</text:p>
      <text:p text:style-name="P1">ہَنشہر</text:p>
      <text:p text:style-name="P1">ہَنٚجُھوں</text:p>
      <text:p text:style-name="P1">ہَوا</text:p>
      <text:p text:style-name="P1">ہَولناک</text:p>
      <text:p text:style-name="P1">ہَولے</text:p>
      <text:p text:style-name="P1">ہَٹ</text:p>
      <text:p text:style-name="P1">ہَٹا</text:p>
      <text:p text:style-name="P1">ہَٹاوَݨ</text:p>
      <text:p text:style-name="P1">ہَٹایا</text:p>
      <text:p text:style-name="P1">ہَٹّ</text:p>
      <text:p text:style-name="P1">ہَٹینٚدے</text:p>
      <text:p text:style-name="P1">ہَٹے</text:p>
      <text:p text:style-name="P1">ہَکل</text:p>
      <text:p text:style-name="P1"><text:soft-page-break/>ہَکلی</text:p>
      <text:p text:style-name="P1">ہَکلینٚدے</text:p>
      <text:p text:style-name="P1">ہَکے</text:p>
      <text:p text:style-name="P1">ہَیبَت</text:p>
      <text:p text:style-name="P1">ہَیرودِیس</text:p>
      <text:p text:style-name="P1">ہَیرودِیسِ</text:p>
      <text:p text:style-name="P1">ہَیرودِیسِئیں</text:p>
      <text:p text:style-name="P1">ہَیرودِیہ</text:p>
      <text:p text:style-name="P1">ہَیں</text:p>
      <text:p text:style-name="P1">ہَے</text:p>
      <text:p text:style-name="P1">ہَݙ</text:p>
      <text:p text:style-name="P1">ہَݙحرام</text:p>
      <text:p text:style-name="P1">ہَݙی</text:p>
      <text:p text:style-name="P1">ہُنائیں</text:p>
      <text:p text:style-name="P1">ہُنالا</text:p>
      <text:p text:style-name="P1"><text:soft-page-break/>ہُنر</text:p>
      <text:p text:style-name="P1">ہُنرمنٚدی</text:p>
      <text:p text:style-name="P1">ہُوئی</text:p>
      <text:p text:style-name="P1">ہُوئے</text:p>
      <text:p text:style-name="P1">ہُود</text:p>
      <text:p text:style-name="P1">ہُوسیعؑ</text:p>
      <text:p text:style-name="P1">ہُونٚدا</text:p>
      <text:p text:style-name="P1">ہُونٚدی</text:p>
      <text:p text:style-name="P1">ہُونٚدے</text:p>
      <text:p text:style-name="P1">ہُوکُوں</text:p>
      <text:p text:style-name="P1">ہُوں</text:p>
      <text:p text:style-name="P1">ہُوںٚدو</text:p>
      <text:p text:style-name="P1">ہُڹ</text:p>
      <text:p text:style-name="P1">ہُݨ</text:p>
      <text:p text:style-name="P1">ہُݨیں</text:p>
      <text:p text:style-name="P1"><text:soft-page-break/>ہُݨے</text:p>
      <text:p text:style-name="P1">ہِجرَت</text:p>
      <text:p text:style-name="P1">ہِدائتاں</text:p>
      <text:p text:style-name="P1">ہِدایت</text:p>
      <text:p text:style-name="P1">ہِدایتنامہ</text:p>
      <text:p text:style-name="P1">ہِدایتنامے</text:p>
      <text:p text:style-name="P1">ہِدایتیافتہ</text:p>
      <text:p text:style-name="P1">ہِس</text:p>
      <text:p text:style-name="P1">ہِسّے</text:p>
      <text:p text:style-name="P1">ہِسے</text:p>
      <text:p text:style-name="P1">ہِل</text:p>
      <text:p text:style-name="P1">ہِلایا</text:p>
      <text:p text:style-name="P1">ہِم</text:p>
      <text:p text:style-name="P1">ہِمَّت</text:p>
      <text:p text:style-name="P1">ہِن</text:p>
      <text:p text:style-name="P1"><text:soft-page-break/>ہِنائیں</text:p>
      <text:p text:style-name="P1">ہِنسی</text:p>
      <text:p text:style-name="P1">ہِنوے</text:p>
      <text:p text:style-name="P1">ہِنّیں</text:p>
      <text:p text:style-name="P1">ہِنّے</text:p>
      <text:p text:style-name="P1">ہِنیں</text:p>
      <text:p text:style-name="P1">ہِنے</text:p>
      <text:p text:style-name="P1">ہِن‏</text:p>
      <text:p text:style-name="P1">ہِو</text:p>
      <text:p text:style-name="P1">ہِووے</text:p>
      <text:p text:style-name="P1">ہِوِّے</text:p>
      <text:p text:style-name="P1">ہِوّی</text:p>
      <text:p text:style-name="P1">ہِوّے</text:p>
      <text:p text:style-name="P1">ہِوے</text:p>
      <text:p text:style-name="P1">ہِچکولے</text:p>
      <text:p text:style-name="P1"><text:soft-page-break/>ہِچکِچانٚدے</text:p>
      <text:p text:style-name="P1">ہِک</text:p>
      <text:p text:style-name="P1">ہِکا</text:p>
      <text:p text:style-name="P1">ہِکو</text:p>
      <text:p text:style-name="P1">ہِکُوں</text:p>
      <text:p text:style-name="P1">ہِکّا</text:p>
      <text:p text:style-name="P1">ہِکّاہِک</text:p>
      <text:p text:style-name="P1">ہِکّو</text:p>
      <text:p text:style-name="P1">ہِکّوہِک</text:p>
      <text:p text:style-name="P1">ہِکّی</text:p>
      <text:p text:style-name="P1">ہِکّے</text:p>
      <text:p text:style-name="P1">ہِکٻے</text:p>
      <text:p text:style-name="P1">ہِکٻےکُوں</text:p>
      <text:p text:style-name="P1">ہِکی</text:p>
      <text:p text:style-name="P1">ہِکے</text:p>
      <text:p text:style-name="P1"><text:soft-page-break/>ہِکݙُوجھے</text:p>
      <text:p text:style-name="P1">ہِک‎ٻے</text:p>
      <text:p text:style-name="P1">ہِک‎ݙُوجھے</text:p>
      <text:p text:style-name="P1">ہِک﻿ٻے</text:p>
      <text:p text:style-name="P1">ہِک﻿ݙُوجھے</text:p>
      <text:p text:style-name="P1">ہِں</text:p>
      <text:p text:style-name="P1">ہِںوّیں</text:p>
      <text:p text:style-name="P1">ہِںوے</text:p>
      <text:p text:style-name="P1">ہِیرا</text:p>
      <text:p text:style-name="P1">ہِیرے</text:p>
      <text:p text:style-name="P1">ہِینٚدی</text:p>
      <text:p text:style-name="P1">ہِینٚدے</text:p>
      <text:p text:style-name="P1">ہِیٹھ</text:p>
      <text:p text:style-name="P1">ہِیکُوں</text:p>
      <text:p text:style-name="P1">ہِیں</text:p>
      <text:p text:style-name="P1"><text:soft-page-break/>ہِیںٚدا</text:p>
      <text:p text:style-name="P1">ہِیںٚدے</text:p>
      <text:p text:style-name="P1">ہٹ</text:p>
      <text:p text:style-name="P1">ہٹا</text:p>
      <text:p text:style-name="P1">ہٹاؤ</text:p>
      <text:p text:style-name="P1">ہٹاہے</text:p>
      <text:p text:style-name="P1">ہٹایا</text:p>
      <text:p text:style-name="P1">ہٹایُس</text:p>
      <text:p text:style-name="P1">ہٹھی</text:p>
      <text:p text:style-name="P1">ہٹینٚدِئیں</text:p>
      <text:p text:style-name="P1">ہچکچاہے</text:p>
      <text:p text:style-name="P1">ہڑَپ</text:p>
      <text:p text:style-name="P1">ہڑپ</text:p>
      <text:p text:style-name="P1">ہکلاں</text:p>
      <text:p text:style-name="P1">ہکّےٻکّے</text:p>
      <text:p text:style-name="P1"><text:soft-page-break/>ہںٚجُھوں</text:p>
      <text:p text:style-name="P1">ہی</text:p>
      <text:p text:style-name="P1">ہیبت</text:p>
      <text:p text:style-name="P1">ہیبتناک</text:p>
      <text:p text:style-name="P1">ہیجڑا</text:p>
      <text:p text:style-name="P1">ہیرا</text:p>
      <text:p text:style-name="P1">ہیرودِیس</text:p>
      <text:p text:style-name="P1">ہیرودیسِ</text:p>
      <text:p text:style-name="P1">ہیمام</text:p>
      <text:p text:style-name="P1">ہیمیشہ</text:p>
      <text:p text:style-name="P1">ہیں</text:p>
      <text:p text:style-name="P1">ہے‏</text:p>
      <text:p text:style-name="P1">ہݙّی</text:p>
      <text:p text:style-name="P1">ہݙی</text:p>
      <text:p text:style-name="P1">یا</text:p>
      <text:p text:style-name="P1"><text:soft-page-break/>یائیرس</text:p>
      <text:p text:style-name="P1">یاب</text:p>
      <text:p text:style-name="P1">یابَل</text:p>
      <text:p text:style-name="P1">یاد</text:p>
      <text:p text:style-name="P1">یادداشت</text:p>
      <text:p text:style-name="P1">یادگار</text:p>
      <text:p text:style-name="P1">یادگاری</text:p>
      <text:p text:style-name="P1">یادگیری</text:p>
      <text:p text:style-name="P1">یار</text:p>
      <text:p text:style-name="P1">یارد</text:p>
      <text:p text:style-name="P1">یارَح</text:p>
      <text:p text:style-name="P1">یارَھاں</text:p>
      <text:p text:style-name="P1">یارِد</text:p>
      <text:p text:style-name="P1">یارھاں</text:p>
      <text:p text:style-name="P1">یارھویں</text:p>
      <text:p text:style-name="P1"><text:soft-page-break/>یاسُون</text:p>
      <text:p text:style-name="P1">یافا</text:p>
      <text:p text:style-name="P1">یافتہ</text:p>
      <text:p text:style-name="P1">یافَث</text:p>
      <text:p text:style-name="P1">یاقُوتِ</text:p>
      <text:p text:style-name="P1">یامِین</text:p>
      <text:p text:style-name="P1">یاوان</text:p>
      <text:p text:style-name="P1">یبوسِئیں</text:p>
      <text:p text:style-name="P1">یبوسی</text:p>
      <text:p text:style-name="P1">یبوق</text:p>
      <text:p text:style-name="P1">یبُوسِئیں</text:p>
      <text:p text:style-name="P1">یبُوسی</text:p>
      <text:p text:style-name="P1">یبُوق</text:p>
      <text:p text:style-name="P1">یتِیم</text:p>
      <text:p text:style-name="P1">یتِیمیں</text:p>
      <text:p text:style-name="P1"><text:soft-page-break/>یتیت</text:p>
      <text:p text:style-name="P1">یتیم</text:p>
      <text:p text:style-name="P1">یتیمیں</text:p>
      <text:p text:style-name="P1">یجرشاہدُوتھا</text:p>
      <text:p text:style-name="P1">یحلیل</text:p>
      <text:p text:style-name="P1">یحیٰ</text:p>
      <text:p text:style-name="P1">یحیٰؑ</text:p>
      <text:p text:style-name="P1">یحییٰؐ</text:p>
      <text:p text:style-name="P1">یحییٰؑ</text:p>
      <text:p text:style-name="P1">یحییٰؑ‘رکِّھیں</text:p>
      <text:p text:style-name="P1">یخصی​ایل</text:p>
      <text:p text:style-name="P1">یروشلم</text:p>
      <text:p text:style-name="P1">یسوب</text:p>
      <text:p text:style-name="P1">یسورُون</text:p>
      <text:p text:style-name="P1">یسّیٰ</text:p>
      <text:p text:style-name="P1"><text:soft-page-break/>یسیرتیں</text:p>
      <text:p text:style-name="P1">یشب</text:p>
      <text:p text:style-name="P1">یشوع</text:p>
      <text:p text:style-name="P1">یشُوع</text:p>
      <text:p text:style-name="P1">یصر</text:p>
      <text:p text:style-name="P1">یعقانِئیں</text:p>
      <text:p text:style-name="P1">یعقوبؑ</text:p>
      <text:p text:style-name="P1">یعقُوب</text:p>
      <text:p text:style-name="P1">یعقُوبؑ</text:p>
      <text:p text:style-name="P1">یعلام</text:p>
      <text:p text:style-name="P1">یعنی</text:p>
      <text:p text:style-name="P1">یعُوس</text:p>
      <text:p text:style-name="P1">یقِین</text:p>
      <text:p text:style-name="P1">یقِینًا</text:p>
      <text:p text:style-name="P1">یقینًا</text:p>
      <text:p text:style-name="P1"><text:soft-page-break/>یمنا</text:p>
      <text:p text:style-name="P1">یموایل</text:p>
      <text:p text:style-name="P1">یمُوعیل</text:p>
      <text:p text:style-name="P1">ینا</text:p>
      <text:p text:style-name="P1">یوئیلؑ</text:p>
      <text:p text:style-name="P1">یواَنَّہ</text:p>
      <text:p text:style-name="P1">یوداہ</text:p>
      <text:p text:style-name="P1">یورام</text:p>
      <text:p text:style-name="P1">یورِیم</text:p>
      <text:p text:style-name="P1">یوسافَط</text:p>
      <text:p text:style-name="P1">یوسفؑ</text:p>
      <text:p text:style-name="P1">یوسیخ</text:p>
      <text:p text:style-name="P1">یوشع</text:p>
      <text:p text:style-name="P1">یوشعؑ</text:p>
      <text:p text:style-name="P1">یوطبات</text:p>
      <text:p text:style-name="P1"><text:soft-page-break/>یومُ﻿السبت</text:p>
      <text:p text:style-name="P1">یومِکفارہ</text:p>
      <text:p text:style-name="P1">یومِ﻿السبت</text:p>
      <text:p text:style-name="P1">یومِ﻿کفارہ</text:p>
      <text:p text:style-name="P1">یوم﻿السبت</text:p>
      <text:p text:style-name="P1">یونام</text:p>
      <text:p text:style-name="P1">یوکابدہ</text:p>
      <text:p text:style-name="P1">یَطُور</text:p>
      <text:p text:style-name="P1">یَومُالٛسَبٛتٛ</text:p>
      <text:p text:style-name="P1">یَومُالٛسَبٛتٛکُوں</text:p>
      <text:p text:style-name="P1">یَومُ﻿الٛسَبٛتٛ</text:p>
      <text:p text:style-name="P1">یَومُ﻿الٛسَبٛتٛدی</text:p>
      <text:p text:style-name="P1">یَومِکفّارہ</text:p>
      <text:p text:style-name="P1">یَک‎دَم</text:p>
      <text:p text:style-name="P1">یُفنّہ</text:p>
      <text:p text:style-name="P1"><text:soft-page-break/>یُقسان</text:p>
      <text:p text:style-name="P1">یُوباب</text:p>
      <text:p text:style-name="P1">یُوبَل</text:p>
      <text:p text:style-name="P1">یُوتام</text:p>
      <text:p text:style-name="P1">یُوتخُس</text:p>
      <text:p text:style-name="P1">یُوسف</text:p>
      <text:p text:style-name="P1">یُوسفؑ</text:p>
      <text:p text:style-name="P1">یُوسفِ‎نجّار</text:p>
      <text:p text:style-name="P1">یُوسف‎نجّار</text:p>
      <text:p text:style-name="P1">یُوسِیّاہ</text:p>
      <text:p text:style-name="P1">یُوشعؑ</text:p>
      <text:p text:style-name="P1">یُوشَعؑ</text:p>
      <text:p text:style-name="P1">یُونان</text:p>
      <text:p text:style-name="P1">یُونانِئیں</text:p>
      <text:p text:style-name="P1">یُونانی</text:p>
      <text:p text:style-name="P1"><text:soft-page-break/>یُونس</text:p>
      <text:p text:style-name="P1">یُونسؑ</text:p>
      <text:p text:style-name="P1">یُونِیورسٹی</text:p>
      <text:p text:style-name="P1">یِتران</text:p>
      <text:p text:style-name="P1">یِتٛرو</text:p>
      <text:p text:style-name="P1">یِتٛرودِیاں</text:p>
      <text:p text:style-name="P1">یِرٲہ</text:p>
      <text:p text:style-name="P1">یِکنیاہ</text:p>
      <text:p text:style-name="P1">یکجان</text:p>
      <text:p text:style-name="P1">یکجہتی</text:p>
      <text:p text:style-name="P1">یکدم</text:p>
      <text:p text:style-name="P1">یکدَم</text:p>
      <text:p text:style-name="P1">یکدِل</text:p>
      <text:p text:style-name="P1">یکیاں</text:p>
      <text:p text:style-name="P1">یکین</text:p>
      <text:p text:style-name="P1"><text:soft-page-break/>یک﻿جان</text:p>
      <text:p text:style-name="P1">یک﻿زبان</text:p>
      <text:p text:style-name="P1">یہ</text:p>
      <text:p text:style-name="P1">یہاں</text:p>
      <text:p text:style-name="P1">یہض</text:p>
      <text:p text:style-name="P1">یہوداہ</text:p>
      <text:p text:style-name="P1">یہوواہ</text:p>
      <text:p text:style-name="P1">یہُودَہ</text:p>
      <text:p text:style-name="P1">یہُودِئیں</text:p>
      <text:p text:style-name="P1">یہُودِتہ</text:p>
      <text:p text:style-name="P1">یہُودِیہ</text:p>
      <text:p text:style-name="P1">یہُودِݨ</text:p>
      <text:p text:style-name="P1">یہُودی</text:p>
      <text:p text:style-name="P1">ےکُوں</text:p>
      <text:p text:style-name="P1">ےہمیشہ</text:p>
      <text:p text:style-name="P1"><text:soft-page-break/>ݙ</text:p>
      <text:p text:style-name="P1">ݙا</text:p>
      <text:p text:style-name="P1">ݙاتری</text:p>
      <text:p text:style-name="P1">ݙاراکلے</text:p>
      <text:p text:style-name="P1">ݙارھی</text:p>
      <text:p text:style-name="P1">ݙانٚد</text:p>
      <text:p text:style-name="P1">ݙانٚدا</text:p>
      <text:p text:style-name="P1">ݙانٚدیں</text:p>
      <text:p text:style-name="P1">ݙانٚگاں</text:p>
      <text:p text:style-name="P1">ݙاچیاں</text:p>
      <text:p text:style-name="P1">ݙاڈھا</text:p>
      <text:p text:style-name="P1">ݙاڈھی</text:p>
      <text:p text:style-name="P1">ݙاڈھے</text:p>
      <text:p text:style-name="P1">ݙاڈے</text:p>
      <text:p text:style-name="P1">ݙاڑھی</text:p>
      <text:p text:style-name="P1"><text:soft-page-break/>ݙاہ</text:p>
      <text:p text:style-name="P1">ݙاہواں</text:p>
      <text:p text:style-name="P1">ݙاہوِیں</text:p>
      <text:p text:style-name="P1">ݙاہویں</text:p>
      <text:p text:style-name="P1">ݙاݙا</text:p>
      <text:p text:style-name="P1">ݙاݙِئیں</text:p>
      <text:p text:style-name="P1">ݙاݙی</text:p>
      <text:p text:style-name="P1">ݙاݙے</text:p>
      <text:p text:style-name="P1">ݙاݙےپرݙاݙے</text:p>
      <text:p text:style-name="P1">ݙتا</text:p>
      <text:p text:style-name="P1">ݙتّی</text:p>
      <text:p text:style-name="P1">ݙتّے</text:p>
      <text:p text:style-name="P1">ݙتی</text:p>
      <text:p text:style-name="P1">ݙتیاں</text:p>
      <text:p text:style-name="P1">ݙتے</text:p>
      <text:p text:style-name="P1"><text:soft-page-break/>ݙر</text:p>
      <text:p text:style-name="P1">ݙرا</text:p>
      <text:p text:style-name="P1">ݙراکلا</text:p>
      <text:p text:style-name="P1">ݙراکلی</text:p>
      <text:p text:style-name="P1">ݙراکلیاں</text:p>
      <text:p text:style-name="P1">ݙراکلے</text:p>
      <text:p text:style-name="P1">ݙراہے</text:p>
      <text:p text:style-name="P1">ݙردا</text:p>
      <text:p text:style-name="P1">ݙردِئیں﻿ݙردِئیں</text:p>
      <text:p text:style-name="P1">ݙردے</text:p>
      <text:p text:style-name="P1">ݙرسِن</text:p>
      <text:p text:style-name="P1">ݙرو</text:p>
      <text:p text:style-name="P1">ݙرَݨ</text:p>
      <text:p text:style-name="P1">ݙرَّݨ</text:p>
      <text:p text:style-name="P1">ݙریاں</text:p>
      <text:p text:style-name="P1"><text:soft-page-break/>ݙریں</text:p>
      <text:p text:style-name="P1">ݙسا</text:p>
      <text:p text:style-name="P1">ݙساؤ</text:p>
      <text:p text:style-name="P1">ݙسائی</text:p>
      <text:p text:style-name="P1">ݙسائے</text:p>
      <text:p text:style-name="P1">ݙساواں</text:p>
      <text:p text:style-name="P1">ݙساوَݨ</text:p>
      <text:p text:style-name="P1">ݙساوَݨے</text:p>
      <text:p text:style-name="P1">ݙساوِن</text:p>
      <text:p text:style-name="P1">ݙساوِیں</text:p>
      <text:p text:style-name="P1">ݙساویں</text:p>
      <text:p text:style-name="P1">ݙساوے</text:p>
      <text:p text:style-name="P1">ݙساں</text:p>
      <text:p text:style-name="P1">ݙساہے</text:p>
      <text:p text:style-name="P1">ݙسایا</text:p>
      <text:p text:style-name="P1"><text:soft-page-break/>ݙسایاں</text:p>
      <text:p text:style-name="P1">ݙسایونے</text:p>
      <text:p text:style-name="P1">ݙسایُس</text:p>
      <text:p text:style-name="P1">ݙسایُنسی</text:p>
      <text:p text:style-name="P1">ݙسیا</text:p>
      <text:p text:style-name="P1">ݙسیساں</text:p>
      <text:p text:style-name="P1">ݙسیسو</text:p>
      <text:p text:style-name="P1">ݙسیسِن</text:p>
      <text:p text:style-name="P1">ݙسیسی</text:p>
      <text:p text:style-name="P1">ݙسیسیں</text:p>
      <text:p text:style-name="P1">ݙسینٚدا</text:p>
      <text:p text:style-name="P1">ݙسینٚداں</text:p>
      <text:p text:style-name="P1">ݙسینٚدِن</text:p>
      <text:p text:style-name="P1">ݙسینٚدے</text:p>
      <text:p text:style-name="P1">ݙلدا</text:p>
      <text:p text:style-name="P1"><text:soft-page-break/>ݙنٚد</text:p>
      <text:p text:style-name="P1">ݙنٚڈِئیں</text:p>
      <text:p text:style-name="P1">ݙنٚڈی</text:p>
      <text:p text:style-name="P1">ݙنٚڈے</text:p>
      <text:p text:style-name="P1">ݙنٚگ</text:p>
      <text:p text:style-name="P1">ݙنٚڳرڈھوریں</text:p>
      <text:p text:style-name="P1">ݙواوے</text:p>
      <text:p text:style-name="P1">ݙواہے</text:p>
      <text:p text:style-name="P1">ݙوجِھئیں</text:p>
      <text:p text:style-name="P1">ݙوجھا</text:p>
      <text:p text:style-name="P1">ݙوجھی</text:p>
      <text:p text:style-name="P1">ݙوجھے</text:p>
      <text:p text:style-name="P1">ݙورِئیں</text:p>
      <text:p text:style-name="P1">ݙوری</text:p>
      <text:p text:style-name="P1">ݙورے</text:p>
      <text:p text:style-name="P1"><text:soft-page-break/>ݙولی</text:p>
      <text:p text:style-name="P1">ݙوڑا</text:p>
      <text:p text:style-name="P1">ݙوہترِئیں</text:p>
      <text:p text:style-name="P1">ݙوہتری</text:p>
      <text:p text:style-name="P1">ݙوہیں</text:p>
      <text:p text:style-name="P1">ݙَاڈھا</text:p>
      <text:p text:style-name="P1">ݙَر</text:p>
      <text:p text:style-name="P1">ݙَردا</text:p>
      <text:p text:style-name="P1">ݙَردے</text:p>
      <text:p text:style-name="P1">ݙَرسِن</text:p>
      <text:p text:style-name="P1">ݙَرو</text:p>
      <text:p text:style-name="P1">ݙَرَݨ</text:p>
      <text:p text:style-name="P1">ݙَرِئے</text:p>
      <text:p text:style-name="P1">ݙَریں</text:p>
      <text:p text:style-name="P1">ݙَس</text:p>
      <text:p text:style-name="P1"><text:soft-page-break/>ݙَسایا</text:p>
      <text:p text:style-name="P1">ݙَسَّݨ</text:p>
      <text:p text:style-name="P1">ݙَسِّئے</text:p>
      <text:p text:style-name="P1">ݙَسِّیا</text:p>
      <text:p text:style-name="P1">ݙَسِّیے</text:p>
      <text:p text:style-name="P1">ݙَسّیں</text:p>
      <text:p text:style-name="P1">ݙَسیسی</text:p>
      <text:p text:style-name="P1">ݙَسینٚدا</text:p>
      <text:p text:style-name="P1">ݙَسینٚداں</text:p>
      <text:p text:style-name="P1">ݙَسینٚدِئیں</text:p>
      <text:p text:style-name="P1">ݙَسینٚدِیں</text:p>
      <text:p text:style-name="P1">ݙَسیونے</text:p>
      <text:p text:style-name="P1">ݙَسیںٚدے</text:p>
      <text:p text:style-name="P1">ݙَنّی</text:p>
      <text:p text:style-name="P1">ݙَنٚبھ</text:p>
      <text:p text:style-name="P1"><text:soft-page-break/>ݙَنٚد</text:p>
      <text:p text:style-name="P1">ݙَنٚڈا</text:p>
      <text:p text:style-name="P1">ݙَنٚڈِئیں</text:p>
      <text:p text:style-name="P1">ݙَنٚڈی</text:p>
      <text:p text:style-name="P1">ݙَنٚگ</text:p>
      <text:p text:style-name="P1">ݙَنٚڳریں</text:p>
      <text:p text:style-name="P1">ݙَنٚڳَر</text:p>
      <text:p text:style-name="P1">ݙَولِئیں</text:p>
      <text:p text:style-name="P1">ݙَھہنٚدا</text:p>
      <text:p text:style-name="P1">ݙَہ</text:p>
      <text:p text:style-name="P1">ݙَہواں</text:p>
      <text:p text:style-name="P1">ݙَہویں</text:p>
      <text:p text:style-name="P1">ݙَہی</text:p>
      <text:p text:style-name="P1">ݙُسکیاں</text:p>
      <text:p text:style-name="P1">ݙُو</text:p>
      <text:p text:style-name="P1"><text:soft-page-break/>ݙُوجِھئیں</text:p>
      <text:p text:style-name="P1">ݙُوجِھیاں</text:p>
      <text:p text:style-name="P1">ݙُوجھا</text:p>
      <text:p text:style-name="P1">ݙُوجھی</text:p>
      <text:p text:style-name="P1">ݙُوجھے</text:p>
      <text:p text:style-name="P1">ݙُوپَہریں</text:p>
      <text:p text:style-name="P1">ݙُوپہر</text:p>
      <text:p text:style-name="P1">ݙُوپہریں</text:p>
      <text:p text:style-name="P1">ݙُوہائیں</text:p>
      <text:p text:style-name="P1">ݙُوہی</text:p>
      <text:p text:style-name="P1">ݙُوہیں</text:p>
      <text:p text:style-name="P1">ݙُکّھی</text:p>
      <text:p text:style-name="P1">ݙُکّھیں</text:p>
      <text:p text:style-name="P1">ݙُکھ</text:p>
      <text:p text:style-name="P1">ݙُکھتکلِیف</text:p>
      <text:p text:style-name="P1"><text:soft-page-break/>ݙُکھتکلِیفاں</text:p>
      <text:p text:style-name="P1">ݙُکھیں</text:p>
      <text:p text:style-name="P1">ݙُکھ‎تکلِیفاں</text:p>
      <text:p text:style-name="P1">ݙُکھ‎تکلیفاں</text:p>
      <text:p text:style-name="P1">ݙُہائیں</text:p>
      <text:p text:style-name="P1">ݙِتا</text:p>
      <text:p text:style-name="P1">ݙِتس</text:p>
      <text:p text:style-name="P1">ݙِتن</text:p>
      <text:p text:style-name="P1">ݙِتونے</text:p>
      <text:p text:style-name="P1">ݙِتُنسی</text:p>
      <text:p text:style-name="P1">ݙِتِئیں</text:p>
      <text:p text:style-name="P1">ݙِتِن</text:p>
      <text:p text:style-name="P1">ݙِتِیاں</text:p>
      <text:p text:style-name="P1">ݙِتّا</text:p>
      <text:p text:style-name="P1">ݙِتّو</text:p>
      <text:p text:style-name="P1"><text:soft-page-break/>ݙِتُّس</text:p>
      <text:p text:style-name="P1">ݙِتُّم</text:p>
      <text:p text:style-name="P1">ݙِتِّئِم</text:p>
      <text:p text:style-name="P1">ݙِتِّس</text:p>
      <text:p text:style-name="P1">ݙِتِّن</text:p>
      <text:p text:style-name="P1">ݙِتِّیاں</text:p>
      <text:p text:style-name="P1">ݙِتِّیُنسی</text:p>
      <text:p text:style-name="P1">ݙِتّی</text:p>
      <text:p text:style-name="P1">ݙِتّے</text:p>
      <text:p text:style-name="P1">ݙِتی</text:p>
      <text:p text:style-name="P1">ݙِتیاں</text:p>
      <text:p text:style-name="P1">ݙِتے</text:p>
      <text:p text:style-name="P1">ݙِراݨی</text:p>
      <text:p text:style-name="P1">ݙِس</text:p>
      <text:p text:style-name="P1">ݙِسدا</text:p>
      <text:p text:style-name="P1"><text:soft-page-break/>ݙِسدی</text:p>
      <text:p text:style-name="P1">ݙِسدے</text:p>
      <text:p text:style-name="P1">ݙِسوا</text:p>
      <text:p text:style-name="P1">ݙِسَݨ</text:p>
      <text:p text:style-name="P1">ݙِسَّݨ</text:p>
      <text:p text:style-name="P1">ݙِسِّیا</text:p>
      <text:p text:style-name="P1">ݙِسّی</text:p>
      <text:p text:style-name="P1">ݙِسی</text:p>
      <text:p text:style-name="P1">ݙِنٚگا</text:p>
      <text:p text:style-name="P1">ݙِوا</text:p>
      <text:p text:style-name="P1">ݙِوائی</text:p>
      <text:p text:style-name="P1">ݙِوائے</text:p>
      <text:p text:style-name="P1">ݙِواواں</text:p>
      <text:p text:style-name="P1">ݙِواوَݨ</text:p>
      <text:p text:style-name="P1">ݙِواوِیں</text:p>
      <text:p text:style-name="P1"><text:soft-page-break/>ݙِواوے</text:p>
      <text:p text:style-name="P1">ݙِواہے</text:p>
      <text:p text:style-name="P1">ݙِوایا</text:p>
      <text:p text:style-name="P1">ݙِوِینٚدِئِن</text:p>
      <text:p text:style-name="P1">ݙِویساں</text:p>
      <text:p text:style-name="P1">ݙِویسو</text:p>
      <text:p text:style-name="P1">ݙِویسی</text:p>
      <text:p text:style-name="P1">ݙِوینٚدی</text:p>
      <text:p text:style-name="P1">ݙِوینٚدے</text:p>
      <text:p text:style-name="P1">ݙِٹِھئیں</text:p>
      <text:p text:style-name="P1">ݙِٹُّھس</text:p>
      <text:p text:style-name="P1">ݙِٹِّھا</text:p>
      <text:p text:style-name="P1">ݙِٹِّھم</text:p>
      <text:p text:style-name="P1">ݙِٹِّھن</text:p>
      <text:p text:style-name="P1">ݙِٹّھا</text:p>
      <text:p text:style-name="P1"><text:soft-page-break/>ݙِٹّھی</text:p>
      <text:p text:style-name="P1">ݙِٹّھے</text:p>
      <text:p text:style-name="P1">ݙِٹّھےبھالِئے</text:p>
      <text:p text:style-name="P1">ݙِٹھا</text:p>
      <text:p text:style-name="P1">ݙِٹھوسے</text:p>
      <text:p text:style-name="P1">ݙِٹھونے</text:p>
      <text:p text:style-name="P1">ݙِٹھی</text:p>
      <text:p text:style-name="P1">ݙِٹھیاں</text:p>
      <text:p text:style-name="P1">ݙِٹھے</text:p>
      <text:p text:style-name="P1">ݙِٹے</text:p>
      <text:p text:style-name="P1">ݙِچ</text:p>
      <text:p text:style-name="P1">ݙِڈھ</text:p>
      <text:p text:style-name="P1">ݙِکھا</text:p>
      <text:p text:style-name="P1">ݙِکھاؤ</text:p>
      <text:p text:style-name="P1">ݙِکھائی</text:p>
      <text:p text:style-name="P1"><text:soft-page-break/>ݙِکھائین</text:p>
      <text:p text:style-name="P1">ݙِکھائے</text:p>
      <text:p text:style-name="P1">ݙِکھالو</text:p>
      <text:p text:style-name="P1">ݙِکھالِئے</text:p>
      <text:p text:style-name="P1">ݙِکھالی</text:p>
      <text:p text:style-name="P1">ݙِکھالے</text:p>
      <text:p text:style-name="P1">ݙِکھاواں</text:p>
      <text:p text:style-name="P1">ݙِکھاوَڑِن</text:p>
      <text:p text:style-name="P1">ݙِکھاوَݨ</text:p>
      <text:p text:style-name="P1">ݙِکھاوِن</text:p>
      <text:p text:style-name="P1">ݙِکھاوِیں</text:p>
      <text:p text:style-name="P1">ݙِکھاوے</text:p>
      <text:p text:style-name="P1">ݙِکھاہے</text:p>
      <text:p text:style-name="P1">ݙِکھایا</text:p>
      <text:p text:style-name="P1">ݙِکھایُس</text:p>
      <text:p text:style-name="P1"><text:soft-page-break/>ݙِکھیساں</text:p>
      <text:p text:style-name="P1">ݙِکھیسِن</text:p>
      <text:p text:style-name="P1">ݙِکھیسی</text:p>
      <text:p text:style-name="P1">ݙِکھیندے</text:p>
      <text:p text:style-name="P1">ݙِکھینٚدا</text:p>
      <text:p text:style-name="P1">ݙِکھینٚداں</text:p>
      <text:p text:style-name="P1">ݙِکھینٚدِئیں</text:p>
      <text:p text:style-name="P1">ݙِکھینٚدِن</text:p>
      <text:p text:style-name="P1">ݙِکھینٚدی</text:p>
      <text:p text:style-name="P1">ݙِکھینٚدے</text:p>
      <text:p text:style-name="P1">ݙِکھیںٚدے</text:p>
      <text:p text:style-name="P1">ݙِہدا</text:p>
      <text:p text:style-name="P1">ݙِہداں</text:p>
      <text:p text:style-name="P1">ݙِہدا﻿بھلیںٚدا</text:p>
      <text:p text:style-name="P1">ݙِہدو</text:p>
      <text:p text:style-name="P1"><text:soft-page-break/>ݙِہدِئِن</text:p>
      <text:p text:style-name="P1">ݙِہدِئیں</text:p>
      <text:p text:style-name="P1">ݙِہدِئیںݙِہدِئیں</text:p>
      <text:p text:style-name="P1">ݙِہدِن</text:p>
      <text:p text:style-name="P1">ݙِہدِیاں</text:p>
      <text:p text:style-name="P1">ݙِہدے</text:p>
      <text:p text:style-name="P1">ݙِیر</text:p>
      <text:p text:style-name="P1">ݙِینٚہو</text:p>
      <text:p text:style-name="P1">ݙِینٚہہ</text:p>
      <text:p text:style-name="P1">ݙِینٚہہرات</text:p>
      <text:p text:style-name="P1">ݙِینٚہہ‎رات</text:p>
      <text:p text:style-name="P1">ݙِینہہ</text:p>
      <text:p text:style-name="P1">ݙِیوا</text:p>
      <text:p text:style-name="P1">ݙِیواوِیں</text:p>
      <text:p text:style-name="P1">ݙِیوایُس</text:p>
      <text:p text:style-name="P1"><text:soft-page-break/>ݙِیوَݨ</text:p>
      <text:p text:style-name="P1">ݙِیوِئیں</text:p>
      <text:p text:style-name="P1">ݙِیوِن</text:p>
      <text:p text:style-name="P1">ݙِیویں</text:p>
      <text:p text:style-name="P1">ݙِیوے</text:p>
      <text:p text:style-name="P1">ݙِیکھ</text:p>
      <text:p text:style-name="P1">ݙِیکھݨ</text:p>
      <text:p text:style-name="P1">ݙِیہاڑا</text:p>
      <text:p text:style-name="P1">ݙِیہاڑِئیں</text:p>
      <text:p text:style-name="P1">ݙِیہاڑی</text:p>
      <text:p text:style-name="P1">ݙِیہاڑے</text:p>
      <text:p text:style-name="P1">ݙِے</text:p>
      <text:p text:style-name="P1">ݙٹھا</text:p>
      <text:p text:style-name="P1">ݙٹھی</text:p>
      <text:p text:style-name="P1">ݙٹیا</text:p>
      <text:p text:style-name="P1"><text:soft-page-break/>ݙکھینٚداں</text:p>
      <text:p text:style-name="P1">ݙھٹّا</text:p>
      <text:p text:style-name="P1">ݙھہنٚدی</text:p>
      <text:p text:style-name="P1">ݙھہنٚدے‎پُنٚدے</text:p>
      <text:p text:style-name="P1">ݙہدا</text:p>
      <text:p text:style-name="P1">ݙہدِن</text:p>
      <text:p text:style-name="P1">ݙہدے</text:p>
      <text:p text:style-name="P1">ݙہی</text:p>
      <text:p text:style-name="P1">ݙیساں</text:p>
      <text:p text:style-name="P1">ݙیسو</text:p>
      <text:p text:style-name="P1">ݙیسُوں</text:p>
      <text:p text:style-name="P1">ݙیسِن</text:p>
      <text:p text:style-name="P1">ݙیسی</text:p>
      <text:p text:style-name="P1">ݙیسیں</text:p>
      <text:p text:style-name="P1">ݙینٚبُھوں</text:p>
      <text:p text:style-name="P1"><text:soft-page-break/>ݙینٚدا</text:p>
      <text:p text:style-name="P1">ݙینٚداں</text:p>
      <text:p text:style-name="P1">ݙینٚدو</text:p>
      <text:p text:style-name="P1">ݙینٚدُوں</text:p>
      <text:p text:style-name="P1">ݙینٚدِئیں</text:p>
      <text:p text:style-name="P1">ݙینٚدِن</text:p>
      <text:p text:style-name="P1">ݙینٚدِیاں</text:p>
      <text:p text:style-name="P1">ݙینٚدِیں</text:p>
      <text:p text:style-name="P1">ݙینٚدی</text:p>
      <text:p text:style-name="P1">ݙینٚدے</text:p>
      <text:p text:style-name="P1">ݙینٚہہ</text:p>
      <text:p text:style-name="P1">ݙیواں</text:p>
      <text:p text:style-name="P1">ݙیواہے</text:p>
      <text:p text:style-name="P1">ݙیوو</text:p>
      <text:p text:style-name="P1">ݙیووَݨ</text:p>
      <text:p text:style-name="P1"><text:soft-page-break/>ݙیووے</text:p>
      <text:p text:style-name="P1">ݙیوَݨ</text:p>
      <text:p text:style-name="P1">ݙیوَݨا</text:p>
      <text:p text:style-name="P1">ݙیوَݨاں</text:p>
      <text:p text:style-name="P1">ݙیوَݨِیاں</text:p>
      <text:p text:style-name="P1">ݙیوَݨی</text:p>
      <text:p text:style-name="P1">ݙیوَݨے</text:p>
      <text:p text:style-name="P1">ݙیوَݨے​دار</text:p>
      <text:p text:style-name="P1">ݙیوُوں</text:p>
      <text:p text:style-name="P1">ݙیوِن</text:p>
      <text:p text:style-name="P1">ݙیوِنتاں</text:p>
      <text:p text:style-name="P1">ݙیوِیں</text:p>
      <text:p text:style-name="P1">ݙیویں</text:p>
      <text:p text:style-name="P1">ݙیوے</text:p>
      <text:p text:style-name="P1">ݙیوݨاں</text:p>
      <text:p text:style-name="P1"><text:soft-page-break/>ݙیکَھݨ</text:p>
      <text:p text:style-name="P1">ݙیکَھݨبھالَݨ</text:p>
      <text:p text:style-name="P1">ݙیکُھوں</text:p>
      <text:p text:style-name="P1">ݙیکِھن</text:p>
      <text:p text:style-name="P1">ݙیکِھیں</text:p>
      <text:p text:style-name="P1">ݙیکھ</text:p>
      <text:p text:style-name="P1">ݙیکھاں</text:p>
      <text:p text:style-name="P1">ݙیکھساں</text:p>
      <text:p text:style-name="P1">ݙیکھسو</text:p>
      <text:p text:style-name="P1">ݙیکھسُوں</text:p>
      <text:p text:style-name="P1">ݙیکھسِن</text:p>
      <text:p text:style-name="P1">ݙیکھسی</text:p>
      <text:p text:style-name="P1">ݙیکھسیں</text:p>
      <text:p text:style-name="P1">ݙیکھو</text:p>
      <text:p text:style-name="P1">ݙیکھَݨ</text:p>
      <text:p text:style-name="P1"><text:soft-page-break/>ݙیکھیں</text:p>
      <text:p text:style-name="P1">ݙیکھے</text:p>
      <text:p text:style-name="P1">ݙیکھݨا</text:p>
      <text:p text:style-name="P1">ݙیکھݨی</text:p>
      <text:p text:style-name="P1">ݙیکھݨے</text:p>
      <text:p text:style-name="P1">ݙیکھ﻿</text:p>
      <text:p text:style-name="P1">ݙیہاڑِئیں</text:p>
      <text:p text:style-name="P1">ݙیݙر</text:p>
      <text:p text:style-name="P1">ݙیݙریں</text:p>
      <text:p text:style-name="P1">ݙے</text:p>
      <text:p text:style-name="P1">ݨ</text:p>
      <text:p text:style-name="P1">‎حضرت</text:p>
      <text:p text:style-name="P1">‎ݙرو</text:p>
      <text:p text:style-name="P1">‎ݙُکھ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 Test" svg:font-family="'Awami Nastaliq Alpha Te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15:59:22.001000000</dc:date>
    <meta:editing-duration>PT1M40S</meta:editing-duration>
    <meta:editing-cycles>2</meta:editing-cycles>
    <meta:generator>LibreOfficeDev/5.1.0.0.alpha1$Windows_x86 LibreOffice_project/f830600ece806ec365a4839e79afabe183c5e36d</meta:generator>
    <meta:document-statistic meta:table-count="0" meta:image-count="0" meta:object-count="0" meta:page-count="885" meta:paragraph-count="13274" meta:word-count="13289" meta:character-count="68050" meta:non-whitespace-character-count="67393"/>
  </office:meta>
</office:document-meta>
</file>